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1.815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2" table:style-name="ta1">
        <table:shapes>
          <draw:frame draw:z-index="0" draw:style-name="gr1" draw:text-style-name="P1" svg:width="6.3008in" svg:height="3.5453in" svg:x="12.1909in" svg:y="0.2091in">
            <draw:object draw:notify-on-update-of-ranges="data_2.B1:data_2.B1 data_2.B2:data_2.B501 data_2.C1:data_2.C1 data_2.C2:data_2.C501 data_2.D1:data_2.D1 data_2.D2:data_2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53in" svg:x="12.2453in" svg:y="3.9004in">
            <draw:object draw:notify-on-update-of-ranges="data_2.E1:data_2.E1 data_2.E2:data_2.E501 data_2.F1:data_2.F1 data_2.F2:data_2.F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49in" svg:x="12.4071in" svg:y="7.6445in">
            <draw:object draw:notify-on-update-of-ranges="data_2.G1:data_2.G1 data_2.G2:data_2.G501 data_2.H1:data_2.H1 data_2.H2:data_2.H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xec time (1 thread)</text:p>
          </table:table-cell>
          <table:table-cell office:value-type="string" calcext:value-type="string">
            <text:p>exec time (2 threads)</text:p>
          </table:table-cell>
          <table:table-cell office:value-type="string" calcext:value-type="string">
            <text:p>exec time (2 threads linear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(linear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(linear)</text:p>
          </table:table-cell>
          <table:table-cell office:value-type="string" calcext:value-type="string">
            <text:p>difference (1 thread)</text:p>
          </table:table-cell>
          <table:table-cell office:value-type="string" calcext:value-type="string">
            <text:p>difference(2 threa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202" calcext:value-type="float">
            <text:p>0.038202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19101" calcext:value-type="float">
            <text:p>0.019101</text:p>
          </table:table-cell>
          <table:table-cell office:value-type="float" office:value="1.879987" calcext:value-type="float">
            <text:p>1.879987</text:p>
          </table:table-cell>
          <table:table-cell office:value-type="float" office:value="2" calcext:value-type="float">
            <text:p>2</text:p>
          </table:table-cell>
          <table:table-cell office:value-type="float" office:value="0.939993" calcext:value-type="float">
            <text:p>0.9399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00512" calcext:value-type="float">
            <text:p>8000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492" calcext:value-type="float">
            <text:p>0.07649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2.003431" calcext:value-type="float">
            <text:p>2.003431</text:p>
          </table:table-cell>
          <table:table-cell office:value-type="float" office:value="2" calcext:value-type="float">
            <text:p>2</text:p>
          </table:table-cell>
          <table:table-cell office:value-type="float" office:value="1.001715" calcext:value-type="float">
            <text:p>1.0017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599808" calcext:value-type="float">
            <text:p>7959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5376" calcext:value-type="float">
            <text:p>0.115376</text:p>
          </table:table-cell>
          <table:table-cell office:value-type="float" office:value="0.058243" calcext:value-type="float">
            <text:p>0.058243</text:p>
          </table:table-cell>
          <table:table-cell office:value-type="float" office:value="0.057688" calcext:value-type="float">
            <text:p>0.057688</text:p>
          </table:table-cell>
          <table:table-cell office:value-type="float" office:value="1.980928" calcext:value-type="float">
            <text:p>1.980928</text:p>
          </table:table-cell>
          <table:table-cell office:value-type="float" office:value="2" calcext:value-type="float">
            <text:p>2</text:p>
          </table:table-cell>
          <table:table-cell office:value-type="float" office:value="0.990464" calcext:value-type="float">
            <text:p>0.990464</text:p>
          </table:table-cell>
          <table:table-cell office:value-type="float" office:value="1" calcext:value-type="float">
            <text:p>1</text:p>
          </table:table-cell>
          <table:table-cell office:value-type="float" office:value="79202288" calcext:value-type="float">
            <text:p>79202288</text:p>
          </table:table-cell>
          <table:table-cell office:value-type="float" office:value="79202296" calcext:value-type="float">
            <text:p>79202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4158" calcext:value-type="float">
            <text:p>0.154158</text:p>
          </table:table-cell>
          <table:table-cell office:value-type="float" office:value="0.078397" calcext:value-type="float">
            <text:p>0.078397</text:p>
          </table:table-cell>
          <table:table-cell office:value-type="float" office:value="0.077079" calcext:value-type="float">
            <text:p>0.077079</text:p>
          </table:table-cell>
          <table:table-cell office:value-type="float" office:value="1.966379" calcext:value-type="float">
            <text:p>1.966379</text:p>
          </table:table-cell>
          <table:table-cell office:value-type="float" office:value="2" calcext:value-type="float">
            <text:p>2</text:p>
          </table:table-cell>
          <table:table-cell office:value-type="float" office:value="0.983189" calcext:value-type="float">
            <text:p>0.983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806864" calcext:value-type="float">
            <text:p>788068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6772" calcext:value-type="float">
            <text:p>0.196772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8386" calcext:value-type="float">
            <text:p>0.098386</text:p>
          </table:table-cell>
          <table:table-cell office:value-type="float" office:value="1.98254" calcext:value-type="float">
            <text:p>1.98254</text:p>
          </table:table-cell>
          <table:table-cell office:value-type="float" office:value="2" calcext:value-type="float">
            <text:p>2</text:p>
          </table:table-cell>
          <table:table-cell office:value-type="float" office:value="0.99127" calcext:value-type="float">
            <text:p>0.99127</text:p>
          </table:table-cell>
          <table:table-cell office:value-type="float" office:value="1" calcext:value-type="float">
            <text:p>1</text:p>
          </table:table-cell>
          <table:table-cell office:value-type="float" office:value="78413592" calcext:value-type="float">
            <text:p>78413592</text:p>
          </table:table-cell>
          <table:table-cell office:value-type="float" office:value="78413600" calcext:value-type="float">
            <text:p>784136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8812" calcext:value-type="float">
            <text:p>0.238812</text:p>
          </table:table-cell>
          <table:table-cell office:value-type="float" office:value="0.120681" calcext:value-type="float">
            <text:p>0.120681</text:p>
          </table:table-cell>
          <table:table-cell office:value-type="float" office:value="0.119406" calcext:value-type="float">
            <text:p>0.119406</text:p>
          </table:table-cell>
          <table:table-cell office:value-type="float" office:value="1.978869" calcext:value-type="float">
            <text:p>1.978869</text:p>
          </table:table-cell>
          <table:table-cell office:value-type="float" office:value="2" calcext:value-type="float">
            <text:p>2</text:p>
          </table:table-cell>
          <table:table-cell office:value-type="float" office:value="0.989434" calcext:value-type="float">
            <text:p>0.989434</text:p>
          </table:table-cell>
          <table:table-cell office:value-type="float" office:value="1" calcext:value-type="float">
            <text:p>1</text:p>
          </table:table-cell>
          <table:table-cell office:value-type="float" office:value="78022456" calcext:value-type="float">
            <text:p>78022456</text:p>
          </table:table-cell>
          <table:table-cell office:value-type="float" office:value="78022464" calcext:value-type="float">
            <text:p>78022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1211" calcext:value-type="float">
            <text:p>0.281211</text:p>
          </table:table-cell>
          <table:table-cell office:value-type="float" office:value="0.141273" calcext:value-type="float">
            <text:p>0.141273</text:p>
          </table:table-cell>
          <table:table-cell office:value-type="float" office:value="0.140606" calcext:value-type="float">
            <text:p>0.140606</text:p>
          </table:table-cell>
          <table:table-cell office:value-type="float" office:value="1.990551" calcext:value-type="float">
            <text:p>1.990551</text:p>
          </table:table-cell>
          <table:table-cell office:value-type="float" office:value="2" calcext:value-type="float">
            <text:p>2</text:p>
          </table:table-cell>
          <table:table-cell office:value-type="float" office:value="0.995276" calcext:value-type="float">
            <text:p>0.995276</text:p>
          </table:table-cell>
          <table:table-cell office:value-type="float" office:value="1" calcext:value-type="float">
            <text:p>1</text:p>
          </table:table-cell>
          <table:table-cell office:value-type="float" office:value="77633408" calcext:value-type="float">
            <text:p>77633408</text:p>
          </table:table-cell>
          <table:table-cell office:value-type="float" office:value="77633424" calcext:value-type="float">
            <text:p>7763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3428" calcext:value-type="float">
            <text:p>0.323428</text:p>
          </table:table-cell>
          <table:table-cell office:value-type="float" office:value="0.162399" calcext:value-type="float">
            <text:p>0.162399</text:p>
          </table:table-cell>
          <table:table-cell office:value-type="float" office:value="0.161714" calcext:value-type="float">
            <text:p>0.161714</text:p>
          </table:table-cell>
          <table:table-cell office:value-type="float" office:value="1.991561" calcext:value-type="float">
            <text:p>1.991561</text:p>
          </table:table-cell>
          <table:table-cell office:value-type="float" office:value="2" calcext:value-type="float">
            <text:p>2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246520" calcext:value-type="float">
            <text:p>77246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5305" calcext:value-type="float">
            <text:p>0.365305</text:p>
          </table:table-cell>
          <table:table-cell office:value-type="float" office:value="0.183762" calcext:value-type="float">
            <text:p>0.183762</text:p>
          </table:table-cell>
          <table:table-cell office:value-type="float" office:value="0.182652" calcext:value-type="float">
            <text:p>0.182652</text:p>
          </table:table-cell>
          <table:table-cell office:value-type="float" office:value="1.987922" calcext:value-type="float">
            <text:p>1.987922</text:p>
          </table:table-cell>
          <table:table-cell office:value-type="float" office:value="2" calcext:value-type="float">
            <text:p>2</text:p>
          </table:table-cell>
          <table:table-cell office:value-type="float" office:value="0.993961" calcext:value-type="float">
            <text:p>0.993961</text:p>
          </table:table-cell>
          <table:table-cell office:value-type="float" office:value="1" calcext:value-type="float">
            <text:p>1</text:p>
          </table:table-cell>
          <table:table-cell office:value-type="float" office:value="76861696" calcext:value-type="float">
            <text:p>76861696</text:p>
          </table:table-cell>
          <table:table-cell office:value-type="float" office:value="76861704" calcext:value-type="float">
            <text:p>76861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7081" calcext:value-type="float">
            <text:p>0.407081</text:p>
          </table:table-cell>
          <table:table-cell office:value-type="float" office:value="0.205207" calcext:value-type="float">
            <text:p>0.205207</text:p>
          </table:table-cell>
          <table:table-cell office:value-type="float" office:value="0.203541" calcext:value-type="float">
            <text:p>0.203541</text:p>
          </table:table-cell>
          <table:table-cell office:value-type="float" office:value="1.983758" calcext:value-type="float">
            <text:p>1.983758</text:p>
          </table:table-cell>
          <table:table-cell office:value-type="float" office:value="2" calcext:value-type="float">
            <text:p>2</text:p>
          </table:table-cell>
          <table:table-cell office:value-type="float" office:value="0.991879" calcext:value-type="float">
            <text:p>0.991879</text:p>
          </table:table-cell>
          <table:table-cell office:value-type="float" office:value="1" calcext:value-type="float">
            <text:p>1</text:p>
          </table:table-cell>
          <table:table-cell office:value-type="float" office:value="76480008" calcext:value-type="float">
            <text:p>76480008</text:p>
          </table:table-cell>
          <table:table-cell office:value-type="float" office:value="76480016" calcext:value-type="float">
            <text:p>7648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973" calcext:value-type="float">
            <text:p>0.450973</text:p>
          </table:table-cell>
          <table:table-cell office:value-type="float" office:value="0.226385" calcext:value-type="float">
            <text:p>0.226385</text:p>
          </table:table-cell>
          <table:table-cell office:value-type="float" office:value="0.225487" calcext:value-type="float">
            <text:p>0.225487</text:p>
          </table:table-cell>
          <table:table-cell office:value-type="float" office:value="1.992066" calcext:value-type="float">
            <text:p>1.992066</text:p>
          </table:table-cell>
          <table:table-cell office:value-type="float" office:value="2" calcext:value-type="float">
            <text:p>2</text:p>
          </table:table-cell>
          <table:table-cell office:value-type="float" office:value="0.996033" calcext:value-type="float">
            <text:p>0.996033</text:p>
          </table:table-cell>
          <table:table-cell office:value-type="float" office:value="1" calcext:value-type="float">
            <text:p>1</text:p>
          </table:table-cell>
          <table:table-cell office:value-type="float" office:value="76099416" calcext:value-type="float">
            <text:p>76099416</text:p>
          </table:table-cell>
          <table:table-cell office:value-type="float" office:value="76099384" calcext:value-type="float">
            <text:p>760993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3132" calcext:value-type="float">
            <text:p>0.493132</text:p>
          </table:table-cell>
          <table:table-cell office:value-type="float" office:value="0.247791" calcext:value-type="float">
            <text:p>0.247791</text:p>
          </table:table-cell>
          <table:table-cell office:value-type="float" office:value="0.246566" calcext:value-type="float">
            <text:p>0.246566</text:p>
          </table:table-cell>
          <table:table-cell office:value-type="float" office:value="1.990116" calcext:value-type="float">
            <text:p>1.990116</text:p>
          </table:table-cell>
          <table:table-cell office:value-type="float" office:value="2" calcext:value-type="float">
            <text:p>2</text:p>
          </table:table-cell>
          <table:table-cell office:value-type="float" office:value="0.995058" calcext:value-type="float">
            <text:p>0.995058</text:p>
          </table:table-cell>
          <table:table-cell office:value-type="float" office:value="1" calcext:value-type="float">
            <text:p>1</text:p>
          </table:table-cell>
          <table:table-cell office:value-type="float" office:value="75720856" calcext:value-type="float">
            <text:p>75720856</text:p>
          </table:table-cell>
          <table:table-cell office:value-type="float" office:value="75720832" calcext:value-type="float">
            <text:p>75720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4317" calcext:value-type="float">
            <text:p>0.534317</text:p>
          </table:table-cell>
          <table:table-cell office:value-type="float" office:value="0.268714" calcext:value-type="float">
            <text:p>0.268714</text:p>
          </table:table-cell>
          <table:table-cell office:value-type="float" office:value="0.267158" calcext:value-type="float">
            <text:p>0.267158</text:p>
          </table:table-cell>
          <table:table-cell office:value-type="float" office:value="1.988423" calcext:value-type="float">
            <text:p>1.988423</text:p>
          </table:table-cell>
          <table:table-cell office:value-type="float" office:value="2" calcext:value-type="float">
            <text:p>2</text:p>
          </table:table-cell>
          <table:table-cell office:value-type="float" office:value="0.994211" calcext:value-type="float">
            <text:p>0.994211</text:p>
          </table:table-cell>
          <table:table-cell office:value-type="float" office:value="1" calcext:value-type="float">
            <text:p>1</text:p>
          </table:table-cell>
          <table:table-cell office:value-type="float" office:value="75344384" calcext:value-type="float">
            <text:p>75344384</text:p>
          </table:table-cell>
          <table:table-cell office:value-type="float" office:value="75344376" calcext:value-type="float">
            <text:p>753443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5416" calcext:value-type="float">
            <text:p>0.575416</text:p>
          </table:table-cell>
          <table:table-cell office:value-type="float" office:value="0.289975" calcext:value-type="float">
            <text:p>0.289975</text:p>
          </table:table-cell>
          <table:table-cell office:value-type="float" office:value="0.287708" calcext:value-type="float">
            <text:p>0.287708</text:p>
          </table:table-cell>
          <table:table-cell office:value-type="float" office:value="1.984366" calcext:value-type="float">
            <text:p>1.984366</text:p>
          </table:table-cell>
          <table:table-cell office:value-type="float" office:value="2" calcext:value-type="float">
            <text:p>2</text:p>
          </table:table-cell>
          <table:table-cell office:value-type="float" office:value="0.992183" calcext:value-type="float">
            <text:p>0.992183</text:p>
          </table:table-cell>
          <table:table-cell office:value-type="float" office:value="1" calcext:value-type="float">
            <text:p>1</text:p>
          </table:table-cell>
          <table:table-cell office:value-type="float" office:value="74971024" calcext:value-type="float">
            <text:p>74971024</text:p>
          </table:table-cell>
          <table:table-cell office:value-type="float" office:value="74971032" calcext:value-type="float">
            <text:p>74971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6866" calcext:value-type="float">
            <text:p>0.616866</text:p>
          </table:table-cell>
          <table:table-cell office:value-type="float" office:value="0.310263" calcext:value-type="float">
            <text:p>0.310263</text:p>
          </table:table-cell>
          <table:table-cell office:value-type="float" office:value="0.308433" calcext:value-type="float">
            <text:p>0.308433</text:p>
          </table:table-cell>
          <table:table-cell office:value-type="float" office:value="1.988204" calcext:value-type="float">
            <text:p>1.988204</text:p>
          </table:table-cell>
          <table:table-cell office:value-type="float" office:value="2" calcext:value-type="float">
            <text:p>2</text:p>
          </table:table-cell>
          <table:table-cell office:value-type="float" office:value="0.994102" calcext:value-type="float">
            <text:p>0.994102</text:p>
          </table:table-cell>
          <table:table-cell office:value-type="float" office:value="1" calcext:value-type="float">
            <text:p>1</text:p>
          </table:table-cell>
          <table:table-cell office:value-type="float" office:value="74598704" calcext:value-type="float">
            <text:p>74598704</text:p>
          </table:table-cell>
          <table:table-cell office:value-type="float" office:value="74598688" calcext:value-type="float">
            <text:p>74598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8037" calcext:value-type="float">
            <text:p>0.658037</text:p>
          </table:table-cell>
          <table:table-cell office:value-type="float" office:value="0.330828" calcext:value-type="float">
            <text:p>0.330828</text:p>
          </table:table-cell>
          <table:table-cell office:value-type="float" office:value="0.329019" calcext:value-type="float">
            <text:p>0.329019</text:p>
          </table:table-cell>
          <table:table-cell office:value-type="float" office:value="1.989063" calcext:value-type="float">
            <text:p>1.989063</text:p>
          </table:table-cell>
          <table:table-cell office:value-type="float" office:value="2" calcext:value-type="float">
            <text:p>2</text:p>
          </table:table-cell>
          <table:table-cell office:value-type="float" office:value="0.994531" calcext:value-type="float">
            <text:p>0.994531</text:p>
          </table:table-cell>
          <table:table-cell office:value-type="float" office:value="1" calcext:value-type="float">
            <text:p>1</text:p>
          </table:table-cell>
          <table:table-cell office:value-type="float" office:value="74229432" calcext:value-type="float">
            <text:p>74229432</text:p>
          </table:table-cell>
          <table:table-cell office:value-type="float" office:value="74229440" calcext:value-type="float">
            <text:p>742294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8595" calcext:value-type="float">
            <text:p>0.698595</text:p>
          </table:table-cell>
          <table:table-cell office:value-type="float" office:value="0.352311" calcext:value-type="float">
            <text:p>0.352311</text:p>
          </table:table-cell>
          <table:table-cell office:value-type="float" office:value="0.349298" calcext:value-type="float">
            <text:p>0.349298</text:p>
          </table:table-cell>
          <table:table-cell office:value-type="float" office:value="1.982891" calcext:value-type="float">
            <text:p>1.982891</text:p>
          </table:table-cell>
          <table:table-cell office:value-type="float" office:value="2" calcext:value-type="float">
            <text:p>2</text:p>
          </table:table-cell>
          <table:table-cell office:value-type="float" office:value="0.991445" calcext:value-type="float">
            <text:p>0.991445</text:p>
          </table:table-cell>
          <table:table-cell office:value-type="float" office:value="1" calcext:value-type="float">
            <text:p>1</text:p>
          </table:table-cell>
          <table:table-cell office:value-type="float" office:value="73861256" calcext:value-type="float">
            <text:p>73861256</text:p>
          </table:table-cell>
          <table:table-cell office:value-type="float" office:value="73861232" calcext:value-type="float">
            <text:p>73861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3922" calcext:value-type="float">
            <text:p>0.73922</text:p>
          </table:table-cell>
          <table:table-cell office:value-type="float" office:value="0.373318" calcext:value-type="float">
            <text:p>0.373318</text:p>
          </table:table-cell>
          <table:table-cell office:value-type="float" office:value="0.36961" calcext:value-type="float">
            <text:p>0.36961</text:p>
          </table:table-cell>
          <table:table-cell office:value-type="float" office:value="1.980133" calcext:value-type="float">
            <text:p>1.980133</text:p>
          </table:table-cell>
          <table:table-cell office:value-type="float" office:value="2" calcext:value-type="float">
            <text:p>2</text:p>
          </table:table-cell>
          <table:table-cell office:value-type="float" office:value="0.990066" calcext:value-type="float">
            <text:p>0.990066</text:p>
          </table:table-cell>
          <table:table-cell office:value-type="float" office:value="1" calcext:value-type="float">
            <text:p>1</text:p>
          </table:table-cell>
          <table:table-cell office:value-type="float" office:value="73496104" calcext:value-type="float">
            <text:p>73496104</text:p>
          </table:table-cell>
          <table:table-cell office:value-type="float" office:value="73496096" calcext:value-type="float">
            <text:p>734960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0054" calcext:value-type="float">
            <text:p>0.780054</text:p>
          </table:table-cell>
          <table:table-cell office:value-type="float" office:value="0.393883" calcext:value-type="float">
            <text:p>0.393883</text:p>
          </table:table-cell>
          <table:table-cell office:value-type="float" office:value="0.390027" calcext:value-type="float">
            <text:p>0.390027</text:p>
          </table:table-cell>
          <table:table-cell office:value-type="float" office:value="1.980419" calcext:value-type="float">
            <text:p>1.980419</text:p>
          </table:table-cell>
          <table:table-cell office:value-type="float" office:value="2" calcext:value-type="float">
            <text:p>2</text:p>
          </table:table-cell>
          <table:table-cell office:value-type="float" office:value="0.990209" calcext:value-type="float">
            <text:p>0.990209</text:p>
          </table:table-cell>
          <table:table-cell office:value-type="float" office:value="1" calcext:value-type="float">
            <text:p>1</text:p>
          </table:table-cell>
          <table:table-cell office:value-type="float" office:value="73132016" calcext:value-type="float">
            <text:p>73132016</text:p>
          </table:table-cell>
          <table:table-cell office:value-type="float" office:value="73131992" calcext:value-type="float">
            <text:p>73131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21625" calcext:value-type="float">
            <text:p>0.821625</text:p>
          </table:table-cell>
          <table:table-cell office:value-type="float" office:value="0.415811" calcext:value-type="float">
            <text:p>0.415811</text:p>
          </table:table-cell>
          <table:table-cell office:value-type="float" office:value="0.410812" calcext:value-type="float">
            <text:p>0.410812</text:p>
          </table:table-cell>
          <table:table-cell office:value-type="float" office:value="1.975957" calcext:value-type="float">
            <text:p>1.975957</text:p>
          </table:table-cell>
          <table:table-cell office:value-type="float" office:value="2" calcext:value-type="float">
            <text:p>2</text:p>
          </table:table-cell>
          <table:table-cell office:value-type="float" office:value="0.987978" calcext:value-type="float">
            <text:p>0.987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769872" calcext:value-type="float">
            <text:p>72769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3351" calcext:value-type="float">
            <text:p>0.863351</text:p>
          </table:table-cell>
          <table:table-cell office:value-type="float" office:value="0.436697" calcext:value-type="float">
            <text:p>0.436697</text:p>
          </table:table-cell>
          <table:table-cell office:value-type="float" office:value="0.431675" calcext:value-type="float">
            <text:p>0.431675</text:p>
          </table:table-cell>
          <table:table-cell office:value-type="float" office:value="1.977004" calcext:value-type="float">
            <text:p>1.977004</text:p>
          </table:table-cell>
          <table:table-cell office:value-type="float" office:value="2" calcext:value-type="float">
            <text:p>2</text:p>
          </table:table-cell>
          <table:table-cell office:value-type="float" office:value="0.988502" calcext:value-type="float">
            <text:p>0.988502</text:p>
          </table:table-cell>
          <table:table-cell office:value-type="float" office:value="1" calcext:value-type="float">
            <text:p>1</text:p>
          </table:table-cell>
          <table:table-cell office:value-type="float" office:value="72410848" calcext:value-type="float">
            <text:p>72410848</text:p>
          </table:table-cell>
          <table:table-cell office:value-type="float" office:value="72410856" calcext:value-type="float">
            <text:p>72410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06771" calcext:value-type="float">
            <text:p>0.906771</text:p>
          </table:table-cell>
          <table:table-cell office:value-type="float" office:value="0.457486" calcext:value-type="float">
            <text:p>0.457486</text:p>
          </table:table-cell>
          <table:table-cell office:value-type="float" office:value="0.453386" calcext:value-type="float">
            <text:p>0.453386</text:p>
          </table:table-cell>
          <table:table-cell office:value-type="float" office:value="1.982076" calcext:value-type="float">
            <text:p>1.982076</text:p>
          </table:table-cell>
          <table:table-cell office:value-type="float" office:value="2" calcext:value-type="float">
            <text:p>2</text:p>
          </table:table-cell>
          <table:table-cell office:value-type="float" office:value="0.991038" calcext:value-type="float">
            <text:p>0.991038</text:p>
          </table:table-cell>
          <table:table-cell office:value-type="float" office:value="1" calcext:value-type="float">
            <text:p>1</text:p>
          </table:table-cell>
          <table:table-cell office:value-type="float" office:value="72052824" calcext:value-type="float">
            <text:p>72052824</text:p>
          </table:table-cell>
          <table:table-cell office:value-type="float" office:value="72052816" calcext:value-type="float">
            <text:p>720528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06031" calcext:value-type="float">
            <text:p>1.006031</text:p>
          </table:table-cell>
          <table:table-cell office:value-type="float" office:value="0.502852" calcext:value-type="float">
            <text:p>0.502852</text:p>
          </table:table-cell>
          <table:table-cell office:value-type="float" office:value="0.503015" calcext:value-type="float">
            <text:p>0.503015</text:p>
          </table:table-cell>
          <table:table-cell office:value-type="float" office:value="2.000649" calcext:value-type="float">
            <text:p>2.000649</text:p>
          </table:table-cell>
          <table:table-cell office:value-type="float" office:value="2" calcext:value-type="float">
            <text:p>2</text:p>
          </table:table-cell>
          <table:table-cell office:value-type="float" office:value="1.000325" calcext:value-type="float">
            <text:p>1.000325</text:p>
          </table:table-cell>
          <table:table-cell office:value-type="float" office:value="1" calcext:value-type="float">
            <text:p>1</text:p>
          </table:table-cell>
          <table:table-cell office:value-type="float" office:value="71696832" calcext:value-type="float">
            <text:p>71696832</text:p>
          </table:table-cell>
          <table:table-cell office:value-type="float" office:value="71696808" calcext:value-type="float">
            <text:p>716968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63321" calcext:value-type="float">
            <text:p>1.063321</text:p>
          </table:table-cell>
          <table:table-cell office:value-type="float" office:value="0.537714" calcext:value-type="float">
            <text:p>0.537714</text:p>
          </table:table-cell>
          <table:table-cell office:value-type="float" office:value="0.53166" calcext:value-type="float">
            <text:p>0.53166</text:p>
          </table:table-cell>
          <table:table-cell office:value-type="float" office:value="1.977482" calcext:value-type="float">
            <text:p>1.977482</text:p>
          </table:table-cell>
          <table:table-cell office:value-type="float" office:value="2" calcext:value-type="float">
            <text:p>2</text:p>
          </table:table-cell>
          <table:table-cell office:value-type="float" office:value="0.988741" calcext:value-type="float">
            <text:p>0.988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1343840" calcext:value-type="float">
            <text:p>713438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12541" calcext:value-type="float">
            <text:p>1.112541</text:p>
          </table:table-cell>
          <table:table-cell office:value-type="float" office:value="0.572545" calcext:value-type="float">
            <text:p>0.572545</text:p>
          </table:table-cell>
          <table:table-cell office:value-type="float" office:value="0.556271" calcext:value-type="float">
            <text:p>0.556271</text:p>
          </table:table-cell>
          <table:table-cell office:value-type="float" office:value="1.943152" calcext:value-type="float">
            <text:p>1.943152</text:p>
          </table:table-cell>
          <table:table-cell office:value-type="float" office:value="2" calcext:value-type="float">
            <text:p>2</text:p>
          </table:table-cell>
          <table:table-cell office:value-type="float" office:value="0.971576" calcext:value-type="float">
            <text:p>0.971576</text:p>
          </table:table-cell>
          <table:table-cell office:value-type="float" office:value="1" calcext:value-type="float">
            <text:p>1</text:p>
          </table:table-cell>
          <table:table-cell office:value-type="float" office:value="70991832" calcext:value-type="float">
            <text:p>70991832</text:p>
          </table:table-cell>
          <table:table-cell office:value-type="float" office:value="70991840" calcext:value-type="float">
            <text:p>709918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1188" calcext:value-type="float">
            <text:p>1.151188</text:p>
          </table:table-cell>
          <table:table-cell office:value-type="float" office:value="0.596251" calcext:value-type="float">
            <text:p>0.596251</text:p>
          </table:table-cell>
          <table:table-cell office:value-type="float" office:value="0.575594" calcext:value-type="float">
            <text:p>0.575594</text:p>
          </table:table-cell>
          <table:table-cell office:value-type="float" office:value="1.930709" calcext:value-type="float">
            <text:p>1.930709</text:p>
          </table:table-cell>
          <table:table-cell office:value-type="float" office:value="2" calcext:value-type="float">
            <text:p>2</text:p>
          </table:table-cell>
          <table:table-cell office:value-type="float" office:value="0.965355" calcext:value-type="float">
            <text:p>0.965355</text:p>
          </table:table-cell>
          <table:table-cell office:value-type="float" office:value="1" calcext:value-type="float">
            <text:p>1</text:p>
          </table:table-cell>
          <table:table-cell office:value-type="float" office:value="70641784" calcext:value-type="float">
            <text:p>70641784</text:p>
          </table:table-cell>
          <table:table-cell office:value-type="float" office:value="70641808" calcext:value-type="float">
            <text:p>70641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89666" calcext:value-type="float">
            <text:p>1.189666</text:p>
          </table:table-cell>
          <table:table-cell office:value-type="float" office:value="0.615091" calcext:value-type="float">
            <text:p>0.615091</text:p>
          </table:table-cell>
          <table:table-cell office:value-type="float" office:value="0.594833" calcext:value-type="float">
            <text:p>0.594833</text:p>
          </table:table-cell>
          <table:table-cell office:value-type="float" office:value="1.93413" calcext:value-type="float">
            <text:p>1.93413</text:p>
          </table:table-cell>
          <table:table-cell office:value-type="float" office:value="2" calcext:value-type="float">
            <text:p>2</text:p>
          </table:table-cell>
          <table:table-cell office:value-type="float" office:value="0.967065" calcext:value-type="float">
            <text:p>0.9670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293816" calcext:value-type="float">
            <text:p>702938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27254" calcext:value-type="float">
            <text:p>1.227254</text:p>
          </table:table-cell>
          <table:table-cell office:value-type="float" office:value="0.634051" calcext:value-type="float">
            <text:p>0.634051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1.935578" calcext:value-type="float">
            <text:p>1.935578</text:p>
          </table:table-cell>
          <table:table-cell office:value-type="float" office:value="2" calcext:value-type="float">
            <text:p>2</text:p>
          </table:table-cell>
          <table:table-cell office:value-type="float" office:value="0.967789" calcext:value-type="float">
            <text:p>0.967789</text:p>
          </table:table-cell>
          <table:table-cell office:value-type="float" office:value="1" calcext:value-type="float">
            <text:p>1</text:p>
          </table:table-cell>
          <table:table-cell office:value-type="float" office:value="69947744" calcext:value-type="float">
            <text:p>69947744</text:p>
          </table:table-cell>
          <table:table-cell office:value-type="float" office:value="69947760" calcext:value-type="float">
            <text:p>699477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265141" calcext:value-type="float">
            <text:p>1.265141</text:p>
          </table:table-cell>
          <table:table-cell office:value-type="float" office:value="0.653618" calcext:value-type="float">
            <text:p>0.653618</text:p>
          </table:table-cell>
          <table:table-cell office:value-type="float" office:value="0.63257" calcext:value-type="float">
            <text:p>0.63257</text:p>
          </table:table-cell>
          <table:table-cell office:value-type="float" office:value="1.935596" calcext:value-type="float">
            <text:p>1.935596</text:p>
          </table:table-cell>
          <table:table-cell office:value-type="float" office:value="2" calcext:value-type="float">
            <text:p>2</text:p>
          </table:table-cell>
          <table:table-cell office:value-type="float" office:value="0.967798" calcext:value-type="float">
            <text:p>0.967798</text:p>
          </table:table-cell>
          <table:table-cell office:value-type="float" office:value="1" calcext:value-type="float">
            <text:p>1</text:p>
          </table:table-cell>
          <table:table-cell office:value-type="float" office:value="69603704" calcext:value-type="float">
            <text:p>69603704</text:p>
          </table:table-cell>
          <table:table-cell office:value-type="float" office:value="69603712" calcext:value-type="float">
            <text:p>696037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0265" calcext:value-type="float">
            <text:p>1.30265</text:p>
          </table:table-cell>
          <table:table-cell office:value-type="float" office:value="0.672775" calcext:value-type="float">
            <text:p>0.672775</text:p>
          </table:table-cell>
          <table:table-cell office:value-type="float" office:value="0.651325" calcext:value-type="float">
            <text:p>0.651325</text:p>
          </table:table-cell>
          <table:table-cell office:value-type="float" office:value="1.936234" calcext:value-type="float">
            <text:p>1.936234</text:p>
          </table:table-cell>
          <table:table-cell office:value-type="float" office:value="2" calcext:value-type="float">
            <text:p>2</text:p>
          </table:table-cell>
          <table:table-cell office:value-type="float" office:value="0.968117" calcext:value-type="float">
            <text:p>0.968117</text:p>
          </table:table-cell>
          <table:table-cell office:value-type="float" office:value="1" calcext:value-type="float">
            <text:p>1</text:p>
          </table:table-cell>
          <table:table-cell office:value-type="float" office:value="69261664" calcext:value-type="float">
            <text:p>69261664</text:p>
          </table:table-cell>
          <table:table-cell office:value-type="float" office:value="69261688" calcext:value-type="float">
            <text:p>692616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34378" calcext:value-type="float">
            <text:p>1.34378</text:p>
          </table:table-cell>
          <table:table-cell office:value-type="float" office:value="0.694337" calcext:value-type="float">
            <text:p>0.694337</text:p>
          </table:table-cell>
          <table:table-cell office:value-type="float" office:value="0.67189" calcext:value-type="float">
            <text:p>0.67189</text:p>
          </table:table-cell>
          <table:table-cell office:value-type="float" office:value="1.935343" calcext:value-type="float">
            <text:p>1.935343</text:p>
          </table:table-cell>
          <table:table-cell office:value-type="float" office:value="2" calcext:value-type="float">
            <text:p>2</text:p>
          </table:table-cell>
          <table:table-cell office:value-type="float" office:value="0.967671" calcext:value-type="float">
            <text:p>0.967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21536" calcext:value-type="float">
            <text:p>68921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85078" calcext:value-type="float">
            <text:p>1.385078</text:p>
          </table:table-cell>
          <table:table-cell office:value-type="float" office:value="0.716325" calcext:value-type="float">
            <text:p>0.716325</text:p>
          </table:table-cell>
          <table:table-cell office:value-type="float" office:value="0.692539" calcext:value-type="float">
            <text:p>0.692539</text:p>
          </table:table-cell>
          <table:table-cell office:value-type="float" office:value="1.93359" calcext:value-type="float">
            <text:p>1.93359</text:p>
          </table:table-cell>
          <table:table-cell office:value-type="float" office:value="2" calcext:value-type="float">
            <text:p>2</text:p>
          </table:table-cell>
          <table:table-cell office:value-type="float" office:value="0.966795" calcext:value-type="float">
            <text:p>0.966795</text:p>
          </table:table-cell>
          <table:table-cell office:value-type="float" office:value="1" calcext:value-type="float">
            <text:p>1</text:p>
          </table:table-cell>
          <table:table-cell office:value-type="float" office:value="68583464" calcext:value-type="float">
            <text:p>68583464</text:p>
          </table:table-cell>
          <table:table-cell office:value-type="float" office:value="68583480" calcext:value-type="float">
            <text:p>685834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27197" calcext:value-type="float">
            <text:p>1.427197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713598" calcext:value-type="float">
            <text:p>0.713598</text:p>
          </table:table-cell>
          <table:table-cell office:value-type="float" office:value="1.931463" calcext:value-type="float">
            <text:p>1.931463</text:p>
          </table:table-cell>
          <table:table-cell office:value-type="float" office:value="2" calcext:value-type="float">
            <text:p>2</text:p>
          </table:table-cell>
          <table:table-cell office:value-type="float" office:value="0.965731" calcext:value-type="float">
            <text:p>0.965731</text:p>
          </table:table-cell>
          <table:table-cell office:value-type="float" office:value="1" calcext:value-type="float">
            <text:p>1</text:p>
          </table:table-cell>
          <table:table-cell office:value-type="float" office:value="68247224" calcext:value-type="float">
            <text:p>68247224</text:p>
          </table:table-cell>
          <table:table-cell office:value-type="float" office:value="68247256" calcext:value-type="float">
            <text:p>682472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15957" calcext:value-type="float">
            <text:p>1.515957</text:p>
          </table:table-cell>
          <table:table-cell office:value-type="float" office:value="0.763832" calcext:value-type="float">
            <text:p>0.763832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1.984674" calcext:value-type="float">
            <text:p>1.984674</text:p>
          </table:table-cell>
          <table:table-cell office:value-type="float" office:value="2" calcext:value-type="float">
            <text:p>2</text:p>
          </table:table-cell>
          <table:table-cell office:value-type="float" office:value="0.992337" calcext:value-type="float">
            <text:p>0.992337</text:p>
          </table:table-cell>
          <table:table-cell office:value-type="float" office:value="1" calcext:value-type="float">
            <text:p>1</text:p>
          </table:table-cell>
          <table:table-cell office:value-type="float" office:value="67912024" calcext:value-type="float">
            <text:p>67912024</text:p>
          </table:table-cell>
          <table:table-cell office:value-type="float" office:value="67912064" calcext:value-type="float">
            <text:p>67912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68711" calcext:value-type="float">
            <text:p>1.568711</text:p>
          </table:table-cell>
          <table:table-cell office:value-type="float" office:value="0.794405" calcext:value-type="float">
            <text:p>0.794405</text:p>
          </table:table-cell>
          <table:table-cell office:value-type="float" office:value="0.784356" calcext:value-type="float">
            <text:p>0.784356</text:p>
          </table:table-cell>
          <table:table-cell office:value-type="float" office:value="1.974699" calcext:value-type="float">
            <text:p>1.974699</text:p>
          </table:table-cell>
          <table:table-cell office:value-type="float" office:value="2" calcext:value-type="float">
            <text:p>2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579752" calcext:value-type="float">
            <text:p>675797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36978" calcext:value-type="float">
            <text:p>1.636978</text:p>
          </table:table-cell>
          <table:table-cell office:value-type="float" office:value="0.835621" calcext:value-type="float">
            <text:p>0.835621</text:p>
          </table:table-cell>
          <table:table-cell office:value-type="float" office:value="0.818489" calcext:value-type="float">
            <text:p>0.818489</text:p>
          </table:table-cell>
          <table:table-cell office:value-type="float" office:value="1.958996" calcext:value-type="float">
            <text:p>1.958996</text:p>
          </table:table-cell>
          <table:table-cell office:value-type="float" office:value="2" calcext:value-type="float">
            <text:p>2</text:p>
          </table:table-cell>
          <table:table-cell office:value-type="float" office:value="0.979498" calcext:value-type="float">
            <text:p>0.979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248464" calcext:value-type="float">
            <text:p>672484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83814" calcext:value-type="float">
            <text:p>1.683814</text:p>
          </table:table-cell>
          <table:table-cell office:value-type="float" office:value="0.870078" calcext:value-type="float">
            <text:p>0.870078</text:p>
          </table:table-cell>
          <table:table-cell office:value-type="float" office:value="0.841907" calcext:value-type="float">
            <text:p>0.841907</text:p>
          </table:table-cell>
          <table:table-cell office:value-type="float" office:value="1.935243" calcext:value-type="float">
            <text:p>1.935243</text:p>
          </table:table-cell>
          <table:table-cell office:value-type="float" office:value="2" calcext:value-type="float">
            <text:p>2</text:p>
          </table:table-cell>
          <table:table-cell office:value-type="float" office:value="0.967622" calcext:value-type="float">
            <text:p>0.9676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920004" calcext:value-type="float">
            <text:p>669200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38059" calcext:value-type="float">
            <text:p>1.738059</text:p>
          </table:table-cell>
          <table:table-cell office:value-type="float" office:value="0.896469" calcext:value-type="float">
            <text:p>0.896469</text:p>
          </table:table-cell>
          <table:table-cell office:value-type="float" office:value="0.869029" calcext:value-type="float">
            <text:p>0.869029</text:p>
          </table:table-cell>
          <table:table-cell office:value-type="float" office:value="1.938782" calcext:value-type="float">
            <text:p>1.938782</text:p>
          </table:table-cell>
          <table:table-cell office:value-type="float" office:value="2" calcext:value-type="float">
            <text:p>2</text:p>
          </table:table-cell>
          <table:table-cell office:value-type="float" office:value="0.969391" calcext:value-type="float">
            <text:p>0.969391</text:p>
          </table:table-cell>
          <table:table-cell office:value-type="float" office:value="1" calcext:value-type="float">
            <text:p>1</text:p>
          </table:table-cell>
          <table:table-cell office:value-type="float" office:value="66592480" calcext:value-type="float">
            <text:p>66592480</text:p>
          </table:table-cell>
          <table:table-cell office:value-type="float" office:value="66592472" calcext:value-type="float">
            <text:p>66592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88048" calcext:value-type="float">
            <text:p>1.788048</text:p>
          </table:table-cell>
          <table:table-cell office:value-type="float" office:value="0.920339" calcext:value-type="float">
            <text:p>0.920339</text:p>
          </table:table-cell>
          <table:table-cell office:value-type="float" office:value="0.894024" calcext:value-type="float">
            <text:p>0.894024</text:p>
          </table:table-cell>
          <table:table-cell office:value-type="float" office:value="1.942816" calcext:value-type="float">
            <text:p>1.942816</text:p>
          </table:table-cell>
          <table:table-cell office:value-type="float" office:value="2" calcext:value-type="float">
            <text:p>2</text:p>
          </table:table-cell>
          <table:table-cell office:value-type="float" office:value="0.971408" calcext:value-type="float">
            <text:p>0.9714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266984" calcext:value-type="float">
            <text:p>662669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37683" calcext:value-type="float">
            <text:p>1.837683</text:p>
          </table:table-cell>
          <table:table-cell office:value-type="float" office:value="0.94445" calcext:value-type="float">
            <text:p>0.94445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1.945771" calcext:value-type="float">
            <text:p>1.945771</text:p>
          </table:table-cell>
          <table:table-cell office:value-type="float" office:value="2" calcext:value-type="float">
            <text:p>2</text:p>
          </table:table-cell>
          <table:table-cell office:value-type="float" office:value="0.972885" calcext:value-type="float">
            <text:p>0.9728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943332" calcext:value-type="float">
            <text:p>659433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85372" calcext:value-type="float">
            <text:p>1.885372</text:p>
          </table:table-cell>
          <table:table-cell office:value-type="float" office:value="0.973906" calcext:value-type="float">
            <text:p>0.973906</text:p>
          </table:table-cell>
          <table:table-cell office:value-type="float" office:value="0.942686" calcext:value-type="float">
            <text:p>0.942686</text:p>
          </table:table-cell>
          <table:table-cell office:value-type="float" office:value="1.935887" calcext:value-type="float">
            <text:p>1.935887</text:p>
          </table:table-cell>
          <table:table-cell office:value-type="float" office:value="2" calcext:value-type="float">
            <text:p>2</text:p>
          </table:table-cell>
          <table:table-cell office:value-type="float" office:value="0.967944" calcext:value-type="float">
            <text:p>0.967944</text:p>
          </table:table-cell>
          <table:table-cell office:value-type="float" office:value="1" calcext:value-type="float">
            <text:p>1</text:p>
          </table:table-cell>
          <table:table-cell office:value-type="float" office:value="65621032" calcext:value-type="float">
            <text:p>65621032</text:p>
          </table:table-cell>
          <table:table-cell office:value-type="float" office:value="65621028" calcext:value-type="float">
            <text:p>656210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32801" calcext:value-type="float">
            <text:p>1.932801</text:p>
          </table:table-cell>
          <table:table-cell office:value-type="float" office:value="1.002828" calcext:value-type="float">
            <text:p>1.002828</text:p>
          </table:table-cell>
          <table:table-cell office:value-type="float" office:value="0.966401" calcext:value-type="float">
            <text:p>0.966401</text:p>
          </table:table-cell>
          <table:table-cell office:value-type="float" office:value="1.927351" calcext:value-type="float">
            <text:p>1.927351</text:p>
          </table:table-cell>
          <table:table-cell office:value-type="float" office:value="2" calcext:value-type="float">
            <text:p>2</text:p>
          </table:table-cell>
          <table:table-cell office:value-type="float" office:value="0.963676" calcext:value-type="float">
            <text:p>0.963676</text:p>
          </table:table-cell>
          <table:table-cell office:value-type="float" office:value="1" calcext:value-type="float">
            <text:p>1</text:p>
          </table:table-cell>
          <table:table-cell office:value-type="float" office:value="65300664" calcext:value-type="float">
            <text:p>65300664</text:p>
          </table:table-cell>
          <table:table-cell office:value-type="float" office:value="65300656" calcext:value-type="float">
            <text:p>653006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03579" calcext:value-type="float">
            <text:p>2.003579</text:p>
          </table:table-cell>
          <table:table-cell office:value-type="float" office:value="1.039659" calcext:value-type="float">
            <text:p>1.039659</text:p>
          </table:table-cell>
          <table:table-cell office:value-type="float" office:value="1.00179" calcext:value-type="float">
            <text:p>1.00179</text:p>
          </table:table-cell>
          <table:table-cell office:value-type="float" office:value="1.92715" calcext:value-type="float">
            <text:p>1.92715</text:p>
          </table:table-cell>
          <table:table-cell office:value-type="float" office:value="2" calcext:value-type="float">
            <text:p>2</text:p>
          </table:table-cell>
          <table:table-cell office:value-type="float" office:value="0.963575" calcext:value-type="float">
            <text:p>0.963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982812" calcext:value-type="float">
            <text:p>649828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51462" calcext:value-type="float">
            <text:p>2.051462</text:p>
          </table:table-cell>
          <table:table-cell office:value-type="float" office:value="1.06983" calcext:value-type="float">
            <text:p>1.06983</text:p>
          </table:table-cell>
          <table:table-cell office:value-type="float" office:value="1.025731" calcext:value-type="float">
            <text:p>1.025731</text:p>
          </table:table-cell>
          <table:table-cell office:value-type="float" office:value="1.917559" calcext:value-type="float">
            <text:p>1.917559</text:p>
          </table:table-cell>
          <table:table-cell office:value-type="float" office:value="2" calcext:value-type="float">
            <text:p>2</text:p>
          </table:table-cell>
          <table:table-cell office:value-type="float" office:value="0.95878" calcext:value-type="float">
            <text:p>0.95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665784" calcext:value-type="float">
            <text:p>646657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97659" calcext:value-type="float">
            <text:p>2.097659</text:p>
          </table:table-cell>
          <table:table-cell office:value-type="float" office:value="1.094081" calcext:value-type="float">
            <text:p>1.094081</text:p>
          </table:table-cell>
          <table:table-cell office:value-type="float" office:value="1.04883" calcext:value-type="float">
            <text:p>1.04883</text:p>
          </table:table-cell>
          <table:table-cell office:value-type="float" office:value="1.917279" calcext:value-type="float">
            <text:p>1.917279</text:p>
          </table:table-cell>
          <table:table-cell office:value-type="float" office:value="2" calcext:value-type="float">
            <text:p>2</text:p>
          </table:table-cell>
          <table:table-cell office:value-type="float" office:value="0.95864" calcext:value-type="float">
            <text:p>0.958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351120" calcext:value-type="float">
            <text:p>64351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41973" calcext:value-type="float">
            <text:p>2.141973</text:p>
          </table:table-cell>
          <table:table-cell office:value-type="float" office:value="1.119242" calcext:value-type="float">
            <text:p>1.119242</text:p>
          </table:table-cell>
          <table:table-cell office:value-type="float" office:value="1.070987" calcext:value-type="float">
            <text:p>1.070987</text:p>
          </table:table-cell>
          <table:table-cell office:value-type="float" office:value="1.913772" calcext:value-type="float">
            <text:p>1.913772</text:p>
          </table:table-cell>
          <table:table-cell office:value-type="float" office:value="2" calcext:value-type="float">
            <text:p>2</text:p>
          </table:table-cell>
          <table:table-cell office:value-type="float" office:value="0.956886" calcext:value-type="float">
            <text:p>0.956886</text:p>
          </table:table-cell>
          <table:table-cell office:value-type="float" office:value="1" calcext:value-type="float">
            <text:p>1</text:p>
          </table:table-cell>
          <table:table-cell office:value-type="float" office:value="64037956" calcext:value-type="float">
            <text:p>64037956</text:p>
          </table:table-cell>
          <table:table-cell office:value-type="float" office:value="64037960" calcext:value-type="float">
            <text:p>640379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86503" calcext:value-type="float">
            <text:p>2.186503</text:p>
          </table:table-cell>
          <table:table-cell office:value-type="float" office:value="1.141783" calcext:value-type="float">
            <text:p>1.141783</text:p>
          </table:table-cell>
          <table:table-cell office:value-type="float" office:value="1.093252" calcext:value-type="float">
            <text:p>1.093252</text:p>
          </table:table-cell>
          <table:table-cell office:value-type="float" office:value="1.91499" calcext:value-type="float">
            <text:p>1.91499</text:p>
          </table:table-cell>
          <table:table-cell office:value-type="float" office:value="2" calcext:value-type="float">
            <text:p>2</text:p>
          </table:table-cell>
          <table:table-cell office:value-type="float" office:value="0.957495" calcext:value-type="float">
            <text:p>0.957495</text:p>
          </table:table-cell>
          <table:table-cell office:value-type="float" office:value="1" calcext:value-type="float">
            <text:p>1</text:p>
          </table:table-cell>
          <table:table-cell office:value-type="float" office:value="63726540" calcext:value-type="float">
            <text:p>63726540</text:p>
          </table:table-cell>
          <table:table-cell office:value-type="float" office:value="63726544" calcext:value-type="float">
            <text:p>637265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23249" calcext:value-type="float">
            <text:p>2.23249</text:p>
          </table:table-cell>
          <table:table-cell office:value-type="float" office:value="1.164986" calcext:value-type="float">
            <text:p>1.164986</text:p>
          </table:table-cell>
          <table:table-cell office:value-type="float" office:value="1.116245" calcext:value-type="float">
            <text:p>1.116245</text:p>
          </table:table-cell>
          <table:table-cell office:value-type="float" office:value="1.916324" calcext:value-type="float">
            <text:p>1.916324</text:p>
          </table:table-cell>
          <table:table-cell office:value-type="float" office:value="2" calcext:value-type="float">
            <text:p>2</text:p>
          </table:table-cell>
          <table:table-cell office:value-type="float" office:value="0.958162" calcext:value-type="float">
            <text:p>0.958162</text:p>
          </table:table-cell>
          <table:table-cell office:value-type="float" office:value="1" calcext:value-type="float">
            <text:p>1</text:p>
          </table:table-cell>
          <table:table-cell office:value-type="float" office:value="63416480" calcext:value-type="float">
            <text:p>63416480</text:p>
          </table:table-cell>
          <table:table-cell office:value-type="float" office:value="63416476" calcext:value-type="float">
            <text:p>634164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27592" calcext:value-type="float">
            <text:p>2.27592</text:p>
          </table:table-cell>
          <table:table-cell office:value-type="float" office:value="1.188608" calcext:value-type="float">
            <text:p>1.188608</text:p>
          </table:table-cell>
          <table:table-cell office:value-type="float" office:value="1.13796" calcext:value-type="float">
            <text:p>1.13796</text:p>
          </table:table-cell>
          <table:table-cell office:value-type="float" office:value="1.914777" calcext:value-type="float">
            <text:p>1.914777</text:p>
          </table:table-cell>
          <table:table-cell office:value-type="float" office:value="2" calcext:value-type="float">
            <text:p>2</text:p>
          </table:table-cell>
          <table:table-cell office:value-type="float" office:value="0.957389" calcext:value-type="float">
            <text:p>0.957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108936" calcext:value-type="float">
            <text:p>631089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319469" calcext:value-type="float">
            <text:p>2.319469</text:p>
          </table:table-cell>
          <table:table-cell office:value-type="float" office:value="1.211045" calcext:value-type="float">
            <text:p>1.211045</text:p>
          </table:table-cell>
          <table:table-cell office:value-type="float" office:value="1.159735" calcext:value-type="float">
            <text:p>1.159735</text:p>
          </table:table-cell>
          <table:table-cell office:value-type="float" office:value="1.915263" calcext:value-type="float">
            <text:p>1.915263</text:p>
          </table:table-cell>
          <table:table-cell office:value-type="float" office:value="2" calcext:value-type="float">
            <text:p>2</text:p>
          </table:table-cell>
          <table:table-cell office:value-type="float" office:value="0.957632" calcext:value-type="float">
            <text:p>0.957632</text:p>
          </table:table-cell>
          <table:table-cell office:value-type="float" office:value="1" calcext:value-type="float">
            <text:p>1</text:p>
          </table:table-cell>
          <table:table-cell office:value-type="float" office:value="62802132" calcext:value-type="float">
            <text:p>62802132</text:p>
          </table:table-cell>
          <table:table-cell office:value-type="float" office:value="62802136" calcext:value-type="float">
            <text:p>62802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62522" calcext:value-type="float">
            <text:p>2.362522</text:p>
          </table:table-cell>
          <table:table-cell office:value-type="float" office:value="1.234563" calcext:value-type="float">
            <text:p>1.234563</text:p>
          </table:table-cell>
          <table:table-cell office:value-type="float" office:value="1.181261" calcext:value-type="float">
            <text:p>1.181261</text:p>
          </table:table-cell>
          <table:table-cell office:value-type="float" office:value="1.913651" calcext:value-type="float">
            <text:p>1.913651</text:p>
          </table:table-cell>
          <table:table-cell office:value-type="float" office:value="2" calcext:value-type="float">
            <text:p>2</text:p>
          </table:table-cell>
          <table:table-cell office:value-type="float" office:value="0.956825" calcext:value-type="float">
            <text:p>0.956825</text:p>
          </table:table-cell>
          <table:table-cell office:value-type="float" office:value="1" calcext:value-type="float">
            <text:p>1</text:p>
          </table:table-cell>
          <table:table-cell office:value-type="float" office:value="62497788" calcext:value-type="float">
            <text:p>62497788</text:p>
          </table:table-cell>
          <table:table-cell office:value-type="float" office:value="62497792" calcext:value-type="float">
            <text:p>62497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428959" calcext:value-type="float">
            <text:p>2.428959</text:p>
          </table:table-cell>
          <table:table-cell office:value-type="float" office:value="1.257767" calcext:value-type="float">
            <text:p>1.257767</text:p>
          </table:table-cell>
          <table:table-cell office:value-type="float" office:value="1.214479" calcext:value-type="float">
            <text:p>1.214479</text:p>
          </table:table-cell>
          <table:table-cell office:value-type="float" office:value="1.931167" calcext:value-type="float">
            <text:p>1.931167</text:p>
          </table:table-cell>
          <table:table-cell office:value-type="float" office:value="2" calcext:value-type="float">
            <text:p>2</text:p>
          </table:table-cell>
          <table:table-cell office:value-type="float" office:value="0.965584" calcext:value-type="float">
            <text:p>0.965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194664" calcext:value-type="float">
            <text:p>621946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79012" calcext:value-type="float">
            <text:p>2.479012</text:p>
          </table:table-cell>
          <table:table-cell office:value-type="float" office:value="1.296504" calcext:value-type="float">
            <text:p>1.296504</text:p>
          </table:table-cell>
          <table:table-cell office:value-type="float" office:value="1.239506" calcext:value-type="float">
            <text:p>1.239506</text:p>
          </table:table-cell>
          <table:table-cell office:value-type="float" office:value="1.912074" calcext:value-type="float">
            <text:p>1.912074</text:p>
          </table:table-cell>
          <table:table-cell office:value-type="float" office:value="2" calcext:value-type="float">
            <text:p>2</text:p>
          </table:table-cell>
          <table:table-cell office:value-type="float" office:value="0.956037" calcext:value-type="float">
            <text:p>0.956037</text:p>
          </table:table-cell>
          <table:table-cell office:value-type="float" office:value="1" calcext:value-type="float">
            <text:p>1</text:p>
          </table:table-cell>
          <table:table-cell office:value-type="float" office:value="61893484" calcext:value-type="float">
            <text:p>61893484</text:p>
          </table:table-cell>
          <table:table-cell office:value-type="float" office:value="61893488" calcext:value-type="float">
            <text:p>618934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21107" calcext:value-type="float">
            <text:p>2.521107</text:p>
          </table:table-cell>
          <table:table-cell office:value-type="float" office:value="1.319132" calcext:value-type="float">
            <text:p>1.319132</text:p>
          </table:table-cell>
          <table:table-cell office:value-type="float" office:value="1.260553" calcext:value-type="float">
            <text:p>1.260553</text:p>
          </table:table-cell>
          <table:table-cell office:value-type="float" office:value="1.911186" calcext:value-type="float">
            <text:p>1.911186</text:p>
          </table:table-cell>
          <table:table-cell office:value-type="float" office:value="2" calcext:value-type="float">
            <text:p>2</text:p>
          </table:table-cell>
          <table:table-cell office:value-type="float" office:value="0.955593" calcext:value-type="float">
            <text:p>0.955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593592" calcext:value-type="float">
            <text:p>615935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565087" calcext:value-type="float">
            <text:p>2.565087</text:p>
          </table:table-cell>
          <table:table-cell office:value-type="float" office:value="1.338727" calcext:value-type="float">
            <text:p>1.338727</text:p>
          </table:table-cell>
          <table:table-cell office:value-type="float" office:value="1.282543" calcext:value-type="float">
            <text:p>1.282543</text:p>
          </table:table-cell>
          <table:table-cell office:value-type="float" office:value="1.916064" calcext:value-type="float">
            <text:p>1.916064</text:p>
          </table:table-cell>
          <table:table-cell office:value-type="float" office:value="2" calcext:value-type="float">
            <text:p>2</text:p>
          </table:table-cell>
          <table:table-cell office:value-type="float" office:value="0.958032" calcext:value-type="float">
            <text:p>0.958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295588" calcext:value-type="float">
            <text:p>612955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607812" calcext:value-type="float">
            <text:p>2.607812</text:p>
          </table:table-cell>
          <table:table-cell office:value-type="float" office:value="1.360458" calcext:value-type="float">
            <text:p>1.360458</text:p>
          </table:table-cell>
          <table:table-cell office:value-type="float" office:value="1.303906" calcext:value-type="float">
            <text:p>1.303906</text:p>
          </table:table-cell>
          <table:table-cell office:value-type="float" office:value="1.916863" calcext:value-type="float">
            <text:p>1.916863</text:p>
          </table:table-cell>
          <table:table-cell office:value-type="float" office:value="2" calcext:value-type="float">
            <text:p>2</text:p>
          </table:table-cell>
          <table:table-cell office:value-type="float" office:value="0.958432" calcext:value-type="float">
            <text:p>0.9584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999404" calcext:value-type="float">
            <text:p>609994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649016" calcext:value-type="float">
            <text:p>2.649016</text:p>
          </table:table-cell>
          <table:table-cell office:value-type="float" office:value="1.383032" calcext:value-type="float">
            <text:p>1.383032</text:p>
          </table:table-cell>
          <table:table-cell office:value-type="float" office:value="1.324508" calcext:value-type="float">
            <text:p>1.324508</text:p>
          </table:table-cell>
          <table:table-cell office:value-type="float" office:value="1.915368" calcext:value-type="float">
            <text:p>1.915368</text:p>
          </table:table-cell>
          <table:table-cell office:value-type="float" office:value="2" calcext:value-type="float">
            <text:p>2</text:p>
          </table:table-cell>
          <table:table-cell office:value-type="float" office:value="0.957684" calcext:value-type="float">
            <text:p>0.9576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704536" calcext:value-type="float">
            <text:p>607045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690612" calcext:value-type="float">
            <text:p>2.690612</text:p>
          </table:table-cell>
          <table:table-cell office:value-type="float" office:value="1.403972" calcext:value-type="float">
            <text:p>1.403972</text:p>
          </table:table-cell>
          <table:table-cell office:value-type="float" office:value="1.345306" calcext:value-type="float">
            <text:p>1.345306</text:p>
          </table:table-cell>
          <table:table-cell office:value-type="float" office:value="1.916429" calcext:value-type="float">
            <text:p>1.916429</text:p>
          </table:table-cell>
          <table:table-cell office:value-type="float" office:value="2" calcext:value-type="float">
            <text:p>2</text:p>
          </table:table-cell>
          <table:table-cell office:value-type="float" office:value="0.958214" calcext:value-type="float">
            <text:p>0.958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411084" calcext:value-type="float">
            <text:p>604110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731587" calcext:value-type="float">
            <text:p>2.731587</text:p>
          </table:table-cell>
          <table:table-cell office:value-type="float" office:value="1.424707" calcext:value-type="float">
            <text:p>1.424707</text:p>
          </table:table-cell>
          <table:table-cell office:value-type="float" office:value="1.365794" calcext:value-type="float">
            <text:p>1.365794</text:p>
          </table:table-cell>
          <table:table-cell office:value-type="float" office:value="1.917297" calcext:value-type="float">
            <text:p>1.917297</text:p>
          </table:table-cell>
          <table:table-cell office:value-type="float" office:value="2" calcext:value-type="float">
            <text:p>2</text:p>
          </table:table-cell>
          <table:table-cell office:value-type="float" office:value="0.958649" calcext:value-type="float">
            <text:p>0.958649</text:p>
          </table:table-cell>
          <table:table-cell office:value-type="float" office:value="1" calcext:value-type="float">
            <text:p>1</text:p>
          </table:table-cell>
          <table:table-cell office:value-type="float" office:value="60119844" calcext:value-type="float">
            <text:p>60119844</text:p>
          </table:table-cell>
          <table:table-cell office:value-type="float" office:value="60119840" calcext:value-type="float">
            <text:p>601198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774477" calcext:value-type="float">
            <text:p>2.774477</text:p>
          </table:table-cell>
          <table:table-cell office:value-type="float" office:value="1.446164" calcext:value-type="float">
            <text:p>1.446164</text:p>
          </table:table-cell>
          <table:table-cell office:value-type="float" office:value="1.387238" calcext:value-type="float">
            <text:p>1.387238</text:p>
          </table:table-cell>
          <table:table-cell office:value-type="float" office:value="1.918508" calcext:value-type="float">
            <text:p>1.918508</text:p>
          </table:table-cell>
          <table:table-cell office:value-type="float" office:value="2" calcext:value-type="float">
            <text:p>2</text:p>
          </table:table-cell>
          <table:table-cell office:value-type="float" office:value="0.959254" calcext:value-type="float">
            <text:p>0.959254</text:p>
          </table:table-cell>
          <table:table-cell office:value-type="float" office:value="1" calcext:value-type="float">
            <text:p>1</text:p>
          </table:table-cell>
          <table:table-cell office:value-type="float" office:value="59829404" calcext:value-type="float">
            <text:p>59829404</text:p>
          </table:table-cell>
          <table:table-cell office:value-type="float" office:value="59829408" calcext:value-type="float">
            <text:p>5982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24719" calcext:value-type="float">
            <text:p>2.824719</text:p>
          </table:table-cell>
          <table:table-cell office:value-type="float" office:value="1.46783" calcext:value-type="float">
            <text:p>1.46783</text:p>
          </table:table-cell>
          <table:table-cell office:value-type="float" office:value="1.41236" calcext:value-type="float">
            <text:p>1.41236</text:p>
          </table:table-cell>
          <table:table-cell office:value-type="float" office:value="1.924419" calcext:value-type="float">
            <text:p>1.924419</text:p>
          </table:table-cell>
          <table:table-cell office:value-type="float" office:value="2" calcext:value-type="float">
            <text:p>2</text:p>
          </table:table-cell>
          <table:table-cell office:value-type="float" office:value="0.96221" calcext:value-type="float">
            <text:p>0.96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541320" calcext:value-type="float">
            <text:p>595413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76475" calcext:value-type="float">
            <text:p>2.876475</text:p>
          </table:table-cell>
          <table:table-cell office:value-type="float" office:value="1.502701" calcext:value-type="float">
            <text:p>1.502701</text:p>
          </table:table-cell>
          <table:table-cell office:value-type="float" office:value="1.438237" calcext:value-type="float">
            <text:p>1.438237</text:p>
          </table:table-cell>
          <table:table-cell office:value-type="float" office:value="1.914202" calcext:value-type="float">
            <text:p>1.914202</text:p>
          </table:table-cell>
          <table:table-cell office:value-type="float" office:value="2" calcext:value-type="float">
            <text:p>2</text:p>
          </table:table-cell>
          <table:table-cell office:value-type="float" office:value="0.957101" calcext:value-type="float">
            <text:p>0.957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254552" calcext:value-type="float">
            <text:p>592545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919621" calcext:value-type="float">
            <text:p>2.919621</text:p>
          </table:table-cell>
          <table:table-cell office:value-type="float" office:value="1.52501" calcext:value-type="float">
            <text:p>1.52501</text:p>
          </table:table-cell>
          <table:table-cell office:value-type="float" office:value="1.45981" calcext:value-type="float">
            <text:p>1.45981</text:p>
          </table:table-cell>
          <table:table-cell office:value-type="float" office:value="1.914493" calcext:value-type="float">
            <text:p>1.914493</text:p>
          </table:table-cell>
          <table:table-cell office:value-type="float" office:value="2" calcext:value-type="float">
            <text:p>2</text:p>
          </table:table-cell>
          <table:table-cell office:value-type="float" office:value="0.957247" calcext:value-type="float">
            <text:p>0.957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69140" calcext:value-type="float">
            <text:p>58969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963277" calcext:value-type="float">
            <text:p>2.963277</text:p>
          </table:table-cell>
          <table:table-cell office:value-type="float" office:value="1.546633" calcext:value-type="float">
            <text:p>1.546633</text:p>
          </table:table-cell>
          <table:table-cell office:value-type="float" office:value="1.481638" calcext:value-type="float">
            <text:p>1.481638</text:p>
          </table:table-cell>
          <table:table-cell office:value-type="float" office:value="1.915953" calcext:value-type="float">
            <text:p>1.915953</text:p>
          </table:table-cell>
          <table:table-cell office:value-type="float" office:value="2" calcext:value-type="float">
            <text:p>2</text:p>
          </table:table-cell>
          <table:table-cell office:value-type="float" office:value="0.957977" calcext:value-type="float">
            <text:p>0.957977</text:p>
          </table:table-cell>
          <table:table-cell office:value-type="float" office:value="1" calcext:value-type="float">
            <text:p>1</text:p>
          </table:table-cell>
          <table:table-cell office:value-type="float" office:value="58685436" calcext:value-type="float">
            <text:p>58685436</text:p>
          </table:table-cell>
          <table:table-cell office:value-type="float" office:value="58685428" calcext:value-type="float">
            <text:p>58685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005963" calcext:value-type="float">
            <text:p>3.005963</text:p>
          </table:table-cell>
          <table:table-cell office:value-type="float" office:value="1.56791" calcext:value-type="float">
            <text:p>1.56791</text:p>
          </table:table-cell>
          <table:table-cell office:value-type="float" office:value="1.502982" calcext:value-type="float">
            <text:p>1.502982</text:p>
          </table:table-cell>
          <table:table-cell office:value-type="float" office:value="1.917179" calcext:value-type="float">
            <text:p>1.917179</text:p>
          </table:table-cell>
          <table:table-cell office:value-type="float" office:value="2" calcext:value-type="float">
            <text:p>2</text:p>
          </table:table-cell>
          <table:table-cell office:value-type="float" office:value="0.95859" calcext:value-type="float">
            <text:p>0.958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402960" calcext:value-type="float">
            <text:p>584029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47976" calcext:value-type="float">
            <text:p>3.047976</text:p>
          </table:table-cell>
          <table:table-cell office:value-type="float" office:value="1.588325" calcext:value-type="float">
            <text:p>1.588325</text:p>
          </table:table-cell>
          <table:table-cell office:value-type="float" office:value="1.523988" calcext:value-type="float">
            <text:p>1.523988</text:p>
          </table:table-cell>
          <table:table-cell office:value-type="float" office:value="1.918988" calcext:value-type="float">
            <text:p>1.918988</text:p>
          </table:table-cell>
          <table:table-cell office:value-type="float" office:value="2" calcext:value-type="float">
            <text:p>2</text:p>
          </table:table-cell>
          <table:table-cell office:value-type="float" office:value="0.959494" calcext:value-type="float">
            <text:p>0.959494</text:p>
          </table:table-cell>
          <table:table-cell office:value-type="float" office:value="1" calcext:value-type="float">
            <text:p>1</text:p>
          </table:table-cell>
          <table:table-cell office:value-type="float" office:value="58122328" calcext:value-type="float">
            <text:p>58122328</text:p>
          </table:table-cell>
          <table:table-cell office:value-type="float" office:value="58122332" calcext:value-type="float">
            <text:p>58122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90572" calcext:value-type="float">
            <text:p>3.090572</text:p>
          </table:table-cell>
          <table:table-cell office:value-type="float" office:value="1.609498" calcext:value-type="float">
            <text:p>1.609498</text:p>
          </table:table-cell>
          <table:table-cell office:value-type="float" office:value="1.545286" calcext:value-type="float">
            <text:p>1.545286</text:p>
          </table:table-cell>
          <table:table-cell office:value-type="float" office:value="1.920208" calcext:value-type="float">
            <text:p>1.920208</text:p>
          </table:table-cell>
          <table:table-cell office:value-type="float" office:value="2" calcext:value-type="float">
            <text:p>2</text:p>
          </table:table-cell>
          <table:table-cell office:value-type="float" office:value="0.960104" calcext:value-type="float">
            <text:p>0.960104</text:p>
          </table:table-cell>
          <table:table-cell office:value-type="float" office:value="1" calcext:value-type="float">
            <text:p>1</text:p>
          </table:table-cell>
          <table:table-cell office:value-type="float" office:value="57843584" calcext:value-type="float">
            <text:p>57843584</text:p>
          </table:table-cell>
          <table:table-cell office:value-type="float" office:value="57843580" calcext:value-type="float">
            <text:p>578435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134402" calcext:value-type="float">
            <text:p>3.134402</text:p>
          </table:table-cell>
          <table:table-cell office:value-type="float" office:value="1.631128" calcext:value-type="float">
            <text:p>1.631128</text:p>
          </table:table-cell>
          <table:table-cell office:value-type="float" office:value="1.567201" calcext:value-type="float">
            <text:p>1.567201</text:p>
          </table:table-cell>
          <table:table-cell office:value-type="float" office:value="1.921616" calcext:value-type="float">
            <text:p>1.921616</text:p>
          </table:table-cell>
          <table:table-cell office:value-type="float" office:value="2" calcext:value-type="float">
            <text:p>2</text:p>
          </table:table-cell>
          <table:table-cell office:value-type="float" office:value="0.960808" calcext:value-type="float">
            <text:p>0.9608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565916" calcext:value-type="float">
            <text:p>575659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177256" calcext:value-type="float">
            <text:p>3.177256</text:p>
          </table:table-cell>
          <table:table-cell office:value-type="float" office:value="1.653239" calcext:value-type="float">
            <text:p>1.653239</text:p>
          </table:table-cell>
          <table:table-cell office:value-type="float" office:value="1.588628" calcext:value-type="float">
            <text:p>1.588628</text:p>
          </table:table-cell>
          <table:table-cell office:value-type="float" office:value="1.921837" calcext:value-type="float">
            <text:p>1.921837</text:p>
          </table:table-cell>
          <table:table-cell office:value-type="float" office:value="2" calcext:value-type="float">
            <text:p>2</text:p>
          </table:table-cell>
          <table:table-cell office:value-type="float" office:value="0.960919" calcext:value-type="float">
            <text:p>0.9609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289676" calcext:value-type="float">
            <text:p>572896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220105" calcext:value-type="float">
            <text:p>3.220105</text:p>
          </table:table-cell>
          <table:table-cell office:value-type="float" office:value="1.674969" calcext:value-type="float">
            <text:p>1.674969</text:p>
          </table:table-cell>
          <table:table-cell office:value-type="float" office:value="1.610053" calcext:value-type="float">
            <text:p>1.610053</text:p>
          </table:table-cell>
          <table:table-cell office:value-type="float" office:value="1.922487" calcext:value-type="float">
            <text:p>1.922487</text:p>
          </table:table-cell>
          <table:table-cell office:value-type="float" office:value="2" calcext:value-type="float">
            <text:p>2</text:p>
          </table:table-cell>
          <table:table-cell office:value-type="float" office:value="0.961243" calcext:value-type="float">
            <text:p>0.9612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7015156" calcext:value-type="float">
            <text:p>570151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62206" calcext:value-type="float">
            <text:p>3.262206</text:p>
          </table:table-cell>
          <table:table-cell office:value-type="float" office:value="1.696364" calcext:value-type="float">
            <text:p>1.696364</text:p>
          </table:table-cell>
          <table:table-cell office:value-type="float" office:value="1.631103" calcext:value-type="float">
            <text:p>1.631103</text:p>
          </table:table-cell>
          <table:table-cell office:value-type="float" office:value="1.923058" calcext:value-type="float">
            <text:p>1.923058</text:p>
          </table:table-cell>
          <table:table-cell office:value-type="float" office:value="2" calcext:value-type="float">
            <text:p>2</text:p>
          </table:table-cell>
          <table:table-cell office:value-type="float" office:value="0.961529" calcext:value-type="float">
            <text:p>0.961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741932" calcext:value-type="float">
            <text:p>567419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30405" calcext:value-type="float">
            <text:p>3.30405</text:p>
          </table:table-cell>
          <table:table-cell office:value-type="float" office:value="1.717545" calcext:value-type="float">
            <text:p>1.717545</text:p>
          </table:table-cell>
          <table:table-cell office:value-type="float" office:value="1.652025" calcext:value-type="float">
            <text:p>1.652025</text:p>
          </table:table-cell>
          <table:table-cell office:value-type="float" office:value="1.923706" calcext:value-type="float">
            <text:p>1.923706</text:p>
          </table:table-cell>
          <table:table-cell office:value-type="float" office:value="2" calcext:value-type="float">
            <text:p>2</text:p>
          </table:table-cell>
          <table:table-cell office:value-type="float" office:value="0.961853" calcext:value-type="float">
            <text:p>0.9618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470432" calcext:value-type="float">
            <text:p>564704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346256" calcext:value-type="float">
            <text:p>3.346256</text:p>
          </table:table-cell>
          <table:table-cell office:value-type="float" office:value="1.738759" calcext:value-type="float">
            <text:p>1.738759</text:p>
          </table:table-cell>
          <table:table-cell office:value-type="float" office:value="1.673128" calcext:value-type="float">
            <text:p>1.673128</text:p>
          </table:table-cell>
          <table:table-cell office:value-type="float" office:value="1.924508" calcext:value-type="float">
            <text:p>1.924508</text:p>
          </table:table-cell>
          <table:table-cell office:value-type="float" office:value="2" calcext:value-type="float">
            <text:p>2</text:p>
          </table:table-cell>
          <table:table-cell office:value-type="float" office:value="0.962254" calcext:value-type="float">
            <text:p>0.962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200316" calcext:value-type="float">
            <text:p>562003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88175" calcext:value-type="float">
            <text:p>3.388175</text:p>
          </table:table-cell>
          <table:table-cell office:value-type="float" office:value="1.760243" calcext:value-type="float">
            <text:p>1.760243</text:p>
          </table:table-cell>
          <table:table-cell office:value-type="float" office:value="1.694087" calcext:value-type="float">
            <text:p>1.694087</text:p>
          </table:table-cell>
          <table:table-cell office:value-type="float" office:value="1.924833" calcext:value-type="float">
            <text:p>1.924833</text:p>
          </table:table-cell>
          <table:table-cell office:value-type="float" office:value="2" calcext:value-type="float">
            <text:p>2</text:p>
          </table:table-cell>
          <table:table-cell office:value-type="float" office:value="0.962417" calcext:value-type="float">
            <text:p>0.962417</text:p>
          </table:table-cell>
          <table:table-cell office:value-type="float" office:value="1" calcext:value-type="float">
            <text:p>1</text:p>
          </table:table-cell>
          <table:table-cell office:value-type="float" office:value="55931628" calcext:value-type="float">
            <text:p>55931628</text:p>
          </table:table-cell>
          <table:table-cell office:value-type="float" office:value="55931632" calcext:value-type="float">
            <text:p>559316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30339" calcext:value-type="float">
            <text:p>3.430339</text:p>
          </table:table-cell>
          <table:table-cell office:value-type="float" office:value="1.781575" calcext:value-type="float">
            <text:p>1.781575</text:p>
          </table:table-cell>
          <table:table-cell office:value-type="float" office:value="1.71517" calcext:value-type="float">
            <text:p>1.71517</text:p>
          </table:table-cell>
          <table:table-cell office:value-type="float" office:value="1.925453" calcext:value-type="float">
            <text:p>1.925453</text:p>
          </table:table-cell>
          <table:table-cell office:value-type="float" office:value="2" calcext:value-type="float">
            <text:p>2</text:p>
          </table:table-cell>
          <table:table-cell office:value-type="float" office:value="0.962726" calcext:value-type="float">
            <text:p>0.962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64576" calcext:value-type="float">
            <text:p>556645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472512" calcext:value-type="float">
            <text:p>3.472512</text:p>
          </table:table-cell>
          <table:table-cell office:value-type="float" office:value="1.80231" calcext:value-type="float">
            <text:p>1.80231</text:p>
          </table:table-cell>
          <table:table-cell office:value-type="float" office:value="1.736256" calcext:value-type="float">
            <text:p>1.736256</text:p>
          </table:table-cell>
          <table:table-cell office:value-type="float" office:value="1.926701" calcext:value-type="float">
            <text:p>1.926701</text:p>
          </table:table-cell>
          <table:table-cell office:value-type="float" office:value="2" calcext:value-type="float">
            <text:p>2</text:p>
          </table:table-cell>
          <table:table-cell office:value-type="float" office:value="0.96335" calcext:value-type="float">
            <text:p>0.96335</text:p>
          </table:table-cell>
          <table:table-cell office:value-type="float" office:value="1" calcext:value-type="float">
            <text:p>1</text:p>
          </table:table-cell>
          <table:table-cell office:value-type="float" office:value="55398428" calcext:value-type="float">
            <text:p>55398428</text:p>
          </table:table-cell>
          <table:table-cell office:value-type="float" office:value="55398432" calcext:value-type="float">
            <text:p>553984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516378" calcext:value-type="float">
            <text:p>3.516378</text:p>
          </table:table-cell>
          <table:table-cell office:value-type="float" office:value="1.82273" calcext:value-type="float">
            <text:p>1.82273</text:p>
          </table:table-cell>
          <table:table-cell office:value-type="float" office:value="1.758189" calcext:value-type="float">
            <text:p>1.758189</text:p>
          </table:table-cell>
          <table:table-cell office:value-type="float" office:value="1.929183" calcext:value-type="float">
            <text:p>1.929183</text:p>
          </table:table-cell>
          <table:table-cell office:value-type="float" office:value="2" calcext:value-type="float">
            <text:p>2</text:p>
          </table:table-cell>
          <table:table-cell office:value-type="float" office:value="0.964591" calcext:value-type="float">
            <text:p>0.9645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134208" calcext:value-type="float">
            <text:p>551342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5919" calcext:value-type="float">
            <text:p>3.55919</text:p>
          </table:table-cell>
          <table:table-cell office:value-type="float" office:value="1.843986" calcext:value-type="float">
            <text:p>1.843986</text:p>
          </table:table-cell>
          <table:table-cell office:value-type="float" office:value="1.779595" calcext:value-type="float">
            <text:p>1.779595</text:p>
          </table:table-cell>
          <table:table-cell office:value-type="float" office:value="1.930161" calcext:value-type="float">
            <text:p>1.930161</text:p>
          </table:table-cell>
          <table:table-cell office:value-type="float" office:value="2" calcext:value-type="float">
            <text:p>2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1" calcext:value-type="float">
            <text:p>1</text:p>
          </table:table-cell>
          <table:table-cell office:value-type="float" office:value="54871160" calcext:value-type="float">
            <text:p>54871160</text:p>
          </table:table-cell>
          <table:table-cell office:value-type="float" office:value="54871156" calcext:value-type="float">
            <text:p>548711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601775" calcext:value-type="float">
            <text:p>3.601775</text:p>
          </table:table-cell>
          <table:table-cell office:value-type="float" office:value="1.865757" calcext:value-type="float">
            <text:p>1.865757</text:p>
          </table:table-cell>
          <table:table-cell office:value-type="float" office:value="1.800888" calcext:value-type="float">
            <text:p>1.800888</text:p>
          </table:table-cell>
          <table:table-cell office:value-type="float" office:value="1.930463" calcext:value-type="float">
            <text:p>1.930463</text:p>
          </table:table-cell>
          <table:table-cell office:value-type="float" office:value="2" calcext:value-type="float">
            <text:p>2</text:p>
          </table:table-cell>
          <table:table-cell office:value-type="float" office:value="0.965232" calcext:value-type="float">
            <text:p>0.965232</text:p>
          </table:table-cell>
          <table:table-cell office:value-type="float" office:value="1" calcext:value-type="float">
            <text:p>1</text:p>
          </table:table-cell>
          <table:table-cell office:value-type="float" office:value="54609800" calcext:value-type="float">
            <text:p>54609800</text:p>
          </table:table-cell>
          <table:table-cell office:value-type="float" office:value="54609796" calcext:value-type="float">
            <text:p>546097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643455" calcext:value-type="float">
            <text:p>3.643455</text:p>
          </table:table-cell>
          <table:table-cell office:value-type="float" office:value="1.886878" calcext:value-type="float">
            <text:p>1.886878</text:p>
          </table:table-cell>
          <table:table-cell office:value-type="float" office:value="1.821727" calcext:value-type="float">
            <text:p>1.821727</text:p>
          </table:table-cell>
          <table:table-cell office:value-type="float" office:value="1.930944" calcext:value-type="float">
            <text:p>1.930944</text:p>
          </table:table-cell>
          <table:table-cell office:value-type="float" office:value="2" calcext:value-type="float">
            <text:p>2</text:p>
          </table:table-cell>
          <table:table-cell office:value-type="float" office:value="0.965472" calcext:value-type="float">
            <text:p>0.965472</text:p>
          </table:table-cell>
          <table:table-cell office:value-type="float" office:value="1" calcext:value-type="float">
            <text:p>1</text:p>
          </table:table-cell>
          <table:table-cell office:value-type="float" office:value="54349816" calcext:value-type="float">
            <text:p>54349816</text:p>
          </table:table-cell>
          <table:table-cell office:value-type="float" office:value="54349820" calcext:value-type="float">
            <text:p>543498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85689" calcext:value-type="float">
            <text:p>3.685689</text:p>
          </table:table-cell>
          <table:table-cell office:value-type="float" office:value="1.908034" calcext:value-type="float">
            <text:p>1.908034</text:p>
          </table:table-cell>
          <table:table-cell office:value-type="float" office:value="1.842845" calcext:value-type="float">
            <text:p>1.842845</text:p>
          </table:table-cell>
          <table:table-cell office:value-type="float" office:value="1.931668" calcext:value-type="float">
            <text:p>1.931668</text:p>
          </table:table-cell>
          <table:table-cell office:value-type="float" office:value="2" calcext:value-type="float">
            <text:p>2</text:p>
          </table:table-cell>
          <table:table-cell office:value-type="float" office:value="0.965834" calcext:value-type="float">
            <text:p>0.9658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091072" calcext:value-type="float">
            <text:p>540910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727815" calcext:value-type="float">
            <text:p>3.727815</text:p>
          </table:table-cell>
          <table:table-cell office:value-type="float" office:value="1.929687" calcext:value-type="float">
            <text:p>1.929687</text:p>
          </table:table-cell>
          <table:table-cell office:value-type="float" office:value="1.863907" calcext:value-type="float">
            <text:p>1.863907</text:p>
          </table:table-cell>
          <table:table-cell office:value-type="float" office:value="1.931823" calcext:value-type="float">
            <text:p>1.931823</text:p>
          </table:table-cell>
          <table:table-cell office:value-type="float" office:value="2" calcext:value-type="float">
            <text:p>2</text:p>
          </table:table-cell>
          <table:table-cell office:value-type="float" office:value="0.965912" calcext:value-type="float">
            <text:p>0.965912</text:p>
          </table:table-cell>
          <table:table-cell office:value-type="float" office:value="1" calcext:value-type="float">
            <text:p>1</text:p>
          </table:table-cell>
          <table:table-cell office:value-type="float" office:value="53833708" calcext:value-type="float">
            <text:p>53833708</text:p>
          </table:table-cell>
          <table:table-cell office:value-type="float" office:value="53833704" calcext:value-type="float">
            <text:p>538337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770082" calcext:value-type="float">
            <text:p>3.770082</text:p>
          </table:table-cell>
          <table:table-cell office:value-type="float" office:value="1.950986" calcext:value-type="float">
            <text:p>1.950986</text:p>
          </table:table-cell>
          <table:table-cell office:value-type="float" office:value="1.885041" calcext:value-type="float">
            <text:p>1.885041</text:p>
          </table:table-cell>
          <table:table-cell office:value-type="float" office:value="1.932398" calcext:value-type="float">
            <text:p>1.932398</text:p>
          </table:table-cell>
          <table:table-cell office:value-type="float" office:value="2" calcext:value-type="float">
            <text:p>2</text:p>
          </table:table-cell>
          <table:table-cell office:value-type="float" office:value="0.966199" calcext:value-type="float">
            <text:p>0.966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577828" calcext:value-type="float">
            <text:p>535778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813473" calcext:value-type="float">
            <text:p>3.813473</text:p>
          </table:table-cell>
          <table:table-cell office:value-type="float" office:value="1.97319" calcext:value-type="float">
            <text:p>1.97319</text:p>
          </table:table-cell>
          <table:table-cell office:value-type="float" office:value="1.906736" calcext:value-type="float">
            <text:p>1.906736</text:p>
          </table:table-cell>
          <table:table-cell office:value-type="float" office:value="1.932644" calcext:value-type="float">
            <text:p>1.932644</text:p>
          </table:table-cell>
          <table:table-cell office:value-type="float" office:value="2" calcext:value-type="float">
            <text:p>2</text:p>
          </table:table-cell>
          <table:table-cell office:value-type="float" office:value="0.966322" calcext:value-type="float">
            <text:p>0.9663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323652" calcext:value-type="float">
            <text:p>533236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855594" calcext:value-type="float">
            <text:p>3.855594</text:p>
          </table:table-cell>
          <table:table-cell office:value-type="float" office:value="1.993929" calcext:value-type="float">
            <text:p>1.993929</text:p>
          </table:table-cell>
          <table:table-cell office:value-type="float" office:value="1.927797" calcext:value-type="float">
            <text:p>1.927797</text:p>
          </table:table-cell>
          <table:table-cell office:value-type="float" office:value="1.933667" calcext:value-type="float">
            <text:p>1.933667</text:p>
          </table:table-cell>
          <table:table-cell office:value-type="float" office:value="2" calcext:value-type="float">
            <text:p>2</text:p>
          </table:table-cell>
          <table:table-cell office:value-type="float" office:value="0.966833" calcext:value-type="float">
            <text:p>0.966833</text:p>
          </table:table-cell>
          <table:table-cell office:value-type="float" office:value="1" calcext:value-type="float">
            <text:p>1</text:p>
          </table:table-cell>
          <table:table-cell office:value-type="float" office:value="53070636" calcext:value-type="float">
            <text:p>53070636</text:p>
          </table:table-cell>
          <table:table-cell office:value-type="float" office:value="53070640" calcext:value-type="float">
            <text:p>530706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898373" calcext:value-type="float">
            <text:p>3.898373</text:p>
          </table:table-cell>
          <table:table-cell office:value-type="float" office:value="2.014353" calcext:value-type="float">
            <text:p>2.014353</text:p>
          </table:table-cell>
          <table:table-cell office:value-type="float" office:value="1.949186" calcext:value-type="float">
            <text:p>1.949186</text:p>
          </table:table-cell>
          <table:table-cell office:value-type="float" office:value="1.935298" calcext:value-type="float">
            <text:p>1.935298</text:p>
          </table:table-cell>
          <table:table-cell office:value-type="float" office:value="2" calcext:value-type="float">
            <text:p>2</text:p>
          </table:table-cell>
          <table:table-cell office:value-type="float" office:value="0.967649" calcext:value-type="float">
            <text:p>0.9676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818860" calcext:value-type="float">
            <text:p>528188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41322" calcext:value-type="float">
            <text:p>3.941322</text:p>
          </table:table-cell>
          <table:table-cell office:value-type="float" office:value="2.035219" calcext:value-type="float">
            <text:p>2.035219</text:p>
          </table:table-cell>
          <table:table-cell office:value-type="float" office:value="1.970661" calcext:value-type="float">
            <text:p>1.970661</text:p>
          </table:table-cell>
          <table:table-cell office:value-type="float" office:value="1.936559" calcext:value-type="float">
            <text:p>1.936559</text:p>
          </table:table-cell>
          <table:table-cell office:value-type="float" office:value="2" calcext:value-type="float">
            <text:p>2</text:p>
          </table:table-cell>
          <table:table-cell office:value-type="float" office:value="0.96828" calcext:value-type="float">
            <text:p>0.968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568032" calcext:value-type="float">
            <text:p>525680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84976" calcext:value-type="float">
            <text:p>3.984976</text:p>
          </table:table-cell>
          <table:table-cell office:value-type="float" office:value="2.056232" calcext:value-type="float">
            <text:p>2.056232</text:p>
          </table:table-cell>
          <table:table-cell office:value-type="float" office:value="1.992488" calcext:value-type="float">
            <text:p>1.992488</text:p>
          </table:table-cell>
          <table:table-cell office:value-type="float" office:value="1.937999" calcext:value-type="float">
            <text:p>1.937999</text:p>
          </table:table-cell>
          <table:table-cell office:value-type="float" office:value="2" calcext:value-type="float">
            <text:p>2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319184" calcext:value-type="float">
            <text:p>523191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27304" calcext:value-type="float">
            <text:p>4.027304</text:p>
          </table:table-cell>
          <table:table-cell office:value-type="float" office:value="2.077052" calcext:value-type="float">
            <text:p>2.077052</text:p>
          </table:table-cell>
          <table:table-cell office:value-type="float" office:value="2.013652" calcext:value-type="float">
            <text:p>2.013652</text:p>
          </table:table-cell>
          <table:table-cell office:value-type="float" office:value="1.938952" calcext:value-type="float">
            <text:p>1.938952</text:p>
          </table:table-cell>
          <table:table-cell office:value-type="float" office:value="2" calcext:value-type="float">
            <text:p>2</text:p>
          </table:table-cell>
          <table:table-cell office:value-type="float" office:value="0.969476" calcext:value-type="float">
            <text:p>0.969476</text:p>
          </table:table-cell>
          <table:table-cell office:value-type="float" office:value="1" calcext:value-type="float">
            <text:p>1</text:p>
          </table:table-cell>
          <table:table-cell office:value-type="float" office:value="52071556" calcext:value-type="float">
            <text:p>52071556</text:p>
          </table:table-cell>
          <table:table-cell office:value-type="float" office:value="52071552" calcext:value-type="float">
            <text:p>520715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070149" calcext:value-type="float">
            <text:p>4.070149</text:p>
          </table:table-cell>
          <table:table-cell office:value-type="float" office:value="2.099906" calcext:value-type="float">
            <text:p>2.099906</text:p>
          </table:table-cell>
          <table:table-cell office:value-type="float" office:value="2.035075" calcext:value-type="float">
            <text:p>2.035075</text:p>
          </table:table-cell>
          <table:table-cell office:value-type="float" office:value="1.938253" calcext:value-type="float">
            <text:p>1.938253</text:p>
          </table:table-cell>
          <table:table-cell office:value-type="float" office:value="2" calcext:value-type="float">
            <text:p>2</text:p>
          </table:table-cell>
          <table:table-cell office:value-type="float" office:value="0.969126" calcext:value-type="float">
            <text:p>0.969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824856" calcext:value-type="float">
            <text:p>518248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121342" calcext:value-type="float">
            <text:p>4.121342</text:p>
          </table:table-cell>
          <table:table-cell office:value-type="float" office:value="2.122534" calcext:value-type="float">
            <text:p>2.122534</text:p>
          </table:table-cell>
          <table:table-cell office:value-type="float" office:value="2.060671" calcext:value-type="float">
            <text:p>2.060671</text:p>
          </table:table-cell>
          <table:table-cell office:value-type="float" office:value="1.941708" calcext:value-type="float">
            <text:p>1.941708</text:p>
          </table:table-cell>
          <table:table-cell office:value-type="float" office:value="2" calcext:value-type="float">
            <text:p>2</text:p>
          </table:table-cell>
          <table:table-cell office:value-type="float" office:value="0.970854" calcext:value-type="float">
            <text:p>0.970854</text:p>
          </table:table-cell>
          <table:table-cell office:value-type="float" office:value="1" calcext:value-type="float">
            <text:p>1</text:p>
          </table:table-cell>
          <table:table-cell office:value-type="float" office:value="51579908" calcext:value-type="float">
            <text:p>51579908</text:p>
          </table:table-cell>
          <table:table-cell office:value-type="float" office:value="51579912" calcext:value-type="float">
            <text:p>515799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187943" calcext:value-type="float">
            <text:p>4.187943</text:p>
          </table:table-cell>
          <table:table-cell office:value-type="float" office:value="2.177253" calcext:value-type="float">
            <text:p>2.177253</text:p>
          </table:table-cell>
          <table:table-cell office:value-type="float" office:value="2.093972" calcext:value-type="float">
            <text:p>2.093972</text:p>
          </table:table-cell>
          <table:table-cell office:value-type="float" office:value="1.923499" calcext:value-type="float">
            <text:p>1.923499</text:p>
          </table:table-cell>
          <table:table-cell office:value-type="float" office:value="2" calcext:value-type="float">
            <text:p>2</text:p>
          </table:table-cell>
          <table:table-cell office:value-type="float" office:value="0.961749" calcext:value-type="float">
            <text:p>0.961749</text:p>
          </table:table-cell>
          <table:table-cell office:value-type="float" office:value="1" calcext:value-type="float">
            <text:p>1</text:p>
          </table:table-cell>
          <table:table-cell office:value-type="float" office:value="51336232" calcext:value-type="float">
            <text:p>51336232</text:p>
          </table:table-cell>
          <table:table-cell office:value-type="float" office:value="51336228" calcext:value-type="float">
            <text:p>5133622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233037" calcext:value-type="float">
            <text:p>4.233037</text:p>
          </table:table-cell>
          <table:table-cell office:value-type="float" office:value="2.199516" calcext:value-type="float">
            <text:p>2.199516</text:p>
          </table:table-cell>
          <table:table-cell office:value-type="float" office:value="2.116519" calcext:value-type="float">
            <text:p>2.116519</text:p>
          </table:table-cell>
          <table:table-cell office:value-type="float" office:value="1.924532" calcext:value-type="float">
            <text:p>1.924532</text:p>
          </table:table-cell>
          <table:table-cell office:value-type="float" office:value="2" calcext:value-type="float">
            <text:p>2</text:p>
          </table:table-cell>
          <table:table-cell office:value-type="float" office:value="0.962266" calcext:value-type="float">
            <text:p>0.962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093792" calcext:value-type="float">
            <text:p>51093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277077" calcext:value-type="float">
            <text:p>4.277077</text:p>
          </table:table-cell>
          <table:table-cell office:value-type="float" office:value="2.222844" calcext:value-type="float">
            <text:p>2.222844</text:p>
          </table:table-cell>
          <table:table-cell office:value-type="float" office:value="2.138538" calcext:value-type="float">
            <text:p>2.138538</text:p>
          </table:table-cell>
          <table:table-cell office:value-type="float" office:value="1.924146" calcext:value-type="float">
            <text:p>1.924146</text:p>
          </table:table-cell>
          <table:table-cell office:value-type="float" office:value="2" calcext:value-type="float">
            <text:p>2</text:p>
          </table:table-cell>
          <table:table-cell office:value-type="float" office:value="0.962073" calcext:value-type="float">
            <text:p>0.962073</text:p>
          </table:table-cell>
          <table:table-cell office:value-type="float" office:value="1" calcext:value-type="float">
            <text:p>1</text:p>
          </table:table-cell>
          <table:table-cell office:value-type="float" office:value="50852836" calcext:value-type="float">
            <text:p>50852836</text:p>
          </table:table-cell>
          <table:table-cell office:value-type="float" office:value="50852832" calcext:value-type="float">
            <text:p>508528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320205" calcext:value-type="float">
            <text:p>4.320205</text:p>
          </table:table-cell>
          <table:table-cell office:value-type="float" office:value="2.245389" calcext:value-type="float">
            <text:p>2.245389</text:p>
          </table:table-cell>
          <table:table-cell office:value-type="float" office:value="2.160102" calcext:value-type="float">
            <text:p>2.160102</text:p>
          </table:table-cell>
          <table:table-cell office:value-type="float" office:value="1.924034" calcext:value-type="float">
            <text:p>1.924034</text:p>
          </table:table-cell>
          <table:table-cell office:value-type="float" office:value="2" calcext:value-type="float">
            <text:p>2</text:p>
          </table:table-cell>
          <table:table-cell office:value-type="float" office:value="0.962017" calcext:value-type="float">
            <text:p>0.96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613116" calcext:value-type="float">
            <text:p>506131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363558" calcext:value-type="float">
            <text:p>4.363558</text:p>
          </table:table-cell>
          <table:table-cell office:value-type="float" office:value="2.268479" calcext:value-type="float">
            <text:p>2.268479</text:p>
          </table:table-cell>
          <table:table-cell office:value-type="float" office:value="2.181779" calcext:value-type="float">
            <text:p>2.181779</text:p>
          </table:table-cell>
          <table:table-cell office:value-type="float" office:value="1.923561" calcext:value-type="float">
            <text:p>1.923561</text:p>
          </table:table-cell>
          <table:table-cell office:value-type="float" office:value="2" calcext:value-type="float">
            <text:p>2</text:p>
          </table:table-cell>
          <table:table-cell office:value-type="float" office:value="0.96178" calcext:value-type="float">
            <text:p>0.96178</text:p>
          </table:table-cell>
          <table:table-cell office:value-type="float" office:value="1" calcext:value-type="float">
            <text:p>1</text:p>
          </table:table-cell>
          <table:table-cell office:value-type="float" office:value="50374400" calcext:value-type="float">
            <text:p>50374400</text:p>
          </table:table-cell>
          <table:table-cell office:value-type="float" office:value="50374404" calcext:value-type="float">
            <text:p>50374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407234" calcext:value-type="float">
            <text:p>4.407234</text:p>
          </table:table-cell>
          <table:table-cell office:value-type="float" office:value="2.292808" calcext:value-type="float">
            <text:p>2.292808</text:p>
          </table:table-cell>
          <table:table-cell office:value-type="float" office:value="2.203617" calcext:value-type="float">
            <text:p>2.203617</text:p>
          </table:table-cell>
          <table:table-cell office:value-type="float" office:value="1.9222" calcext:value-type="float">
            <text:p>1.9222</text:p>
          </table:table-cell>
          <table:table-cell office:value-type="float" office:value="2" calcext:value-type="float">
            <text:p>2</text:p>
          </table:table-cell>
          <table:table-cell office:value-type="float" office:value="0.9611" calcext:value-type="float">
            <text:p>0.96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137180" calcext:value-type="float">
            <text:p>501371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50923" calcext:value-type="float">
            <text:p>4.450923</text:p>
          </table:table-cell>
          <table:table-cell office:value-type="float" office:value="2.314733" calcext:value-type="float">
            <text:p>2.314733</text:p>
          </table:table-cell>
          <table:table-cell office:value-type="float" office:value="2.225461" calcext:value-type="float">
            <text:p>2.225461</text:p>
          </table:table-cell>
          <table:table-cell office:value-type="float" office:value="1.922867" calcext:value-type="float">
            <text:p>1.922867</text:p>
          </table:table-cell>
          <table:table-cell office:value-type="float" office:value="2" calcext:value-type="float">
            <text:p>2</text:p>
          </table:table-cell>
          <table:table-cell office:value-type="float" office:value="0.961433" calcext:value-type="float">
            <text:p>0.9614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01248" calcext:value-type="float">
            <text:p>499012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93731" calcext:value-type="float">
            <text:p>4.493731</text:p>
          </table:table-cell>
          <table:table-cell office:value-type="float" office:value="2.336277" calcext:value-type="float">
            <text:p>2.336277</text:p>
          </table:table-cell>
          <table:table-cell office:value-type="float" office:value="2.246865" calcext:value-type="float">
            <text:p>2.246865</text:p>
          </table:table-cell>
          <table:table-cell office:value-type="float" office:value="1.923458" calcext:value-type="float">
            <text:p>1.923458</text:p>
          </table:table-cell>
          <table:table-cell office:value-type="float" office:value="2" calcext:value-type="float">
            <text:p>2</text:p>
          </table:table-cell>
          <table:table-cell office:value-type="float" office:value="0.961729" calcext:value-type="float">
            <text:p>0.9617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666280" calcext:value-type="float">
            <text:p>496662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536495" calcext:value-type="float">
            <text:p>4.536495</text:p>
          </table:table-cell>
          <table:table-cell office:value-type="float" office:value="2.35885" calcext:value-type="float">
            <text:p>2.35885</text:p>
          </table:table-cell>
          <table:table-cell office:value-type="float" office:value="2.268247" calcext:value-type="float">
            <text:p>2.268247</text:p>
          </table:table-cell>
          <table:table-cell office:value-type="float" office:value="1.923181" calcext:value-type="float">
            <text:p>1.923181</text:p>
          </table:table-cell>
          <table:table-cell office:value-type="float" office:value="2" calcext:value-type="float">
            <text:p>2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1" calcext:value-type="float">
            <text:p>1</text:p>
          </table:table-cell>
          <table:table-cell office:value-type="float" office:value="49432832" calcext:value-type="float">
            <text:p>49432832</text:p>
          </table:table-cell>
          <table:table-cell office:value-type="float" office:value="49432836" calcext:value-type="float">
            <text:p>494328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78875" calcext:value-type="float">
            <text:p>4.578875</text:p>
          </table:table-cell>
          <table:table-cell office:value-type="float" office:value="2.380221" calcext:value-type="float">
            <text:p>2.380221</text:p>
          </table:table-cell>
          <table:table-cell office:value-type="float" office:value="2.289437" calcext:value-type="float">
            <text:p>2.289437</text:p>
          </table:table-cell>
          <table:table-cell office:value-type="float" office:value="1.923718" calcext:value-type="float">
            <text:p>1.923718</text:p>
          </table:table-cell>
          <table:table-cell office:value-type="float" office:value="2" calcext:value-type="float">
            <text:p>2</text:p>
          </table:table-cell>
          <table:table-cell office:value-type="float" office:value="0.961859" calcext:value-type="float">
            <text:p>0.9618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200940" calcext:value-type="float">
            <text:p>492009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621573" calcext:value-type="float">
            <text:p>4.621573</text:p>
          </table:table-cell>
          <table:table-cell office:value-type="float" office:value="2.401745" calcext:value-type="float">
            <text:p>2.401745</text:p>
          </table:table-cell>
          <table:table-cell office:value-type="float" office:value="2.310787" calcext:value-type="float">
            <text:p>2.310787</text:p>
          </table:table-cell>
          <table:table-cell office:value-type="float" office:value="1.924257" calcext:value-type="float">
            <text:p>1.924257</text:p>
          </table:table-cell>
          <table:table-cell office:value-type="float" office:value="2" calcext:value-type="float">
            <text:p>2</text:p>
          </table:table-cell>
          <table:table-cell office:value-type="float" office:value="0.962128" calcext:value-type="float">
            <text:p>0.962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969828" calcext:value-type="float">
            <text:p>48969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663472" calcext:value-type="float">
            <text:p>4.663472</text:p>
          </table:table-cell>
          <table:table-cell office:value-type="float" office:value="2.423221" calcext:value-type="float">
            <text:p>2.423221</text:p>
          </table:table-cell>
          <table:table-cell office:value-type="float" office:value="2.331736" calcext:value-type="float">
            <text:p>2.331736</text:p>
          </table:table-cell>
          <table:table-cell office:value-type="float" office:value="1.924493" calcext:value-type="float">
            <text:p>1.924493</text:p>
          </table:table-cell>
          <table:table-cell office:value-type="float" office:value="2" calcext:value-type="float">
            <text:p>2</text:p>
          </table:table-cell>
          <table:table-cell office:value-type="float" office:value="0.962246" calcext:value-type="float">
            <text:p>0.9622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740224" calcext:value-type="float">
            <text:p>487402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706333" calcext:value-type="float">
            <text:p>4.706333</text:p>
          </table:table-cell>
          <table:table-cell office:value-type="float" office:value="2.445102" calcext:value-type="float">
            <text:p>2.445102</text:p>
          </table:table-cell>
          <table:table-cell office:value-type="float" office:value="2.353166" calcext:value-type="float">
            <text:p>2.353166</text:p>
          </table:table-cell>
          <table:table-cell office:value-type="float" office:value="1.9248" calcext:value-type="float">
            <text:p>1.9248</text:p>
          </table:table-cell>
          <table:table-cell office:value-type="float" office:value="2" calcext:value-type="float">
            <text:p>2</text:p>
          </table:table-cell>
          <table:table-cell office:value-type="float" office:value="0.9624" calcext:value-type="float">
            <text:p>0.96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511160" calcext:value-type="float">
            <text:p>4851116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49396" calcext:value-type="float">
            <text:p>4.749396</text:p>
          </table:table-cell>
          <table:table-cell office:value-type="float" office:value="2.466304" calcext:value-type="float">
            <text:p>2.466304</text:p>
          </table:table-cell>
          <table:table-cell office:value-type="float" office:value="2.374698" calcext:value-type="float">
            <text:p>2.374698</text:p>
          </table:table-cell>
          <table:table-cell office:value-type="float" office:value="1.925714" calcext:value-type="float">
            <text:p>1.925714</text:p>
          </table:table-cell>
          <table:table-cell office:value-type="float" office:value="2" calcext:value-type="float">
            <text:p>2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283888" calcext:value-type="float">
            <text:p>482838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92183" calcext:value-type="float">
            <text:p>4.792183</text:p>
          </table:table-cell>
          <table:table-cell office:value-type="float" office:value="2.488077" calcext:value-type="float">
            <text:p>2.488077</text:p>
          </table:table-cell>
          <table:table-cell office:value-type="float" office:value="2.396091" calcext:value-type="float">
            <text:p>2.396091</text:p>
          </table:table-cell>
          <table:table-cell office:value-type="float" office:value="1.926059" calcext:value-type="float">
            <text:p>1.926059</text:p>
          </table:table-cell>
          <table:table-cell office:value-type="float" office:value="2" calcext:value-type="float">
            <text:p>2</text:p>
          </table:table-cell>
          <table:table-cell office:value-type="float" office:value="0.963029" calcext:value-type="float">
            <text:p>0.9630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058136" calcext:value-type="float">
            <text:p>480581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34618" calcext:value-type="float">
            <text:p>4.834618</text:p>
          </table:table-cell>
          <table:table-cell office:value-type="float" office:value="2.509012" calcext:value-type="float">
            <text:p>2.509012</text:p>
          </table:table-cell>
          <table:table-cell office:value-type="float" office:value="2.417309" calcext:value-type="float">
            <text:p>2.417309</text:p>
          </table:table-cell>
          <table:table-cell office:value-type="float" office:value="1.926901" calcext:value-type="float">
            <text:p>1.926901</text:p>
          </table:table-cell>
          <table:table-cell office:value-type="float" office:value="2" calcext:value-type="float">
            <text:p>2</text:p>
          </table:table-cell>
          <table:table-cell office:value-type="float" office:value="0.963451" calcext:value-type="float">
            <text:p>0.9634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833192" calcext:value-type="float">
            <text:p>478331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876983" calcext:value-type="float">
            <text:p>4.876983</text:p>
          </table:table-cell>
          <table:table-cell office:value-type="float" office:value="2.530303" calcext:value-type="float">
            <text:p>2.530303</text:p>
          </table:table-cell>
          <table:table-cell office:value-type="float" office:value="2.438492" calcext:value-type="float">
            <text:p>2.438492</text:p>
          </table:table-cell>
          <table:table-cell office:value-type="float" office:value="1.92743" calcext:value-type="float">
            <text:p>1.92743</text:p>
          </table:table-cell>
          <table:table-cell office:value-type="float" office:value="2" calcext:value-type="float">
            <text:p>2</text:p>
          </table:table-cell>
          <table:table-cell office:value-type="float" office:value="0.963715" calcext:value-type="float">
            <text:p>0.963715</text:p>
          </table:table-cell>
          <table:table-cell office:value-type="float" office:value="1" calcext:value-type="float">
            <text:p>1</text:p>
          </table:table-cell>
          <table:table-cell office:value-type="float" office:value="47609592" calcext:value-type="float">
            <text:p>47609592</text:p>
          </table:table-cell>
          <table:table-cell office:value-type="float" office:value="47609584" calcext:value-type="float">
            <text:p>476095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918789" calcext:value-type="float">
            <text:p>4.918789</text:p>
          </table:table-cell>
          <table:table-cell office:value-type="float" office:value="2.551687" calcext:value-type="float">
            <text:p>2.551687</text:p>
          </table:table-cell>
          <table:table-cell office:value-type="float" office:value="2.459395" calcext:value-type="float">
            <text:p>2.459395</text:p>
          </table:table-cell>
          <table:table-cell office:value-type="float" office:value="1.927662" calcext:value-type="float">
            <text:p>1.927662</text:p>
          </table:table-cell>
          <table:table-cell office:value-type="float" office:value="2" calcext:value-type="float">
            <text:p>2</text:p>
          </table:table-cell>
          <table:table-cell office:value-type="float" office:value="0.963831" calcext:value-type="float">
            <text:p>0.963831</text:p>
          </table:table-cell>
          <table:table-cell office:value-type="float" office:value="1" calcext:value-type="float">
            <text:p>1</text:p>
          </table:table-cell>
          <table:table-cell office:value-type="float" office:value="47386708" calcext:value-type="float">
            <text:p>47386708</text:p>
          </table:table-cell>
          <table:table-cell office:value-type="float" office:value="47386720" calcext:value-type="float">
            <text:p>473867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60192" calcext:value-type="float">
            <text:p>4.960192</text:p>
          </table:table-cell>
          <table:table-cell office:value-type="float" office:value="2.573463" calcext:value-type="float">
            <text:p>2.573463</text:p>
          </table:table-cell>
          <table:table-cell office:value-type="float" office:value="2.480096" calcext:value-type="float">
            <text:p>2.480096</text:p>
          </table:table-cell>
          <table:table-cell office:value-type="float" office:value="1.927439" calcext:value-type="float">
            <text:p>1.927439</text:p>
          </table:table-cell>
          <table:table-cell office:value-type="float" office:value="2" calcext:value-type="float">
            <text:p>2</text:p>
          </table:table-cell>
          <table:table-cell office:value-type="float" office:value="0.963719" calcext:value-type="float">
            <text:p>0.963719</text:p>
          </table:table-cell>
          <table:table-cell office:value-type="float" office:value="1" calcext:value-type="float">
            <text:p>1</text:p>
          </table:table-cell>
          <table:table-cell office:value-type="float" office:value="47165708" calcext:value-type="float">
            <text:p>47165708</text:p>
          </table:table-cell>
          <table:table-cell office:value-type="float" office:value="47165712" calcext:value-type="float">
            <text:p>471657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01345" calcext:value-type="float">
            <text:p>5.001345</text:p>
          </table:table-cell>
          <table:table-cell office:value-type="float" office:value="2.594718" calcext:value-type="float">
            <text:p>2.594718</text:p>
          </table:table-cell>
          <table:table-cell office:value-type="float" office:value="2.500673" calcext:value-type="float">
            <text:p>2.500673</text:p>
          </table:table-cell>
          <table:table-cell office:value-type="float" office:value="1.92751" calcext:value-type="float">
            <text:p>1.92751</text:p>
          </table:table-cell>
          <table:table-cell office:value-type="float" office:value="2" calcext:value-type="float">
            <text:p>2</text:p>
          </table:table-cell>
          <table:table-cell office:value-type="float" office:value="0.963755" calcext:value-type="float">
            <text:p>0.963755</text:p>
          </table:table-cell>
          <table:table-cell office:value-type="float" office:value="1" calcext:value-type="float">
            <text:p>1</text:p>
          </table:table-cell>
          <table:table-cell office:value-type="float" office:value="46945492" calcext:value-type="float">
            <text:p>46945492</text:p>
          </table:table-cell>
          <table:table-cell office:value-type="float" office:value="46945496" calcext:value-type="float">
            <text:p>469454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04247" calcext:value-type="float">
            <text:p>5.04247</text:p>
          </table:table-cell>
          <table:table-cell office:value-type="float" office:value="2.616016" calcext:value-type="float">
            <text:p>2.616016</text:p>
          </table:table-cell>
          <table:table-cell office:value-type="float" office:value="2.521235" calcext:value-type="float">
            <text:p>2.521235</text:p>
          </table:table-cell>
          <table:table-cell office:value-type="float" office:value="1.927538" calcext:value-type="float">
            <text:p>1.927538</text:p>
          </table:table-cell>
          <table:table-cell office:value-type="float" office:value="2" calcext:value-type="float">
            <text:p>2</text:p>
          </table:table-cell>
          <table:table-cell office:value-type="float" office:value="0.963769" calcext:value-type="float">
            <text:p>0.9637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726872" calcext:value-type="float">
            <text:p>467268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084368" calcext:value-type="float">
            <text:p>5.084368</text:p>
          </table:table-cell>
          <table:table-cell office:value-type="float" office:value="2.637104" calcext:value-type="float">
            <text:p>2.637104</text:p>
          </table:table-cell>
          <table:table-cell office:value-type="float" office:value="2.542184" calcext:value-type="float">
            <text:p>2.542184</text:p>
          </table:table-cell>
          <table:table-cell office:value-type="float" office:value="1.928012" calcext:value-type="float">
            <text:p>1.928012</text:p>
          </table:table-cell>
          <table:table-cell office:value-type="float" office:value="2" calcext:value-type="float">
            <text:p>2</text:p>
          </table:table-cell>
          <table:table-cell office:value-type="float" office:value="0.964006" calcext:value-type="float">
            <text:p>0.964006</text:p>
          </table:table-cell>
          <table:table-cell office:value-type="float" office:value="1" calcext:value-type="float">
            <text:p>1</text:p>
          </table:table-cell>
          <table:table-cell office:value-type="float" office:value="46509052" calcext:value-type="float">
            <text:p>46509052</text:p>
          </table:table-cell>
          <table:table-cell office:value-type="float" office:value="46509044" calcext:value-type="float">
            <text:p>4650904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129891" calcext:value-type="float">
            <text:p>5.129891</text:p>
          </table:table-cell>
          <table:table-cell office:value-type="float" office:value="2.660282" calcext:value-type="float">
            <text:p>2.660282</text:p>
          </table:table-cell>
          <table:table-cell office:value-type="float" office:value="2.564946" calcext:value-type="float">
            <text:p>2.564946</text:p>
          </table:table-cell>
          <table:table-cell office:value-type="float" office:value="1.928326" calcext:value-type="float">
            <text:p>1.928326</text:p>
          </table:table-cell>
          <table:table-cell office:value-type="float" office:value="2" calcext:value-type="float">
            <text:p>2</text:p>
          </table:table-cell>
          <table:table-cell office:value-type="float" office:value="0.964163" calcext:value-type="float">
            <text:p>0.964163</text:p>
          </table:table-cell>
          <table:table-cell office:value-type="float" office:value="1" calcext:value-type="float">
            <text:p>1</text:p>
          </table:table-cell>
          <table:table-cell office:value-type="float" office:value="46292004" calcext:value-type="float">
            <text:p>46292004</text:p>
          </table:table-cell>
          <table:table-cell office:value-type="float" office:value="46292008" calcext:value-type="float">
            <text:p>462920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171576" calcext:value-type="float">
            <text:p>5.171576</text:p>
          </table:table-cell>
          <table:table-cell office:value-type="float" office:value="2.682793" calcext:value-type="float">
            <text:p>2.682793</text:p>
          </table:table-cell>
          <table:table-cell office:value-type="float" office:value="2.585788" calcext:value-type="float">
            <text:p>2.585788</text:p>
          </table:table-cell>
          <table:table-cell office:value-type="float" office:value="1.927684" calcext:value-type="float">
            <text:p>1.927684</text:p>
          </table:table-cell>
          <table:table-cell office:value-type="float" office:value="2" calcext:value-type="float">
            <text:p>2</text:p>
          </table:table-cell>
          <table:table-cell office:value-type="float" office:value="0.963842" calcext:value-type="float">
            <text:p>0.963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076848" calcext:value-type="float">
            <text:p>460768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1264" calcext:value-type="float">
            <text:p>5.21264</text:p>
          </table:table-cell>
          <table:table-cell office:value-type="float" office:value="2.705148" calcext:value-type="float">
            <text:p>2.705148</text:p>
          </table:table-cell>
          <table:table-cell office:value-type="float" office:value="2.60632" calcext:value-type="float">
            <text:p>2.60632</text:p>
          </table:table-cell>
          <table:table-cell office:value-type="float" office:value="1.926933" calcext:value-type="float">
            <text:p>1.926933</text:p>
          </table:table-cell>
          <table:table-cell office:value-type="float" office:value="2" calcext:value-type="float">
            <text:p>2</text:p>
          </table:table-cell>
          <table:table-cell office:value-type="float" office:value="0.963467" calcext:value-type="float">
            <text:p>0.9634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862776" calcext:value-type="float">
            <text:p>458627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254279" calcext:value-type="float">
            <text:p>5.254279</text:p>
          </table:table-cell>
          <table:table-cell office:value-type="float" office:value="2.726207" calcext:value-type="float">
            <text:p>2.726207</text:p>
          </table:table-cell>
          <table:table-cell office:value-type="float" office:value="2.62714" calcext:value-type="float">
            <text:p>2.62714</text:p>
          </table:table-cell>
          <table:table-cell office:value-type="float" office:value="1.927322" calcext:value-type="float">
            <text:p>1.927322</text:p>
          </table:table-cell>
          <table:table-cell office:value-type="float" office:value="2" calcext:value-type="float">
            <text:p>2</text:p>
          </table:table-cell>
          <table:table-cell office:value-type="float" office:value="0.963661" calcext:value-type="float">
            <text:p>0.963661</text:p>
          </table:table-cell>
          <table:table-cell office:value-type="float" office:value="1" calcext:value-type="float">
            <text:p>1</text:p>
          </table:table-cell>
          <table:table-cell office:value-type="float" office:value="45648984" calcext:value-type="float">
            <text:p>45648984</text:p>
          </table:table-cell>
          <table:table-cell office:value-type="float" office:value="45648988" calcext:value-type="float">
            <text:p>4564898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296347" calcext:value-type="float">
            <text:p>5.296347</text:p>
          </table:table-cell>
          <table:table-cell office:value-type="float" office:value="2.746713" calcext:value-type="float">
            <text:p>2.746713</text:p>
          </table:table-cell>
          <table:table-cell office:value-type="float" office:value="2.648174" calcext:value-type="float">
            <text:p>2.648174</text:p>
          </table:table-cell>
          <table:table-cell office:value-type="float" office:value="1.928249" calcext:value-type="float">
            <text:p>1.928249</text:p>
          </table:table-cell>
          <table:table-cell office:value-type="float" office:value="2" calcext:value-type="float">
            <text:p>2</text:p>
          </table:table-cell>
          <table:table-cell office:value-type="float" office:value="0.964125" calcext:value-type="float">
            <text:p>0.964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437068" calcext:value-type="float">
            <text:p>454370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340394" calcext:value-type="float">
            <text:p>5.340394</text:p>
          </table:table-cell>
          <table:table-cell office:value-type="float" office:value="2.767285" calcext:value-type="float">
            <text:p>2.767285</text:p>
          </table:table-cell>
          <table:table-cell office:value-type="float" office:value="2.670197" calcext:value-type="float">
            <text:p>2.670197</text:p>
          </table:table-cell>
          <table:table-cell office:value-type="float" office:value="1.929831" calcext:value-type="float">
            <text:p>1.929831</text:p>
          </table:table-cell>
          <table:table-cell office:value-type="float" office:value="2" calcext:value-type="float">
            <text:p>2</text:p>
          </table:table-cell>
          <table:table-cell office:value-type="float" office:value="0.964916" calcext:value-type="float">
            <text:p>0.964916</text:p>
          </table:table-cell>
          <table:table-cell office:value-type="float" office:value="1" calcext:value-type="float">
            <text:p>1</text:p>
          </table:table-cell>
          <table:table-cell office:value-type="float" office:value="45226236" calcext:value-type="float">
            <text:p>45226236</text:p>
          </table:table-cell>
          <table:table-cell office:value-type="float" office:value="45226232" calcext:value-type="float">
            <text:p>452262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381973" calcext:value-type="float">
            <text:p>5.381973</text:p>
          </table:table-cell>
          <table:table-cell office:value-type="float" office:value="2.787811" calcext:value-type="float">
            <text:p>2.787811</text:p>
          </table:table-cell>
          <table:table-cell office:value-type="float" office:value="2.690987" calcext:value-type="float">
            <text:p>2.690987</text:p>
          </table:table-cell>
          <table:table-cell office:value-type="float" office:value="1.930537" calcext:value-type="float">
            <text:p>1.930537</text:p>
          </table:table-cell>
          <table:table-cell office:value-type="float" office:value="2" calcext:value-type="float">
            <text:p>2</text:p>
          </table:table-cell>
          <table:table-cell office:value-type="float" office:value="0.965269" calcext:value-type="float">
            <text:p>0.965269</text:p>
          </table:table-cell>
          <table:table-cell office:value-type="float" office:value="1" calcext:value-type="float">
            <text:p>1</text:p>
          </table:table-cell>
          <table:table-cell office:value-type="float" office:value="45016260" calcext:value-type="float">
            <text:p>45016260</text:p>
          </table:table-cell>
          <table:table-cell office:value-type="float" office:value="45016256" calcext:value-type="float">
            <text:p>450162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23326" calcext:value-type="float">
            <text:p>5.423326</text:p>
          </table:table-cell>
          <table:table-cell office:value-type="float" office:value="2.809195" calcext:value-type="float">
            <text:p>2.809195</text:p>
          </table:table-cell>
          <table:table-cell office:value-type="float" office:value="2.711663" calcext:value-type="float">
            <text:p>2.711663</text:p>
          </table:table-cell>
          <table:table-cell office:value-type="float" office:value="1.930563" calcext:value-type="float">
            <text:p>1.930563</text:p>
          </table:table-cell>
          <table:table-cell office:value-type="float" office:value="2" calcext:value-type="float">
            <text:p>2</text:p>
          </table:table-cell>
          <table:table-cell office:value-type="float" office:value="0.965281" calcext:value-type="float">
            <text:p>0.965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808100" calcext:value-type="float">
            <text:p>44808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46487" calcext:value-type="float">
            <text:p>5.46487</text:p>
          </table:table-cell>
          <table:table-cell office:value-type="float" office:value="2.830712" calcext:value-type="float">
            <text:p>2.830712</text:p>
          </table:table-cell>
          <table:table-cell office:value-type="float" office:value="2.732435" calcext:value-type="float">
            <text:p>2.732435</text:p>
          </table:table-cell>
          <table:table-cell office:value-type="float" office:value="1.930563" calcext:value-type="float">
            <text:p>1.930563</text:p>
          </table:table-cell>
          <table:table-cell office:value-type="float" office:value="2" calcext:value-type="float">
            <text:p>2</text:p>
          </table:table-cell>
          <table:table-cell office:value-type="float" office:value="0.965282" calcext:value-type="float">
            <text:p>0.965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00292" calcext:value-type="float">
            <text:p>446002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06408" calcext:value-type="float">
            <text:p>5.506408</text:p>
          </table:table-cell>
          <table:table-cell office:value-type="float" office:value="2.852183" calcext:value-type="float">
            <text:p>2.852183</text:p>
          </table:table-cell>
          <table:table-cell office:value-type="float" office:value="2.753204" calcext:value-type="float">
            <text:p>2.753204</text:p>
          </table:table-cell>
          <table:table-cell office:value-type="float" office:value="1.930594" calcext:value-type="float">
            <text:p>1.930594</text:p>
          </table:table-cell>
          <table:table-cell office:value-type="float" office:value="2" calcext:value-type="float">
            <text:p>2</text:p>
          </table:table-cell>
          <table:table-cell office:value-type="float" office:value="0.965297" calcext:value-type="float">
            <text:p>0.965297</text:p>
          </table:table-cell>
          <table:table-cell office:value-type="float" office:value="1" calcext:value-type="float">
            <text:p>1</text:p>
          </table:table-cell>
          <table:table-cell office:value-type="float" office:value="44393620" calcext:value-type="float">
            <text:p>44393620</text:p>
          </table:table-cell>
          <table:table-cell office:value-type="float" office:value="44393616" calcext:value-type="float">
            <text:p>443936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547469" calcext:value-type="float">
            <text:p>5.547469</text:p>
          </table:table-cell>
          <table:table-cell office:value-type="float" office:value="2.873601" calcext:value-type="float">
            <text:p>2.873601</text:p>
          </table:table-cell>
          <table:table-cell office:value-type="float" office:value="2.773734" calcext:value-type="float">
            <text:p>2.773734</text:p>
          </table:table-cell>
          <table:table-cell office:value-type="float" office:value="1.930494" calcext:value-type="float">
            <text:p>1.930494</text:p>
          </table:table-cell>
          <table:table-cell office:value-type="float" office:value="2" calcext:value-type="float">
            <text:p>2</text:p>
          </table:table-cell>
          <table:table-cell office:value-type="float" office:value="0.965247" calcext:value-type="float">
            <text:p>0.965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188568" calcext:value-type="float">
            <text:p>441885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588764" calcext:value-type="float">
            <text:p>5.588764</text:p>
          </table:table-cell>
          <table:table-cell office:value-type="float" office:value="2.89769" calcext:value-type="float">
            <text:p>2.89769</text:p>
          </table:table-cell>
          <table:table-cell office:value-type="float" office:value="2.794382" calcext:value-type="float">
            <text:p>2.794382</text:p>
          </table:table-cell>
          <table:table-cell office:value-type="float" office:value="1.928696" calcext:value-type="float">
            <text:p>1.928696</text:p>
          </table:table-cell>
          <table:table-cell office:value-type="float" office:value="2" calcext:value-type="float">
            <text:p>2</text:p>
          </table:table-cell>
          <table:table-cell office:value-type="float" office:value="0.964348" calcext:value-type="float">
            <text:p>0.964348</text:p>
          </table:table-cell>
          <table:table-cell office:value-type="float" office:value="1" calcext:value-type="float">
            <text:p>1</text:p>
          </table:table-cell>
          <table:table-cell office:value-type="float" office:value="43984076" calcext:value-type="float">
            <text:p>43984076</text:p>
          </table:table-cell>
          <table:table-cell office:value-type="float" office:value="43984080" calcext:value-type="float">
            <text:p>4398408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630722" calcext:value-type="float">
            <text:p>5.630722</text:p>
          </table:table-cell>
          <table:table-cell office:value-type="float" office:value="2.92084" calcext:value-type="float">
            <text:p>2.92084</text:p>
          </table:table-cell>
          <table:table-cell office:value-type="float" office:value="2.815361" calcext:value-type="float">
            <text:p>2.815361</text:p>
          </table:table-cell>
          <table:table-cell office:value-type="float" office:value="1.927775" calcext:value-type="float">
            <text:p>1.927775</text:p>
          </table:table-cell>
          <table:table-cell office:value-type="float" office:value="2" calcext:value-type="float">
            <text:p>2</text:p>
          </table:table-cell>
          <table:table-cell office:value-type="float" office:value="0.963887" calcext:value-type="float">
            <text:p>0.963887</text:p>
          </table:table-cell>
          <table:table-cell office:value-type="float" office:value="1" calcext:value-type="float">
            <text:p>1</text:p>
          </table:table-cell>
          <table:table-cell office:value-type="float" office:value="43780952" calcext:value-type="float">
            <text:p>43780952</text:p>
          </table:table-cell>
          <table:table-cell office:value-type="float" office:value="43780956" calcext:value-type="float">
            <text:p>437809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67276" calcext:value-type="float">
            <text:p>5.67276</text:p>
          </table:table-cell>
          <table:table-cell office:value-type="float" office:value="2.942153" calcext:value-type="float">
            <text:p>2.942153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1.928099" calcext:value-type="float">
            <text:p>1.928099</text:p>
          </table:table-cell>
          <table:table-cell office:value-type="float" office:value="2" calcext:value-type="float">
            <text:p>2</text:p>
          </table:table-cell>
          <table:table-cell office:value-type="float" office:value="0.964049" calcext:value-type="float">
            <text:p>0.964049</text:p>
          </table:table-cell>
          <table:table-cell office:value-type="float" office:value="1" calcext:value-type="float">
            <text:p>1</text:p>
          </table:table-cell>
          <table:table-cell office:value-type="float" office:value="43578500" calcext:value-type="float">
            <text:p>43578500</text:p>
          </table:table-cell>
          <table:table-cell office:value-type="float" office:value="43578504" calcext:value-type="float">
            <text:p>435785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71552" calcext:value-type="float">
            <text:p>5.71552</text:p>
          </table:table-cell>
          <table:table-cell office:value-type="float" office:value="2.963295" calcext:value-type="float">
            <text:p>2.963295</text:p>
          </table:table-cell>
          <table:table-cell office:value-type="float" office:value="2.85776" calcext:value-type="float">
            <text:p>2.85776</text:p>
          </table:table-cell>
          <table:table-cell office:value-type="float" office:value="1.928772" calcext:value-type="float">
            <text:p>1.928772</text:p>
          </table:table-cell>
          <table:table-cell office:value-type="float" office:value="2" calcext:value-type="float">
            <text:p>2</text:p>
          </table:table-cell>
          <table:table-cell office:value-type="float" office:value="0.964386" calcext:value-type="float">
            <text:p>0.964386</text:p>
          </table:table-cell>
          <table:table-cell office:value-type="float" office:value="1" calcext:value-type="float">
            <text:p>1</text:p>
          </table:table-cell>
          <table:table-cell office:value-type="float" office:value="43377636" calcext:value-type="float">
            <text:p>43377636</text:p>
          </table:table-cell>
          <table:table-cell office:value-type="float" office:value="43377632" calcext:value-type="float">
            <text:p>43377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758565" calcext:value-type="float">
            <text:p>5.758565</text:p>
          </table:table-cell>
          <table:table-cell office:value-type="float" office:value="2.984362" calcext:value-type="float">
            <text:p>2.984362</text:p>
          </table:table-cell>
          <table:table-cell office:value-type="float" office:value="2.879283" calcext:value-type="float">
            <text:p>2.879283</text:p>
          </table:table-cell>
          <table:table-cell office:value-type="float" office:value="1.92958" calcext:value-type="float">
            <text:p>1.92958</text:p>
          </table:table-cell>
          <table:table-cell office:value-type="float" office:value="2" calcext:value-type="float">
            <text:p>2</text:p>
          </table:table-cell>
          <table:table-cell office:value-type="float" office:value="0.96479" calcext:value-type="float">
            <text:p>0.96479</text:p>
          </table:table-cell>
          <table:table-cell office:value-type="float" office:value="1" calcext:value-type="float">
            <text:p>1</text:p>
          </table:table-cell>
          <table:table-cell office:value-type="float" office:value="43177640" calcext:value-type="float">
            <text:p>43177640</text:p>
          </table:table-cell>
          <table:table-cell office:value-type="float" office:value="43177648" calcext:value-type="float">
            <text:p>431776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801225" calcext:value-type="float">
            <text:p>5.801225</text:p>
          </table:table-cell>
          <table:table-cell office:value-type="float" office:value="3.005352" calcext:value-type="float">
            <text:p>3.005352</text:p>
          </table:table-cell>
          <table:table-cell office:value-type="float" office:value="2.900613" calcext:value-type="float">
            <text:p>2.900613</text:p>
          </table:table-cell>
          <table:table-cell office:value-type="float" office:value="1.930298" calcext:value-type="float">
            <text:p>1.930298</text:p>
          </table:table-cell>
          <table:table-cell office:value-type="float" office:value="2" calcext:value-type="float">
            <text:p>2</text:p>
          </table:table-cell>
          <table:table-cell office:value-type="float" office:value="0.965149" calcext:value-type="float">
            <text:p>0.965149</text:p>
          </table:table-cell>
          <table:table-cell office:value-type="float" office:value="1" calcext:value-type="float">
            <text:p>1</text:p>
          </table:table-cell>
          <table:table-cell office:value-type="float" office:value="42978544" calcext:value-type="float">
            <text:p>42978544</text:p>
          </table:table-cell>
          <table:table-cell office:value-type="float" office:value="42978548" calcext:value-type="float">
            <text:p>429785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42924" calcext:value-type="float">
            <text:p>5.842924</text:p>
          </table:table-cell>
          <table:table-cell office:value-type="float" office:value="3.026232" calcext:value-type="float">
            <text:p>3.026232</text:p>
          </table:table-cell>
          <table:table-cell office:value-type="float" office:value="2.921462" calcext:value-type="float">
            <text:p>2.921462</text:p>
          </table:table-cell>
          <table:table-cell office:value-type="float" office:value="1.930759" calcext:value-type="float">
            <text:p>1.930759</text:p>
          </table:table-cell>
          <table:table-cell office:value-type="float" office:value="2" calcext:value-type="float">
            <text:p>2</text:p>
          </table:table-cell>
          <table:table-cell office:value-type="float" office:value="0.965379" calcext:value-type="float">
            <text:p>0.965379</text:p>
          </table:table-cell>
          <table:table-cell office:value-type="float" office:value="1" calcext:value-type="float">
            <text:p>1</text:p>
          </table:table-cell>
          <table:table-cell office:value-type="float" office:value="42780560" calcext:value-type="float">
            <text:p>42780560</text:p>
          </table:table-cell>
          <table:table-cell office:value-type="float" office:value="42780568" calcext:value-type="float">
            <text:p>427805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884035" calcext:value-type="float">
            <text:p>5.884035</text:p>
          </table:table-cell>
          <table:table-cell office:value-type="float" office:value="3.04791" calcext:value-type="float">
            <text:p>3.04791</text:p>
          </table:table-cell>
          <table:table-cell office:value-type="float" office:value="2.942018" calcext:value-type="float">
            <text:p>2.942018</text:p>
          </table:table-cell>
          <table:table-cell office:value-type="float" office:value="1.930514" calcext:value-type="float">
            <text:p>1.930514</text:p>
          </table:table-cell>
          <table:table-cell office:value-type="float" office:value="2" calcext:value-type="float">
            <text:p>2</text:p>
          </table:table-cell>
          <table:table-cell office:value-type="float" office:value="0.965257" calcext:value-type="float">
            <text:p>0.965257</text:p>
          </table:table-cell>
          <table:table-cell office:value-type="float" office:value="1" calcext:value-type="float">
            <text:p>1</text:p>
          </table:table-cell>
          <table:table-cell office:value-type="float" office:value="42584016" calcext:value-type="float">
            <text:p>42584016</text:p>
          </table:table-cell>
          <table:table-cell office:value-type="float" office:value="42584012" calcext:value-type="float">
            <text:p>425840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.925692" calcext:value-type="float">
            <text:p>5.925692</text:p>
          </table:table-cell>
          <table:table-cell office:value-type="float" office:value="3.069569" calcext:value-type="float">
            <text:p>3.069569</text:p>
          </table:table-cell>
          <table:table-cell office:value-type="float" office:value="2.962846" calcext:value-type="float">
            <text:p>2.962846</text:p>
          </table:table-cell>
          <table:table-cell office:value-type="float" office:value="1.930464" calcext:value-type="float">
            <text:p>1.930464</text:p>
          </table:table-cell>
          <table:table-cell office:value-type="float" office:value="2" calcext:value-type="float">
            <text:p>2</text:p>
          </table:table-cell>
          <table:table-cell office:value-type="float" office:value="0.965232" calcext:value-type="float">
            <text:p>0.965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388320" calcext:value-type="float">
            <text:p>423883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.967959" calcext:value-type="float">
            <text:p>5.967959</text:p>
          </table:table-cell>
          <table:table-cell office:value-type="float" office:value="3.0914" calcext:value-type="float">
            <text:p>3.0914</text:p>
          </table:table-cell>
          <table:table-cell office:value-type="float" office:value="2.983979" calcext:value-type="float">
            <text:p>2.983979</text:p>
          </table:table-cell>
          <table:table-cell office:value-type="float" office:value="1.930503" calcext:value-type="float">
            <text:p>1.930503</text:p>
          </table:table-cell>
          <table:table-cell office:value-type="float" office:value="2" calcext:value-type="float">
            <text:p>2</text:p>
          </table:table-cell>
          <table:table-cell office:value-type="float" office:value="0.965252" calcext:value-type="float">
            <text:p>0.965252</text:p>
          </table:table-cell>
          <table:table-cell office:value-type="float" office:value="1" calcext:value-type="float">
            <text:p>1</text:p>
          </table:table-cell>
          <table:table-cell office:value-type="float" office:value="42193024" calcext:value-type="float">
            <text:p>42193024</text:p>
          </table:table-cell>
          <table:table-cell office:value-type="float" office:value="42193020" calcext:value-type="float">
            <text:p>421930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009857" calcext:value-type="float">
            <text:p>6.009857</text:p>
          </table:table-cell>
          <table:table-cell office:value-type="float" office:value="3.112606" calcext:value-type="float">
            <text:p>3.112606</text:p>
          </table:table-cell>
          <table:table-cell office:value-type="float" office:value="3.004928" calcext:value-type="float">
            <text:p>3.004928</text:p>
          </table:table-cell>
          <table:table-cell office:value-type="float" office:value="1.930812" calcext:value-type="float">
            <text:p>1.930812</text:p>
          </table:table-cell>
          <table:table-cell office:value-type="float" office:value="2" calcext:value-type="float">
            <text:p>2</text:p>
          </table:table-cell>
          <table:table-cell office:value-type="float" office:value="0.965406" calcext:value-type="float">
            <text:p>0.9654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999336" calcext:value-type="float">
            <text:p>419993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052181" calcext:value-type="float">
            <text:p>6.052181</text:p>
          </table:table-cell>
          <table:table-cell office:value-type="float" office:value="3.134339" calcext:value-type="float">
            <text:p>3.134339</text:p>
          </table:table-cell>
          <table:table-cell office:value-type="float" office:value="3.026091" calcext:value-type="float">
            <text:p>3.026091</text:p>
          </table:table-cell>
          <table:table-cell office:value-type="float" office:value="1.930928" calcext:value-type="float">
            <text:p>1.930928</text:p>
          </table:table-cell>
          <table:table-cell office:value-type="float" office:value="2" calcext:value-type="float">
            <text:p>2</text:p>
          </table:table-cell>
          <table:table-cell office:value-type="float" office:value="0.965464" calcext:value-type="float">
            <text:p>0.965464</text:p>
          </table:table-cell>
          <table:table-cell office:value-type="float" office:value="1" calcext:value-type="float">
            <text:p>1</text:p>
          </table:table-cell>
          <table:table-cell office:value-type="float" office:value="41806824" calcext:value-type="float">
            <text:p>41806824</text:p>
          </table:table-cell>
          <table:table-cell office:value-type="float" office:value="41806828" calcext:value-type="float">
            <text:p>418068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094101" calcext:value-type="float">
            <text:p>6.094101</text:p>
          </table:table-cell>
          <table:table-cell office:value-type="float" office:value="3.156402" calcext:value-type="float">
            <text:p>3.156402</text:p>
          </table:table-cell>
          <table:table-cell office:value-type="float" office:value="3.047051" calcext:value-type="float">
            <text:p>3.047051</text:p>
          </table:table-cell>
          <table:table-cell office:value-type="float" office:value="1.930712" calcext:value-type="float">
            <text:p>1.930712</text:p>
          </table:table-cell>
          <table:table-cell office:value-type="float" office:value="2" calcext:value-type="float">
            <text:p>2</text:p>
          </table:table-cell>
          <table:table-cell office:value-type="float" office:value="0.965356" calcext:value-type="float">
            <text:p>0.965356</text:p>
          </table:table-cell>
          <table:table-cell office:value-type="float" office:value="1" calcext:value-type="float">
            <text:p>1</text:p>
          </table:table-cell>
          <table:table-cell office:value-type="float" office:value="41615224" calcext:value-type="float">
            <text:p>41615224</text:p>
          </table:table-cell>
          <table:table-cell office:value-type="float" office:value="41615232" calcext:value-type="float">
            <text:p>416152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137092" calcext:value-type="float">
            <text:p>6.137092</text:p>
          </table:table-cell>
          <table:table-cell office:value-type="float" office:value="3.177916" calcext:value-type="float">
            <text:p>3.177916</text:p>
          </table:table-cell>
          <table:table-cell office:value-type="float" office:value="3.068546" calcext:value-type="float">
            <text:p>3.068546</text:p>
          </table:table-cell>
          <table:table-cell office:value-type="float" office:value="1.931169" calcext:value-type="float">
            <text:p>1.931169</text:p>
          </table:table-cell>
          <table:table-cell office:value-type="float" office:value="2" calcext:value-type="float">
            <text:p>2</text:p>
          </table:table-cell>
          <table:table-cell office:value-type="float" office:value="0.965584" calcext:value-type="float">
            <text:p>0.965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424024" calcext:value-type="float">
            <text:p>414240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18088" calcext:value-type="float">
            <text:p>6.18088</text:p>
          </table:table-cell>
          <table:table-cell office:value-type="float" office:value="3.199086" calcext:value-type="float">
            <text:p>3.199086</text:p>
          </table:table-cell>
          <table:table-cell office:value-type="float" office:value="3.09044" calcext:value-type="float">
            <text:p>3.09044</text:p>
          </table:table-cell>
          <table:table-cell office:value-type="float" office:value="1.932077" calcext:value-type="float">
            <text:p>1.932077</text:p>
          </table:table-cell>
          <table:table-cell office:value-type="float" office:value="2" calcext:value-type="float">
            <text:p>2</text:p>
          </table:table-cell>
          <table:table-cell office:value-type="float" office:value="0.966038" calcext:value-type="float">
            <text:p>0.966038</text:p>
          </table:table-cell>
          <table:table-cell office:value-type="float" office:value="1" calcext:value-type="float">
            <text:p>1</text:p>
          </table:table-cell>
          <table:table-cell office:value-type="float" office:value="41234440" calcext:value-type="float">
            <text:p>41234440</text:p>
          </table:table-cell>
          <table:table-cell office:value-type="float" office:value="41234444" calcext:value-type="float">
            <text:p>412344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224072" calcext:value-type="float">
            <text:p>6.224072</text:p>
          </table:table-cell>
          <table:table-cell office:value-type="float" office:value="3.220038" calcext:value-type="float">
            <text:p>3.220038</text:p>
          </table:table-cell>
          <table:table-cell office:value-type="float" office:value="3.112036" calcext:value-type="float">
            <text:p>3.112036</text:p>
          </table:table-cell>
          <table:table-cell office:value-type="float" office:value="1.932919" calcext:value-type="float">
            <text:p>1.932919</text:p>
          </table:table-cell>
          <table:table-cell office:value-type="float" office:value="2" calcext:value-type="float">
            <text:p>2</text:p>
          </table:table-cell>
          <table:table-cell office:value-type="float" office:value="0.966459" calcext:value-type="float">
            <text:p>0.966459</text:p>
          </table:table-cell>
          <table:table-cell office:value-type="float" office:value="1" calcext:value-type="float">
            <text:p>1</text:p>
          </table:table-cell>
          <table:table-cell office:value-type="float" office:value="41045840" calcext:value-type="float">
            <text:p>41045840</text:p>
          </table:table-cell>
          <table:table-cell office:value-type="float" office:value="41045848" calcext:value-type="float">
            <text:p>410458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267275" calcext:value-type="float">
            <text:p>6.267275</text:p>
          </table:table-cell>
          <table:table-cell office:value-type="float" office:value="3.241343" calcext:value-type="float">
            <text:p>3.241343</text:p>
          </table:table-cell>
          <table:table-cell office:value-type="float" office:value="3.133637" calcext:value-type="float">
            <text:p>3.133637</text:p>
          </table:table-cell>
          <table:table-cell office:value-type="float" office:value="1.933543" calcext:value-type="float">
            <text:p>1.933543</text:p>
          </table:table-cell>
          <table:table-cell office:value-type="float" office:value="2" calcext:value-type="float">
            <text:p>2</text:p>
          </table:table-cell>
          <table:table-cell office:value-type="float" office:value="0.966771" calcext:value-type="float">
            <text:p>0.966771</text:p>
          </table:table-cell>
          <table:table-cell office:value-type="float" office:value="1" calcext:value-type="float">
            <text:p>1</text:p>
          </table:table-cell>
          <table:table-cell office:value-type="float" office:value="40857812" calcext:value-type="float">
            <text:p>40857812</text:p>
          </table:table-cell>
          <table:table-cell office:value-type="float" office:value="40857828" calcext:value-type="float">
            <text:p>408578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311041" calcext:value-type="float">
            <text:p>6.311041</text:p>
          </table:table-cell>
          <table:table-cell office:value-type="float" office:value="3.26256" calcext:value-type="float">
            <text:p>3.26256</text:p>
          </table:table-cell>
          <table:table-cell office:value-type="float" office:value="3.15552" calcext:value-type="float">
            <text:p>3.15552</text:p>
          </table:table-cell>
          <table:table-cell office:value-type="float" office:value="1.934383" calcext:value-type="float">
            <text:p>1.934383</text:p>
          </table:table-cell>
          <table:table-cell office:value-type="float" office:value="2" calcext:value-type="float">
            <text:p>2</text:p>
          </table:table-cell>
          <table:table-cell office:value-type="float" office:value="0.967191" calcext:value-type="float">
            <text:p>0.967191</text:p>
          </table:table-cell>
          <table:table-cell office:value-type="float" office:value="1" calcext:value-type="float">
            <text:p>1</text:p>
          </table:table-cell>
          <table:table-cell office:value-type="float" office:value="40671284" calcext:value-type="float">
            <text:p>40671284</text:p>
          </table:table-cell>
          <table:table-cell office:value-type="float" office:value="40671288" calcext:value-type="float">
            <text:p>406712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353583" calcext:value-type="float">
            <text:p>6.353583</text:p>
          </table:table-cell>
          <table:table-cell office:value-type="float" office:value="3.28343" calcext:value-type="float">
            <text:p>3.28343</text:p>
          </table:table-cell>
          <table:table-cell office:value-type="float" office:value="3.176792" calcext:value-type="float">
            <text:p>3.176792</text:p>
          </table:table-cell>
          <table:table-cell office:value-type="float" office:value="1.935044" calcext:value-type="float">
            <text:p>1.935044</text:p>
          </table:table-cell>
          <table:table-cell office:value-type="float" office:value="2" calcext:value-type="float">
            <text:p>2</text:p>
          </table:table-cell>
          <table:table-cell office:value-type="float" office:value="0.967522" calcext:value-type="float">
            <text:p>0.967522</text:p>
          </table:table-cell>
          <table:table-cell office:value-type="float" office:value="1" calcext:value-type="float">
            <text:p>1</text:p>
          </table:table-cell>
          <table:table-cell office:value-type="float" office:value="40485680" calcext:value-type="float">
            <text:p>40485680</text:p>
          </table:table-cell>
          <table:table-cell office:value-type="float" office:value="40485672" calcext:value-type="float">
            <text:p>404856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395681" calcext:value-type="float">
            <text:p>6.395681</text:p>
          </table:table-cell>
          <table:table-cell office:value-type="float" office:value="3.306357" calcext:value-type="float">
            <text:p>3.306357</text:p>
          </table:table-cell>
          <table:table-cell office:value-type="float" office:value="3.19784" calcext:value-type="float">
            <text:p>3.19784</text:p>
          </table:table-cell>
          <table:table-cell office:value-type="float" office:value="1.934359" calcext:value-type="float">
            <text:p>1.934359</text:p>
          </table:table-cell>
          <table:table-cell office:value-type="float" office:value="2" calcext:value-type="float">
            <text:p>2</text:p>
          </table:table-cell>
          <table:table-cell office:value-type="float" office:value="0.967179" calcext:value-type="float">
            <text:p>0.967179</text:p>
          </table:table-cell>
          <table:table-cell office:value-type="float" office:value="1" calcext:value-type="float">
            <text:p>1</text:p>
          </table:table-cell>
          <table:table-cell office:value-type="float" office:value="40300444" calcext:value-type="float">
            <text:p>40300444</text:p>
          </table:table-cell>
          <table:table-cell office:value-type="float" office:value="40300448" calcext:value-type="float">
            <text:p>403004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4382" calcext:value-type="float">
            <text:p>6.4382</text:p>
          </table:table-cell>
          <table:table-cell office:value-type="float" office:value="3.328614" calcext:value-type="float">
            <text:p>3.328614</text:p>
          </table:table-cell>
          <table:table-cell office:value-type="float" office:value="3.2191" calcext:value-type="float">
            <text:p>3.2191</text:p>
          </table:table-cell>
          <table:table-cell office:value-type="float" office:value="1.934199" calcext:value-type="float">
            <text:p>1.934199</text:p>
          </table:table-cell>
          <table:table-cell office:value-type="float" office:value="2" calcext:value-type="float">
            <text:p>2</text:p>
          </table:table-cell>
          <table:table-cell office:value-type="float" office:value="0.967099" calcext:value-type="float">
            <text:p>0.967099</text:p>
          </table:table-cell>
          <table:table-cell office:value-type="float" office:value="1" calcext:value-type="float">
            <text:p>1</text:p>
          </table:table-cell>
          <table:table-cell office:value-type="float" office:value="40116904" calcext:value-type="float">
            <text:p>40116904</text:p>
          </table:table-cell>
          <table:table-cell office:value-type="float" office:value="40116900" calcext:value-type="float">
            <text:p>401169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480557" calcext:value-type="float">
            <text:p>6.480557</text:p>
          </table:table-cell>
          <table:table-cell office:value-type="float" office:value="3.350826" calcext:value-type="float">
            <text:p>3.350826</text:p>
          </table:table-cell>
          <table:table-cell office:value-type="float" office:value="3.240278" calcext:value-type="float">
            <text:p>3.240278</text:p>
          </table:table-cell>
          <table:table-cell office:value-type="float" office:value="1.934018" calcext:value-type="float">
            <text:p>1.934018</text:p>
          </table:table-cell>
          <table:table-cell office:value-type="float" office:value="2" calcext:value-type="float">
            <text:p>2</text:p>
          </table:table-cell>
          <table:table-cell office:value-type="float" office:value="0.967009" calcext:value-type="float">
            <text:p>0.967009</text:p>
          </table:table-cell>
          <table:table-cell office:value-type="float" office:value="1" calcext:value-type="float">
            <text:p>1</text:p>
          </table:table-cell>
          <table:table-cell office:value-type="float" office:value="39933808" calcext:value-type="float">
            <text:p>39933808</text:p>
          </table:table-cell>
          <table:table-cell office:value-type="float" office:value="39933796" calcext:value-type="float">
            <text:p>399337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22733" calcext:value-type="float">
            <text:p>6.522733</text:p>
          </table:table-cell>
          <table:table-cell office:value-type="float" office:value="3.372814" calcext:value-type="float">
            <text:p>3.372814</text:p>
          </table:table-cell>
          <table:table-cell office:value-type="float" office:value="3.261366" calcext:value-type="float">
            <text:p>3.261366</text:p>
          </table:table-cell>
          <table:table-cell office:value-type="float" office:value="1.933914" calcext:value-type="float">
            <text:p>1.933914</text:p>
          </table:table-cell>
          <table:table-cell office:value-type="float" office:value="2" calcext:value-type="float">
            <text:p>2</text:p>
          </table:table-cell>
          <table:table-cell office:value-type="float" office:value="0.966957" calcext:value-type="float">
            <text:p>0.966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751868" calcext:value-type="float">
            <text:p>397518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65408" calcext:value-type="float">
            <text:p>6.565408</text:p>
          </table:table-cell>
          <table:table-cell office:value-type="float" office:value="3.395147" calcext:value-type="float">
            <text:p>3.395147</text:p>
          </table:table-cell>
          <table:table-cell office:value-type="float" office:value="3.282704" calcext:value-type="float">
            <text:p>3.282704</text:p>
          </table:table-cell>
          <table:table-cell office:value-type="float" office:value="1.933762" calcext:value-type="float">
            <text:p>1.933762</text:p>
          </table:table-cell>
          <table:table-cell office:value-type="float" office:value="2" calcext:value-type="float">
            <text:p>2</text:p>
          </table:table-cell>
          <table:table-cell office:value-type="float" office:value="0.966881" calcext:value-type="float">
            <text:p>0.966881</text:p>
          </table:table-cell>
          <table:table-cell office:value-type="float" office:value="1" calcext:value-type="float">
            <text:p>1</text:p>
          </table:table-cell>
          <table:table-cell office:value-type="float" office:value="39571096" calcext:value-type="float">
            <text:p>39571096</text:p>
          </table:table-cell>
          <table:table-cell office:value-type="float" office:value="39571100" calcext:value-type="float">
            <text:p>39571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0878" calcext:value-type="float">
            <text:p>6.60878</text:p>
          </table:table-cell>
          <table:table-cell office:value-type="float" office:value="3.41788" calcext:value-type="float">
            <text:p>3.41788</text:p>
          </table:table-cell>
          <table:table-cell office:value-type="float" office:value="3.30439" calcext:value-type="float">
            <text:p>3.30439</text:p>
          </table:table-cell>
          <table:table-cell office:value-type="float" office:value="1.93359" calcext:value-type="float">
            <text:p>1.93359</text:p>
          </table:table-cell>
          <table:table-cell office:value-type="float" office:value="2" calcext:value-type="float">
            <text:p>2</text:p>
          </table:table-cell>
          <table:table-cell office:value-type="float" office:value="0.966795" calcext:value-type="float">
            <text:p>0.966795</text:p>
          </table:table-cell>
          <table:table-cell office:value-type="float" office:value="1" calcext:value-type="float">
            <text:p>1</text:p>
          </table:table-cell>
          <table:table-cell office:value-type="float" office:value="39391052" calcext:value-type="float">
            <text:p>39391052</text:p>
          </table:table-cell>
          <table:table-cell office:value-type="float" office:value="39391040" calcext:value-type="float">
            <text:p>393910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652981" calcext:value-type="float">
            <text:p>6.652981</text:p>
          </table:table-cell>
          <table:table-cell office:value-type="float" office:value="3.440067" calcext:value-type="float">
            <text:p>3.440067</text:p>
          </table:table-cell>
          <table:table-cell office:value-type="float" office:value="3.32649" calcext:value-type="float">
            <text:p>3.32649</text:p>
          </table:table-cell>
          <table:table-cell office:value-type="float" office:value="1.933969" calcext:value-type="float">
            <text:p>1.933969</text:p>
          </table:table-cell>
          <table:table-cell office:value-type="float" office:value="2" calcext:value-type="float">
            <text:p>2</text:p>
          </table:table-cell>
          <table:table-cell office:value-type="float" office:value="0.966984" calcext:value-type="float">
            <text:p>0.966984</text:p>
          </table:table-cell>
          <table:table-cell office:value-type="float" office:value="1" calcext:value-type="float">
            <text:p>1</text:p>
          </table:table-cell>
          <table:table-cell office:value-type="float" office:value="39211924" calcext:value-type="float">
            <text:p>39211924</text:p>
          </table:table-cell>
          <table:table-cell office:value-type="float" office:value="39211928" calcext:value-type="float">
            <text:p>392119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697263" calcext:value-type="float">
            <text:p>6.697263</text:p>
          </table:table-cell>
          <table:table-cell office:value-type="float" office:value="3.461907" calcext:value-type="float">
            <text:p>3.461907</text:p>
          </table:table-cell>
          <table:table-cell office:value-type="float" office:value="3.348632" calcext:value-type="float">
            <text:p>3.348632</text:p>
          </table:table-cell>
          <table:table-cell office:value-type="float" office:value="1.934559" calcext:value-type="float">
            <text:p>1.934559</text:p>
          </table:table-cell>
          <table:table-cell office:value-type="float" office:value="2" calcext:value-type="float">
            <text:p>2</text:p>
          </table:table-cell>
          <table:table-cell office:value-type="float" office:value="0.967279" calcext:value-type="float">
            <text:p>0.967279</text:p>
          </table:table-cell>
          <table:table-cell office:value-type="float" office:value="1" calcext:value-type="float">
            <text:p>1</text:p>
          </table:table-cell>
          <table:table-cell office:value-type="float" office:value="39033764" calcext:value-type="float">
            <text:p>39033764</text:p>
          </table:table-cell>
          <table:table-cell office:value-type="float" office:value="39033756" calcext:value-type="float">
            <text:p>390337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40725" calcext:value-type="float">
            <text:p>6.740725</text:p>
          </table:table-cell>
          <table:table-cell office:value-type="float" office:value="3.483948" calcext:value-type="float">
            <text:p>3.483948</text:p>
          </table:table-cell>
          <table:table-cell office:value-type="float" office:value="3.370363" calcext:value-type="float">
            <text:p>3.370363</text:p>
          </table:table-cell>
          <table:table-cell office:value-type="float" office:value="1.934795" calcext:value-type="float">
            <text:p>1.934795</text:p>
          </table:table-cell>
          <table:table-cell office:value-type="float" office:value="2" calcext:value-type="float">
            <text:p>2</text:p>
          </table:table-cell>
          <table:table-cell office:value-type="float" office:value="0.967397" calcext:value-type="float">
            <text:p>0.967397</text:p>
          </table:table-cell>
          <table:table-cell office:value-type="float" office:value="1" calcext:value-type="float">
            <text:p>1</text:p>
          </table:table-cell>
          <table:table-cell office:value-type="float" office:value="38856508" calcext:value-type="float">
            <text:p>38856508</text:p>
          </table:table-cell>
          <table:table-cell office:value-type="float" office:value="38856496" calcext:value-type="float">
            <text:p>388564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84221" calcext:value-type="float">
            <text:p>6.784221</text:p>
          </table:table-cell>
          <table:table-cell office:value-type="float" office:value="3.506107" calcext:value-type="float">
            <text:p>3.506107</text:p>
          </table:table-cell>
          <table:table-cell office:value-type="float" office:value="3.392111" calcext:value-type="float">
            <text:p>3.392111</text:p>
          </table:table-cell>
          <table:table-cell office:value-type="float" office:value="1.934973" calcext:value-type="float">
            <text:p>1.934973</text:p>
          </table:table-cell>
          <table:table-cell office:value-type="float" office:value="2" calcext:value-type="float">
            <text:p>2</text:p>
          </table:table-cell>
          <table:table-cell office:value-type="float" office:value="0.967486" calcext:value-type="float">
            <text:p>0.967486</text:p>
          </table:table-cell>
          <table:table-cell office:value-type="float" office:value="1" calcext:value-type="float">
            <text:p>1</text:p>
          </table:table-cell>
          <table:table-cell office:value-type="float" office:value="38680488" calcext:value-type="float">
            <text:p>38680488</text:p>
          </table:table-cell>
          <table:table-cell office:value-type="float" office:value="38680496" calcext:value-type="float">
            <text:p>38680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827051" calcext:value-type="float">
            <text:p>6.827051</text:p>
          </table:table-cell>
          <table:table-cell office:value-type="float" office:value="3.528232" calcext:value-type="float">
            <text:p>3.528232</text:p>
          </table:table-cell>
          <table:table-cell office:value-type="float" office:value="3.413525" calcext:value-type="float">
            <text:p>3.413525</text:p>
          </table:table-cell>
          <table:table-cell office:value-type="float" office:value="1.934978" calcext:value-type="float">
            <text:p>1.934978</text:p>
          </table:table-cell>
          <table:table-cell office:value-type="float" office:value="2" calcext:value-type="float">
            <text:p>2</text:p>
          </table:table-cell>
          <table:table-cell office:value-type="float" office:value="0.967489" calcext:value-type="float">
            <text:p>0.967489</text:p>
          </table:table-cell>
          <table:table-cell office:value-type="float" office:value="1" calcext:value-type="float">
            <text:p>1</text:p>
          </table:table-cell>
          <table:table-cell office:value-type="float" office:value="38504640" calcext:value-type="float">
            <text:p>38504640</text:p>
          </table:table-cell>
          <table:table-cell office:value-type="float" office:value="38504648" calcext:value-type="float">
            <text:p>385046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869645" calcext:value-type="float">
            <text:p>6.869645</text:p>
          </table:table-cell>
          <table:table-cell office:value-type="float" office:value="3.550437" calcext:value-type="float">
            <text:p>3.550437</text:p>
          </table:table-cell>
          <table:table-cell office:value-type="float" office:value="3.434823" calcext:value-type="float">
            <text:p>3.434823</text:p>
          </table:table-cell>
          <table:table-cell office:value-type="float" office:value="1.934873" calcext:value-type="float">
            <text:p>1.934873</text:p>
          </table:table-cell>
          <table:table-cell office:value-type="float" office:value="2" calcext:value-type="float">
            <text:p>2</text:p>
          </table:table-cell>
          <table:table-cell office:value-type="float" office:value="0.967437" calcext:value-type="float">
            <text:p>0.967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330340" calcext:value-type="float">
            <text:p>3833034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911728" calcext:value-type="float">
            <text:p>6.911728</text:p>
          </table:table-cell>
          <table:table-cell office:value-type="float" office:value="3.572734" calcext:value-type="float">
            <text:p>3.572734</text:p>
          </table:table-cell>
          <table:table-cell office:value-type="float" office:value="3.455864" calcext:value-type="float">
            <text:p>3.455864</text:p>
          </table:table-cell>
          <table:table-cell office:value-type="float" office:value="1.934577" calcext:value-type="float">
            <text:p>1.934577</text:p>
          </table:table-cell>
          <table:table-cell office:value-type="float" office:value="2" calcext:value-type="float">
            <text:p>2</text:p>
          </table:table-cell>
          <table:table-cell office:value-type="float" office:value="0.967288" calcext:value-type="float">
            <text:p>0.967288</text:p>
          </table:table-cell>
          <table:table-cell office:value-type="float" office:value="1" calcext:value-type="float">
            <text:p>1</text:p>
          </table:table-cell>
          <table:table-cell office:value-type="float" office:value="38157084" calcext:value-type="float">
            <text:p>38157084</text:p>
          </table:table-cell>
          <table:table-cell office:value-type="float" office:value="38157104" calcext:value-type="float">
            <text:p>381571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954286" calcext:value-type="float">
            <text:p>6.954286</text:p>
          </table:table-cell>
          <table:table-cell office:value-type="float" office:value="3.594939" calcext:value-type="float">
            <text:p>3.594939</text:p>
          </table:table-cell>
          <table:table-cell office:value-type="float" office:value="3.477143" calcext:value-type="float">
            <text:p>3.477143</text:p>
          </table:table-cell>
          <table:table-cell office:value-type="float" office:value="1.934466" calcext:value-type="float">
            <text:p>1.934466</text:p>
          </table:table-cell>
          <table:table-cell office:value-type="float" office:value="2" calcext:value-type="float">
            <text:p>2</text:p>
          </table:table-cell>
          <table:table-cell office:value-type="float" office:value="0.967233" calcext:value-type="float">
            <text:p>0.967233</text:p>
          </table:table-cell>
          <table:table-cell office:value-type="float" office:value="1" calcext:value-type="float">
            <text:p>1</text:p>
          </table:table-cell>
          <table:table-cell office:value-type="float" office:value="37984104" calcext:value-type="float">
            <text:p>37984104</text:p>
          </table:table-cell>
          <table:table-cell office:value-type="float" office:value="37984120" calcext:value-type="float">
            <text:p>3798412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996714" calcext:value-type="float">
            <text:p>6.996714</text:p>
          </table:table-cell>
          <table:table-cell office:value-type="float" office:value="3.616742" calcext:value-type="float">
            <text:p>3.616742</text:p>
          </table:table-cell>
          <table:table-cell office:value-type="float" office:value="3.498357" calcext:value-type="float">
            <text:p>3.498357</text:p>
          </table:table-cell>
          <table:table-cell office:value-type="float" office:value="1.934535" calcext:value-type="float">
            <text:p>1.934535</text:p>
          </table:table-cell>
          <table:table-cell office:value-type="float" office:value="2" calcext:value-type="float">
            <text:p>2</text:p>
          </table:table-cell>
          <table:table-cell office:value-type="float" office:value="0.967267" calcext:value-type="float">
            <text:p>0.967267</text:p>
          </table:table-cell>
          <table:table-cell office:value-type="float" office:value="1" calcext:value-type="float">
            <text:p>1</text:p>
          </table:table-cell>
          <table:table-cell office:value-type="float" office:value="37812356" calcext:value-type="float">
            <text:p>37812356</text:p>
          </table:table-cell>
          <table:table-cell office:value-type="float" office:value="37812344" calcext:value-type="float">
            <text:p>378123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038649" calcext:value-type="float">
            <text:p>7.038649</text:p>
          </table:table-cell>
          <table:table-cell office:value-type="float" office:value="3.63764" calcext:value-type="float">
            <text:p>3.63764</text:p>
          </table:table-cell>
          <table:table-cell office:value-type="float" office:value="3.519325" calcext:value-type="float">
            <text:p>3.519325</text:p>
          </table:table-cell>
          <table:table-cell office:value-type="float" office:value="1.934949" calcext:value-type="float">
            <text:p>1.934949</text:p>
          </table:table-cell>
          <table:table-cell office:value-type="float" office:value="2" calcext:value-type="float">
            <text:p>2</text:p>
          </table:table-cell>
          <table:table-cell office:value-type="float" office:value="0.967475" calcext:value-type="float">
            <text:p>0.967475</text:p>
          </table:table-cell>
          <table:table-cell office:value-type="float" office:value="1" calcext:value-type="float">
            <text:p>1</text:p>
          </table:table-cell>
          <table:table-cell office:value-type="float" office:value="37641340" calcext:value-type="float">
            <text:p>37641340</text:p>
          </table:table-cell>
          <table:table-cell office:value-type="float" office:value="37641344" calcext:value-type="float">
            <text:p>376413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082553" calcext:value-type="float">
            <text:p>7.082553</text:p>
          </table:table-cell>
          <table:table-cell office:value-type="float" office:value="3.659737" calcext:value-type="float">
            <text:p>3.659737</text:p>
          </table:table-cell>
          <table:table-cell office:value-type="float" office:value="3.541277" calcext:value-type="float">
            <text:p>3.541277</text:p>
          </table:table-cell>
          <table:table-cell office:value-type="float" office:value="1.935263" calcext:value-type="float">
            <text:p>1.935263</text:p>
          </table:table-cell>
          <table:table-cell office:value-type="float" office:value="2" calcext:value-type="float">
            <text:p>2</text:p>
          </table:table-cell>
          <table:table-cell office:value-type="float" office:value="0.967631" calcext:value-type="float">
            <text:p>0.967631</text:p>
          </table:table-cell>
          <table:table-cell office:value-type="float" office:value="1" calcext:value-type="float">
            <text:p>1</text:p>
          </table:table-cell>
          <table:table-cell office:value-type="float" office:value="37471516" calcext:value-type="float">
            <text:p>37471516</text:p>
          </table:table-cell>
          <table:table-cell office:value-type="float" office:value="37471496" calcext:value-type="float">
            <text:p>374714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125323" calcext:value-type="float">
            <text:p>7.125323</text:p>
          </table:table-cell>
          <table:table-cell office:value-type="float" office:value="3.681722" calcext:value-type="float">
            <text:p>3.681722</text:p>
          </table:table-cell>
          <table:table-cell office:value-type="float" office:value="3.562662" calcext:value-type="float">
            <text:p>3.562662</text:p>
          </table:table-cell>
          <table:table-cell office:value-type="float" office:value="1.935323" calcext:value-type="float">
            <text:p>1.935323</text:p>
          </table:table-cell>
          <table:table-cell office:value-type="float" office:value="2" calcext:value-type="float">
            <text:p>2</text:p>
          </table:table-cell>
          <table:table-cell office:value-type="float" office:value="0.967662" calcext:value-type="float">
            <text:p>0.967662</text:p>
          </table:table-cell>
          <table:table-cell office:value-type="float" office:value="1" calcext:value-type="float">
            <text:p>1</text:p>
          </table:table-cell>
          <table:table-cell office:value-type="float" office:value="37302364" calcext:value-type="float">
            <text:p>37302364</text:p>
          </table:table-cell>
          <table:table-cell office:value-type="float" office:value="37302348" calcext:value-type="float">
            <text:p>373023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170351" calcext:value-type="float">
            <text:p>7.170351</text:p>
          </table:table-cell>
          <table:table-cell office:value-type="float" office:value="3.704198" calcext:value-type="float">
            <text:p>3.704198</text:p>
          </table:table-cell>
          <table:table-cell office:value-type="float" office:value="3.585176" calcext:value-type="float">
            <text:p>3.585176</text:p>
          </table:table-cell>
          <table:table-cell office:value-type="float" office:value="1.935736" calcext:value-type="float">
            <text:p>1.935736</text:p>
          </table:table-cell>
          <table:table-cell office:value-type="float" office:value="2" calcext:value-type="float">
            <text:p>2</text:p>
          </table:table-cell>
          <table:table-cell office:value-type="float" office:value="0.967868" calcext:value-type="float">
            <text:p>0.967868</text:p>
          </table:table-cell>
          <table:table-cell office:value-type="float" office:value="1" calcext:value-type="float">
            <text:p>1</text:p>
          </table:table-cell>
          <table:table-cell office:value-type="float" office:value="37134208" calcext:value-type="float">
            <text:p>37134208</text:p>
          </table:table-cell>
          <table:table-cell office:value-type="float" office:value="37134200" calcext:value-type="float">
            <text:p>371342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214903" calcext:value-type="float">
            <text:p>7.214903</text:p>
          </table:table-cell>
          <table:table-cell office:value-type="float" office:value="3.726721" calcext:value-type="float">
            <text:p>3.726721</text:p>
          </table:table-cell>
          <table:table-cell office:value-type="float" office:value="3.607451" calcext:value-type="float">
            <text:p>3.607451</text:p>
          </table:table-cell>
          <table:table-cell office:value-type="float" office:value="1.935992" calcext:value-type="float">
            <text:p>1.935992</text:p>
          </table:table-cell>
          <table:table-cell office:value-type="float" office:value="2" calcext:value-type="float">
            <text:p>2</text:p>
          </table:table-cell>
          <table:table-cell office:value-type="float" office:value="0.967996" calcext:value-type="float">
            <text:p>0.967996</text:p>
          </table:table-cell>
          <table:table-cell office:value-type="float" office:value="1" calcext:value-type="float">
            <text:p>1</text:p>
          </table:table-cell>
          <table:table-cell office:value-type="float" office:value="36967296" calcext:value-type="float">
            <text:p>36967296</text:p>
          </table:table-cell>
          <table:table-cell office:value-type="float" office:value="36967300" calcext:value-type="float">
            <text:p>369673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257641" calcext:value-type="float">
            <text:p>7.257641</text:p>
          </table:table-cell>
          <table:table-cell office:value-type="float" office:value="3.748589" calcext:value-type="float">
            <text:p>3.748589</text:p>
          </table:table-cell>
          <table:table-cell office:value-type="float" office:value="3.628821" calcext:value-type="float">
            <text:p>3.628821</text:p>
          </table:table-cell>
          <table:table-cell office:value-type="float" office:value="1.936099" calcext:value-type="float">
            <text:p>1.936099</text:p>
          </table:table-cell>
          <table:table-cell office:value-type="float" office:value="2" calcext:value-type="float">
            <text:p>2</text:p>
          </table:table-cell>
          <table:table-cell office:value-type="float" office:value="0.96805" calcext:value-type="float">
            <text:p>0.96805</text:p>
          </table:table-cell>
          <table:table-cell office:value-type="float" office:value="1" calcext:value-type="float">
            <text:p>1</text:p>
          </table:table-cell>
          <table:table-cell office:value-type="float" office:value="36800668" calcext:value-type="float">
            <text:p>36800668</text:p>
          </table:table-cell>
          <table:table-cell office:value-type="float" office:value="36800656" calcext:value-type="float">
            <text:p>368006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300272" calcext:value-type="float">
            <text:p>7.300272</text:p>
          </table:table-cell>
          <table:table-cell office:value-type="float" office:value="3.76946" calcext:value-type="float">
            <text:p>3.76946</text:p>
          </table:table-cell>
          <table:table-cell office:value-type="float" office:value="3.650136" calcext:value-type="float">
            <text:p>3.650136</text:p>
          </table:table-cell>
          <table:table-cell office:value-type="float" office:value="1.936689" calcext:value-type="float">
            <text:p>1.936689</text:p>
          </table:table-cell>
          <table:table-cell office:value-type="float" office:value="2" calcext:value-type="float">
            <text:p>2</text:p>
          </table:table-cell>
          <table:table-cell office:value-type="float" office:value="0.968345" calcext:value-type="float">
            <text:p>0.968345</text:p>
          </table:table-cell>
          <table:table-cell office:value-type="float" office:value="1" calcext:value-type="float">
            <text:p>1</text:p>
          </table:table-cell>
          <table:table-cell office:value-type="float" office:value="36634696" calcext:value-type="float">
            <text:p>36634696</text:p>
          </table:table-cell>
          <table:table-cell office:value-type="float" office:value="36634668" calcext:value-type="float">
            <text:p>366346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344401" calcext:value-type="float">
            <text:p>7.344401</text:p>
          </table:table-cell>
          <table:table-cell office:value-type="float" office:value="3.790762" calcext:value-type="float">
            <text:p>3.790762</text:p>
          </table:table-cell>
          <table:table-cell office:value-type="float" office:value="3.6722" calcext:value-type="float">
            <text:p>3.6722</text:p>
          </table:table-cell>
          <table:table-cell office:value-type="float" office:value="1.937447" calcext:value-type="float">
            <text:p>1.937447</text:p>
          </table:table-cell>
          <table:table-cell office:value-type="float" office:value="2" calcext:value-type="float">
            <text:p>2</text:p>
          </table:table-cell>
          <table:table-cell office:value-type="float" office:value="0.968724" calcext:value-type="float">
            <text:p>0.968724</text:p>
          </table:table-cell>
          <table:table-cell office:value-type="float" office:value="1" calcext:value-type="float">
            <text:p>1</text:p>
          </table:table-cell>
          <table:table-cell office:value-type="float" office:value="36469968" calcext:value-type="float">
            <text:p>36469968</text:p>
          </table:table-cell>
          <table:table-cell office:value-type="float" office:value="36469952" calcext:value-type="float">
            <text:p>364699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388988" calcext:value-type="float">
            <text:p>7.388988</text:p>
          </table:table-cell>
          <table:table-cell office:value-type="float" office:value="3.813793" calcext:value-type="float">
            <text:p>3.813793</text:p>
          </table:table-cell>
          <table:table-cell office:value-type="float" office:value="3.694494" calcext:value-type="float">
            <text:p>3.694494</text:p>
          </table:table-cell>
          <table:table-cell office:value-type="float" office:value="1.937438" calcext:value-type="float">
            <text:p>1.937438</text:p>
          </table:table-cell>
          <table:table-cell office:value-type="float" office:value="2" calcext:value-type="float">
            <text:p>2</text:p>
          </table:table-cell>
          <table:table-cell office:value-type="float" office:value="0.968719" calcext:value-type="float">
            <text:p>0.968719</text:p>
          </table:table-cell>
          <table:table-cell office:value-type="float" office:value="1" calcext:value-type="float">
            <text:p>1</text:p>
          </table:table-cell>
          <table:table-cell office:value-type="float" office:value="36306232" calcext:value-type="float">
            <text:p>36306232</text:p>
          </table:table-cell>
          <table:table-cell office:value-type="float" office:value="36306224" calcext:value-type="float">
            <text:p>363062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431335" calcext:value-type="float">
            <text:p>7.431335</text:p>
          </table:table-cell>
          <table:table-cell office:value-type="float" office:value="3.835327" calcext:value-type="float">
            <text:p>3.835327</text:p>
          </table:table-cell>
          <table:table-cell office:value-type="float" office:value="3.715668" calcext:value-type="float">
            <text:p>3.715668</text:p>
          </table:table-cell>
          <table:table-cell office:value-type="float" office:value="1.937601" calcext:value-type="float">
            <text:p>1.937601</text:p>
          </table:table-cell>
          <table:table-cell office:value-type="float" office:value="2" calcext:value-type="float">
            <text:p>2</text:p>
          </table:table-cell>
          <table:table-cell office:value-type="float" office:value="0.968801" calcext:value-type="float">
            <text:p>0.968801</text:p>
          </table:table-cell>
          <table:table-cell office:value-type="float" office:value="1" calcext:value-type="float">
            <text:p>1</text:p>
          </table:table-cell>
          <table:table-cell office:value-type="float" office:value="36143188" calcext:value-type="float">
            <text:p>36143188</text:p>
          </table:table-cell>
          <table:table-cell office:value-type="float" office:value="36143200" calcext:value-type="float">
            <text:p>361432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474154" calcext:value-type="float">
            <text:p>7.474154</text:p>
          </table:table-cell>
          <table:table-cell office:value-type="float" office:value="3.857165" calcext:value-type="float">
            <text:p>3.857165</text:p>
          </table:table-cell>
          <table:table-cell office:value-type="float" office:value="3.737077" calcext:value-type="float">
            <text:p>3.737077</text:p>
          </table:table-cell>
          <table:table-cell office:value-type="float" office:value="1.937733" calcext:value-type="float">
            <text:p>1.937733</text:p>
          </table:table-cell>
          <table:table-cell office:value-type="float" office:value="2" calcext:value-type="float">
            <text:p>2</text:p>
          </table:table-cell>
          <table:table-cell office:value-type="float" office:value="0.968866" calcext:value-type="float">
            <text:p>0.968866</text:p>
          </table:table-cell>
          <table:table-cell office:value-type="float" office:value="1" calcext:value-type="float">
            <text:p>1</text:p>
          </table:table-cell>
          <table:table-cell office:value-type="float" office:value="35981220" calcext:value-type="float">
            <text:p>35981220</text:p>
          </table:table-cell>
          <table:table-cell office:value-type="float" office:value="35981196" calcext:value-type="float">
            <text:p>359811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518524" calcext:value-type="float">
            <text:p>7.518524</text:p>
          </table:table-cell>
          <table:table-cell office:value-type="float" office:value="3.878215" calcext:value-type="float">
            <text:p>3.878215</text:p>
          </table:table-cell>
          <table:table-cell office:value-type="float" office:value="3.759262" calcext:value-type="float">
            <text:p>3.759262</text:p>
          </table:table-cell>
          <table:table-cell office:value-type="float" office:value="1.938656" calcext:value-type="float">
            <text:p>1.938656</text:p>
          </table:table-cell>
          <table:table-cell office:value-type="float" office:value="2" calcext:value-type="float">
            <text:p>2</text:p>
          </table:table-cell>
          <table:table-cell office:value-type="float" office:value="0.969328" calcext:value-type="float">
            <text:p>0.969328</text:p>
          </table:table-cell>
          <table:table-cell office:value-type="float" office:value="1" calcext:value-type="float">
            <text:p>1</text:p>
          </table:table-cell>
          <table:table-cell office:value-type="float" office:value="35819700" calcext:value-type="float">
            <text:p>35819700</text:p>
          </table:table-cell>
          <table:table-cell office:value-type="float" office:value="35819680" calcext:value-type="float">
            <text:p>358196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562262" calcext:value-type="float">
            <text:p>7.562262</text:p>
          </table:table-cell>
          <table:table-cell office:value-type="float" office:value="3.899905" calcext:value-type="float">
            <text:p>3.899905</text:p>
          </table:table-cell>
          <table:table-cell office:value-type="float" office:value="3.781131" calcext:value-type="float">
            <text:p>3.781131</text:p>
          </table:table-cell>
          <table:table-cell office:value-type="float" office:value="1.939088" calcext:value-type="float">
            <text:p>1.939088</text:p>
          </table:table-cell>
          <table:table-cell office:value-type="float" office:value="2" calcext:value-type="float">
            <text:p>2</text:p>
          </table:table-cell>
          <table:table-cell office:value-type="float" office:value="0.969544" calcext:value-type="float">
            <text:p>0.969544</text:p>
          </table:table-cell>
          <table:table-cell office:value-type="float" office:value="1" calcext:value-type="float">
            <text:p>1</text:p>
          </table:table-cell>
          <table:table-cell office:value-type="float" office:value="35659428" calcext:value-type="float">
            <text:p>35659428</text:p>
          </table:table-cell>
          <table:table-cell office:value-type="float" office:value="35659440" calcext:value-type="float">
            <text:p>356594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605823" calcext:value-type="float">
            <text:p>7.605823</text:p>
          </table:table-cell>
          <table:table-cell office:value-type="float" office:value="3.921853" calcext:value-type="float">
            <text:p>3.921853</text:p>
          </table:table-cell>
          <table:table-cell office:value-type="float" office:value="3.802911" calcext:value-type="float">
            <text:p>3.802911</text:p>
          </table:table-cell>
          <table:table-cell office:value-type="float" office:value="1.939344" calcext:value-type="float">
            <text:p>1.939344</text:p>
          </table:table-cell>
          <table:table-cell office:value-type="float" office:value="2" calcext:value-type="float">
            <text:p>2</text:p>
          </table:table-cell>
          <table:table-cell office:value-type="float" office:value="0.969672" calcext:value-type="float">
            <text:p>0.969672</text:p>
          </table:table-cell>
          <table:table-cell office:value-type="float" office:value="1" calcext:value-type="float">
            <text:p>1</text:p>
          </table:table-cell>
          <table:table-cell office:value-type="float" office:value="35499912" calcext:value-type="float">
            <text:p>35499912</text:p>
          </table:table-cell>
          <table:table-cell office:value-type="float" office:value="35499928" calcext:value-type="float">
            <text:p>354999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647552" calcext:value-type="float">
            <text:p>7.647552</text:p>
          </table:table-cell>
          <table:table-cell office:value-type="float" office:value="3.943979" calcext:value-type="float">
            <text:p>3.943979</text:p>
          </table:table-cell>
          <table:table-cell office:value-type="float" office:value="3.823776" calcext:value-type="float">
            <text:p>3.823776</text:p>
          </table:table-cell>
          <table:table-cell office:value-type="float" office:value="1.939045" calcext:value-type="float">
            <text:p>1.939045</text:p>
          </table:table-cell>
          <table:table-cell office:value-type="float" office:value="2" calcext:value-type="float">
            <text:p>2</text:p>
          </table:table-cell>
          <table:table-cell office:value-type="float" office:value="0.969523" calcext:value-type="float">
            <text:p>0.969523</text:p>
          </table:table-cell>
          <table:table-cell office:value-type="float" office:value="1" calcext:value-type="float">
            <text:p>1</text:p>
          </table:table-cell>
          <table:table-cell office:value-type="float" office:value="35340584" calcext:value-type="float">
            <text:p>35340584</text:p>
          </table:table-cell>
          <table:table-cell office:value-type="float" office:value="35340608" calcext:value-type="float">
            <text:p>353406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690378" calcext:value-type="float">
            <text:p>7.690378</text:p>
          </table:table-cell>
          <table:table-cell office:value-type="float" office:value="3.965177" calcext:value-type="float">
            <text:p>3.965177</text:p>
          </table:table-cell>
          <table:table-cell office:value-type="float" office:value="3.845189" calcext:value-type="float">
            <text:p>3.845189</text:p>
          </table:table-cell>
          <table:table-cell office:value-type="float" office:value="1.939479" calcext:value-type="float">
            <text:p>1.939479</text:p>
          </table:table-cell>
          <table:table-cell office:value-type="float" office:value="2" calcext:value-type="float">
            <text:p>2</text:p>
          </table:table-cell>
          <table:table-cell office:value-type="float" office:value="0.96974" calcext:value-type="float">
            <text:p>0.96974</text:p>
          </table:table-cell>
          <table:table-cell office:value-type="float" office:value="1" calcext:value-type="float">
            <text:p>1</text:p>
          </table:table-cell>
          <table:table-cell office:value-type="float" office:value="35182544" calcext:value-type="float">
            <text:p>35182544</text:p>
          </table:table-cell>
          <table:table-cell office:value-type="float" office:value="35182552" calcext:value-type="float">
            <text:p>3518255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734485" calcext:value-type="float">
            <text:p>7.734485</text:p>
          </table:table-cell>
          <table:table-cell office:value-type="float" office:value="3.987352" calcext:value-type="float">
            <text:p>3.987352</text:p>
          </table:table-cell>
          <table:table-cell office:value-type="float" office:value="3.867242" calcext:value-type="float">
            <text:p>3.867242</text:p>
          </table:table-cell>
          <table:table-cell office:value-type="float" office:value="1.939755" calcext:value-type="float">
            <text:p>1.939755</text:p>
          </table:table-cell>
          <table:table-cell office:value-type="float" office:value="2" calcext:value-type="float">
            <text:p>2</text:p>
          </table:table-cell>
          <table:table-cell office:value-type="float" office:value="0.969877" calcext:value-type="float">
            <text:p>0.969877</text:p>
          </table:table-cell>
          <table:table-cell office:value-type="float" office:value="1" calcext:value-type="float">
            <text:p>1</text:p>
          </table:table-cell>
          <table:table-cell office:value-type="float" office:value="35025788" calcext:value-type="float">
            <text:p>35025788</text:p>
          </table:table-cell>
          <table:table-cell office:value-type="float" office:value="35025800" calcext:value-type="float">
            <text:p>350258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.777527" calcext:value-type="float">
            <text:p>7.777527</text:p>
          </table:table-cell>
          <table:table-cell office:value-type="float" office:value="4.00926" calcext:value-type="float">
            <text:p>4.00926</text:p>
          </table:table-cell>
          <table:table-cell office:value-type="float" office:value="3.888764" calcext:value-type="float">
            <text:p>3.888764</text:p>
          </table:table-cell>
          <table:table-cell office:value-type="float" office:value="1.939891" calcext:value-type="float">
            <text:p>1.939891</text:p>
          </table:table-cell>
          <table:table-cell office:value-type="float" office:value="2" calcext:value-type="float">
            <text:p>2</text:p>
          </table:table-cell>
          <table:table-cell office:value-type="float" office:value="0.969945" calcext:value-type="float">
            <text:p>0.969945</text:p>
          </table:table-cell>
          <table:table-cell office:value-type="float" office:value="1" calcext:value-type="float">
            <text:p>1</text:p>
          </table:table-cell>
          <table:table-cell office:value-type="float" office:value="34869008" calcext:value-type="float">
            <text:p>34869008</text:p>
          </table:table-cell>
          <table:table-cell office:value-type="float" office:value="34869020" calcext:value-type="float">
            <text:p>3486902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820453" calcext:value-type="float">
            <text:p>7.820453</text:p>
          </table:table-cell>
          <table:table-cell office:value-type="float" office:value="4.031651" calcext:value-type="float">
            <text:p>4.031651</text:p>
          </table:table-cell>
          <table:table-cell office:value-type="float" office:value="3.910226" calcext:value-type="float">
            <text:p>3.910226</text:p>
          </table:table-cell>
          <table:table-cell office:value-type="float" office:value="1.939764" calcext:value-type="float">
            <text:p>1.939764</text:p>
          </table:table-cell>
          <table:table-cell office:value-type="float" office:value="2" calcext:value-type="float">
            <text:p>2</text:p>
          </table:table-cell>
          <table:table-cell office:value-type="float" office:value="0.969882" calcext:value-type="float">
            <text:p>0.969882</text:p>
          </table:table-cell>
          <table:table-cell office:value-type="float" office:value="1" calcext:value-type="float">
            <text:p>1</text:p>
          </table:table-cell>
          <table:table-cell office:value-type="float" office:value="34713492" calcext:value-type="float">
            <text:p>34713492</text:p>
          </table:table-cell>
          <table:table-cell office:value-type="float" office:value="34713504" calcext:value-type="float">
            <text:p>3471350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8633" calcext:value-type="float">
            <text:p>7.8633</text:p>
          </table:table-cell>
          <table:table-cell office:value-type="float" office:value="4.053397" calcext:value-type="float">
            <text:p>4.053397</text:p>
          </table:table-cell>
          <table:table-cell office:value-type="float" office:value="3.93165" calcext:value-type="float">
            <text:p>3.93165</text:p>
          </table:table-cell>
          <table:table-cell office:value-type="float" office:value="1.939928" calcext:value-type="float">
            <text:p>1.939928</text:p>
          </table:table-cell>
          <table:table-cell office:value-type="float" office:value="2" calcext:value-type="float">
            <text:p>2</text:p>
          </table:table-cell>
          <table:table-cell office:value-type="float" office:value="0.969964" calcext:value-type="float">
            <text:p>0.969964</text:p>
          </table:table-cell>
          <table:table-cell office:value-type="float" office:value="1" calcext:value-type="float">
            <text:p>1</text:p>
          </table:table-cell>
          <table:table-cell office:value-type="float" office:value="34558760" calcext:value-type="float">
            <text:p>34558760</text:p>
          </table:table-cell>
          <table:table-cell office:value-type="float" office:value="34558768" calcext:value-type="float">
            <text:p>345587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90638" calcext:value-type="float">
            <text:p>7.90638</text:p>
          </table:table-cell>
          <table:table-cell office:value-type="float" office:value="4.075052" calcext:value-type="float">
            <text:p>4.075052</text:p>
          </table:table-cell>
          <table:table-cell office:value-type="float" office:value="3.95319" calcext:value-type="float">
            <text:p>3.95319</text:p>
          </table:table-cell>
          <table:table-cell office:value-type="float" office:value="1.940191" calcext:value-type="float">
            <text:p>1.940191</text:p>
          </table:table-cell>
          <table:table-cell office:value-type="float" office:value="2" calcext:value-type="float">
            <text:p>2</text:p>
          </table:table-cell>
          <table:table-cell office:value-type="float" office:value="0.970096" calcext:value-type="float">
            <text:p>0.970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404508" calcext:value-type="float">
            <text:p>344045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949355" calcext:value-type="float">
            <text:p>7.949355</text:p>
          </table:table-cell>
          <table:table-cell office:value-type="float" office:value="4.095769" calcext:value-type="float">
            <text:p>4.095769</text:p>
          </table:table-cell>
          <table:table-cell office:value-type="float" office:value="3.974677" calcext:value-type="float">
            <text:p>3.974677</text:p>
          </table:table-cell>
          <table:table-cell office:value-type="float" office:value="1.94087" calcext:value-type="float">
            <text:p>1.94087</text:p>
          </table:table-cell>
          <table:table-cell office:value-type="float" office:value="2" calcext:value-type="float">
            <text:p>2</text:p>
          </table:table-cell>
          <table:table-cell office:value-type="float" office:value="0.970435" calcext:value-type="float">
            <text:p>0.970435</text:p>
          </table:table-cell>
          <table:table-cell office:value-type="float" office:value="1" calcext:value-type="float">
            <text:p>1</text:p>
          </table:table-cell>
          <table:table-cell office:value-type="float" office:value="34251516" calcext:value-type="float">
            <text:p>34251516</text:p>
          </table:table-cell>
          <table:table-cell office:value-type="float" office:value="34251524" calcext:value-type="float">
            <text:p>342515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992381" calcext:value-type="float">
            <text:p>7.992381</text:p>
          </table:table-cell>
          <table:table-cell office:value-type="float" office:value="4.117459" calcext:value-type="float">
            <text:p>4.117459</text:p>
          </table:table-cell>
          <table:table-cell office:value-type="float" office:value="3.996191" calcext:value-type="float">
            <text:p>3.996191</text:p>
          </table:table-cell>
          <table:table-cell office:value-type="float" office:value="1.941095" calcext:value-type="float">
            <text:p>1.941095</text:p>
          </table:table-cell>
          <table:table-cell office:value-type="float" office:value="2" calcext:value-type="float">
            <text:p>2</text:p>
          </table:table-cell>
          <table:table-cell office:value-type="float" office:value="0.970548" calcext:value-type="float">
            <text:p>0.970548</text:p>
          </table:table-cell>
          <table:table-cell office:value-type="float" office:value="1" calcext:value-type="float">
            <text:p>1</text:p>
          </table:table-cell>
          <table:table-cell office:value-type="float" office:value="34099028" calcext:value-type="float">
            <text:p>34099028</text:p>
          </table:table-cell>
          <table:table-cell office:value-type="float" office:value="34099040" calcext:value-type="float">
            <text:p>340990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034124" calcext:value-type="float">
            <text:p>8.034124</text:p>
          </table:table-cell>
          <table:table-cell office:value-type="float" office:value="4.139005" calcext:value-type="float">
            <text:p>4.139005</text:p>
          </table:table-cell>
          <table:table-cell office:value-type="float" office:value="4.017062" calcext:value-type="float">
            <text:p>4.017062</text:p>
          </table:table-cell>
          <table:table-cell office:value-type="float" office:value="1.941076" calcext:value-type="float">
            <text:p>1.941076</text:p>
          </table:table-cell>
          <table:table-cell office:value-type="float" office:value="2" calcext:value-type="float">
            <text:p>2</text:p>
          </table:table-cell>
          <table:table-cell office:value-type="float" office:value="0.970538" calcext:value-type="float">
            <text:p>0.970538</text:p>
          </table:table-cell>
          <table:table-cell office:value-type="float" office:value="1" calcext:value-type="float">
            <text:p>1</text:p>
          </table:table-cell>
          <table:table-cell office:value-type="float" office:value="33947364" calcext:value-type="float">
            <text:p>33947364</text:p>
          </table:table-cell>
          <table:table-cell office:value-type="float" office:value="33947360" calcext:value-type="float">
            <text:p>33947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077448" calcext:value-type="float">
            <text:p>8.077448</text:p>
          </table:table-cell>
          <table:table-cell office:value-type="float" office:value="4.160866" calcext:value-type="float">
            <text:p>4.160866</text:p>
          </table:table-cell>
          <table:table-cell office:value-type="float" office:value="4.038724" calcext:value-type="float">
            <text:p>4.038724</text:p>
          </table:table-cell>
          <table:table-cell office:value-type="float" office:value="1.94129" calcext:value-type="float">
            <text:p>1.94129</text:p>
          </table:table-cell>
          <table:table-cell office:value-type="float" office:value="2" calcext:value-type="float">
            <text:p>2</text:p>
          </table:table-cell>
          <table:table-cell office:value-type="float" office:value="0.970645" calcext:value-type="float">
            <text:p>0.970645</text:p>
          </table:table-cell>
          <table:table-cell office:value-type="float" office:value="1" calcext:value-type="float">
            <text:p>1</text:p>
          </table:table-cell>
          <table:table-cell office:value-type="float" office:value="33796212" calcext:value-type="float">
            <text:p>33796212</text:p>
          </table:table-cell>
          <table:table-cell office:value-type="float" office:value="33796216" calcext:value-type="float">
            <text:p>337962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12218" calcext:value-type="float">
            <text:p>8.12218</text:p>
          </table:table-cell>
          <table:table-cell office:value-type="float" office:value="4.186036" calcext:value-type="float">
            <text:p>4.186036</text:p>
          </table:table-cell>
          <table:table-cell office:value-type="float" office:value="4.06109" calcext:value-type="float">
            <text:p>4.06109</text:p>
          </table:table-cell>
          <table:table-cell office:value-type="float" office:value="1.940304" calcext:value-type="float">
            <text:p>1.940304</text:p>
          </table:table-cell>
          <table:table-cell office:value-type="float" office:value="2" calcext:value-type="float">
            <text:p>2</text:p>
          </table:table-cell>
          <table:table-cell office:value-type="float" office:value="0.970152" calcext:value-type="float">
            <text:p>0.970152</text:p>
          </table:table-cell>
          <table:table-cell office:value-type="float" office:value="1" calcext:value-type="float">
            <text:p>1</text:p>
          </table:table-cell>
          <table:table-cell office:value-type="float" office:value="33646568" calcext:value-type="float">
            <text:p>33646568</text:p>
          </table:table-cell>
          <table:table-cell office:value-type="float" office:value="33646576" calcext:value-type="float">
            <text:p>3364657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166158" calcext:value-type="float">
            <text:p>8.166158</text:p>
          </table:table-cell>
          <table:table-cell office:value-type="float" office:value="4.207347" calcext:value-type="float">
            <text:p>4.207347</text:p>
          </table:table-cell>
          <table:table-cell office:value-type="float" office:value="4.083079" calcext:value-type="float">
            <text:p>4.083079</text:p>
          </table:table-cell>
          <table:table-cell office:value-type="float" office:value="1.940928" calcext:value-type="float">
            <text:p>1.940928</text:p>
          </table:table-cell>
          <table:table-cell office:value-type="float" office:value="2" calcext:value-type="float">
            <text:p>2</text:p>
          </table:table-cell>
          <table:table-cell office:value-type="float" office:value="0.970464" calcext:value-type="float">
            <text:p>0.970464</text:p>
          </table:table-cell>
          <table:table-cell office:value-type="float" office:value="1" calcext:value-type="float">
            <text:p>1</text:p>
          </table:table-cell>
          <table:table-cell office:value-type="float" office:value="33497198" calcext:value-type="float">
            <text:p>33497198</text:p>
          </table:table-cell>
          <table:table-cell office:value-type="float" office:value="33497200" calcext:value-type="float">
            <text:p>334972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20918" calcext:value-type="float">
            <text:p>8.20918</text:p>
          </table:table-cell>
          <table:table-cell office:value-type="float" office:value="4.229135" calcext:value-type="float">
            <text:p>4.229135</text:p>
          </table:table-cell>
          <table:table-cell office:value-type="float" office:value="4.10459" calcext:value-type="float">
            <text:p>4.10459</text:p>
          </table:table-cell>
          <table:table-cell office:value-type="float" office:value="1.941101" calcext:value-type="float">
            <text:p>1.941101</text:p>
          </table:table-cell>
          <table:table-cell office:value-type="float" office:value="2" calcext:value-type="float">
            <text:p>2</text:p>
          </table:table-cell>
          <table:table-cell office:value-type="float" office:value="0.970551" calcext:value-type="float">
            <text:p>0.970551</text:p>
          </table:table-cell>
          <table:table-cell office:value-type="float" office:value="1" calcext:value-type="float">
            <text:p>1</text:p>
          </table:table-cell>
          <table:table-cell office:value-type="float" office:value="33348542" calcext:value-type="float">
            <text:p>33348542</text:p>
          </table:table-cell>
          <table:table-cell office:value-type="float" office:value="33348544" calcext:value-type="float">
            <text:p>333485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257271" calcext:value-type="float">
            <text:p>8.257271</text:p>
          </table:table-cell>
          <table:table-cell office:value-type="float" office:value="4.266713" calcext:value-type="float">
            <text:p>4.266713</text:p>
          </table:table-cell>
          <table:table-cell office:value-type="float" office:value="4.128636" calcext:value-type="float">
            <text:p>4.128636</text:p>
          </table:table-cell>
          <table:table-cell office:value-type="float" office:value="1.935277" calcext:value-type="float">
            <text:p>1.935277</text:p>
          </table:table-cell>
          <table:table-cell office:value-type="float" office:value="2" calcext:value-type="float">
            <text:p>2</text:p>
          </table:table-cell>
          <table:table-cell office:value-type="float" office:value="0.967638" calcext:value-type="float">
            <text:p>0.9676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201018" calcext:value-type="float">
            <text:p>33201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305454" calcext:value-type="float">
            <text:p>8.305454</text:p>
          </table:table-cell>
          <table:table-cell office:value-type="float" office:value="4.303305" calcext:value-type="float">
            <text:p>4.303305</text:p>
          </table:table-cell>
          <table:table-cell office:value-type="float" office:value="4.152727" calcext:value-type="float">
            <text:p>4.152727</text:p>
          </table:table-cell>
          <table:table-cell office:value-type="float" office:value="1.930018" calcext:value-type="float">
            <text:p>1.930018</text:p>
          </table:table-cell>
          <table:table-cell office:value-type="float" office:value="2" calcext:value-type="float">
            <text:p>2</text:p>
          </table:table-cell>
          <table:table-cell office:value-type="float" office:value="0.965009" calcext:value-type="float">
            <text:p>0.965009</text:p>
          </table:table-cell>
          <table:table-cell office:value-type="float" office:value="1" calcext:value-type="float">
            <text:p>1</text:p>
          </table:table-cell>
          <table:table-cell office:value-type="float" office:value="33053742" calcext:value-type="float">
            <text:p>33053742</text:p>
          </table:table-cell>
          <table:table-cell office:value-type="float" office:value="33053746" calcext:value-type="float">
            <text:p>330537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351173" calcext:value-type="float">
            <text:p>8.351173</text:p>
          </table:table-cell>
          <table:table-cell office:value-type="float" office:value="4.340476" calcext:value-type="float">
            <text:p>4.340476</text:p>
          </table:table-cell>
          <table:table-cell office:value-type="float" office:value="4.175587" calcext:value-type="float">
            <text:p>4.175587</text:p>
          </table:table-cell>
          <table:table-cell office:value-type="float" office:value="1.924023" calcext:value-type="float">
            <text:p>1.924023</text:p>
          </table:table-cell>
          <table:table-cell office:value-type="float" office:value="2" calcext:value-type="float">
            <text:p>2</text:p>
          </table:table-cell>
          <table:table-cell office:value-type="float" office:value="0.962011" calcext:value-type="float">
            <text:p>0.96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07200" calcext:value-type="float">
            <text:p>32907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400464" calcext:value-type="float">
            <text:p>8.400464</text:p>
          </table:table-cell>
          <table:table-cell office:value-type="float" office:value="4.377436" calcext:value-type="float">
            <text:p>4.377436</text:p>
          </table:table-cell>
          <table:table-cell office:value-type="float" office:value="4.200232" calcext:value-type="float">
            <text:p>4.200232</text:p>
          </table:table-cell>
          <table:table-cell office:value-type="float" office:value="1.919038" calcext:value-type="float">
            <text:p>1.919038</text:p>
          </table:table-cell>
          <table:table-cell office:value-type="float" office:value="2" calcext:value-type="float">
            <text:p>2</text:p>
          </table:table-cell>
          <table:table-cell office:value-type="float" office:value="0.959519" calcext:value-type="float">
            <text:p>0.959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761748" calcext:value-type="float">
            <text:p>327617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443892" calcext:value-type="float">
            <text:p>8.443892</text:p>
          </table:table-cell>
          <table:table-cell office:value-type="float" office:value="4.410377" calcext:value-type="float">
            <text:p>4.410377</text:p>
          </table:table-cell>
          <table:table-cell office:value-type="float" office:value="4.221946" calcext:value-type="float">
            <text:p>4.221946</text:p>
          </table:table-cell>
          <table:table-cell office:value-type="float" office:value="1.914551" calcext:value-type="float">
            <text:p>1.914551</text:p>
          </table:table-cell>
          <table:table-cell office:value-type="float" office:value="2" calcext:value-type="float">
            <text:p>2</text:p>
          </table:table-cell>
          <table:table-cell office:value-type="float" office:value="0.957276" calcext:value-type="float">
            <text:p>0.957276</text:p>
          </table:table-cell>
          <table:table-cell office:value-type="float" office:value="1" calcext:value-type="float">
            <text:p>1</text:p>
          </table:table-cell>
          <table:table-cell office:value-type="float" office:value="32617378" calcext:value-type="float">
            <text:p>32617378</text:p>
          </table:table-cell>
          <table:table-cell office:value-type="float" office:value="32617376" calcext:value-type="float">
            <text:p>326173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487982" calcext:value-type="float">
            <text:p>8.487982</text:p>
          </table:table-cell>
          <table:table-cell office:value-type="float" office:value="4.433087" calcext:value-type="float">
            <text:p>4.433087</text:p>
          </table:table-cell>
          <table:table-cell office:value-type="float" office:value="4.243991" calcext:value-type="float">
            <text:p>4.243991</text:p>
          </table:table-cell>
          <table:table-cell office:value-type="float" office:value="1.914689" calcext:value-type="float">
            <text:p>1.914689</text:p>
          </table:table-cell>
          <table:table-cell office:value-type="float" office:value="2" calcext:value-type="float">
            <text:p>2</text:p>
          </table:table-cell>
          <table:table-cell office:value-type="float" office:value="0.957344" calcext:value-type="float">
            <text:p>0.957344</text:p>
          </table:table-cell>
          <table:table-cell office:value-type="float" office:value="1" calcext:value-type="float">
            <text:p>1</text:p>
          </table:table-cell>
          <table:table-cell office:value-type="float" office:value="32472950" calcext:value-type="float">
            <text:p>32472950</text:p>
          </table:table-cell>
          <table:table-cell office:value-type="float" office:value="32472952" calcext:value-type="float">
            <text:p>324729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531249" calcext:value-type="float">
            <text:p>8.531249</text:p>
          </table:table-cell>
          <table:table-cell office:value-type="float" office:value="4.454741" calcext:value-type="float">
            <text:p>4.454741</text:p>
          </table:table-cell>
          <table:table-cell office:value-type="float" office:value="4.265624" calcext:value-type="float">
            <text:p>4.265624</text:p>
          </table:table-cell>
          <table:table-cell office:value-type="float" office:value="1.915094" calcext:value-type="float">
            <text:p>1.915094</text:p>
          </table:table-cell>
          <table:table-cell office:value-type="float" office:value="2" calcext:value-type="float">
            <text:p>2</text:p>
          </table:table-cell>
          <table:table-cell office:value-type="float" office:value="0.957547" calcext:value-type="float">
            <text:p>0.957547</text:p>
          </table:table-cell>
          <table:table-cell office:value-type="float" office:value="1" calcext:value-type="float">
            <text:p>1</text:p>
          </table:table-cell>
          <table:table-cell office:value-type="float" office:value="32329774" calcext:value-type="float">
            <text:p>32329774</text:p>
          </table:table-cell>
          <table:table-cell office:value-type="float" office:value="32329772" calcext:value-type="float">
            <text:p>3232977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575758" calcext:value-type="float">
            <text:p>8.575758</text:p>
          </table:table-cell>
          <table:table-cell office:value-type="float" office:value="4.477398" calcext:value-type="float">
            <text:p>4.477398</text:p>
          </table:table-cell>
          <table:table-cell office:value-type="float" office:value="4.287879" calcext:value-type="float">
            <text:p>4.287879</text:p>
          </table:table-cell>
          <table:table-cell office:value-type="float" office:value="1.915344" calcext:value-type="float">
            <text:p>1.915344</text:p>
          </table:table-cell>
          <table:table-cell office:value-type="float" office:value="2" calcext:value-type="float">
            <text:p>2</text:p>
          </table:table-cell>
          <table:table-cell office:value-type="float" office:value="0.957672" calcext:value-type="float">
            <text:p>0.957672</text:p>
          </table:table-cell>
          <table:table-cell office:value-type="float" office:value="1" calcext:value-type="float">
            <text:p>1</text:p>
          </table:table-cell>
          <table:table-cell office:value-type="float" office:value="32187276" calcext:value-type="float">
            <text:p>32187276</text:p>
          </table:table-cell>
          <table:table-cell office:value-type="float" office:value="32187274" calcext:value-type="float">
            <text:p>3218727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619406" calcext:value-type="float">
            <text:p>8.619406</text:p>
          </table:table-cell>
          <table:table-cell office:value-type="float" office:value="4.498599" calcext:value-type="float">
            <text:p>4.498599</text:p>
          </table:table-cell>
          <table:table-cell office:value-type="float" office:value="4.309703" calcext:value-type="float">
            <text:p>4.309703</text:p>
          </table:table-cell>
          <table:table-cell office:value-type="float" office:value="1.91602" calcext:value-type="float">
            <text:p>1.91602</text:p>
          </table:table-cell>
          <table:table-cell office:value-type="float" office:value="2" calcext:value-type="float">
            <text:p>2</text:p>
          </table:table-cell>
          <table:table-cell office:value-type="float" office:value="0.95801" calcext:value-type="float">
            <text:p>0.95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045264" calcext:value-type="float">
            <text:p>32045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66532" calcext:value-type="float">
            <text:p>8.66532</text:p>
          </table:table-cell>
          <table:table-cell office:value-type="float" office:value="4.519321" calcext:value-type="float">
            <text:p>4.519321</text:p>
          </table:table-cell>
          <table:table-cell office:value-type="float" office:value="4.33266" calcext:value-type="float">
            <text:p>4.33266</text:p>
          </table:table-cell>
          <table:table-cell office:value-type="float" office:value="1.917394" calcext:value-type="float">
            <text:p>1.917394</text:p>
          </table:table-cell>
          <table:table-cell office:value-type="float" office:value="2" calcext:value-type="float">
            <text:p>2</text:p>
          </table:table-cell>
          <table:table-cell office:value-type="float" office:value="0.958697" calcext:value-type="float">
            <text:p>0.9586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904036" calcext:value-type="float">
            <text:p>319040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7092" calcext:value-type="float">
            <text:p>8.7092</text:p>
          </table:table-cell>
          <table:table-cell office:value-type="float" office:value="4.541151" calcext:value-type="float">
            <text:p>4.541151</text:p>
          </table:table-cell>
          <table:table-cell office:value-type="float" office:value="4.3546" calcext:value-type="float">
            <text:p>4.3546</text:p>
          </table:table-cell>
          <table:table-cell office:value-type="float" office:value="1.91784" calcext:value-type="float">
            <text:p>1.91784</text:p>
          </table:table-cell>
          <table:table-cell office:value-type="float" office:value="2" calcext:value-type="float">
            <text:p>2</text:p>
          </table:table-cell>
          <table:table-cell office:value-type="float" office:value="0.95892" calcext:value-type="float">
            <text:p>0.95892</text:p>
          </table:table-cell>
          <table:table-cell office:value-type="float" office:value="1" calcext:value-type="float">
            <text:p>1</text:p>
          </table:table-cell>
          <table:table-cell office:value-type="float" office:value="31763628" calcext:value-type="float">
            <text:p>31763628</text:p>
          </table:table-cell>
          <table:table-cell office:value-type="float" office:value="31763630" calcext:value-type="float">
            <text:p>3176363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755497" calcext:value-type="float">
            <text:p>8.755497</text:p>
          </table:table-cell>
          <table:table-cell office:value-type="float" office:value="4.562011" calcext:value-type="float">
            <text:p>4.562011</text:p>
          </table:table-cell>
          <table:table-cell office:value-type="float" office:value="4.377748" calcext:value-type="float">
            <text:p>4.377748</text:p>
          </table:table-cell>
          <table:table-cell office:value-type="float" office:value="1.919219" calcext:value-type="float">
            <text:p>1.919219</text:p>
          </table:table-cell>
          <table:table-cell office:value-type="float" office:value="2" calcext:value-type="float">
            <text:p>2</text:p>
          </table:table-cell>
          <table:table-cell office:value-type="float" office:value="0.959609" calcext:value-type="float">
            <text:p>0.9596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623992" calcext:value-type="float">
            <text:p>316239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799117" calcext:value-type="float">
            <text:p>8.799117</text:p>
          </table:table-cell>
          <table:table-cell office:value-type="float" office:value="4.582994" calcext:value-type="float">
            <text:p>4.582994</text:p>
          </table:table-cell>
          <table:table-cell office:value-type="float" office:value="4.399558" calcext:value-type="float">
            <text:p>4.399558</text:p>
          </table:table-cell>
          <table:table-cell office:value-type="float" office:value="1.91995" calcext:value-type="float">
            <text:p>1.91995</text:p>
          </table:table-cell>
          <table:table-cell office:value-type="float" office:value="2" calcext:value-type="float">
            <text:p>2</text:p>
          </table:table-cell>
          <table:table-cell office:value-type="float" office:value="0.959975" calcext:value-type="float">
            <text:p>0.959975</text:p>
          </table:table-cell>
          <table:table-cell office:value-type="float" office:value="1" calcext:value-type="float">
            <text:p>1</text:p>
          </table:table-cell>
          <table:table-cell office:value-type="float" office:value="31485022" calcext:value-type="float">
            <text:p>31485022</text:p>
          </table:table-cell>
          <table:table-cell office:value-type="float" office:value="31485020" calcext:value-type="float">
            <text:p>314850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844376" calcext:value-type="float">
            <text:p>8.844376</text:p>
          </table:table-cell>
          <table:table-cell office:value-type="float" office:value="4.604148" calcext:value-type="float">
            <text:p>4.604148</text:p>
          </table:table-cell>
          <table:table-cell office:value-type="float" office:value="4.422188" calcext:value-type="float">
            <text:p>4.422188</text:p>
          </table:table-cell>
          <table:table-cell office:value-type="float" office:value="1.920958" calcext:value-type="float">
            <text:p>1.920958</text:p>
          </table:table-cell>
          <table:table-cell office:value-type="float" office:value="2" calcext:value-type="float">
            <text:p>2</text:p>
          </table:table-cell>
          <table:table-cell office:value-type="float" office:value="0.960479" calcext:value-type="float">
            <text:p>0.960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346756" calcext:value-type="float">
            <text:p>313467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887933" calcext:value-type="float">
            <text:p>8.887933</text:p>
          </table:table-cell>
          <table:table-cell office:value-type="float" office:value="4.625117" calcext:value-type="float">
            <text:p>4.625117</text:p>
          </table:table-cell>
          <table:table-cell office:value-type="float" office:value="4.443967" calcext:value-type="float">
            <text:p>4.443967</text:p>
          </table:table-cell>
          <table:table-cell office:value-type="float" office:value="1.921667" calcext:value-type="float">
            <text:p>1.921667</text:p>
          </table:table-cell>
          <table:table-cell office:value-type="float" office:value="2" calcext:value-type="float">
            <text:p>2</text:p>
          </table:table-cell>
          <table:table-cell office:value-type="float" office:value="0.960833" calcext:value-type="float">
            <text:p>0.960833</text:p>
          </table:table-cell>
          <table:table-cell office:value-type="float" office:value="1" calcext:value-type="float">
            <text:p>1</text:p>
          </table:table-cell>
          <table:table-cell office:value-type="float" office:value="31209298" calcext:value-type="float">
            <text:p>31209298</text:p>
          </table:table-cell>
          <table:table-cell office:value-type="float" office:value="31209300" calcext:value-type="float">
            <text:p>312093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932532" calcext:value-type="float">
            <text:p>8.932532</text:p>
          </table:table-cell>
          <table:table-cell office:value-type="float" office:value="4.646235" calcext:value-type="float">
            <text:p>4.646235</text:p>
          </table:table-cell>
          <table:table-cell office:value-type="float" office:value="4.466266" calcext:value-type="float">
            <text:p>4.466266</text:p>
          </table:table-cell>
          <table:table-cell office:value-type="float" office:value="1.922531" calcext:value-type="float">
            <text:p>1.922531</text:p>
          </table:table-cell>
          <table:table-cell office:value-type="float" office:value="2" calcext:value-type="float">
            <text:p>2</text:p>
          </table:table-cell>
          <table:table-cell office:value-type="float" office:value="0.961266" calcext:value-type="float">
            <text:p>0.961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072380" calcext:value-type="float">
            <text:p>3107238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976078" calcext:value-type="float">
            <text:p>8.976078</text:p>
          </table:table-cell>
          <table:table-cell office:value-type="float" office:value="4.667463" calcext:value-type="float">
            <text:p>4.667463</text:p>
          </table:table-cell>
          <table:table-cell office:value-type="float" office:value="4.488039" calcext:value-type="float">
            <text:p>4.488039</text:p>
          </table:table-cell>
          <table:table-cell office:value-type="float" office:value="1.923117" calcext:value-type="float">
            <text:p>1.923117</text:p>
          </table:table-cell>
          <table:table-cell office:value-type="float" office:value="2" calcext:value-type="float">
            <text:p>2</text:p>
          </table:table-cell>
          <table:table-cell office:value-type="float" office:value="0.961559" calcext:value-type="float">
            <text:p>0.961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936092" calcext:value-type="float">
            <text:p>3093609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020026" calcext:value-type="float">
            <text:p>9.020026</text:p>
          </table:table-cell>
          <table:table-cell office:value-type="float" office:value="4.689094" calcext:value-type="float">
            <text:p>4.689094</text:p>
          </table:table-cell>
          <table:table-cell office:value-type="float" office:value="4.510013" calcext:value-type="float">
            <text:p>4.510013</text:p>
          </table:table-cell>
          <table:table-cell office:value-type="float" office:value="1.923618" calcext:value-type="float">
            <text:p>1.923618</text:p>
          </table:table-cell>
          <table:table-cell office:value-type="float" office:value="2" calcext:value-type="float">
            <text:p>2</text:p>
          </table:table-cell>
          <table:table-cell office:value-type="float" office:value="0.961809" calcext:value-type="float">
            <text:p>0.9618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800848" calcext:value-type="float">
            <text:p>3080084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062233" calcext:value-type="float">
            <text:p>9.062233</text:p>
          </table:table-cell>
          <table:table-cell office:value-type="float" office:value="4.710207" calcext:value-type="float">
            <text:p>4.710207</text:p>
          </table:table-cell>
          <table:table-cell office:value-type="float" office:value="4.531117" calcext:value-type="float">
            <text:p>4.531117</text:p>
          </table:table-cell>
          <table:table-cell office:value-type="float" office:value="1.923957" calcext:value-type="float">
            <text:p>1.923957</text:p>
          </table:table-cell>
          <table:table-cell office:value-type="float" office:value="2" calcext:value-type="float">
            <text:p>2</text:p>
          </table:table-cell>
          <table:table-cell office:value-type="float" office:value="0.961978" calcext:value-type="float">
            <text:p>0.9619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665896" calcext:value-type="float">
            <text:p>306658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105592" calcext:value-type="float">
            <text:p>9.105592</text:p>
          </table:table-cell>
          <table:table-cell office:value-type="float" office:value="4.732693" calcext:value-type="float">
            <text:p>4.732693</text:p>
          </table:table-cell>
          <table:table-cell office:value-type="float" office:value="4.552796" calcext:value-type="float">
            <text:p>4.552796</text:p>
          </table:table-cell>
          <table:table-cell office:value-type="float" office:value="1.923977" calcext:value-type="float">
            <text:p>1.923977</text:p>
          </table:table-cell>
          <table:table-cell office:value-type="float" office:value="2" calcext:value-type="float">
            <text:p>2</text:p>
          </table:table-cell>
          <table:table-cell office:value-type="float" office:value="0.961989" calcext:value-type="float">
            <text:p>0.961989</text:p>
          </table:table-cell>
          <table:table-cell office:value-type="float" office:value="1" calcext:value-type="float">
            <text:p>1</text:p>
          </table:table-cell>
          <table:table-cell office:value-type="float" office:value="30531778" calcext:value-type="float">
            <text:p>30531778</text:p>
          </table:table-cell>
          <table:table-cell office:value-type="float" office:value="30531776" calcext:value-type="float">
            <text:p>305317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147814" calcext:value-type="float">
            <text:p>9.147814</text:p>
          </table:table-cell>
          <table:table-cell office:value-type="float" office:value="4.757144" calcext:value-type="float">
            <text:p>4.757144</text:p>
          </table:table-cell>
          <table:table-cell office:value-type="float" office:value="4.573907" calcext:value-type="float">
            <text:p>4.573907</text:p>
          </table:table-cell>
          <table:table-cell office:value-type="float" office:value="1.922963" calcext:value-type="float">
            <text:p>1.922963</text:p>
          </table:table-cell>
          <table:table-cell office:value-type="float" office:value="2" calcext:value-type="float">
            <text:p>2</text:p>
          </table:table-cell>
          <table:table-cell office:value-type="float" office:value="0.961482" calcext:value-type="float">
            <text:p>0.961482</text:p>
          </table:table-cell>
          <table:table-cell office:value-type="float" office:value="1" calcext:value-type="float">
            <text:p>1</text:p>
          </table:table-cell>
          <table:table-cell office:value-type="float" office:value="30398436" calcext:value-type="float">
            <text:p>30398436</text:p>
          </table:table-cell>
          <table:table-cell office:value-type="float" office:value="30398438" calcext:value-type="float">
            <text:p>3039843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190673" calcext:value-type="float">
            <text:p>9.190673</text:p>
          </table:table-cell>
          <table:table-cell office:value-type="float" office:value="4.779226" calcext:value-type="float">
            <text:p>4.779226</text:p>
          </table:table-cell>
          <table:table-cell office:value-type="float" office:value="4.595337" calcext:value-type="float">
            <text:p>4.595337</text:p>
          </table:table-cell>
          <table:table-cell office:value-type="float" office:value="1.923046" calcext:value-type="float">
            <text:p>1.923046</text:p>
          </table:table-cell>
          <table:table-cell office:value-type="float" office:value="2" calcext:value-type="float">
            <text:p>2</text:p>
          </table:table-cell>
          <table:table-cell office:value-type="float" office:value="0.961523" calcext:value-type="float">
            <text:p>0.961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265474" calcext:value-type="float">
            <text:p>302654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232441" calcext:value-type="float">
            <text:p>9.232441</text:p>
          </table:table-cell>
          <table:table-cell office:value-type="float" office:value="4.803144" calcext:value-type="float">
            <text:p>4.803144</text:p>
          </table:table-cell>
          <table:table-cell office:value-type="float" office:value="4.61622" calcext:value-type="float">
            <text:p>4.61622</text:p>
          </table:table-cell>
          <table:table-cell office:value-type="float" office:value="1.922166" calcext:value-type="float">
            <text:p>1.922166</text:p>
          </table:table-cell>
          <table:table-cell office:value-type="float" office:value="2" calcext:value-type="float">
            <text:p>2</text:p>
          </table:table-cell>
          <table:table-cell office:value-type="float" office:value="0.961083" calcext:value-type="float">
            <text:p>0.961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33568" calcext:value-type="float">
            <text:p>3013356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275407" calcext:value-type="float">
            <text:p>9.275407</text:p>
          </table:table-cell>
          <table:table-cell office:value-type="float" office:value="4.825432" calcext:value-type="float">
            <text:p>4.825432</text:p>
          </table:table-cell>
          <table:table-cell office:value-type="float" office:value="4.637704" calcext:value-type="float">
            <text:p>4.637704</text:p>
          </table:table-cell>
          <table:table-cell office:value-type="float" office:value="1.922192" calcext:value-type="float">
            <text:p>1.922192</text:p>
          </table:table-cell>
          <table:table-cell office:value-type="float" office:value="2" calcext:value-type="float">
            <text:p>2</text:p>
          </table:table-cell>
          <table:table-cell office:value-type="float" office:value="0.961096" calcext:value-type="float">
            <text:p>0.961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02212" calcext:value-type="float">
            <text:p>30002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316892" calcext:value-type="float">
            <text:p>9.316892</text:p>
          </table:table-cell>
          <table:table-cell office:value-type="float" office:value="4.848049" calcext:value-type="float">
            <text:p>4.848049</text:p>
          </table:table-cell>
          <table:table-cell office:value-type="float" office:value="4.658446" calcext:value-type="float">
            <text:p>4.658446</text:p>
          </table:table-cell>
          <table:table-cell office:value-type="float" office:value="1.921782" calcext:value-type="float">
            <text:p>1.921782</text:p>
          </table:table-cell>
          <table:table-cell office:value-type="float" office:value="2" calcext:value-type="float">
            <text:p>2</text:p>
          </table:table-cell>
          <table:table-cell office:value-type="float" office:value="0.960891" calcext:value-type="float">
            <text:p>0.9608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871164" calcext:value-type="float">
            <text:p>298711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359005" calcext:value-type="float">
            <text:p>9.359005</text:p>
          </table:table-cell>
          <table:table-cell office:value-type="float" office:value="4.869929" calcext:value-type="float">
            <text:p>4.869929</text:p>
          </table:table-cell>
          <table:table-cell office:value-type="float" office:value="4.679502" calcext:value-type="float">
            <text:p>4.679502</text:p>
          </table:table-cell>
          <table:table-cell office:value-type="float" office:value="1.921795" calcext:value-type="float">
            <text:p>1.921795</text:p>
          </table:table-cell>
          <table:table-cell office:value-type="float" office:value="2" calcext:value-type="float">
            <text:p>2</text:p>
          </table:table-cell>
          <table:table-cell office:value-type="float" office:value="0.960897" calcext:value-type="float">
            <text:p>0.9608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741224" calcext:value-type="float">
            <text:p>2974122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400141" calcext:value-type="float">
            <text:p>9.400141</text:p>
          </table:table-cell>
          <table:table-cell office:value-type="float" office:value="4.892013" calcext:value-type="float">
            <text:p>4.892013</text:p>
          </table:table-cell>
          <table:table-cell office:value-type="float" office:value="4.700071" calcext:value-type="float">
            <text:p>4.700071</text:p>
          </table:table-cell>
          <table:table-cell office:value-type="float" office:value="1.921528" calcext:value-type="float">
            <text:p>1.921528</text:p>
          </table:table-cell>
          <table:table-cell office:value-type="float" office:value="2" calcext:value-type="float">
            <text:p>2</text:p>
          </table:table-cell>
          <table:table-cell office:value-type="float" office:value="0.960764" calcext:value-type="float">
            <text:p>0.960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612132" calcext:value-type="float">
            <text:p>296121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441937" calcext:value-type="float">
            <text:p>9.441937</text:p>
          </table:table-cell>
          <table:table-cell office:value-type="float" office:value="4.91444" calcext:value-type="float">
            <text:p>4.91444</text:p>
          </table:table-cell>
          <table:table-cell office:value-type="float" office:value="4.720968" calcext:value-type="float">
            <text:p>4.720968</text:p>
          </table:table-cell>
          <table:table-cell office:value-type="float" office:value="1.921264" calcext:value-type="float">
            <text:p>1.921264</text:p>
          </table:table-cell>
          <table:table-cell office:value-type="float" office:value="2" calcext:value-type="float">
            <text:p>2</text:p>
          </table:table-cell>
          <table:table-cell office:value-type="float" office:value="0.960632" calcext:value-type="float">
            <text:p>0.960632</text:p>
          </table:table-cell>
          <table:table-cell office:value-type="float" office:value="1" calcext:value-type="float">
            <text:p>1</text:p>
          </table:table-cell>
          <table:table-cell office:value-type="float" office:value="29483054" calcext:value-type="float">
            <text:p>29483054</text:p>
          </table:table-cell>
          <table:table-cell office:value-type="float" office:value="29483056" calcext:value-type="float">
            <text:p>294830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483752" calcext:value-type="float">
            <text:p>9.483752</text:p>
          </table:table-cell>
          <table:table-cell office:value-type="float" office:value="4.938845" calcext:value-type="float">
            <text:p>4.938845</text:p>
          </table:table-cell>
          <table:table-cell office:value-type="float" office:value="4.741876" calcext:value-type="float">
            <text:p>4.741876</text:p>
          </table:table-cell>
          <table:table-cell office:value-type="float" office:value="1.920237" calcext:value-type="float">
            <text:p>1.920237</text:p>
          </table:table-cell>
          <table:table-cell office:value-type="float" office:value="2" calcext:value-type="float">
            <text:p>2</text:p>
          </table:table-cell>
          <table:table-cell office:value-type="float" office:value="0.960118" calcext:value-type="float">
            <text:p>0.960118</text:p>
          </table:table-cell>
          <table:table-cell office:value-type="float" office:value="1" calcext:value-type="float">
            <text:p>1</text:p>
          </table:table-cell>
          <table:table-cell office:value-type="float" office:value="29355188" calcext:value-type="float">
            <text:p>29355188</text:p>
          </table:table-cell>
          <table:table-cell office:value-type="float" office:value="29355190" calcext:value-type="float">
            <text:p>293551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524992" calcext:value-type="float">
            <text:p>9.524992</text:p>
          </table:table-cell>
          <table:table-cell office:value-type="float" office:value="4.961595" calcext:value-type="float">
            <text:p>4.961595</text:p>
          </table:table-cell>
          <table:table-cell office:value-type="float" office:value="4.762496" calcext:value-type="float">
            <text:p>4.762496</text:p>
          </table:table-cell>
          <table:table-cell office:value-type="float" office:value="1.919744" calcext:value-type="float">
            <text:p>1.919744</text:p>
          </table:table-cell>
          <table:table-cell office:value-type="float" office:value="2" calcext:value-type="float">
            <text:p>2</text:p>
          </table:table-cell>
          <table:table-cell office:value-type="float" office:value="0.959872" calcext:value-type="float">
            <text:p>0.959872</text:p>
          </table:table-cell>
          <table:table-cell office:value-type="float" office:value="1" calcext:value-type="float">
            <text:p>1</text:p>
          </table:table-cell>
          <table:table-cell office:value-type="float" office:value="29227772" calcext:value-type="float">
            <text:p>29227772</text:p>
          </table:table-cell>
          <table:table-cell office:value-type="float" office:value="29227774" calcext:value-type="float">
            <text:p>292277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567624" calcext:value-type="float">
            <text:p>9.567624</text:p>
          </table:table-cell>
          <table:table-cell office:value-type="float" office:value="4.983549" calcext:value-type="float">
            <text:p>4.983549</text:p>
          </table:table-cell>
          <table:table-cell office:value-type="float" office:value="4.783812" calcext:value-type="float">
            <text:p>4.783812</text:p>
          </table:table-cell>
          <table:table-cell office:value-type="float" office:value="1.919841" calcext:value-type="float">
            <text:p>1.919841</text:p>
          </table:table-cell>
          <table:table-cell office:value-type="float" office:value="2" calcext:value-type="float">
            <text:p>2</text:p>
          </table:table-cell>
          <table:table-cell office:value-type="float" office:value="0.959921" calcext:value-type="float">
            <text:p>0.959921</text:p>
          </table:table-cell>
          <table:table-cell office:value-type="float" office:value="1" calcext:value-type="float">
            <text:p>1</text:p>
          </table:table-cell>
          <table:table-cell office:value-type="float" office:value="29100962" calcext:value-type="float">
            <text:p>29100962</text:p>
          </table:table-cell>
          <table:table-cell office:value-type="float" office:value="29100960" calcext:value-type="float">
            <text:p>2910096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610504" calcext:value-type="float">
            <text:p>9.610504</text:p>
          </table:table-cell>
          <table:table-cell office:value-type="float" office:value="5.004847" calcext:value-type="float">
            <text:p>5.004847</text:p>
          </table:table-cell>
          <table:table-cell office:value-type="float" office:value="4.805252" calcext:value-type="float">
            <text:p>4.805252</text:p>
          </table:table-cell>
          <table:table-cell office:value-type="float" office:value="1.920239" calcext:value-type="float">
            <text:p>1.920239</text:p>
          </table:table-cell>
          <table:table-cell office:value-type="float" office:value="2" calcext:value-type="float">
            <text:p>2</text:p>
          </table:table-cell>
          <table:table-cell office:value-type="float" office:value="0.96012" calcext:value-type="float">
            <text:p>0.96012</text:p>
          </table:table-cell>
          <table:table-cell office:value-type="float" office:value="1" calcext:value-type="float">
            <text:p>1</text:p>
          </table:table-cell>
          <table:table-cell office:value-type="float" office:value="28974806" calcext:value-type="float">
            <text:p>28974806</text:p>
          </table:table-cell>
          <table:table-cell office:value-type="float" office:value="28974808" calcext:value-type="float">
            <text:p>289748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653435" calcext:value-type="float">
            <text:p>9.653435</text:p>
          </table:table-cell>
          <table:table-cell office:value-type="float" office:value="5.026198" calcext:value-type="float">
            <text:p>5.026198</text:p>
          </table:table-cell>
          <table:table-cell office:value-type="float" office:value="4.826718" calcext:value-type="float">
            <text:p>4.826718</text:p>
          </table:table-cell>
          <table:table-cell office:value-type="float" office:value="1.920624" calcext:value-type="float">
            <text:p>1.920624</text:p>
          </table:table-cell>
          <table:table-cell office:value-type="float" office:value="2" calcext:value-type="float">
            <text:p>2</text:p>
          </table:table-cell>
          <table:table-cell office:value-type="float" office:value="0.960312" calcext:value-type="float">
            <text:p>0.960312</text:p>
          </table:table-cell>
          <table:table-cell office:value-type="float" office:value="1" calcext:value-type="float">
            <text:p>1</text:p>
          </table:table-cell>
          <table:table-cell office:value-type="float" office:value="28849212" calcext:value-type="float">
            <text:p>28849212</text:p>
          </table:table-cell>
          <table:table-cell office:value-type="float" office:value="28849214" calcext:value-type="float">
            <text:p>288492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697851" calcext:value-type="float">
            <text:p>9.697851</text:p>
          </table:table-cell>
          <table:table-cell office:value-type="float" office:value="5.046994" calcext:value-type="float">
            <text:p>5.046994</text:p>
          </table:table-cell>
          <table:table-cell office:value-type="float" office:value="4.848926" calcext:value-type="float">
            <text:p>4.848926</text:p>
          </table:table-cell>
          <table:table-cell office:value-type="float" office:value="1.92151" calcext:value-type="float">
            <text:p>1.92151</text:p>
          </table:table-cell>
          <table:table-cell office:value-type="float" office:value="2" calcext:value-type="float">
            <text:p>2</text:p>
          </table:table-cell>
          <table:table-cell office:value-type="float" office:value="0.960755" calcext:value-type="float">
            <text:p>0.960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724154" calcext:value-type="float">
            <text:p>287241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740041" calcext:value-type="float">
            <text:p>9.740041</text:p>
          </table:table-cell>
          <table:table-cell office:value-type="float" office:value="5.068121" calcext:value-type="float">
            <text:p>5.068121</text:p>
          </table:table-cell>
          <table:table-cell office:value-type="float" office:value="4.870021" calcext:value-type="float">
            <text:p>4.870021</text:p>
          </table:table-cell>
          <table:table-cell office:value-type="float" office:value="1.921825" calcext:value-type="float">
            <text:p>1.921825</text:p>
          </table:table-cell>
          <table:table-cell office:value-type="float" office:value="2" calcext:value-type="float">
            <text:p>2</text:p>
          </table:table-cell>
          <table:table-cell office:value-type="float" office:value="0.960912" calcext:value-type="float">
            <text:p>0.960912</text:p>
          </table:table-cell>
          <table:table-cell office:value-type="float" office:value="1" calcext:value-type="float">
            <text:p>1</text:p>
          </table:table-cell>
          <table:table-cell office:value-type="float" office:value="28600220" calcext:value-type="float">
            <text:p>28600220</text:p>
          </table:table-cell>
          <table:table-cell office:value-type="float" office:value="28600218" calcext:value-type="float">
            <text:p>286002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78234" calcext:value-type="float">
            <text:p>9.78234</text:p>
          </table:table-cell>
          <table:table-cell office:value-type="float" office:value="5.089724" calcext:value-type="float">
            <text:p>5.089724</text:p>
          </table:table-cell>
          <table:table-cell office:value-type="float" office:value="4.89117" calcext:value-type="float">
            <text:p>4.89117</text:p>
          </table:table-cell>
          <table:table-cell office:value-type="float" office:value="1.921978" calcext:value-type="float">
            <text:p>1.921978</text:p>
          </table:table-cell>
          <table:table-cell office:value-type="float" office:value="2" calcext:value-type="float">
            <text:p>2</text:p>
          </table:table-cell>
          <table:table-cell office:value-type="float" office:value="0.960989" calcext:value-type="float">
            <text:p>0.9609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476400" calcext:value-type="float">
            <text:p>2847640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824207" calcext:value-type="float">
            <text:p>9.824207</text:p>
          </table:table-cell>
          <table:table-cell office:value-type="float" office:value="5.111709" calcext:value-type="float">
            <text:p>5.111709</text:p>
          </table:table-cell>
          <table:table-cell office:value-type="float" office:value="4.912104" calcext:value-type="float">
            <text:p>4.912104</text:p>
          </table:table-cell>
          <table:table-cell office:value-type="float" office:value="1.921903" calcext:value-type="float">
            <text:p>1.921903</text:p>
          </table:table-cell>
          <table:table-cell office:value-type="float" office:value="2" calcext:value-type="float">
            <text:p>2</text:p>
          </table:table-cell>
          <table:table-cell office:value-type="float" office:value="0.960951" calcext:value-type="float">
            <text:p>0.960951</text:p>
          </table:table-cell>
          <table:table-cell office:value-type="float" office:value="1" calcext:value-type="float">
            <text:p>1</text:p>
          </table:table-cell>
          <table:table-cell office:value-type="float" office:value="28353390" calcext:value-type="float">
            <text:p>28353390</text:p>
          </table:table-cell>
          <table:table-cell office:value-type="float" office:value="28353388" calcext:value-type="float">
            <text:p>283533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866335" calcext:value-type="float">
            <text:p>9.866335</text:p>
          </table:table-cell>
          <table:table-cell office:value-type="float" office:value="5.133298" calcext:value-type="float">
            <text:p>5.133298</text:p>
          </table:table-cell>
          <table:table-cell office:value-type="float" office:value="4.933167" calcext:value-type="float">
            <text:p>4.933167</text:p>
          </table:table-cell>
          <table:table-cell office:value-type="float" office:value="1.922026" calcext:value-type="float">
            <text:p>1.922026</text:p>
          </table:table-cell>
          <table:table-cell office:value-type="float" office:value="2" calcext:value-type="float">
            <text:p>2</text:p>
          </table:table-cell>
          <table:table-cell office:value-type="float" office:value="0.961013" calcext:value-type="float">
            <text:p>0.961013</text:p>
          </table:table-cell>
          <table:table-cell office:value-type="float" office:value="1" calcext:value-type="float">
            <text:p>1</text:p>
          </table:table-cell>
          <table:table-cell office:value-type="float" office:value="28230768" calcext:value-type="float">
            <text:p>28230768</text:p>
          </table:table-cell>
          <table:table-cell office:value-type="float" office:value="28230770" calcext:value-type="float">
            <text:p>2823077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908224" calcext:value-type="float">
            <text:p>9.908224</text:p>
          </table:table-cell>
          <table:table-cell office:value-type="float" office:value="5.155055" calcext:value-type="float">
            <text:p>5.155055</text:p>
          </table:table-cell>
          <table:table-cell office:value-type="float" office:value="4.954112" calcext:value-type="float">
            <text:p>4.954112</text:p>
          </table:table-cell>
          <table:table-cell office:value-type="float" office:value="1.92204" calcext:value-type="float">
            <text:p>1.92204</text:p>
          </table:table-cell>
          <table:table-cell office:value-type="float" office:value="2" calcext:value-type="float">
            <text:p>2</text:p>
          </table:table-cell>
          <table:table-cell office:value-type="float" office:value="0.96102" calcext:value-type="float">
            <text:p>0.96102</text:p>
          </table:table-cell>
          <table:table-cell office:value-type="float" office:value="1" calcext:value-type="float">
            <text:p>1</text:p>
          </table:table-cell>
          <table:table-cell office:value-type="float" office:value="28108998" calcext:value-type="float">
            <text:p>28108998</text:p>
          </table:table-cell>
          <table:table-cell office:value-type="float" office:value="28109000" calcext:value-type="float">
            <text:p>281090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950561" calcext:value-type="float">
            <text:p>9.950561</text:p>
          </table:table-cell>
          <table:table-cell office:value-type="float" office:value="5.176482" calcext:value-type="float">
            <text:p>5.176482</text:p>
          </table:table-cell>
          <table:table-cell office:value-type="float" office:value="4.975281" calcext:value-type="float">
            <text:p>4.975281</text:p>
          </table:table-cell>
          <table:table-cell office:value-type="float" office:value="1.922263" calcext:value-type="float">
            <text:p>1.922263</text:p>
          </table:table-cell>
          <table:table-cell office:value-type="float" office:value="2" calcext:value-type="float">
            <text:p>2</text:p>
          </table:table-cell>
          <table:table-cell office:value-type="float" office:value="0.961132" calcext:value-type="float">
            <text:p>0.961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987788" calcext:value-type="float">
            <text:p>2798778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992274" calcext:value-type="float">
            <text:p>9.992274</text:p>
          </table:table-cell>
          <table:table-cell office:value-type="float" office:value="5.199766" calcext:value-type="float">
            <text:p>5.199766</text:p>
          </table:table-cell>
          <table:table-cell office:value-type="float" office:value="4.996137" calcext:value-type="float">
            <text:p>4.996137</text:p>
          </table:table-cell>
          <table:table-cell office:value-type="float" office:value="1.921678" calcext:value-type="float">
            <text:p>1.921678</text:p>
          </table:table-cell>
          <table:table-cell office:value-type="float" office:value="2" calcext:value-type="float">
            <text:p>2</text:p>
          </table:table-cell>
          <table:table-cell office:value-type="float" office:value="0.960839" calcext:value-type="float">
            <text:p>0.9608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867210" calcext:value-type="float">
            <text:p>278672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034937" calcext:value-type="float">
            <text:p>10.034937</text:p>
          </table:table-cell>
          <table:table-cell office:value-type="float" office:value="5.222016" calcext:value-type="float">
            <text:p>5.222016</text:p>
          </table:table-cell>
          <table:table-cell office:value-type="float" office:value="5.017468" calcext:value-type="float">
            <text:p>5.017468</text:p>
          </table:table-cell>
          <table:table-cell office:value-type="float" office:value="1.92166" calcext:value-type="float">
            <text:p>1.92166</text:p>
          </table:table-cell>
          <table:table-cell office:value-type="float" office:value="2" calcext:value-type="float">
            <text:p>2</text:p>
          </table:table-cell>
          <table:table-cell office:value-type="float" office:value="0.96083" calcext:value-type="float">
            <text:p>0.960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747210" calcext:value-type="float">
            <text:p>277472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076575" calcext:value-type="float">
            <text:p>10.076575</text:p>
          </table:table-cell>
          <table:table-cell office:value-type="float" office:value="5.244493" calcext:value-type="float">
            <text:p>5.244493</text:p>
          </table:table-cell>
          <table:table-cell office:value-type="float" office:value="5.038287" calcext:value-type="float">
            <text:p>5.038287</text:p>
          </table:table-cell>
          <table:table-cell office:value-type="float" office:value="1.921363" calcext:value-type="float">
            <text:p>1.921363</text:p>
          </table:table-cell>
          <table:table-cell office:value-type="float" office:value="2" calcext:value-type="float">
            <text:p>2</text:p>
          </table:table-cell>
          <table:table-cell office:value-type="float" office:value="0.960681" calcext:value-type="float">
            <text:p>0.9606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627804" calcext:value-type="float">
            <text:p>276278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119215" calcext:value-type="float">
            <text:p>10.119215</text:p>
          </table:table-cell>
          <table:table-cell office:value-type="float" office:value="5.265888" calcext:value-type="float">
            <text:p>5.265888</text:p>
          </table:table-cell>
          <table:table-cell office:value-type="float" office:value="5.059608" calcext:value-type="float">
            <text:p>5.059608</text:p>
          </table:table-cell>
          <table:table-cell office:value-type="float" office:value="1.921654" calcext:value-type="float">
            <text:p>1.921654</text:p>
          </table:table-cell>
          <table:table-cell office:value-type="float" office:value="2" calcext:value-type="float">
            <text:p>2</text:p>
          </table:table-cell>
          <table:table-cell office:value-type="float" office:value="0.960827" calcext:value-type="float">
            <text:p>0.9608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509016" calcext:value-type="float">
            <text:p>275090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162008" calcext:value-type="float">
            <text:p>10.162008</text:p>
          </table:table-cell>
          <table:table-cell office:value-type="float" office:value="5.287845" calcext:value-type="float">
            <text:p>5.287845</text:p>
          </table:table-cell>
          <table:table-cell office:value-type="float" office:value="5.081004" calcext:value-type="float">
            <text:p>5.081004</text:p>
          </table:table-cell>
          <table:table-cell office:value-type="float" office:value="1.921767" calcext:value-type="float">
            <text:p>1.921767</text:p>
          </table:table-cell>
          <table:table-cell office:value-type="float" office:value="2" calcext:value-type="float">
            <text:p>2</text:p>
          </table:table-cell>
          <table:table-cell office:value-type="float" office:value="0.960884" calcext:value-type="float">
            <text:p>0.960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390880" calcext:value-type="float">
            <text:p>2739088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206306" calcext:value-type="float">
            <text:p>10.206306</text:p>
          </table:table-cell>
          <table:table-cell office:value-type="float" office:value="5.309237" calcext:value-type="float">
            <text:p>5.309237</text:p>
          </table:table-cell>
          <table:table-cell office:value-type="float" office:value="5.103153" calcext:value-type="float">
            <text:p>5.103153</text:p>
          </table:table-cell>
          <table:table-cell office:value-type="float" office:value="1.922368" calcext:value-type="float">
            <text:p>1.922368</text:p>
          </table:table-cell>
          <table:table-cell office:value-type="float" office:value="2" calcext:value-type="float">
            <text:p>2</text:p>
          </table:table-cell>
          <table:table-cell office:value-type="float" office:value="0.961184" calcext:value-type="float">
            <text:p>0.961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73278" calcext:value-type="float">
            <text:p>272732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249558" calcext:value-type="float">
            <text:p>10.249558</text:p>
          </table:table-cell>
          <table:table-cell office:value-type="float" office:value="5.330704" calcext:value-type="float">
            <text:p>5.330704</text:p>
          </table:table-cell>
          <table:table-cell office:value-type="float" office:value="5.124779" calcext:value-type="float">
            <text:p>5.124779</text:p>
          </table:table-cell>
          <table:table-cell office:value-type="float" office:value="1.92274" calcext:value-type="float">
            <text:p>1.92274</text:p>
          </table:table-cell>
          <table:table-cell office:value-type="float" office:value="2" calcext:value-type="float">
            <text:p>2</text:p>
          </table:table-cell>
          <table:table-cell office:value-type="float" office:value="0.96137" calcext:value-type="float">
            <text:p>0.96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156388" calcext:value-type="float">
            <text:p>271563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292637" calcext:value-type="float">
            <text:p>10.292637</text:p>
          </table:table-cell>
          <table:table-cell office:value-type="float" office:value="5.352296" calcext:value-type="float">
            <text:p>5.352296</text:p>
          </table:table-cell>
          <table:table-cell office:value-type="float" office:value="5.146318" calcext:value-type="float">
            <text:p>5.146318</text:p>
          </table:table-cell>
          <table:table-cell office:value-type="float" office:value="1.923032" calcext:value-type="float">
            <text:p>1.923032</text:p>
          </table:table-cell>
          <table:table-cell office:value-type="float" office:value="2" calcext:value-type="float">
            <text:p>2</text:p>
          </table:table-cell>
          <table:table-cell office:value-type="float" office:value="0.961516" calcext:value-type="float">
            <text:p>0.961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40030" calcext:value-type="float">
            <text:p>2704003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335908" calcext:value-type="float">
            <text:p>10.335908</text:p>
          </table:table-cell>
          <table:table-cell office:value-type="float" office:value="5.373467" calcext:value-type="float">
            <text:p>5.373467</text:p>
          </table:table-cell>
          <table:table-cell office:value-type="float" office:value="5.167954" calcext:value-type="float">
            <text:p>5.167954</text:p>
          </table:table-cell>
          <table:table-cell office:value-type="float" office:value="1.923508" calcext:value-type="float">
            <text:p>1.923508</text:p>
          </table:table-cell>
          <table:table-cell office:value-type="float" office:value="2" calcext:value-type="float">
            <text:p>2</text:p>
          </table:table-cell>
          <table:table-cell office:value-type="float" office:value="0.961754" calcext:value-type="float">
            <text:p>0.9617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23988" calcext:value-type="float">
            <text:p>269239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.379964" calcext:value-type="float">
            <text:p>10.379964</text:p>
          </table:table-cell>
          <table:table-cell office:value-type="float" office:value="5.394641" calcext:value-type="float">
            <text:p>5.394641</text:p>
          </table:table-cell>
          <table:table-cell office:value-type="float" office:value="5.189982" calcext:value-type="float">
            <text:p>5.189982</text:p>
          </table:table-cell>
          <table:table-cell office:value-type="float" office:value="1.924125" calcext:value-type="float">
            <text:p>1.924125</text:p>
          </table:table-cell>
          <table:table-cell office:value-type="float" office:value="2" calcext:value-type="float">
            <text:p>2</text:p>
          </table:table-cell>
          <table:table-cell office:value-type="float" office:value="0.962063" calcext:value-type="float">
            <text:p>0.962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809140" calcext:value-type="float">
            <text:p>268091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.425978" calcext:value-type="float">
            <text:p>10.425978</text:p>
          </table:table-cell>
          <table:table-cell office:value-type="float" office:value="5.41603" calcext:value-type="float">
            <text:p>5.41603</text:p>
          </table:table-cell>
          <table:table-cell office:value-type="float" office:value="5.212989" calcext:value-type="float">
            <text:p>5.212989</text:p>
          </table:table-cell>
          <table:table-cell office:value-type="float" office:value="1.925022" calcext:value-type="float">
            <text:p>1.925022</text:p>
          </table:table-cell>
          <table:table-cell office:value-type="float" office:value="2" calcext:value-type="float">
            <text:p>2</text:p>
          </table:table-cell>
          <table:table-cell office:value-type="float" office:value="0.962511" calcext:value-type="float">
            <text:p>0.962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694436" calcext:value-type="float">
            <text:p>266944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.470635" calcext:value-type="float">
            <text:p>10.470635</text:p>
          </table:table-cell>
          <table:table-cell office:value-type="float" office:value="5.436906" calcext:value-type="float">
            <text:p>5.436906</text:p>
          </table:table-cell>
          <table:table-cell office:value-type="float" office:value="5.235317" calcext:value-type="float">
            <text:p>5.235317</text:p>
          </table:table-cell>
          <table:table-cell office:value-type="float" office:value="1.925844" calcext:value-type="float">
            <text:p>1.925844</text:p>
          </table:table-cell>
          <table:table-cell office:value-type="float" office:value="2" calcext:value-type="float">
            <text:p>2</text:p>
          </table:table-cell>
          <table:table-cell office:value-type="float" office:value="0.962922" calcext:value-type="float">
            <text:p>0.962922</text:p>
          </table:table-cell>
          <table:table-cell office:value-type="float" office:value="1" calcext:value-type="float">
            <text:p>1</text:p>
          </table:table-cell>
          <table:table-cell office:value-type="float" office:value="26580012" calcext:value-type="float">
            <text:p>26580012</text:p>
          </table:table-cell>
          <table:table-cell office:value-type="float" office:value="26580014" calcext:value-type="float">
            <text:p>265800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.513328" calcext:value-type="float">
            <text:p>10.513328</text:p>
          </table:table-cell>
          <table:table-cell office:value-type="float" office:value="5.458424" calcext:value-type="float">
            <text:p>5.458424</text:p>
          </table:table-cell>
          <table:table-cell office:value-type="float" office:value="5.256664" calcext:value-type="float">
            <text:p>5.256664</text:p>
          </table:table-cell>
          <table:table-cell office:value-type="float" office:value="1.926074" calcext:value-type="float">
            <text:p>1.926074</text:p>
          </table:table-cell>
          <table:table-cell office:value-type="float" office:value="2" calcext:value-type="float">
            <text:p>2</text:p>
          </table:table-cell>
          <table:table-cell office:value-type="float" office:value="0.963037" calcext:value-type="float">
            <text:p>0.9630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466492" calcext:value-type="float">
            <text:p>2646649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556196" calcext:value-type="float">
            <text:p>10.556196</text:p>
          </table:table-cell>
          <table:table-cell office:value-type="float" office:value="5.480232" calcext:value-type="float">
            <text:p>5.480232</text:p>
          </table:table-cell>
          <table:table-cell office:value-type="float" office:value="5.278098" calcext:value-type="float">
            <text:p>5.278098</text:p>
          </table:table-cell>
          <table:table-cell office:value-type="float" office:value="1.926232" calcext:value-type="float">
            <text:p>1.926232</text:p>
          </table:table-cell>
          <table:table-cell office:value-type="float" office:value="2" calcext:value-type="float">
            <text:p>2</text:p>
          </table:table-cell>
          <table:table-cell office:value-type="float" office:value="0.963116" calcext:value-type="float">
            <text:p>0.963116</text:p>
          </table:table-cell>
          <table:table-cell office:value-type="float" office:value="1" calcext:value-type="float">
            <text:p>1</text:p>
          </table:table-cell>
          <table:table-cell office:value-type="float" office:value="26353582" calcext:value-type="float">
            <text:p>26353582</text:p>
          </table:table-cell>
          <table:table-cell office:value-type="float" office:value="26353586" calcext:value-type="float">
            <text:p>263535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.599497" calcext:value-type="float">
            <text:p>10.599497</text:p>
          </table:table-cell>
          <table:table-cell office:value-type="float" office:value="5.503044" calcext:value-type="float">
            <text:p>5.503044</text:p>
          </table:table-cell>
          <table:table-cell office:value-type="float" office:value="5.299749" calcext:value-type="float">
            <text:p>5.299749</text:p>
          </table:table-cell>
          <table:table-cell office:value-type="float" office:value="1.926115" calcext:value-type="float">
            <text:p>1.926115</text:p>
          </table:table-cell>
          <table:table-cell office:value-type="float" office:value="2" calcext:value-type="float">
            <text:p>2</text:p>
          </table:table-cell>
          <table:table-cell office:value-type="float" office:value="0.963058" calcext:value-type="float">
            <text:p>0.963058</text:p>
          </table:table-cell>
          <table:table-cell office:value-type="float" office:value="1" calcext:value-type="float">
            <text:p>1</text:p>
          </table:table-cell>
          <table:table-cell office:value-type="float" office:value="26241342" calcext:value-type="float">
            <text:p>26241342</text:p>
          </table:table-cell>
          <table:table-cell office:value-type="float" office:value="26241344" calcext:value-type="float">
            <text:p>262413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643162" calcext:value-type="float">
            <text:p>10.643162</text:p>
          </table:table-cell>
          <table:table-cell office:value-type="float" office:value="5.525322" calcext:value-type="float">
            <text:p>5.525322</text:p>
          </table:table-cell>
          <table:table-cell office:value-type="float" office:value="5.321581" calcext:value-type="float">
            <text:p>5.321581</text:p>
          </table:table-cell>
          <table:table-cell office:value-type="float" office:value="1.926252" calcext:value-type="float">
            <text:p>1.926252</text:p>
          </table:table-cell>
          <table:table-cell office:value-type="float" office:value="2" calcext:value-type="float">
            <text:p>2</text:p>
          </table:table-cell>
          <table:table-cell office:value-type="float" office:value="0.963126" calcext:value-type="float">
            <text:p>0.963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129450" calcext:value-type="float">
            <text:p>2612945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.687274" calcext:value-type="float">
            <text:p>10.687274</text:p>
          </table:table-cell>
          <table:table-cell office:value-type="float" office:value="5.547527" calcext:value-type="float">
            <text:p>5.547527</text:p>
          </table:table-cell>
          <table:table-cell office:value-type="float" office:value="5.343637" calcext:value-type="float">
            <text:p>5.343637</text:p>
          </table:table-cell>
          <table:table-cell office:value-type="float" office:value="1.926493" calcext:value-type="float">
            <text:p>1.926493</text:p>
          </table:table-cell>
          <table:table-cell office:value-type="float" office:value="2" calcext:value-type="float">
            <text:p>2</text:p>
          </table:table-cell>
          <table:table-cell office:value-type="float" office:value="0.963247" calcext:value-type="float">
            <text:p>0.963247</text:p>
          </table:table-cell>
          <table:table-cell office:value-type="float" office:value="1" calcext:value-type="float">
            <text:p>1</text:p>
          </table:table-cell>
          <table:table-cell office:value-type="float" office:value="26018162" calcext:value-type="float">
            <text:p>26018162</text:p>
          </table:table-cell>
          <table:table-cell office:value-type="float" office:value="26018166" calcext:value-type="float">
            <text:p>260181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.730647" calcext:value-type="float">
            <text:p>10.730647</text:p>
          </table:table-cell>
          <table:table-cell office:value-type="float" office:value="5.569714" calcext:value-type="float">
            <text:p>5.569714</text:p>
          </table:table-cell>
          <table:table-cell office:value-type="float" office:value="5.365323" calcext:value-type="float">
            <text:p>5.365323</text:p>
          </table:table-cell>
          <table:table-cell office:value-type="float" office:value="1.926606" calcext:value-type="float">
            <text:p>1.926606</text:p>
          </table:table-cell>
          <table:table-cell office:value-type="float" office:value="2" calcext:value-type="float">
            <text:p>2</text:p>
          </table:table-cell>
          <table:table-cell office:value-type="float" office:value="0.963303" calcext:value-type="float">
            <text:p>0.963303</text:p>
          </table:table-cell>
          <table:table-cell office:value-type="float" office:value="1" calcext:value-type="float">
            <text:p>1</text:p>
          </table:table-cell>
          <table:table-cell office:value-type="float" office:value="25907264" calcext:value-type="float">
            <text:p>25907264</text:p>
          </table:table-cell>
          <table:table-cell office:value-type="float" office:value="25907272" calcext:value-type="float">
            <text:p>2590727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.777122" calcext:value-type="float">
            <text:p>10.777122</text:p>
          </table:table-cell>
          <table:table-cell office:value-type="float" office:value="5.591999" calcext:value-type="float">
            <text:p>5.591999</text:p>
          </table:table-cell>
          <table:table-cell office:value-type="float" office:value="5.388561" calcext:value-type="float">
            <text:p>5.388561</text:p>
          </table:table-cell>
          <table:table-cell office:value-type="float" office:value="1.927239" calcext:value-type="float">
            <text:p>1.927239</text:p>
          </table:table-cell>
          <table:table-cell office:value-type="float" office:value="2" calcext:value-type="float">
            <text:p>2</text:p>
          </table:table-cell>
          <table:table-cell office:value-type="float" office:value="0.96362" calcext:value-type="float">
            <text:p>0.96362</text:p>
          </table:table-cell>
          <table:table-cell office:value-type="float" office:value="1" calcext:value-type="float">
            <text:p>1</text:p>
          </table:table-cell>
          <table:table-cell office:value-type="float" office:value="25797216" calcext:value-type="float">
            <text:p>25797216</text:p>
          </table:table-cell>
          <table:table-cell office:value-type="float" office:value="25797220" calcext:value-type="float">
            <text:p>257972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.820567" calcext:value-type="float">
            <text:p>10.820567</text:p>
          </table:table-cell>
          <table:table-cell office:value-type="float" office:value="5.614541" calcext:value-type="float">
            <text:p>5.614541</text:p>
          </table:table-cell>
          <table:table-cell office:value-type="float" office:value="5.410283" calcext:value-type="float">
            <text:p>5.410283</text:p>
          </table:table-cell>
          <table:table-cell office:value-type="float" office:value="1.92724" calcext:value-type="float">
            <text:p>1.92724</text:p>
          </table:table-cell>
          <table:table-cell office:value-type="float" office:value="2" calcext:value-type="float">
            <text:p>2</text:p>
          </table:table-cell>
          <table:table-cell office:value-type="float" office:value="0.96362" calcext:value-type="float">
            <text:p>0.96362</text:p>
          </table:table-cell>
          <table:table-cell office:value-type="float" office:value="1" calcext:value-type="float">
            <text:p>1</text:p>
          </table:table-cell>
          <table:table-cell office:value-type="float" office:value="25687582" calcext:value-type="float">
            <text:p>25687582</text:p>
          </table:table-cell>
          <table:table-cell office:value-type="float" office:value="25687584" calcext:value-type="float">
            <text:p>2568758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.864634" calcext:value-type="float">
            <text:p>10.864634</text:p>
          </table:table-cell>
          <table:table-cell office:value-type="float" office:value="5.636218" calcext:value-type="float">
            <text:p>5.636218</text:p>
          </table:table-cell>
          <table:table-cell office:value-type="float" office:value="5.432317" calcext:value-type="float">
            <text:p>5.432317</text:p>
          </table:table-cell>
          <table:table-cell office:value-type="float" office:value="1.927646" calcext:value-type="float">
            <text:p>1.927646</text:p>
          </table:table-cell>
          <table:table-cell office:value-type="float" office:value="2" calcext:value-type="float">
            <text:p>2</text:p>
          </table:table-cell>
          <table:table-cell office:value-type="float" office:value="0.963823" calcext:value-type="float">
            <text:p>0.963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78586" calcext:value-type="float">
            <text:p>2557858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.907384" calcext:value-type="float">
            <text:p>10.907384</text:p>
          </table:table-cell>
          <table:table-cell office:value-type="float" office:value="5.658255" calcext:value-type="float">
            <text:p>5.658255</text:p>
          </table:table-cell>
          <table:table-cell office:value-type="float" office:value="5.453692" calcext:value-type="float">
            <text:p>5.453692</text:p>
          </table:table-cell>
          <table:table-cell office:value-type="float" office:value="1.927694" calcext:value-type="float">
            <text:p>1.927694</text:p>
          </table:table-cell>
          <table:table-cell office:value-type="float" office:value="2" calcext:value-type="float">
            <text:p>2</text:p>
          </table:table-cell>
          <table:table-cell office:value-type="float" office:value="0.963847" calcext:value-type="float">
            <text:p>0.9638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469918" calcext:value-type="float">
            <text:p>254699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.951621" calcext:value-type="float">
            <text:p>10.951621</text:p>
          </table:table-cell>
          <table:table-cell office:value-type="float" office:value="5.679666" calcext:value-type="float">
            <text:p>5.679666</text:p>
          </table:table-cell>
          <table:table-cell office:value-type="float" office:value="5.475811" calcext:value-type="float">
            <text:p>5.475811</text:p>
          </table:table-cell>
          <table:table-cell office:value-type="float" office:value="1.928216" calcext:value-type="float">
            <text:p>1.928216</text:p>
          </table:table-cell>
          <table:table-cell office:value-type="float" office:value="2" calcext:value-type="float">
            <text:p>2</text:p>
          </table:table-cell>
          <table:table-cell office:value-type="float" office:value="0.964108" calcext:value-type="float">
            <text:p>0.964108</text:p>
          </table:table-cell>
          <table:table-cell office:value-type="float" office:value="1" calcext:value-type="float">
            <text:p>1</text:p>
          </table:table-cell>
          <table:table-cell office:value-type="float" office:value="25361916" calcext:value-type="float">
            <text:p>25361916</text:p>
          </table:table-cell>
          <table:table-cell office:value-type="float" office:value="25361912" calcext:value-type="float">
            <text:p>253619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995287" calcext:value-type="float">
            <text:p>10.995287</text:p>
          </table:table-cell>
          <table:table-cell office:value-type="float" office:value="5.704732" calcext:value-type="float">
            <text:p>5.704732</text:p>
          </table:table-cell>
          <table:table-cell office:value-type="float" office:value="5.497643" calcext:value-type="float">
            <text:p>5.497643</text:p>
          </table:table-cell>
          <table:table-cell office:value-type="float" office:value="1.927398" calcext:value-type="float">
            <text:p>1.927398</text:p>
          </table:table-cell>
          <table:table-cell office:value-type="float" office:value="2" calcext:value-type="float">
            <text:p>2</text:p>
          </table:table-cell>
          <table:table-cell office:value-type="float" office:value="0.963699" calcext:value-type="float">
            <text:p>0.9636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254516" calcext:value-type="float">
            <text:p>252545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039408" calcext:value-type="float">
            <text:p>11.039408</text:p>
          </table:table-cell>
          <table:table-cell office:value-type="float" office:value="5.726895" calcext:value-type="float">
            <text:p>5.726895</text:p>
          </table:table-cell>
          <table:table-cell office:value-type="float" office:value="5.519704" calcext:value-type="float">
            <text:p>5.519704</text:p>
          </table:table-cell>
          <table:table-cell office:value-type="float" office:value="1.927643" calcext:value-type="float">
            <text:p>1.927643</text:p>
          </table:table-cell>
          <table:table-cell office:value-type="float" office:value="2" calcext:value-type="float">
            <text:p>2</text:p>
          </table:table-cell>
          <table:table-cell office:value-type="float" office:value="0.963821" calcext:value-type="float">
            <text:p>0.963821</text:p>
          </table:table-cell>
          <table:table-cell office:value-type="float" office:value="1" calcext:value-type="float">
            <text:p>1</text:p>
          </table:table-cell>
          <table:table-cell office:value-type="float" office:value="25147516" calcext:value-type="float">
            <text:p>25147516</text:p>
          </table:table-cell>
          <table:table-cell office:value-type="float" office:value="25147512" calcext:value-type="float">
            <text:p>251475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083589" calcext:value-type="float">
            <text:p>11.083589</text:p>
          </table:table-cell>
          <table:table-cell office:value-type="float" office:value="5.748208" calcext:value-type="float">
            <text:p>5.748208</text:p>
          </table:table-cell>
          <table:table-cell office:value-type="float" office:value="5.541794" calcext:value-type="float">
            <text:p>5.541794</text:p>
          </table:table-cell>
          <table:table-cell office:value-type="float" office:value="1.928182" calcext:value-type="float">
            <text:p>1.928182</text:p>
          </table:table-cell>
          <table:table-cell office:value-type="float" office:value="2" calcext:value-type="float">
            <text:p>2</text:p>
          </table:table-cell>
          <table:table-cell office:value-type="float" office:value="0.964091" calcext:value-type="float">
            <text:p>0.964091</text:p>
          </table:table-cell>
          <table:table-cell office:value-type="float" office:value="1" calcext:value-type="float">
            <text:p>1</text:p>
          </table:table-cell>
          <table:table-cell office:value-type="float" office:value="25041208" calcext:value-type="float">
            <text:p>25041208</text:p>
          </table:table-cell>
          <table:table-cell office:value-type="float" office:value="25041206" calcext:value-type="float">
            <text:p>250412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128084" calcext:value-type="float">
            <text:p>11.128084</text:p>
          </table:table-cell>
          <table:table-cell office:value-type="float" office:value="5.769477" calcext:value-type="float">
            <text:p>5.769477</text:p>
          </table:table-cell>
          <table:table-cell office:value-type="float" office:value="5.564042" calcext:value-type="float">
            <text:p>5.564042</text:p>
          </table:table-cell>
          <table:table-cell office:value-type="float" office:value="1.928786" calcext:value-type="float">
            <text:p>1.928786</text:p>
          </table:table-cell>
          <table:table-cell office:value-type="float" office:value="2" calcext:value-type="float">
            <text:p>2</text:p>
          </table:table-cell>
          <table:table-cell office:value-type="float" office:value="0.964393" calcext:value-type="float">
            <text:p>0.964393</text:p>
          </table:table-cell>
          <table:table-cell office:value-type="float" office:value="1" calcext:value-type="float">
            <text:p>1</text:p>
          </table:table-cell>
          <table:table-cell office:value-type="float" office:value="24935470" calcext:value-type="float">
            <text:p>24935470</text:p>
          </table:table-cell>
          <table:table-cell office:value-type="float" office:value="24935468" calcext:value-type="float">
            <text:p>2493546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173659" calcext:value-type="float">
            <text:p>11.173659</text:p>
          </table:table-cell>
          <table:table-cell office:value-type="float" office:value="5.790854" calcext:value-type="float">
            <text:p>5.790854</text:p>
          </table:table-cell>
          <table:table-cell office:value-type="float" office:value="5.58683" calcext:value-type="float">
            <text:p>5.58683</text:p>
          </table:table-cell>
          <table:table-cell office:value-type="float" office:value="1.929536" calcext:value-type="float">
            <text:p>1.929536</text:p>
          </table:table-cell>
          <table:table-cell office:value-type="float" office:value="2" calcext:value-type="float">
            <text:p>2</text:p>
          </table:table-cell>
          <table:table-cell office:value-type="float" office:value="0.964768" calcext:value-type="float">
            <text:p>0.964768</text:p>
          </table:table-cell>
          <table:table-cell office:value-type="float" office:value="1" calcext:value-type="float">
            <text:p>1</text:p>
          </table:table-cell>
          <table:table-cell office:value-type="float" office:value="24829908" calcext:value-type="float">
            <text:p>24829908</text:p>
          </table:table-cell>
          <table:table-cell office:value-type="float" office:value="24829910" calcext:value-type="float">
            <text:p>248299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217999" calcext:value-type="float">
            <text:p>11.217999</text:p>
          </table:table-cell>
          <table:table-cell office:value-type="float" office:value="5.812626" calcext:value-type="float">
            <text:p>5.812626</text:p>
          </table:table-cell>
          <table:table-cell office:value-type="float" office:value="5.609" calcext:value-type="float">
            <text:p>5.609</text:p>
          </table:table-cell>
          <table:table-cell office:value-type="float" office:value="1.929937" calcext:value-type="float">
            <text:p>1.929937</text:p>
          </table:table-cell>
          <table:table-cell office:value-type="float" office:value="2" calcext:value-type="float">
            <text:p>2</text:p>
          </table:table-cell>
          <table:table-cell office:value-type="float" office:value="0.964968" calcext:value-type="float">
            <text:p>0.964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725174" calcext:value-type="float">
            <text:p>247251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26178" calcext:value-type="float">
            <text:p>11.26178</text:p>
          </table:table-cell>
          <table:table-cell office:value-type="float" office:value="5.834243" calcext:value-type="float">
            <text:p>5.834243</text:p>
          </table:table-cell>
          <table:table-cell office:value-type="float" office:value="5.63089" calcext:value-type="float">
            <text:p>5.63089</text:p>
          </table:table-cell>
          <table:table-cell office:value-type="float" office:value="1.93029" calcext:value-type="float">
            <text:p>1.93029</text:p>
          </table:table-cell>
          <table:table-cell office:value-type="float" office:value="2" calcext:value-type="float">
            <text:p>2</text:p>
          </table:table-cell>
          <table:table-cell office:value-type="float" office:value="0.965145" calcext:value-type="float">
            <text:p>0.965145</text:p>
          </table:table-cell>
          <table:table-cell office:value-type="float" office:value="1" calcext:value-type="float">
            <text:p>1</text:p>
          </table:table-cell>
          <table:table-cell office:value-type="float" office:value="24620866" calcext:value-type="float">
            <text:p>24620866</text:p>
          </table:table-cell>
          <table:table-cell office:value-type="float" office:value="24620864" calcext:value-type="float">
            <text:p>246208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306291" calcext:value-type="float">
            <text:p>11.306291</text:p>
          </table:table-cell>
          <table:table-cell office:value-type="float" office:value="5.855183" calcext:value-type="float">
            <text:p>5.855183</text:p>
          </table:table-cell>
          <table:table-cell office:value-type="float" office:value="5.653145" calcext:value-type="float">
            <text:p>5.653145</text:p>
          </table:table-cell>
          <table:table-cell office:value-type="float" office:value="1.930989" calcext:value-type="float">
            <text:p>1.930989</text:p>
          </table:table-cell>
          <table:table-cell office:value-type="float" office:value="2" calcext:value-type="float">
            <text:p>2</text:p>
          </table:table-cell>
          <table:table-cell office:value-type="float" office:value="0.965494" calcext:value-type="float">
            <text:p>0.965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516936" calcext:value-type="float">
            <text:p>245169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35065" calcext:value-type="float">
            <text:p>11.35065</text:p>
          </table:table-cell>
          <table:table-cell office:value-type="float" office:value="5.876711" calcext:value-type="float">
            <text:p>5.876711</text:p>
          </table:table-cell>
          <table:table-cell office:value-type="float" office:value="5.675325" calcext:value-type="float">
            <text:p>5.675325</text:p>
          </table:table-cell>
          <table:table-cell office:value-type="float" office:value="1.931463" calcext:value-type="float">
            <text:p>1.931463</text:p>
          </table:table-cell>
          <table:table-cell office:value-type="float" office:value="2" calcext:value-type="float">
            <text:p>2</text:p>
          </table:table-cell>
          <table:table-cell office:value-type="float" office:value="0.965732" calcext:value-type="float">
            <text:p>0.965732</text:p>
          </table:table-cell>
          <table:table-cell office:value-type="float" office:value="1" calcext:value-type="float">
            <text:p>1</text:p>
          </table:table-cell>
          <table:table-cell office:value-type="float" office:value="24413706" calcext:value-type="float">
            <text:p>24413706</text:p>
          </table:table-cell>
          <table:table-cell office:value-type="float" office:value="24413708" calcext:value-type="float">
            <text:p>244137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395372" calcext:value-type="float">
            <text:p>11.395372</text:p>
          </table:table-cell>
          <table:table-cell office:value-type="float" office:value="5.898301" calcext:value-type="float">
            <text:p>5.898301</text:p>
          </table:table-cell>
          <table:table-cell office:value-type="float" office:value="5.697686" calcext:value-type="float">
            <text:p>5.697686</text:p>
          </table:table-cell>
          <table:table-cell office:value-type="float" office:value="1.931975" calcext:value-type="float">
            <text:p>1.931975</text:p>
          </table:table-cell>
          <table:table-cell office:value-type="float" office:value="2" calcext:value-type="float">
            <text:p>2</text:p>
          </table:table-cell>
          <table:table-cell office:value-type="float" office:value="0.965988" calcext:value-type="float">
            <text:p>0.965988</text:p>
          </table:table-cell>
          <table:table-cell office:value-type="float" office:value="1" calcext:value-type="float">
            <text:p>1</text:p>
          </table:table-cell>
          <table:table-cell office:value-type="float" office:value="24310820" calcext:value-type="float">
            <text:p>24310820</text:p>
          </table:table-cell>
          <table:table-cell office:value-type="float" office:value="24310822" calcext:value-type="float">
            <text:p>243108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.440041" calcext:value-type="float">
            <text:p>11.440041</text:p>
          </table:table-cell>
          <table:table-cell office:value-type="float" office:value="5.919687" calcext:value-type="float">
            <text:p>5.919687</text:p>
          </table:table-cell>
          <table:table-cell office:value-type="float" office:value="5.72002" calcext:value-type="float">
            <text:p>5.72002</text:p>
          </table:table-cell>
          <table:table-cell office:value-type="float" office:value="1.932542" calcext:value-type="float">
            <text:p>1.932542</text:p>
          </table:table-cell>
          <table:table-cell office:value-type="float" office:value="2" calcext:value-type="float">
            <text:p>2</text:p>
          </table:table-cell>
          <table:table-cell office:value-type="float" office:value="0.966271" calcext:value-type="float">
            <text:p>0.966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08844" calcext:value-type="float">
            <text:p>242088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.484966" calcext:value-type="float">
            <text:p>11.484966</text:p>
          </table:table-cell>
          <table:table-cell office:value-type="float" office:value="5.940895" calcext:value-type="float">
            <text:p>5.940895</text:p>
          </table:table-cell>
          <table:table-cell office:value-type="float" office:value="5.742483" calcext:value-type="float">
            <text:p>5.742483</text:p>
          </table:table-cell>
          <table:table-cell office:value-type="float" office:value="1.933205" calcext:value-type="float">
            <text:p>1.933205</text:p>
          </table:table-cell>
          <table:table-cell office:value-type="float" office:value="2" calcext:value-type="float">
            <text:p>2</text:p>
          </table:table-cell>
          <table:table-cell office:value-type="float" office:value="0.966602" calcext:value-type="float">
            <text:p>0.966602</text:p>
          </table:table-cell>
          <table:table-cell office:value-type="float" office:value="1" calcext:value-type="float">
            <text:p>1</text:p>
          </table:table-cell>
          <table:table-cell office:value-type="float" office:value="24107042" calcext:value-type="float">
            <text:p>24107042</text:p>
          </table:table-cell>
          <table:table-cell office:value-type="float" office:value="24107038" calcext:value-type="float">
            <text:p>241070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52906" calcext:value-type="float">
            <text:p>11.52906</text:p>
          </table:table-cell>
          <table:table-cell office:value-type="float" office:value="5.962746" calcext:value-type="float">
            <text:p>5.962746</text:p>
          </table:table-cell>
          <table:table-cell office:value-type="float" office:value="5.76453" calcext:value-type="float">
            <text:p>5.76453</text:p>
          </table:table-cell>
          <table:table-cell office:value-type="float" office:value="1.933515" calcext:value-type="float">
            <text:p>1.933515</text:p>
          </table:table-cell>
          <table:table-cell office:value-type="float" office:value="2" calcext:value-type="float">
            <text:p>2</text:p>
          </table:table-cell>
          <table:table-cell office:value-type="float" office:value="0.966758" calcext:value-type="float">
            <text:p>0.966758</text:p>
          </table:table-cell>
          <table:table-cell office:value-type="float" office:value="1" calcext:value-type="float">
            <text:p>1</text:p>
          </table:table-cell>
          <table:table-cell office:value-type="float" office:value="24005584" calcext:value-type="float">
            <text:p>24005584</text:p>
          </table:table-cell>
          <table:table-cell office:value-type="float" office:value="24005582" calcext:value-type="float">
            <text:p>2400558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.573525" calcext:value-type="float">
            <text:p>11.573525</text:p>
          </table:table-cell>
          <table:table-cell office:value-type="float" office:value="5.984416" calcext:value-type="float">
            <text:p>5.984416</text:p>
          </table:table-cell>
          <table:table-cell office:value-type="float" office:value="5.786762" calcext:value-type="float">
            <text:p>5.786762</text:p>
          </table:table-cell>
          <table:table-cell office:value-type="float" office:value="1.933944" calcext:value-type="float">
            <text:p>1.933944</text:p>
          </table:table-cell>
          <table:table-cell office:value-type="float" office:value="2" calcext:value-type="float">
            <text:p>2</text:p>
          </table:table-cell>
          <table:table-cell office:value-type="float" office:value="0.966972" calcext:value-type="float">
            <text:p>0.9669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904792" calcext:value-type="float">
            <text:p>239047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.617744" calcext:value-type="float">
            <text:p>11.617744</text:p>
          </table:table-cell>
          <table:table-cell office:value-type="float" office:value="6.005971" calcext:value-type="float">
            <text:p>6.005971</text:p>
          </table:table-cell>
          <table:table-cell office:value-type="float" office:value="5.808872" calcext:value-type="float">
            <text:p>5.808872</text:p>
          </table:table-cell>
          <table:table-cell office:value-type="float" office:value="1.934366" calcext:value-type="float">
            <text:p>1.934366</text:p>
          </table:table-cell>
          <table:table-cell office:value-type="float" office:value="2" calcext:value-type="float">
            <text:p>2</text:p>
          </table:table-cell>
          <table:table-cell office:value-type="float" office:value="0.967183" calcext:value-type="float">
            <text:p>0.967183</text:p>
          </table:table-cell>
          <table:table-cell office:value-type="float" office:value="1" calcext:value-type="float">
            <text:p>1</text:p>
          </table:table-cell>
          <table:table-cell office:value-type="float" office:value="23804912" calcext:value-type="float">
            <text:p>23804912</text:p>
          </table:table-cell>
          <table:table-cell office:value-type="float" office:value="23804908" calcext:value-type="float">
            <text:p>238049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662765" calcext:value-type="float">
            <text:p>11.662765</text:p>
          </table:table-cell>
          <table:table-cell office:value-type="float" office:value="6.028048" calcext:value-type="float">
            <text:p>6.028048</text:p>
          </table:table-cell>
          <table:table-cell office:value-type="float" office:value="5.831382" calcext:value-type="float">
            <text:p>5.831382</text:p>
          </table:table-cell>
          <table:table-cell office:value-type="float" office:value="1.93475" calcext:value-type="float">
            <text:p>1.93475</text:p>
          </table:table-cell>
          <table:table-cell office:value-type="float" office:value="2" calcext:value-type="float">
            <text:p>2</text:p>
          </table:table-cell>
          <table:table-cell office:value-type="float" office:value="0.967375" calcext:value-type="float">
            <text:p>0.967375</text:p>
          </table:table-cell>
          <table:table-cell office:value-type="float" office:value="1" calcext:value-type="float">
            <text:p>1</text:p>
          </table:table-cell>
          <table:table-cell office:value-type="float" office:value="23704916" calcext:value-type="float">
            <text:p>23704916</text:p>
          </table:table-cell>
          <table:table-cell office:value-type="float" office:value="23704914" calcext:value-type="float">
            <text:p>237049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708971" calcext:value-type="float">
            <text:p>11.708971</text:p>
          </table:table-cell>
          <table:table-cell office:value-type="float" office:value="6.049799" calcext:value-type="float">
            <text:p>6.049799</text:p>
          </table:table-cell>
          <table:table-cell office:value-type="float" office:value="5.854485" calcext:value-type="float">
            <text:p>5.854485</text:p>
          </table:table-cell>
          <table:table-cell office:value-type="float" office:value="1.935431" calcext:value-type="float">
            <text:p>1.935431</text:p>
          </table:table-cell>
          <table:table-cell office:value-type="float" office:value="2" calcext:value-type="float">
            <text:p>2</text:p>
          </table:table-cell>
          <table:table-cell office:value-type="float" office:value="0.967716" calcext:value-type="float">
            <text:p>0.9677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605540" calcext:value-type="float">
            <text:p>2360554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.754345" calcext:value-type="float">
            <text:p>11.754345</text:p>
          </table:table-cell>
          <table:table-cell office:value-type="float" office:value="6.071616" calcext:value-type="float">
            <text:p>6.071616</text:p>
          </table:table-cell>
          <table:table-cell office:value-type="float" office:value="5.877172" calcext:value-type="float">
            <text:p>5.877172</text:p>
          </table:table-cell>
          <table:table-cell office:value-type="float" office:value="1.93595" calcext:value-type="float">
            <text:p>1.93595</text:p>
          </table:table-cell>
          <table:table-cell office:value-type="float" office:value="2" calcext:value-type="float">
            <text:p>2</text:p>
          </table:table-cell>
          <table:table-cell office:value-type="float" office:value="0.967975" calcext:value-type="float">
            <text:p>0.967975</text:p>
          </table:table-cell>
          <table:table-cell office:value-type="float" office:value="1" calcext:value-type="float">
            <text:p>1</text:p>
          </table:table-cell>
          <table:table-cell office:value-type="float" office:value="23506894" calcext:value-type="float">
            <text:p>23506894</text:p>
          </table:table-cell>
          <table:table-cell office:value-type="float" office:value="23506898" calcext:value-type="float">
            <text:p>235068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.79939" calcext:value-type="float">
            <text:p>11.79939</text:p>
          </table:table-cell>
          <table:table-cell office:value-type="float" office:value="6.093344" calcext:value-type="float">
            <text:p>6.093344</text:p>
          </table:table-cell>
          <table:table-cell office:value-type="float" office:value="5.899695" calcext:value-type="float">
            <text:p>5.899695</text:p>
          </table:table-cell>
          <table:table-cell office:value-type="float" office:value="1.936439" calcext:value-type="float">
            <text:p>1.936439</text:p>
          </table:table-cell>
          <table:table-cell office:value-type="float" office:value="2" calcext:value-type="float">
            <text:p>2</text:p>
          </table:table-cell>
          <table:table-cell office:value-type="float" office:value="0.96822" calcext:value-type="float">
            <text:p>0.968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408652" calcext:value-type="float">
            <text:p>2340865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844328" calcext:value-type="float">
            <text:p>11.844328</text:p>
          </table:table-cell>
          <table:table-cell office:value-type="float" office:value="6.115175" calcext:value-type="float">
            <text:p>6.115175</text:p>
          </table:table-cell>
          <table:table-cell office:value-type="float" office:value="5.922164" calcext:value-type="float">
            <text:p>5.922164</text:p>
          </table:table-cell>
          <table:table-cell office:value-type="float" office:value="1.936875" calcext:value-type="float">
            <text:p>1.936875</text:p>
          </table:table-cell>
          <table:table-cell office:value-type="float" office:value="2" calcext:value-type="float">
            <text:p>2</text:p>
          </table:table-cell>
          <table:table-cell office:value-type="float" office:value="0.968437" calcext:value-type="float">
            <text:p>0.968437</text:p>
          </table:table-cell>
          <table:table-cell office:value-type="float" office:value="1" calcext:value-type="float">
            <text:p>1</text:p>
          </table:table-cell>
          <table:table-cell office:value-type="float" office:value="23310736" calcext:value-type="float">
            <text:p>23310736</text:p>
          </table:table-cell>
          <table:table-cell office:value-type="float" office:value="23310740" calcext:value-type="float">
            <text:p>233107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888415" calcext:value-type="float">
            <text:p>11.888415</text:p>
          </table:table-cell>
          <table:table-cell office:value-type="float" office:value="6.136698" calcext:value-type="float">
            <text:p>6.136698</text:p>
          </table:table-cell>
          <table:table-cell office:value-type="float" office:value="5.944208" calcext:value-type="float">
            <text:p>5.944208</text:p>
          </table:table-cell>
          <table:table-cell office:value-type="float" office:value="1.937266" calcext:value-type="float">
            <text:p>1.937266</text:p>
          </table:table-cell>
          <table:table-cell office:value-type="float" office:value="2" calcext:value-type="float">
            <text:p>2</text:p>
          </table:table-cell>
          <table:table-cell office:value-type="float" office:value="0.968633" calcext:value-type="float">
            <text:p>0.968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13542" calcext:value-type="float">
            <text:p>232135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932606" calcext:value-type="float">
            <text:p>11.932606</text:p>
          </table:table-cell>
          <table:table-cell office:value-type="float" office:value="6.158428" calcext:value-type="float">
            <text:p>6.158428</text:p>
          </table:table-cell>
          <table:table-cell office:value-type="float" office:value="5.966303" calcext:value-type="float">
            <text:p>5.966303</text:p>
          </table:table-cell>
          <table:table-cell office:value-type="float" office:value="1.937606" calcext:value-type="float">
            <text:p>1.937606</text:p>
          </table:table-cell>
          <table:table-cell office:value-type="float" office:value="2" calcext:value-type="float">
            <text:p>2</text:p>
          </table:table-cell>
          <table:table-cell office:value-type="float" office:value="0.968803" calcext:value-type="float">
            <text:p>0.968803</text:p>
          </table:table-cell>
          <table:table-cell office:value-type="float" office:value="1" calcext:value-type="float">
            <text:p>1</text:p>
          </table:table-cell>
          <table:table-cell office:value-type="float" office:value="23116444" calcext:value-type="float">
            <text:p>23116444</text:p>
          </table:table-cell>
          <table:table-cell office:value-type="float" office:value="23116442" calcext:value-type="float">
            <text:p>2311644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977581" calcext:value-type="float">
            <text:p>11.977581</text:p>
          </table:table-cell>
          <table:table-cell office:value-type="float" office:value="6.180622" calcext:value-type="float">
            <text:p>6.180622</text:p>
          </table:table-cell>
          <table:table-cell office:value-type="float" office:value="5.98879" calcext:value-type="float">
            <text:p>5.98879</text:p>
          </table:table-cell>
          <table:table-cell office:value-type="float" office:value="1.937925" calcext:value-type="float">
            <text:p>1.937925</text:p>
          </table:table-cell>
          <table:table-cell office:value-type="float" office:value="2" calcext:value-type="float">
            <text:p>2</text:p>
          </table:table-cell>
          <table:table-cell office:value-type="float" office:value="0.968962" calcext:value-type="float">
            <text:p>0.968962</text:p>
          </table:table-cell>
          <table:table-cell office:value-type="float" office:value="1" calcext:value-type="float">
            <text:p>1</text:p>
          </table:table-cell>
          <table:table-cell office:value-type="float" office:value="23020052" calcext:value-type="float">
            <text:p>23020052</text:p>
          </table:table-cell>
          <table:table-cell office:value-type="float" office:value="23020054" calcext:value-type="float">
            <text:p>230200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021767" calcext:value-type="float">
            <text:p>12.021767</text:p>
          </table:table-cell>
          <table:table-cell office:value-type="float" office:value="6.202995" calcext:value-type="float">
            <text:p>6.202995</text:p>
          </table:table-cell>
          <table:table-cell office:value-type="float" office:value="6.010883" calcext:value-type="float">
            <text:p>6.010883</text:p>
          </table:table-cell>
          <table:table-cell office:value-type="float" office:value="1.938058" calcext:value-type="float">
            <text:p>1.938058</text:p>
          </table:table-cell>
          <table:table-cell office:value-type="float" office:value="2" calcext:value-type="float">
            <text:p>2</text:p>
          </table:table-cell>
          <table:table-cell office:value-type="float" office:value="0.969029" calcext:value-type="float">
            <text:p>0.969029</text:p>
          </table:table-cell>
          <table:table-cell office:value-type="float" office:value="1" calcext:value-type="float">
            <text:p>1</text:p>
          </table:table-cell>
          <table:table-cell office:value-type="float" office:value="22924344" calcext:value-type="float">
            <text:p>22924344</text:p>
          </table:table-cell>
          <table:table-cell office:value-type="float" office:value="22924348" calcext:value-type="float">
            <text:p>229243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066649" calcext:value-type="float">
            <text:p>12.066649</text:p>
          </table:table-cell>
          <table:table-cell office:value-type="float" office:value="6.224388" calcext:value-type="float">
            <text:p>6.224388</text:p>
          </table:table-cell>
          <table:table-cell office:value-type="float" office:value="6.033324" calcext:value-type="float">
            <text:p>6.033324</text:p>
          </table:table-cell>
          <table:table-cell office:value-type="float" office:value="1.938608" calcext:value-type="float">
            <text:p>1.938608</text:p>
          </table:table-cell>
          <table:table-cell office:value-type="float" office:value="2" calcext:value-type="float">
            <text:p>2</text:p>
          </table:table-cell>
          <table:table-cell office:value-type="float" office:value="0.969304" calcext:value-type="float">
            <text:p>0.969304</text:p>
          </table:table-cell>
          <table:table-cell office:value-type="float" office:value="1" calcext:value-type="float">
            <text:p>1</text:p>
          </table:table-cell>
          <table:table-cell office:value-type="float" office:value="22828712" calcext:value-type="float">
            <text:p>22828712</text:p>
          </table:table-cell>
          <table:table-cell office:value-type="float" office:value="22828714" calcext:value-type="float">
            <text:p>228287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.110695" calcext:value-type="float">
            <text:p>12.110695</text:p>
          </table:table-cell>
          <table:table-cell office:value-type="float" office:value="6.246017" calcext:value-type="float">
            <text:p>6.246017</text:p>
          </table:table-cell>
          <table:table-cell office:value-type="float" office:value="6.055348" calcext:value-type="float">
            <text:p>6.055348</text:p>
          </table:table-cell>
          <table:table-cell office:value-type="float" office:value="1.938947" calcext:value-type="float">
            <text:p>1.938947</text:p>
          </table:table-cell>
          <table:table-cell office:value-type="float" office:value="2" calcext:value-type="float">
            <text:p>2</text:p>
          </table:table-cell>
          <table:table-cell office:value-type="float" office:value="0.969474" calcext:value-type="float">
            <text:p>0.969474</text:p>
          </table:table-cell>
          <table:table-cell office:value-type="float" office:value="1" calcext:value-type="float">
            <text:p>1</text:p>
          </table:table-cell>
          <table:table-cell office:value-type="float" office:value="22733758" calcext:value-type="float">
            <text:p>22733758</text:p>
          </table:table-cell>
          <table:table-cell office:value-type="float" office:value="22733756" calcext:value-type="float">
            <text:p>227337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.153893" calcext:value-type="float">
            <text:p>12.153893</text:p>
          </table:table-cell>
          <table:table-cell office:value-type="float" office:value="6.267995" calcext:value-type="float">
            <text:p>6.267995</text:p>
          </table:table-cell>
          <table:table-cell office:value-type="float" office:value="6.076946" calcext:value-type="float">
            <text:p>6.076946</text:p>
          </table:table-cell>
          <table:table-cell office:value-type="float" office:value="1.93904" calcext:value-type="float">
            <text:p>1.93904</text:p>
          </table:table-cell>
          <table:table-cell office:value-type="float" office:value="2" calcext:value-type="float">
            <text:p>2</text:p>
          </table:table-cell>
          <table:table-cell office:value-type="float" office:value="0.96952" calcext:value-type="float">
            <text:p>0.96952</text:p>
          </table:table-cell>
          <table:table-cell office:value-type="float" office:value="1" calcext:value-type="float">
            <text:p>1</text:p>
          </table:table-cell>
          <table:table-cell office:value-type="float" office:value="22638994" calcext:value-type="float">
            <text:p>22638994</text:p>
          </table:table-cell>
          <table:table-cell office:value-type="float" office:value="22638992" calcext:value-type="float">
            <text:p>226389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.196277" calcext:value-type="float">
            <text:p>12.196277</text:p>
          </table:table-cell>
          <table:table-cell office:value-type="float" office:value="6.290633" calcext:value-type="float">
            <text:p>6.290633</text:p>
          </table:table-cell>
          <table:table-cell office:value-type="float" office:value="6.098138" calcext:value-type="float">
            <text:p>6.098138</text:p>
          </table:table-cell>
          <table:table-cell office:value-type="float" office:value="1.938799" calcext:value-type="float">
            <text:p>1.938799</text:p>
          </table:table-cell>
          <table:table-cell office:value-type="float" office:value="2" calcext:value-type="float">
            <text:p>2</text:p>
          </table:table-cell>
          <table:table-cell office:value-type="float" office:value="0.9694" calcext:value-type="float">
            <text:p>0.96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545180" calcext:value-type="float">
            <text:p>2254518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.239269" calcext:value-type="float">
            <text:p>12.239269</text:p>
          </table:table-cell>
          <table:table-cell office:value-type="float" office:value="6.312491" calcext:value-type="float">
            <text:p>6.312491</text:p>
          </table:table-cell>
          <table:table-cell office:value-type="float" office:value="6.119635" calcext:value-type="float">
            <text:p>6.119635</text:p>
          </table:table-cell>
          <table:table-cell office:value-type="float" office:value="1.938897" calcext:value-type="float">
            <text:p>1.938897</text:p>
          </table:table-cell>
          <table:table-cell office:value-type="float" office:value="2" calcext:value-type="float">
            <text:p>2</text:p>
          </table:table-cell>
          <table:table-cell office:value-type="float" office:value="0.969448" calcext:value-type="float">
            <text:p>0.9694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451798" calcext:value-type="float">
            <text:p>224517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.282525" calcext:value-type="float">
            <text:p>12.282525</text:p>
          </table:table-cell>
          <table:table-cell office:value-type="float" office:value="6.333789" calcext:value-type="float">
            <text:p>6.333789</text:p>
          </table:table-cell>
          <table:table-cell office:value-type="float" office:value="6.141263" calcext:value-type="float">
            <text:p>6.141263</text:p>
          </table:table-cell>
          <table:table-cell office:value-type="float" office:value="1.939206" calcext:value-type="float">
            <text:p>1.939206</text:p>
          </table:table-cell>
          <table:table-cell office:value-type="float" office:value="2" calcext:value-type="float">
            <text:p>2</text:p>
          </table:table-cell>
          <table:table-cell office:value-type="float" office:value="0.969603" calcext:value-type="float">
            <text:p>0.969603</text:p>
          </table:table-cell>
          <table:table-cell office:value-type="float" office:value="1" calcext:value-type="float">
            <text:p>1</text:p>
          </table:table-cell>
          <table:table-cell office:value-type="float" office:value="22358500" calcext:value-type="float">
            <text:p>22358500</text:p>
          </table:table-cell>
          <table:table-cell office:value-type="float" office:value="22358502" calcext:value-type="float">
            <text:p>22358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.326951" calcext:value-type="float">
            <text:p>12.326951</text:p>
          </table:table-cell>
          <table:table-cell office:value-type="float" office:value="6.35725" calcext:value-type="float">
            <text:p>6.35725</text:p>
          </table:table-cell>
          <table:table-cell office:value-type="float" office:value="6.163476" calcext:value-type="float">
            <text:p>6.163476</text:p>
          </table:table-cell>
          <table:table-cell office:value-type="float" office:value="1.939038" calcext:value-type="float">
            <text:p>1.939038</text:p>
          </table:table-cell>
          <table:table-cell office:value-type="float" office:value="2" calcext:value-type="float">
            <text:p>2</text:p>
          </table:table-cell>
          <table:table-cell office:value-type="float" office:value="0.969519" calcext:value-type="float">
            <text:p>0.969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265904" calcext:value-type="float">
            <text:p>2226590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.370279" calcext:value-type="float">
            <text:p>12.370279</text:p>
          </table:table-cell>
          <table:table-cell office:value-type="float" office:value="6.378477" calcext:value-type="float">
            <text:p>6.378477</text:p>
          </table:table-cell>
          <table:table-cell office:value-type="float" office:value="6.185139" calcext:value-type="float">
            <text:p>6.185139</text:p>
          </table:table-cell>
          <table:table-cell office:value-type="float" office:value="1.939378" calcext:value-type="float">
            <text:p>1.939378</text:p>
          </table:table-cell>
          <table:table-cell office:value-type="float" office:value="2" calcext:value-type="float">
            <text:p>2</text:p>
          </table:table-cell>
          <table:table-cell office:value-type="float" office:value="0.969689" calcext:value-type="float">
            <text:p>0.969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173668" calcext:value-type="float">
            <text:p>2217366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.413392" calcext:value-type="float">
            <text:p>12.413392</text:p>
          </table:table-cell>
          <table:table-cell office:value-type="float" office:value="6.399825" calcext:value-type="float">
            <text:p>6.399825</text:p>
          </table:table-cell>
          <table:table-cell office:value-type="float" office:value="6.206696" calcext:value-type="float">
            <text:p>6.206696</text:p>
          </table:table-cell>
          <table:table-cell office:value-type="float" office:value="1.939646" calcext:value-type="float">
            <text:p>1.939646</text:p>
          </table:table-cell>
          <table:table-cell office:value-type="float" office:value="2" calcext:value-type="float">
            <text:p>2</text:p>
          </table:table-cell>
          <table:table-cell office:value-type="float" office:value="0.969823" calcext:value-type="float">
            <text:p>0.969823</text:p>
          </table:table-cell>
          <table:table-cell office:value-type="float" office:value="1" calcext:value-type="float">
            <text:p>1</text:p>
          </table:table-cell>
          <table:table-cell office:value-type="float" office:value="22081708" calcext:value-type="float">
            <text:p>22081708</text:p>
          </table:table-cell>
          <table:table-cell office:value-type="float" office:value="22081712" calcext:value-type="float">
            <text:p>220817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.456047" calcext:value-type="float">
            <text:p>12.456047</text:p>
          </table:table-cell>
          <table:table-cell office:value-type="float" office:value="6.421039" calcext:value-type="float">
            <text:p>6.421039</text:p>
          </table:table-cell>
          <table:table-cell office:value-type="float" office:value="6.228023" calcext:value-type="float">
            <text:p>6.228023</text:p>
          </table:table-cell>
          <table:table-cell office:value-type="float" office:value="1.93988" calcext:value-type="float">
            <text:p>1.93988</text:p>
          </table:table-cell>
          <table:table-cell office:value-type="float" office:value="2" calcext:value-type="float">
            <text:p>2</text:p>
          </table:table-cell>
          <table:table-cell office:value-type="float" office:value="0.96994" calcext:value-type="float">
            <text:p>0.96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0322" calcext:value-type="float">
            <text:p>219903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.499025" calcext:value-type="float">
            <text:p>12.499025</text:p>
          </table:table-cell>
          <table:table-cell office:value-type="float" office:value="6.44299" calcext:value-type="float">
            <text:p>6.44299</text:p>
          </table:table-cell>
          <table:table-cell office:value-type="float" office:value="6.249512" calcext:value-type="float">
            <text:p>6.249512</text:p>
          </table:table-cell>
          <table:table-cell office:value-type="float" office:value="1.939942" calcext:value-type="float">
            <text:p>1.939942</text:p>
          </table:table-cell>
          <table:table-cell office:value-type="float" office:value="2" calcext:value-type="float">
            <text:p>2</text:p>
          </table:table-cell>
          <table:table-cell office:value-type="float" office:value="0.969971" calcext:value-type="float">
            <text:p>0.969971</text:p>
          </table:table-cell>
          <table:table-cell office:value-type="float" office:value="1" calcext:value-type="float">
            <text:p>1</text:p>
          </table:table-cell>
          <table:table-cell office:value-type="float" office:value="21899678" calcext:value-type="float">
            <text:p>21899678</text:p>
          </table:table-cell>
          <table:table-cell office:value-type="float" office:value="21899680" calcext:value-type="float">
            <text:p>218996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.543506" calcext:value-type="float">
            <text:p>12.543506</text:p>
          </table:table-cell>
          <table:table-cell office:value-type="float" office:value="6.465013" calcext:value-type="float">
            <text:p>6.465013</text:p>
          </table:table-cell>
          <table:table-cell office:value-type="float" office:value="6.271753" calcext:value-type="float">
            <text:p>6.271753</text:p>
          </table:table-cell>
          <table:table-cell office:value-type="float" office:value="1.940214" calcext:value-type="float">
            <text:p>1.940214</text:p>
          </table:table-cell>
          <table:table-cell office:value-type="float" office:value="2" calcext:value-type="float">
            <text:p>2</text:p>
          </table:table-cell>
          <table:table-cell office:value-type="float" office:value="0.970107" calcext:value-type="float">
            <text:p>0.970107</text:p>
          </table:table-cell>
          <table:table-cell office:value-type="float" office:value="1" calcext:value-type="float">
            <text:p>1</text:p>
          </table:table-cell>
          <table:table-cell office:value-type="float" office:value="21809208" calcext:value-type="float">
            <text:p>21809208</text:p>
          </table:table-cell>
          <table:table-cell office:value-type="float" office:value="21809216" calcext:value-type="float">
            <text:p>218092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.586989" calcext:value-type="float">
            <text:p>12.586989</text:p>
          </table:table-cell>
          <table:table-cell office:value-type="float" office:value="6.487519" calcext:value-type="float">
            <text:p>6.487519</text:p>
          </table:table-cell>
          <table:table-cell office:value-type="float" office:value="6.293495" calcext:value-type="float">
            <text:p>6.293495</text:p>
          </table:table-cell>
          <table:table-cell office:value-type="float" office:value="1.940185" calcext:value-type="float">
            <text:p>1.940185</text:p>
          </table:table-cell>
          <table:table-cell office:value-type="float" office:value="2" calcext:value-type="float">
            <text:p>2</text:p>
          </table:table-cell>
          <table:table-cell office:value-type="float" office:value="0.970093" calcext:value-type="float">
            <text:p>0.970093</text:p>
          </table:table-cell>
          <table:table-cell office:value-type="float" office:value="1" calcext:value-type="float">
            <text:p>1</text:p>
          </table:table-cell>
          <table:table-cell office:value-type="float" office:value="21719050" calcext:value-type="float">
            <text:p>21719050</text:p>
          </table:table-cell>
          <table:table-cell office:value-type="float" office:value="21719054" calcext:value-type="float">
            <text:p>2171905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.630056" calcext:value-type="float">
            <text:p>12.630056</text:p>
          </table:table-cell>
          <table:table-cell office:value-type="float" office:value="6.509456" calcext:value-type="float">
            <text:p>6.509456</text:p>
          </table:table-cell>
          <table:table-cell office:value-type="float" office:value="6.315028" calcext:value-type="float">
            <text:p>6.315028</text:p>
          </table:table-cell>
          <table:table-cell office:value-type="float" office:value="1.940263" calcext:value-type="float">
            <text:p>1.940263</text:p>
          </table:table-cell>
          <table:table-cell office:value-type="float" office:value="2" calcext:value-type="float">
            <text:p>2</text:p>
          </table:table-cell>
          <table:table-cell office:value-type="float" office:value="0.970131" calcext:value-type="float">
            <text:p>0.970131</text:p>
          </table:table-cell>
          <table:table-cell office:value-type="float" office:value="1" calcext:value-type="float">
            <text:p>1</text:p>
          </table:table-cell>
          <table:table-cell office:value-type="float" office:value="21629326" calcext:value-type="float">
            <text:p>21629326</text:p>
          </table:table-cell>
          <table:table-cell office:value-type="float" office:value="21629330" calcext:value-type="float">
            <text:p>216293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.673986" calcext:value-type="float">
            <text:p>12.673986</text:p>
          </table:table-cell>
          <table:table-cell office:value-type="float" office:value="6.531856" calcext:value-type="float">
            <text:p>6.531856</text:p>
          </table:table-cell>
          <table:table-cell office:value-type="float" office:value="6.336993" calcext:value-type="float">
            <text:p>6.336993</text:p>
          </table:table-cell>
          <table:table-cell office:value-type="float" office:value="1.940334" calcext:value-type="float">
            <text:p>1.940334</text:p>
          </table:table-cell>
          <table:table-cell office:value-type="float" office:value="2" calcext:value-type="float">
            <text:p>2</text:p>
          </table:table-cell>
          <table:table-cell office:value-type="float" office:value="0.970167" calcext:value-type="float">
            <text:p>0.970167</text:p>
          </table:table-cell>
          <table:table-cell office:value-type="float" office:value="1" calcext:value-type="float">
            <text:p>1</text:p>
          </table:table-cell>
          <table:table-cell office:value-type="float" office:value="21540348" calcext:value-type="float">
            <text:p>21540348</text:p>
          </table:table-cell>
          <table:table-cell office:value-type="float" office:value="21540344" calcext:value-type="float">
            <text:p>215403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.717433" calcext:value-type="float">
            <text:p>12.717433</text:p>
          </table:table-cell>
          <table:table-cell office:value-type="float" office:value="6.553946" calcext:value-type="float">
            <text:p>6.553946</text:p>
          </table:table-cell>
          <table:table-cell office:value-type="float" office:value="6.358716" calcext:value-type="float">
            <text:p>6.358716</text:p>
          </table:table-cell>
          <table:table-cell office:value-type="float" office:value="1.940424" calcext:value-type="float">
            <text:p>1.940424</text:p>
          </table:table-cell>
          <table:table-cell office:value-type="float" office:value="2" calcext:value-type="float">
            <text:p>2</text:p>
          </table:table-cell>
          <table:table-cell office:value-type="float" office:value="0.970212" calcext:value-type="float">
            <text:p>0.970212</text:p>
          </table:table-cell>
          <table:table-cell office:value-type="float" office:value="1" calcext:value-type="float">
            <text:p>1</text:p>
          </table:table-cell>
          <table:table-cell office:value-type="float" office:value="21451568" calcext:value-type="float">
            <text:p>21451568</text:p>
          </table:table-cell>
          <table:table-cell office:value-type="float" office:value="21451570" calcext:value-type="float">
            <text:p>2145157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.760271" calcext:value-type="float">
            <text:p>12.760271</text:p>
          </table:table-cell>
          <table:table-cell office:value-type="float" office:value="6.575769" calcext:value-type="float">
            <text:p>6.575769</text:p>
          </table:table-cell>
          <table:table-cell office:value-type="float" office:value="6.380135" calcext:value-type="float">
            <text:p>6.380135</text:p>
          </table:table-cell>
          <table:table-cell office:value-type="float" office:value="1.940499" calcext:value-type="float">
            <text:p>1.940499</text:p>
          </table:table-cell>
          <table:table-cell office:value-type="float" office:value="2" calcext:value-type="float">
            <text:p>2</text:p>
          </table:table-cell>
          <table:table-cell office:value-type="float" office:value="0.970249" calcext:value-type="float">
            <text:p>0.970249</text:p>
          </table:table-cell>
          <table:table-cell office:value-type="float" office:value="1" calcext:value-type="float">
            <text:p>1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363200" calcext:value-type="float">
            <text:p>21363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.803666" calcext:value-type="float">
            <text:p>12.803666</text:p>
          </table:table-cell>
          <table:table-cell office:value-type="float" office:value="6.598209" calcext:value-type="float">
            <text:p>6.598209</text:p>
          </table:table-cell>
          <table:table-cell office:value-type="float" office:value="6.401833" calcext:value-type="float">
            <text:p>6.401833</text:p>
          </table:table-cell>
          <table:table-cell office:value-type="float" office:value="1.940476" calcext:value-type="float">
            <text:p>1.940476</text:p>
          </table:table-cell>
          <table:table-cell office:value-type="float" office:value="2" calcext:value-type="float">
            <text:p>2</text:p>
          </table:table-cell>
          <table:table-cell office:value-type="float" office:value="0.970238" calcext:value-type="float">
            <text:p>0.970238</text:p>
          </table:table-cell>
          <table:table-cell office:value-type="float" office:value="1" calcext:value-type="float">
            <text:p>1</text:p>
          </table:table-cell>
          <table:table-cell office:value-type="float" office:value="21275484" calcext:value-type="float">
            <text:p>21275484</text:p>
          </table:table-cell>
          <table:table-cell office:value-type="float" office:value="21275486" calcext:value-type="float">
            <text:p>212754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.848014" calcext:value-type="float">
            <text:p>12.848014</text:p>
          </table:table-cell>
          <table:table-cell office:value-type="float" office:value="6.620417" calcext:value-type="float">
            <text:p>6.620417</text:p>
          </table:table-cell>
          <table:table-cell office:value-type="float" office:value="6.424007" calcext:value-type="float">
            <text:p>6.424007</text:p>
          </table:table-cell>
          <table:table-cell office:value-type="float" office:value="1.940665" calcext:value-type="float">
            <text:p>1.940665</text:p>
          </table:table-cell>
          <table:table-cell office:value-type="float" office:value="2" calcext:value-type="float">
            <text:p>2</text:p>
          </table:table-cell>
          <table:table-cell office:value-type="float" office:value="0.970333" calcext:value-type="float">
            <text:p>0.970333</text:p>
          </table:table-cell>
          <table:table-cell office:value-type="float" office:value="1" calcext:value-type="float">
            <text:p>1</text:p>
          </table:table-cell>
          <table:table-cell office:value-type="float" office:value="21188180" calcext:value-type="float">
            <text:p>21188180</text:p>
          </table:table-cell>
          <table:table-cell office:value-type="float" office:value="21188184" calcext:value-type="float">
            <text:p>2118818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.891458" calcext:value-type="float">
            <text:p>12.891458</text:p>
          </table:table-cell>
          <table:table-cell office:value-type="float" office:value="6.641983" calcext:value-type="float">
            <text:p>6.641983</text:p>
          </table:table-cell>
          <table:table-cell office:value-type="float" office:value="6.445729" calcext:value-type="float">
            <text:p>6.445729</text:p>
          </table:table-cell>
          <table:table-cell office:value-type="float" office:value="1.940905" calcext:value-type="float">
            <text:p>1.940905</text:p>
          </table:table-cell>
          <table:table-cell office:value-type="float" office:value="2" calcext:value-type="float">
            <text:p>2</text:p>
          </table:table-cell>
          <table:table-cell office:value-type="float" office:value="0.970453" calcext:value-type="float">
            <text:p>0.9704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01080" calcext:value-type="float">
            <text:p>2110108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.936369" calcext:value-type="float">
            <text:p>12.936369</text:p>
          </table:table-cell>
          <table:table-cell office:value-type="float" office:value="6.663108" calcext:value-type="float">
            <text:p>6.663108</text:p>
          </table:table-cell>
          <table:table-cell office:value-type="float" office:value="6.468184" calcext:value-type="float">
            <text:p>6.468184</text:p>
          </table:table-cell>
          <table:table-cell office:value-type="float" office:value="1.941492" calcext:value-type="float">
            <text:p>1.941492</text:p>
          </table:table-cell>
          <table:table-cell office:value-type="float" office:value="2" calcext:value-type="float">
            <text:p>2</text:p>
          </table:table-cell>
          <table:table-cell office:value-type="float" office:value="0.970746" calcext:value-type="float">
            <text:p>0.970746</text:p>
          </table:table-cell>
          <table:table-cell office:value-type="float" office:value="1" calcext:value-type="float">
            <text:p>1</text:p>
          </table:table-cell>
          <table:table-cell office:value-type="float" office:value="21014620" calcext:value-type="float">
            <text:p>21014620</text:p>
          </table:table-cell>
          <table:table-cell office:value-type="float" office:value="21014636" calcext:value-type="float">
            <text:p>210146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.979579" calcext:value-type="float">
            <text:p>12.979579</text:p>
          </table:table-cell>
          <table:table-cell office:value-type="float" office:value="6.684184" calcext:value-type="float">
            <text:p>6.684184</text:p>
          </table:table-cell>
          <table:table-cell office:value-type="float" office:value="6.48979" calcext:value-type="float">
            <text:p>6.48979</text:p>
          </table:table-cell>
          <table:table-cell office:value-type="float" office:value="1.941835" calcext:value-type="float">
            <text:p>1.941835</text:p>
          </table:table-cell>
          <table:table-cell office:value-type="float" office:value="2" calcext:value-type="float">
            <text:p>2</text:p>
          </table:table-cell>
          <table:table-cell office:value-type="float" office:value="0.970917" calcext:value-type="float">
            <text:p>0.970917</text:p>
          </table:table-cell>
          <table:table-cell office:value-type="float" office:value="1" calcext:value-type="float">
            <text:p>1</text:p>
          </table:table-cell>
          <table:table-cell office:value-type="float" office:value="20928438" calcext:value-type="float">
            <text:p>20928438</text:p>
          </table:table-cell>
          <table:table-cell office:value-type="float" office:value="20928462" calcext:value-type="float">
            <text:p>209284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025496" calcext:value-type="float">
            <text:p>13.025496</text:p>
          </table:table-cell>
          <table:table-cell office:value-type="float" office:value="6.705583" calcext:value-type="float">
            <text:p>6.705583</text:p>
          </table:table-cell>
          <table:table-cell office:value-type="float" office:value="6.512748" calcext:value-type="float">
            <text:p>6.512748</text:p>
          </table:table-cell>
          <table:table-cell office:value-type="float" office:value="1.942485" calcext:value-type="float">
            <text:p>1.942485</text:p>
          </table:table-cell>
          <table:table-cell office:value-type="float" office:value="2" calcext:value-type="float">
            <text:p>2</text:p>
          </table:table-cell>
          <table:table-cell office:value-type="float" office:value="0.971243" calcext:value-type="float">
            <text:p>0.971243</text:p>
          </table:table-cell>
          <table:table-cell office:value-type="float" office:value="1" calcext:value-type="float">
            <text:p>1</text:p>
          </table:table-cell>
          <table:table-cell office:value-type="float" office:value="20842540" calcext:value-type="float">
            <text:p>20842540</text:p>
          </table:table-cell>
          <table:table-cell office:value-type="float" office:value="20842558" calcext:value-type="float">
            <text:p>208425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.069645" calcext:value-type="float">
            <text:p>13.069645</text:p>
          </table:table-cell>
          <table:table-cell office:value-type="float" office:value="6.727394" calcext:value-type="float">
            <text:p>6.727394</text:p>
          </table:table-cell>
          <table:table-cell office:value-type="float" office:value="6.534822" calcext:value-type="float">
            <text:p>6.534822</text:p>
          </table:table-cell>
          <table:table-cell office:value-type="float" office:value="1.94275" calcext:value-type="float">
            <text:p>1.94275</text:p>
          </table:table-cell>
          <table:table-cell office:value-type="float" office:value="2" calcext:value-type="float">
            <text:p>2</text:p>
          </table:table-cell>
          <table:table-cell office:value-type="float" office:value="0.971375" calcext:value-type="float">
            <text:p>0.971375</text:p>
          </table:table-cell>
          <table:table-cell office:value-type="float" office:value="1" calcext:value-type="float">
            <text:p>1</text:p>
          </table:table-cell>
          <table:table-cell office:value-type="float" office:value="20757518" calcext:value-type="float">
            <text:p>20757518</text:p>
          </table:table-cell>
          <table:table-cell office:value-type="float" office:value="20757508" calcext:value-type="float">
            <text:p>207575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.114989" calcext:value-type="float">
            <text:p>13.114989</text:p>
          </table:table-cell>
          <table:table-cell office:value-type="float" office:value="6.74953" calcext:value-type="float">
            <text:p>6.74953</text:p>
          </table:table-cell>
          <table:table-cell office:value-type="float" office:value="6.557495" calcext:value-type="float">
            <text:p>6.557495</text:p>
          </table:table-cell>
          <table:table-cell office:value-type="float" office:value="1.943097" calcext:value-type="float">
            <text:p>1.943097</text:p>
          </table:table-cell>
          <table:table-cell office:value-type="float" office:value="2" calcext:value-type="float">
            <text:p>2</text:p>
          </table:table-cell>
          <table:table-cell office:value-type="float" office:value="0.971548" calcext:value-type="float">
            <text:p>0.971548</text:p>
          </table:table-cell>
          <table:table-cell office:value-type="float" office:value="1" calcext:value-type="float">
            <text:p>1</text:p>
          </table:table-cell>
          <table:table-cell office:value-type="float" office:value="20672530" calcext:value-type="float">
            <text:p>20672530</text:p>
          </table:table-cell>
          <table:table-cell office:value-type="float" office:value="20672536" calcext:value-type="float">
            <text:p>2067253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.161924" calcext:value-type="float">
            <text:p>13.161924</text:p>
          </table:table-cell>
          <table:table-cell office:value-type="float" office:value="6.770915" calcext:value-type="float">
            <text:p>6.770915</text:p>
          </table:table-cell>
          <table:table-cell office:value-type="float" office:value="6.580962" calcext:value-type="float">
            <text:p>6.580962</text:p>
          </table:table-cell>
          <table:table-cell office:value-type="float" office:value="1.943891" calcext:value-type="float">
            <text:p>1.943891</text:p>
          </table:table-cell>
          <table:table-cell office:value-type="float" office:value="2" calcext:value-type="float">
            <text:p>2</text:p>
          </table:table-cell>
          <table:table-cell office:value-type="float" office:value="0.971946" calcext:value-type="float">
            <text:p>0.971946</text:p>
          </table:table-cell>
          <table:table-cell office:value-type="float" office:value="1" calcext:value-type="float">
            <text:p>1</text:p>
          </table:table-cell>
          <table:table-cell office:value-type="float" office:value="20588044" calcext:value-type="float">
            <text:p>20588044</text:p>
          </table:table-cell>
          <table:table-cell office:value-type="float" office:value="20588040" calcext:value-type="float">
            <text:p>2058804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.207837" calcext:value-type="float">
            <text:p>13.207837</text:p>
          </table:table-cell>
          <table:table-cell office:value-type="float" office:value="6.791898" calcext:value-type="float">
            <text:p>6.791898</text:p>
          </table:table-cell>
          <table:table-cell office:value-type="float" office:value="6.603918" calcext:value-type="float">
            <text:p>6.603918</text:p>
          </table:table-cell>
          <table:table-cell office:value-type="float" office:value="1.944646" calcext:value-type="float">
            <text:p>1.944646</text:p>
          </table:table-cell>
          <table:table-cell office:value-type="float" office:value="2" calcext:value-type="float">
            <text:p>2</text:p>
          </table:table-cell>
          <table:table-cell office:value-type="float" office:value="0.972323" calcext:value-type="float">
            <text:p>0.972323</text:p>
          </table:table-cell>
          <table:table-cell office:value-type="float" office:value="1" calcext:value-type="float">
            <text:p>1</text:p>
          </table:table-cell>
          <table:table-cell office:value-type="float" office:value="20503952" calcext:value-type="float">
            <text:p>20503952</text:p>
          </table:table-cell>
          <table:table-cell office:value-type="float" office:value="20503954" calcext:value-type="float">
            <text:p>205039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.252195" calcext:value-type="float">
            <text:p>13.252195</text:p>
          </table:table-cell>
          <table:table-cell office:value-type="float" office:value="6.813156" calcext:value-type="float">
            <text:p>6.813156</text:p>
          </table:table-cell>
          <table:table-cell office:value-type="float" office:value="6.626097" calcext:value-type="float">
            <text:p>6.626097</text:p>
          </table:table-cell>
          <table:table-cell office:value-type="float" office:value="1.945089" calcext:value-type="float">
            <text:p>1.945089</text:p>
          </table:table-cell>
          <table:table-cell office:value-type="float" office:value="2" calcext:value-type="float">
            <text:p>2</text:p>
          </table:table-cell>
          <table:table-cell office:value-type="float" office:value="0.972544" calcext:value-type="float">
            <text:p>0.972544</text:p>
          </table:table-cell>
          <table:table-cell office:value-type="float" office:value="1" calcext:value-type="float">
            <text:p>1</text:p>
          </table:table-cell>
          <table:table-cell office:value-type="float" office:value="20420238" calcext:value-type="float">
            <text:p>20420238</text:p>
          </table:table-cell>
          <table:table-cell office:value-type="float" office:value="20420258" calcext:value-type="float">
            <text:p>204202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.297874" calcext:value-type="float">
            <text:p>13.297874</text:p>
          </table:table-cell>
          <table:table-cell office:value-type="float" office:value="6.834412" calcext:value-type="float">
            <text:p>6.834412</text:p>
          </table:table-cell>
          <table:table-cell office:value-type="float" office:value="6.648937" calcext:value-type="float">
            <text:p>6.648937</text:p>
          </table:table-cell>
          <table:table-cell office:value-type="float" office:value="1.945723" calcext:value-type="float">
            <text:p>1.945723</text:p>
          </table:table-cell>
          <table:table-cell office:value-type="float" office:value="2" calcext:value-type="float">
            <text:p>2</text:p>
          </table:table-cell>
          <table:table-cell office:value-type="float" office:value="0.972862" calcext:value-type="float">
            <text:p>0.972862</text:p>
          </table:table-cell>
          <table:table-cell office:value-type="float" office:value="1" calcext:value-type="float">
            <text:p>1</text:p>
          </table:table-cell>
          <table:table-cell office:value-type="float" office:value="20337074" calcext:value-type="float">
            <text:p>20337074</text:p>
          </table:table-cell>
          <table:table-cell office:value-type="float" office:value="20337084" calcext:value-type="float">
            <text:p>203370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3.342827" calcext:value-type="float">
            <text:p>13.342827</text:p>
          </table:table-cell>
          <table:table-cell office:value-type="float" office:value="6.855905" calcext:value-type="float">
            <text:p>6.855905</text:p>
          </table:table-cell>
          <table:table-cell office:value-type="float" office:value="6.671414" calcext:value-type="float">
            <text:p>6.671414</text:p>
          </table:table-cell>
          <table:table-cell office:value-type="float" office:value="1.94618" calcext:value-type="float">
            <text:p>1.94618</text:p>
          </table:table-cell>
          <table:table-cell office:value-type="float" office:value="2" calcext:value-type="float">
            <text:p>2</text:p>
          </table:table-cell>
          <table:table-cell office:value-type="float" office:value="0.97309" calcext:value-type="float">
            <text:p>0.97309</text:p>
          </table:table-cell>
          <table:table-cell office:value-type="float" office:value="1" calcext:value-type="float">
            <text:p>1</text:p>
          </table:table-cell>
          <table:table-cell office:value-type="float" office:value="20254004" calcext:value-type="float">
            <text:p>20254004</text:p>
          </table:table-cell>
          <table:table-cell office:value-type="float" office:value="20254014" calcext:value-type="float">
            <text:p>202540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.38877" calcext:value-type="float">
            <text:p>13.38877</text:p>
          </table:table-cell>
          <table:table-cell office:value-type="float" office:value="6.877331" calcext:value-type="float">
            <text:p>6.877331</text:p>
          </table:table-cell>
          <table:table-cell office:value-type="float" office:value="6.694385" calcext:value-type="float">
            <text:p>6.694385</text:p>
          </table:table-cell>
          <table:table-cell office:value-type="float" office:value="1.946797" calcext:value-type="float">
            <text:p>1.946797</text:p>
          </table:table-cell>
          <table:table-cell office:value-type="float" office:value="2" calcext:value-type="float">
            <text:p>2</text:p>
          </table:table-cell>
          <table:table-cell office:value-type="float" office:value="0.973399" calcext:value-type="float">
            <text:p>0.973399</text:p>
          </table:table-cell>
          <table:table-cell office:value-type="float" office:value="1" calcext:value-type="float">
            <text:p>1</text:p>
          </table:table-cell>
          <table:table-cell office:value-type="float" office:value="20171642" calcext:value-type="float">
            <text:p>20171642</text:p>
          </table:table-cell>
          <table:table-cell office:value-type="float" office:value="20171638" calcext:value-type="float">
            <text:p>2017163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.433596" calcext:value-type="float">
            <text:p>13.433596</text:p>
          </table:table-cell>
          <table:table-cell office:value-type="float" office:value="6.898533" calcext:value-type="float">
            <text:p>6.898533</text:p>
          </table:table-cell>
          <table:table-cell office:value-type="float" office:value="6.716798" calcext:value-type="float">
            <text:p>6.716798</text:p>
          </table:table-cell>
          <table:table-cell office:value-type="float" office:value="1.947312" calcext:value-type="float">
            <text:p>1.947312</text:p>
          </table:table-cell>
          <table:table-cell office:value-type="float" office:value="2" calcext:value-type="float">
            <text:p>2</text:p>
          </table:table-cell>
          <table:table-cell office:value-type="float" office:value="0.973656" calcext:value-type="float">
            <text:p>0.973656</text:p>
          </table:table-cell>
          <table:table-cell office:value-type="float" office:value="1" calcext:value-type="float">
            <text:p>1</text:p>
          </table:table-cell>
          <table:table-cell office:value-type="float" office:value="20089474" calcext:value-type="float">
            <text:p>20089474</text:p>
          </table:table-cell>
          <table:table-cell office:value-type="float" office:value="20089496" calcext:value-type="float">
            <text:p>200894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.477579" calcext:value-type="float">
            <text:p>13.477579</text:p>
          </table:table-cell>
          <table:table-cell office:value-type="float" office:value="6.919734" calcext:value-type="float">
            <text:p>6.919734</text:p>
          </table:table-cell>
          <table:table-cell office:value-type="float" office:value="6.738789" calcext:value-type="float">
            <text:p>6.738789</text:p>
          </table:table-cell>
          <table:table-cell office:value-type="float" office:value="1.947702" calcext:value-type="float">
            <text:p>1.947702</text:p>
          </table:table-cell>
          <table:table-cell office:value-type="float" office:value="2" calcext:value-type="float">
            <text:p>2</text:p>
          </table:table-cell>
          <table:table-cell office:value-type="float" office:value="0.973851" calcext:value-type="float">
            <text:p>0.9738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07816" calcext:value-type="float">
            <text:p>200078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3.521604" calcext:value-type="float">
            <text:p>13.521604</text:p>
          </table:table-cell>
          <table:table-cell office:value-type="float" office:value="6.941054" calcext:value-type="float">
            <text:p>6.941054</text:p>
          </table:table-cell>
          <table:table-cell office:value-type="float" office:value="6.760802" calcext:value-type="float">
            <text:p>6.760802</text:p>
          </table:table-cell>
          <table:table-cell office:value-type="float" office:value="1.948062" calcext:value-type="float">
            <text:p>1.948062</text:p>
          </table:table-cell>
          <table:table-cell office:value-type="float" office:value="2" calcext:value-type="float">
            <text:p>2</text:p>
          </table:table-cell>
          <table:table-cell office:value-type="float" office:value="0.974031" calcext:value-type="float">
            <text:p>0.9740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26532" calcext:value-type="float">
            <text:p>1992653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.566164" calcext:value-type="float">
            <text:p>13.566164</text:p>
          </table:table-cell>
          <table:table-cell office:value-type="float" office:value="6.962967" calcext:value-type="float">
            <text:p>6.962967</text:p>
          </table:table-cell>
          <table:table-cell office:value-type="float" office:value="6.783082" calcext:value-type="float">
            <text:p>6.783082</text:p>
          </table:table-cell>
          <table:table-cell office:value-type="float" office:value="1.948331" calcext:value-type="float">
            <text:p>1.948331</text:p>
          </table:table-cell>
          <table:table-cell office:value-type="float" office:value="2" calcext:value-type="float">
            <text:p>2</text:p>
          </table:table-cell>
          <table:table-cell office:value-type="float" office:value="0.974165" calcext:value-type="float">
            <text:p>0.974165</text:p>
          </table:table-cell>
          <table:table-cell office:value-type="float" office:value="1" calcext:value-type="float">
            <text:p>1</text:p>
          </table:table-cell>
          <table:table-cell office:value-type="float" office:value="19845788" calcext:value-type="float">
            <text:p>19845788</text:p>
          </table:table-cell>
          <table:table-cell office:value-type="float" office:value="19845776" calcext:value-type="float">
            <text:p>1984577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.608962" calcext:value-type="float">
            <text:p>13.608962</text:p>
          </table:table-cell>
          <table:table-cell office:value-type="float" office:value="6.984653" calcext:value-type="float">
            <text:p>6.984653</text:p>
          </table:table-cell>
          <table:table-cell office:value-type="float" office:value="6.804481" calcext:value-type="float">
            <text:p>6.804481</text:p>
          </table:table-cell>
          <table:table-cell office:value-type="float" office:value="1.948409" calcext:value-type="float">
            <text:p>1.948409</text:p>
          </table:table-cell>
          <table:table-cell office:value-type="float" office:value="2" calcext:value-type="float">
            <text:p>2</text:p>
          </table:table-cell>
          <table:table-cell office:value-type="float" office:value="0.974205" calcext:value-type="float">
            <text:p>0.974205</text:p>
          </table:table-cell>
          <table:table-cell office:value-type="float" office:value="1" calcext:value-type="float">
            <text:p>1</text:p>
          </table:table-cell>
          <table:table-cell office:value-type="float" office:value="19765030" calcext:value-type="float">
            <text:p>19765030</text:p>
          </table:table-cell>
          <table:table-cell office:value-type="float" office:value="19765028" calcext:value-type="float">
            <text:p>197650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.654681" calcext:value-type="float">
            <text:p>13.654681</text:p>
          </table:table-cell>
          <table:table-cell office:value-type="float" office:value="7.006663" calcext:value-type="float">
            <text:p>7.006663</text:p>
          </table:table-cell>
          <table:table-cell office:value-type="float" office:value="6.827341" calcext:value-type="float">
            <text:p>6.827341</text:p>
          </table:table-cell>
          <table:table-cell office:value-type="float" office:value="1.948814" calcext:value-type="float">
            <text:p>1.948814</text:p>
          </table:table-cell>
          <table:table-cell office:value-type="float" office:value="2" calcext:value-type="float">
            <text:p>2</text:p>
          </table:table-cell>
          <table:table-cell office:value-type="float" office:value="0.974407" calcext:value-type="float">
            <text:p>0.974407</text:p>
          </table:table-cell>
          <table:table-cell office:value-type="float" office:value="1" calcext:value-type="float">
            <text:p>1</text:p>
          </table:table-cell>
          <table:table-cell office:value-type="float" office:value="19684878" calcext:value-type="float">
            <text:p>19684878</text:p>
          </table:table-cell>
          <table:table-cell office:value-type="float" office:value="19684870" calcext:value-type="float">
            <text:p>196848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.699047" calcext:value-type="float">
            <text:p>13.699047</text:p>
          </table:table-cell>
          <table:table-cell office:value-type="float" office:value="7.028821" calcext:value-type="float">
            <text:p>7.028821</text:p>
          </table:table-cell>
          <table:table-cell office:value-type="float" office:value="6.849523" calcext:value-type="float">
            <text:p>6.849523</text:p>
          </table:table-cell>
          <table:table-cell office:value-type="float" office:value="1.948982" calcext:value-type="float">
            <text:p>1.948982</text:p>
          </table:table-cell>
          <table:table-cell office:value-type="float" office:value="2" calcext:value-type="float">
            <text:p>2</text:p>
          </table:table-cell>
          <table:table-cell office:value-type="float" office:value="0.974491" calcext:value-type="float">
            <text:p>0.974491</text:p>
          </table:table-cell>
          <table:table-cell office:value-type="float" office:value="1" calcext:value-type="float">
            <text:p>1</text:p>
          </table:table-cell>
          <table:table-cell office:value-type="float" office:value="19605330" calcext:value-type="float">
            <text:p>19605330</text:p>
          </table:table-cell>
          <table:table-cell office:value-type="float" office:value="19605328" calcext:value-type="float">
            <text:p>196053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.743636" calcext:value-type="float">
            <text:p>13.743636</text:p>
          </table:table-cell>
          <table:table-cell office:value-type="float" office:value="7.050657" calcext:value-type="float">
            <text:p>7.050657</text:p>
          </table:table-cell>
          <table:table-cell office:value-type="float" office:value="6.871818" calcext:value-type="float">
            <text:p>6.871818</text:p>
          </table:table-cell>
          <table:table-cell office:value-type="float" office:value="1.94927" calcext:value-type="float">
            <text:p>1.94927</text:p>
          </table:table-cell>
          <table:table-cell office:value-type="float" office:value="2" calcext:value-type="float">
            <text:p>2</text:p>
          </table:table-cell>
          <table:table-cell office:value-type="float" office:value="0.974635" calcext:value-type="float">
            <text:p>0.9746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526134" calcext:value-type="float">
            <text:p>195261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.78883" calcext:value-type="float">
            <text:p>13.78883</text:p>
          </table:table-cell>
          <table:table-cell office:value-type="float" office:value="7.072528" calcext:value-type="float">
            <text:p>7.072528</text:p>
          </table:table-cell>
          <table:table-cell office:value-type="float" office:value="6.894415" calcext:value-type="float">
            <text:p>6.894415</text:p>
          </table:table-cell>
          <table:table-cell office:value-type="float" office:value="1.949632" calcext:value-type="float">
            <text:p>1.949632</text:p>
          </table:table-cell>
          <table:table-cell office:value-type="float" office:value="2" calcext:value-type="float">
            <text:p>2</text:p>
          </table:table-cell>
          <table:table-cell office:value-type="float" office:value="0.974816" calcext:value-type="float">
            <text:p>0.974816</text:p>
          </table:table-cell>
          <table:table-cell office:value-type="float" office:value="1" calcext:value-type="float">
            <text:p>1</text:p>
          </table:table-cell>
          <table:table-cell office:value-type="float" office:value="19446992" calcext:value-type="float">
            <text:p>19446992</text:p>
          </table:table-cell>
          <table:table-cell office:value-type="float" office:value="19446990" calcext:value-type="float">
            <text:p>194469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.832309" calcext:value-type="float">
            <text:p>13.832309</text:p>
          </table:table-cell>
          <table:table-cell office:value-type="float" office:value="7.094391" calcext:value-type="float">
            <text:p>7.094391</text:p>
          </table:table-cell>
          <table:table-cell office:value-type="float" office:value="6.916155" calcext:value-type="float">
            <text:p>6.916155</text:p>
          </table:table-cell>
          <table:table-cell office:value-type="float" office:value="1.949753" calcext:value-type="float">
            <text:p>1.949753</text:p>
          </table:table-cell>
          <table:table-cell office:value-type="float" office:value="2" calcext:value-type="float">
            <text:p>2</text:p>
          </table:table-cell>
          <table:table-cell office:value-type="float" office:value="0.974876" calcext:value-type="float">
            <text:p>0.9748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368264" calcext:value-type="float">
            <text:p>1936826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.875958" calcext:value-type="float">
            <text:p>13.875958</text:p>
          </table:table-cell>
          <table:table-cell office:value-type="float" office:value="7.116146" calcext:value-type="float">
            <text:p>7.116146</text:p>
          </table:table-cell>
          <table:table-cell office:value-type="float" office:value="6.937979" calcext:value-type="float">
            <text:p>6.937979</text:p>
          </table:table-cell>
          <table:table-cell office:value-type="float" office:value="1.949926" calcext:value-type="float">
            <text:p>1.949926</text:p>
          </table:table-cell>
          <table:table-cell office:value-type="float" office:value="2" calcext:value-type="float">
            <text:p>2</text:p>
          </table:table-cell>
          <table:table-cell office:value-type="float" office:value="0.974963" calcext:value-type="float">
            <text:p>0.974963</text:p>
          </table:table-cell>
          <table:table-cell office:value-type="float" office:value="1" calcext:value-type="float">
            <text:p>1</text:p>
          </table:table-cell>
          <table:table-cell office:value-type="float" office:value="19290080" calcext:value-type="float">
            <text:p>19290080</text:p>
          </table:table-cell>
          <table:table-cell office:value-type="float" office:value="19290082" calcext:value-type="float">
            <text:p>192900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.919611" calcext:value-type="float">
            <text:p>13.919611</text:p>
          </table:table-cell>
          <table:table-cell office:value-type="float" office:value="7.138175" calcext:value-type="float">
            <text:p>7.138175</text:p>
          </table:table-cell>
          <table:table-cell office:value-type="float" office:value="6.959805" calcext:value-type="float">
            <text:p>6.959805</text:p>
          </table:table-cell>
          <table:table-cell office:value-type="float" office:value="1.950024" calcext:value-type="float">
            <text:p>1.950024</text:p>
          </table:table-cell>
          <table:table-cell office:value-type="float" office:value="2" calcext:value-type="float">
            <text:p>2</text:p>
          </table:table-cell>
          <table:table-cell office:value-type="float" office:value="0.975012" calcext:value-type="float">
            <text:p>0.975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212302" calcext:value-type="float">
            <text:p>1921230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.963192" calcext:value-type="float">
            <text:p>13.963192</text:p>
          </table:table-cell>
          <table:table-cell office:value-type="float" office:value="7.159851" calcext:value-type="float">
            <text:p>7.159851</text:p>
          </table:table-cell>
          <table:table-cell office:value-type="float" office:value="6.981596" calcext:value-type="float">
            <text:p>6.981596</text:p>
          </table:table-cell>
          <table:table-cell office:value-type="float" office:value="1.950207" calcext:value-type="float">
            <text:p>1.950207</text:p>
          </table:table-cell>
          <table:table-cell office:value-type="float" office:value="2" calcext:value-type="float">
            <text:p>2</text:p>
          </table:table-cell>
          <table:table-cell office:value-type="float" office:value="0.975104" calcext:value-type="float">
            <text:p>0.975104</text:p>
          </table:table-cell>
          <table:table-cell office:value-type="float" office:value="1" calcext:value-type="float">
            <text:p>1</text:p>
          </table:table-cell>
          <table:table-cell office:value-type="float" office:value="19134900" calcext:value-type="float">
            <text:p>19134900</text:p>
          </table:table-cell>
          <table:table-cell office:value-type="float" office:value="19134908" calcext:value-type="float">
            <text:p>191349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.005622" calcext:value-type="float">
            <text:p>14.005622</text:p>
          </table:table-cell>
          <table:table-cell office:value-type="float" office:value="7.181786" calcext:value-type="float">
            <text:p>7.181786</text:p>
          </table:table-cell>
          <table:table-cell office:value-type="float" office:value="7.002811" calcext:value-type="float">
            <text:p>7.002811</text:p>
          </table:table-cell>
          <table:table-cell office:value-type="float" office:value="1.950159" calcext:value-type="float">
            <text:p>1.950159</text:p>
          </table:table-cell>
          <table:table-cell office:value-type="float" office:value="2" calcext:value-type="float">
            <text:p>2</text:p>
          </table:table-cell>
          <table:table-cell office:value-type="float" office:value="0.975079" calcext:value-type="float">
            <text:p>0.975079</text:p>
          </table:table-cell>
          <table:table-cell office:value-type="float" office:value="1" calcext:value-type="float">
            <text:p>1</text:p>
          </table:table-cell>
          <table:table-cell office:value-type="float" office:value="19057722" calcext:value-type="float">
            <text:p>19057722</text:p>
          </table:table-cell>
          <table:table-cell office:value-type="float" office:value="19057728" calcext:value-type="float">
            <text:p>1905772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.048256" calcext:value-type="float">
            <text:p>14.048256</text:p>
          </table:table-cell>
          <table:table-cell office:value-type="float" office:value="7.203694" calcext:value-type="float">
            <text:p>7.203694</text:p>
          </table:table-cell>
          <table:table-cell office:value-type="float" office:value="7.024128" calcext:value-type="float">
            <text:p>7.024128</text:p>
          </table:table-cell>
          <table:table-cell office:value-type="float" office:value="1.950146" calcext:value-type="float">
            <text:p>1.950146</text:p>
          </table:table-cell>
          <table:table-cell office:value-type="float" office:value="2" calcext:value-type="float">
            <text:p>2</text:p>
          </table:table-cell>
          <table:table-cell office:value-type="float" office:value="0.975073" calcext:value-type="float">
            <text:p>0.975073</text:p>
          </table:table-cell>
          <table:table-cell office:value-type="float" office:value="1" calcext:value-type="float">
            <text:p>1</text:p>
          </table:table-cell>
          <table:table-cell office:value-type="float" office:value="18980870" calcext:value-type="float">
            <text:p>18980870</text:p>
          </table:table-cell>
          <table:table-cell office:value-type="float" office:value="18980884" calcext:value-type="float">
            <text:p>1898088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.091415" calcext:value-type="float">
            <text:p>14.091415</text:p>
          </table:table-cell>
          <table:table-cell office:value-type="float" office:value="7.226263" calcext:value-type="float">
            <text:p>7.226263</text:p>
          </table:table-cell>
          <table:table-cell office:value-type="float" office:value="7.045707" calcext:value-type="float">
            <text:p>7.045707</text:p>
          </table:table-cell>
          <table:table-cell office:value-type="float" office:value="1.950028" calcext:value-type="float">
            <text:p>1.950028</text:p>
          </table:table-cell>
          <table:table-cell office:value-type="float" office:value="2" calcext:value-type="float">
            <text:p>2</text:p>
          </table:table-cell>
          <table:table-cell office:value-type="float" office:value="0.975014" calcext:value-type="float">
            <text:p>0.975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904556" calcext:value-type="float">
            <text:p>1890455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.134796" calcext:value-type="float">
            <text:p>14.134796</text:p>
          </table:table-cell>
          <table:table-cell office:value-type="float" office:value="7.248183" calcext:value-type="float">
            <text:p>7.248183</text:p>
          </table:table-cell>
          <table:table-cell office:value-type="float" office:value="7.067398" calcext:value-type="float">
            <text:p>7.067398</text:p>
          </table:table-cell>
          <table:table-cell office:value-type="float" office:value="1.950116" calcext:value-type="float">
            <text:p>1.950116</text:p>
          </table:table-cell>
          <table:table-cell office:value-type="float" office:value="2" calcext:value-type="float">
            <text:p>2</text:p>
          </table:table-cell>
          <table:table-cell office:value-type="float" office:value="0.975058" calcext:value-type="float">
            <text:p>0.975058</text:p>
          </table:table-cell>
          <table:table-cell office:value-type="float" office:value="1" calcext:value-type="float">
            <text:p>1</text:p>
          </table:table-cell>
          <table:table-cell office:value-type="float" office:value="18828590" calcext:value-type="float">
            <text:p>18828590</text:p>
          </table:table-cell>
          <table:table-cell office:value-type="float" office:value="18828596" calcext:value-type="float">
            <text:p>188285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177642" calcext:value-type="float">
            <text:p>14.177642</text:p>
          </table:table-cell>
          <table:table-cell office:value-type="float" office:value="7.269862" calcext:value-type="float">
            <text:p>7.269862</text:p>
          </table:table-cell>
          <table:table-cell office:value-type="float" office:value="7.088821" calcext:value-type="float">
            <text:p>7.088821</text:p>
          </table:table-cell>
          <table:table-cell office:value-type="float" office:value="1.950194" calcext:value-type="float">
            <text:p>1.950194</text:p>
          </table:table-cell>
          <table:table-cell office:value-type="float" office:value="2" calcext:value-type="float">
            <text:p>2</text:p>
          </table:table-cell>
          <table:table-cell office:value-type="float" office:value="0.975097" calcext:value-type="float">
            <text:p>0.975097</text:p>
          </table:table-cell>
          <table:table-cell office:value-type="float" office:value="1" calcext:value-type="float">
            <text:p>1</text:p>
          </table:table-cell>
          <table:table-cell office:value-type="float" office:value="18752972" calcext:value-type="float">
            <text:p>18752972</text:p>
          </table:table-cell>
          <table:table-cell office:value-type="float" office:value="18752968" calcext:value-type="float">
            <text:p>1875296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.221074" calcext:value-type="float">
            <text:p>14.221074</text:p>
          </table:table-cell>
          <table:table-cell office:value-type="float" office:value="7.291634" calcext:value-type="float">
            <text:p>7.291634</text:p>
          </table:table-cell>
          <table:table-cell office:value-type="float" office:value="7.110537" calcext:value-type="float">
            <text:p>7.110537</text:p>
          </table:table-cell>
          <table:table-cell office:value-type="float" office:value="1.950327" calcext:value-type="float">
            <text:p>1.950327</text:p>
          </table:table-cell>
          <table:table-cell office:value-type="float" office:value="2" calcext:value-type="float">
            <text:p>2</text:p>
          </table:table-cell>
          <table:table-cell office:value-type="float" office:value="0.975164" calcext:value-type="float">
            <text:p>0.975164</text:p>
          </table:table-cell>
          <table:table-cell office:value-type="float" office:value="1" calcext:value-type="float">
            <text:p>1</text:p>
          </table:table-cell>
          <table:table-cell office:value-type="float" office:value="18677646" calcext:value-type="float">
            <text:p>18677646</text:p>
          </table:table-cell>
          <table:table-cell office:value-type="float" office:value="18677664" calcext:value-type="float">
            <text:p>1867766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.264258" calcext:value-type="float">
            <text:p>14.264258</text:p>
          </table:table-cell>
          <table:table-cell office:value-type="float" office:value="7.313214" calcext:value-type="float">
            <text:p>7.313214</text:p>
          </table:table-cell>
          <table:table-cell office:value-type="float" office:value="7.132129" calcext:value-type="float">
            <text:p>7.132129</text:p>
          </table:table-cell>
          <table:table-cell office:value-type="float" office:value="1.950477" calcext:value-type="float">
            <text:p>1.950477</text:p>
          </table:table-cell>
          <table:table-cell office:value-type="float" office:value="2" calcext:value-type="float">
            <text:p>2</text:p>
          </table:table-cell>
          <table:table-cell office:value-type="float" office:value="0.975239" calcext:value-type="float">
            <text:p>0.975239</text:p>
          </table:table-cell>
          <table:table-cell office:value-type="float" office:value="1" calcext:value-type="float">
            <text:p>1</text:p>
          </table:table-cell>
          <table:table-cell office:value-type="float" office:value="18602664" calcext:value-type="float">
            <text:p>18602664</text:p>
          </table:table-cell>
          <table:table-cell office:value-type="float" office:value="18602674" calcext:value-type="float">
            <text:p>1860267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.30685" calcext:value-type="float">
            <text:p>14.30685</text:p>
          </table:table-cell>
          <table:table-cell office:value-type="float" office:value="7.334965" calcext:value-type="float">
            <text:p>7.334965</text:p>
          </table:table-cell>
          <table:table-cell office:value-type="float" office:value="7.153425" calcext:value-type="float">
            <text:p>7.153425</text:p>
          </table:table-cell>
          <table:table-cell office:value-type="float" office:value="1.9505" calcext:value-type="float">
            <text:p>1.9505</text:p>
          </table:table-cell>
          <table:table-cell office:value-type="float" office:value="2" calcext:value-type="float">
            <text:p>2</text:p>
          </table:table-cell>
          <table:table-cell office:value-type="float" office:value="0.97525" calcext:value-type="float">
            <text:p>0.97525</text:p>
          </table:table-cell>
          <table:table-cell office:value-type="float" office:value="1" calcext:value-type="float">
            <text:p>1</text:p>
          </table:table-cell>
          <table:table-cell office:value-type="float" office:value="18528170" calcext:value-type="float">
            <text:p>18528170</text:p>
          </table:table-cell>
          <table:table-cell office:value-type="float" office:value="18528176" calcext:value-type="float">
            <text:p>1852817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.349779" calcext:value-type="float">
            <text:p>14.349779</text:p>
          </table:table-cell>
          <table:table-cell office:value-type="float" office:value="7.357457" calcext:value-type="float">
            <text:p>7.357457</text:p>
          </table:table-cell>
          <table:table-cell office:value-type="float" office:value="7.174889" calcext:value-type="float">
            <text:p>7.174889</text:p>
          </table:table-cell>
          <table:table-cell office:value-type="float" office:value="1.950372" calcext:value-type="float">
            <text:p>1.950372</text:p>
          </table:table-cell>
          <table:table-cell office:value-type="float" office:value="2" calcext:value-type="float">
            <text:p>2</text:p>
          </table:table-cell>
          <table:table-cell office:value-type="float" office:value="0.975186" calcext:value-type="float">
            <text:p>0.975186</text:p>
          </table:table-cell>
          <table:table-cell office:value-type="float" office:value="1" calcext:value-type="float">
            <text:p>1</text:p>
          </table:table-cell>
          <table:table-cell office:value-type="float" office:value="18453862" calcext:value-type="float">
            <text:p>18453862</text:p>
          </table:table-cell>
          <table:table-cell office:value-type="float" office:value="18453876" calcext:value-type="float">
            <text:p>184538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.392841" calcext:value-type="float">
            <text:p>14.392841</text:p>
          </table:table-cell>
          <table:table-cell office:value-type="float" office:value="7.379656" calcext:value-type="float">
            <text:p>7.379656</text:p>
          </table:table-cell>
          <table:table-cell office:value-type="float" office:value="7.19642" calcext:value-type="float">
            <text:p>7.19642</text:p>
          </table:table-cell>
          <table:table-cell office:value-type="float" office:value="1.95034" calcext:value-type="float">
            <text:p>1.95034</text:p>
          </table:table-cell>
          <table:table-cell office:value-type="float" office:value="2" calcext:value-type="float">
            <text:p>2</text:p>
          </table:table-cell>
          <table:table-cell office:value-type="float" office:value="0.97517" calcext:value-type="float">
            <text:p>0.97517</text:p>
          </table:table-cell>
          <table:table-cell office:value-type="float" office:value="1" calcext:value-type="float">
            <text:p>1</text:p>
          </table:table-cell>
          <table:table-cell office:value-type="float" office:value="18393458" calcext:value-type="float">
            <text:p>18393458</text:p>
          </table:table-cell>
          <table:table-cell office:value-type="float" office:value="18393468" calcext:value-type="float">
            <text:p>1839346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.435522" calcext:value-type="float">
            <text:p>14.435522</text:p>
          </table:table-cell>
          <table:table-cell office:value-type="float" office:value="7.402075" calcext:value-type="float">
            <text:p>7.402075</text:p>
          </table:table-cell>
          <table:table-cell office:value-type="float" office:value="7.217761" calcext:value-type="float">
            <text:p>7.217761</text:p>
          </table:table-cell>
          <table:table-cell office:value-type="float" office:value="1.950199" calcext:value-type="float">
            <text:p>1.950199</text:p>
          </table:table-cell>
          <table:table-cell office:value-type="float" office:value="2" calcext:value-type="float">
            <text:p>2</text:p>
          </table:table-cell>
          <table:table-cell office:value-type="float" office:value="0.9751" calcext:value-type="float">
            <text:p>0.97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75152" calcext:value-type="float">
            <text:p>1837515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.479229" calcext:value-type="float">
            <text:p>14.479229</text:p>
          </table:table-cell>
          <table:table-cell office:value-type="float" office:value="7.424585" calcext:value-type="float">
            <text:p>7.424585</text:p>
          </table:table-cell>
          <table:table-cell office:value-type="float" office:value="7.239614" calcext:value-type="float">
            <text:p>7.239614</text:p>
          </table:table-cell>
          <table:table-cell office:value-type="float" office:value="1.950173" calcext:value-type="float">
            <text:p>1.950173</text:p>
          </table:table-cell>
          <table:table-cell office:value-type="float" office:value="2" calcext:value-type="float">
            <text:p>2</text:p>
          </table:table-cell>
          <table:table-cell office:value-type="float" office:value="0.975087" calcext:value-type="float">
            <text:p>0.975087</text:p>
          </table:table-cell>
          <table:table-cell office:value-type="float" office:value="1" calcext:value-type="float">
            <text:p>1</text:p>
          </table:table-cell>
          <table:table-cell office:value-type="float" office:value="18356748" calcext:value-type="float">
            <text:p>18356748</text:p>
          </table:table-cell>
          <table:table-cell office:value-type="float" office:value="18356750" calcext:value-type="float">
            <text:p>1835675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.523742" calcext:value-type="float">
            <text:p>14.523742</text:p>
          </table:table-cell>
          <table:table-cell office:value-type="float" office:value="7.448367" calcext:value-type="float">
            <text:p>7.448367</text:p>
          </table:table-cell>
          <table:table-cell office:value-type="float" office:value="7.261871" calcext:value-type="float">
            <text:p>7.261871</text:p>
          </table:table-cell>
          <table:table-cell office:value-type="float" office:value="1.949923" calcext:value-type="float">
            <text:p>1.949923</text:p>
          </table:table-cell>
          <table:table-cell office:value-type="float" office:value="2" calcext:value-type="float">
            <text:p>2</text:p>
          </table:table-cell>
          <table:table-cell office:value-type="float" office:value="0.974961" calcext:value-type="float">
            <text:p>0.974961</text:p>
          </table:table-cell>
          <table:table-cell office:value-type="float" office:value="1" calcext:value-type="float">
            <text:p>1</text:p>
          </table:table-cell>
          <table:table-cell office:value-type="float" office:value="18338258" calcext:value-type="float">
            <text:p>18338258</text:p>
          </table:table-cell>
          <table:table-cell office:value-type="float" office:value="18338272" calcext:value-type="float">
            <text:p>183382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.566654" calcext:value-type="float">
            <text:p>14.566654</text:p>
          </table:table-cell>
          <table:table-cell office:value-type="float" office:value="7.470938" calcext:value-type="float">
            <text:p>7.470938</text:p>
          </table:table-cell>
          <table:table-cell office:value-type="float" office:value="7.283327" calcext:value-type="float">
            <text:p>7.283327</text:p>
          </table:table-cell>
          <table:table-cell office:value-type="float" office:value="1.949776" calcext:value-type="float">
            <text:p>1.949776</text:p>
          </table:table-cell>
          <table:table-cell office:value-type="float" office:value="2" calcext:value-type="float">
            <text:p>2</text:p>
          </table:table-cell>
          <table:table-cell office:value-type="float" office:value="0.974888" calcext:value-type="float">
            <text:p>0.974888</text:p>
          </table:table-cell>
          <table:table-cell office:value-type="float" office:value="1" calcext:value-type="float">
            <text:p>1</text:p>
          </table:table-cell>
          <table:table-cell office:value-type="float" office:value="18319530" calcext:value-type="float">
            <text:p>18319530</text:p>
          </table:table-cell>
          <table:table-cell office:value-type="float" office:value="18319532" calcext:value-type="float">
            <text:p>1831953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.609861" calcext:value-type="float">
            <text:p>14.609861</text:p>
          </table:table-cell>
          <table:table-cell office:value-type="float" office:value="7.494225" calcext:value-type="float">
            <text:p>7.494225</text:p>
          </table:table-cell>
          <table:table-cell office:value-type="float" office:value="7.304931" calcext:value-type="float">
            <text:p>7.304931</text:p>
          </table:table-cell>
          <table:table-cell office:value-type="float" office:value="1.949483" calcext:value-type="float">
            <text:p>1.949483</text:p>
          </table:table-cell>
          <table:table-cell office:value-type="float" office:value="2" calcext:value-type="float">
            <text:p>2</text:p>
          </table:table-cell>
          <table:table-cell office:value-type="float" office:value="0.974741" calcext:value-type="float">
            <text:p>0.974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01304" calcext:value-type="float">
            <text:p>183013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.652808" calcext:value-type="float">
            <text:p>14.652808</text:p>
          </table:table-cell>
          <table:table-cell office:value-type="float" office:value="7.516396" calcext:value-type="float">
            <text:p>7.516396</text:p>
          </table:table-cell>
          <table:table-cell office:value-type="float" office:value="7.326404" calcext:value-type="float">
            <text:p>7.326404</text:p>
          </table:table-cell>
          <table:table-cell office:value-type="float" office:value="1.949446" calcext:value-type="float">
            <text:p>1.949446</text:p>
          </table:table-cell>
          <table:table-cell office:value-type="float" office:value="2" calcext:value-type="float">
            <text:p>2</text:p>
          </table:table-cell>
          <table:table-cell office:value-type="float" office:value="0.974723" calcext:value-type="float">
            <text:p>0.974723</text:p>
          </table:table-cell>
          <table:table-cell office:value-type="float" office:value="1" calcext:value-type="float">
            <text:p>1</text:p>
          </table:table-cell>
          <table:table-cell office:value-type="float" office:value="18282204" calcext:value-type="float">
            <text:p>18282204</text:p>
          </table:table-cell>
          <table:table-cell office:value-type="float" office:value="18282202" calcext:value-type="float">
            <text:p>182822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.695817" calcext:value-type="float">
            <text:p>14.695817</text:p>
          </table:table-cell>
          <table:table-cell office:value-type="float" office:value="7.538471" calcext:value-type="float">
            <text:p>7.538471</text:p>
          </table:table-cell>
          <table:table-cell office:value-type="float" office:value="7.347909" calcext:value-type="float">
            <text:p>7.347909</text:p>
          </table:table-cell>
          <table:table-cell office:value-type="float" office:value="1.949443" calcext:value-type="float">
            <text:p>1.949443</text:p>
          </table:table-cell>
          <table:table-cell office:value-type="float" office:value="2" calcext:value-type="float">
            <text:p>2</text:p>
          </table:table-cell>
          <table:table-cell office:value-type="float" office:value="0.974721" calcext:value-type="float">
            <text:p>0.974721</text:p>
          </table:table-cell>
          <table:table-cell office:value-type="float" office:value="1" calcext:value-type="float">
            <text:p>1</text:p>
          </table:table-cell>
          <table:table-cell office:value-type="float" office:value="18263568" calcext:value-type="float">
            <text:p>18263568</text:p>
          </table:table-cell>
          <table:table-cell office:value-type="float" office:value="18263562" calcext:value-type="float">
            <text:p>1826356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.739173" calcext:value-type="float">
            <text:p>14.739173</text:p>
          </table:table-cell>
          <table:table-cell office:value-type="float" office:value="7.55981" calcext:value-type="float">
            <text:p>7.55981</text:p>
          </table:table-cell>
          <table:table-cell office:value-type="float" office:value="7.369587" calcext:value-type="float">
            <text:p>7.369587</text:p>
          </table:table-cell>
          <table:table-cell office:value-type="float" office:value="1.949675" calcext:value-type="float">
            <text:p>1.949675</text:p>
          </table:table-cell>
          <table:table-cell office:value-type="float" office:value="2" calcext:value-type="float">
            <text:p>2</text:p>
          </table:table-cell>
          <table:table-cell office:value-type="float" office:value="0.974838" calcext:value-type="float">
            <text:p>0.974838</text:p>
          </table:table-cell>
          <table:table-cell office:value-type="float" office:value="1" calcext:value-type="float">
            <text:p>1</text:p>
          </table:table-cell>
          <table:table-cell office:value-type="float" office:value="18244608" calcext:value-type="float">
            <text:p>18244608</text:p>
          </table:table-cell>
          <table:table-cell office:value-type="float" office:value="18244616" calcext:value-type="float">
            <text:p>182446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.783225" calcext:value-type="float">
            <text:p>14.783225</text:p>
          </table:table-cell>
          <table:table-cell office:value-type="float" office:value="7.581056" calcext:value-type="float">
            <text:p>7.581056</text:p>
          </table:table-cell>
          <table:table-cell office:value-type="float" office:value="7.391613" calcext:value-type="float">
            <text:p>7.391613</text:p>
          </table:table-cell>
          <table:table-cell office:value-type="float" office:value="1.950022" calcext:value-type="float">
            <text:p>1.950022</text:p>
          </table:table-cell>
          <table:table-cell office:value-type="float" office:value="2" calcext:value-type="float">
            <text:p>2</text:p>
          </table:table-cell>
          <table:table-cell office:value-type="float" office:value="0.975011" calcext:value-type="float">
            <text:p>0.975011</text:p>
          </table:table-cell>
          <table:table-cell office:value-type="float" office:value="1" calcext:value-type="float">
            <text:p>1</text:p>
          </table:table-cell>
          <table:table-cell office:value-type="float" office:value="18225652" calcext:value-type="float">
            <text:p>18225652</text:p>
          </table:table-cell>
          <table:table-cell office:value-type="float" office:value="18225658" calcext:value-type="float">
            <text:p>182256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.827949" calcext:value-type="float">
            <text:p>14.827949</text:p>
          </table:table-cell>
          <table:table-cell office:value-type="float" office:value="7.602535" calcext:value-type="float">
            <text:p>7.602535</text:p>
          </table:table-cell>
          <table:table-cell office:value-type="float" office:value="7.413974" calcext:value-type="float">
            <text:p>7.413974</text:p>
          </table:table-cell>
          <table:table-cell office:value-type="float" office:value="1.950395" calcext:value-type="float">
            <text:p>1.950395</text:p>
          </table:table-cell>
          <table:table-cell office:value-type="float" office:value="2" calcext:value-type="float">
            <text:p>2</text:p>
          </table:table-cell>
          <table:table-cell office:value-type="float" office:value="0.975198" calcext:value-type="float">
            <text:p>0.975198</text:p>
          </table:table-cell>
          <table:table-cell office:value-type="float" office:value="1" calcext:value-type="float">
            <text:p>1</text:p>
          </table:table-cell>
          <table:table-cell office:value-type="float" office:value="18206238" calcext:value-type="float">
            <text:p>18206238</text:p>
          </table:table-cell>
          <table:table-cell office:value-type="float" office:value="18206240" calcext:value-type="float">
            <text:p>182062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.87379" calcext:value-type="float">
            <text:p>14.87379</text:p>
          </table:table-cell>
          <table:table-cell office:value-type="float" office:value="7.624241" calcext:value-type="float">
            <text:p>7.624241</text:p>
          </table:table-cell>
          <table:table-cell office:value-type="float" office:value="7.436895" calcext:value-type="float">
            <text:p>7.436895</text:p>
          </table:table-cell>
          <table:table-cell office:value-type="float" office:value="1.950855" calcext:value-type="float">
            <text:p>1.950855</text:p>
          </table:table-cell>
          <table:table-cell office:value-type="float" office:value="2" calcext:value-type="float">
            <text:p>2</text:p>
          </table:table-cell>
          <table:table-cell office:value-type="float" office:value="0.975428" calcext:value-type="float">
            <text:p>0.975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86916" calcext:value-type="float">
            <text:p>181869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.91901" calcext:value-type="float">
            <text:p>14.91901</text:p>
          </table:table-cell>
          <table:table-cell office:value-type="float" office:value="7.645448" calcext:value-type="float">
            <text:p>7.645448</text:p>
          </table:table-cell>
          <table:table-cell office:value-type="float" office:value="7.459505" calcext:value-type="float">
            <text:p>7.459505</text:p>
          </table:table-cell>
          <table:table-cell office:value-type="float" office:value="1.951359" calcext:value-type="float">
            <text:p>1.951359</text:p>
          </table:table-cell>
          <table:table-cell office:value-type="float" office:value="2" calcext:value-type="float">
            <text:p>2</text:p>
          </table:table-cell>
          <table:table-cell office:value-type="float" office:value="0.975679" calcext:value-type="float">
            <text:p>0.975679</text:p>
          </table:table-cell>
          <table:table-cell office:value-type="float" office:value="1" calcext:value-type="float">
            <text:p>1</text:p>
          </table:table-cell>
          <table:table-cell office:value-type="float" office:value="18167772" calcext:value-type="float">
            <text:p>18167772</text:p>
          </table:table-cell>
          <table:table-cell office:value-type="float" office:value="18167778" calcext:value-type="float">
            <text:p>1816777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.962762" calcext:value-type="float">
            <text:p>14.962762</text:p>
          </table:table-cell>
          <table:table-cell office:value-type="float" office:value="7.666818" calcext:value-type="float">
            <text:p>7.666818</text:p>
          </table:table-cell>
          <table:table-cell office:value-type="float" office:value="7.481381" calcext:value-type="float">
            <text:p>7.481381</text:p>
          </table:table-cell>
          <table:table-cell office:value-type="float" office:value="1.951626" calcext:value-type="float">
            <text:p>1.951626</text:p>
          </table:table-cell>
          <table:table-cell office:value-type="float" office:value="2" calcext:value-type="float">
            <text:p>2</text:p>
          </table:table-cell>
          <table:table-cell office:value-type="float" office:value="0.975813" calcext:value-type="float">
            <text:p>0.975813</text:p>
          </table:table-cell>
          <table:table-cell office:value-type="float" office:value="1" calcext:value-type="float">
            <text:p>1</text:p>
          </table:table-cell>
          <table:table-cell office:value-type="float" office:value="18148386" calcext:value-type="float">
            <text:p>18148386</text:p>
          </table:table-cell>
          <table:table-cell office:value-type="float" office:value="18148392" calcext:value-type="float">
            <text:p>181483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00992" calcext:value-type="float">
            <text:p>15.00992</text:p>
          </table:table-cell>
          <table:table-cell office:value-type="float" office:value="7.688361" calcext:value-type="float">
            <text:p>7.688361</text:p>
          </table:table-cell>
          <table:table-cell office:value-type="float" office:value="7.50496" calcext:value-type="float">
            <text:p>7.50496</text:p>
          </table:table-cell>
          <table:table-cell office:value-type="float" office:value="1.952291" calcext:value-type="float">
            <text:p>1.952291</text:p>
          </table:table-cell>
          <table:table-cell office:value-type="float" office:value="2" calcext:value-type="float">
            <text:p>2</text:p>
          </table:table-cell>
          <table:table-cell office:value-type="float" office:value="0.976146" calcext:value-type="float">
            <text:p>0.976146</text:p>
          </table:table-cell>
          <table:table-cell office:value-type="float" office:value="1" calcext:value-type="float">
            <text:p>1</text:p>
          </table:table-cell>
          <table:table-cell office:value-type="float" office:value="18128586" calcext:value-type="float">
            <text:p>18128586</text:p>
          </table:table-cell>
          <table:table-cell office:value-type="float" office:value="18128604" calcext:value-type="float">
            <text:p>181286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.054165" calcext:value-type="float">
            <text:p>15.054165</text:p>
          </table:table-cell>
          <table:table-cell office:value-type="float" office:value="7.711024" calcext:value-type="float">
            <text:p>7.711024</text:p>
          </table:table-cell>
          <table:table-cell office:value-type="float" office:value="7.527083" calcext:value-type="float">
            <text:p>7.527083</text:p>
          </table:table-cell>
          <table:table-cell office:value-type="float" office:value="1.952291" calcext:value-type="float">
            <text:p>1.952291</text:p>
          </table:table-cell>
          <table:table-cell office:value-type="float" office:value="2" calcext:value-type="float">
            <text:p>2</text:p>
          </table:table-cell>
          <table:table-cell office:value-type="float" office:value="0.976146" calcext:value-type="float">
            <text:p>0.976146</text:p>
          </table:table-cell>
          <table:table-cell office:value-type="float" office:value="1" calcext:value-type="float">
            <text:p>1</text:p>
          </table:table-cell>
          <table:table-cell office:value-type="float" office:value="18109290" calcext:value-type="float">
            <text:p>18109290</text:p>
          </table:table-cell>
          <table:table-cell office:value-type="float" office:value="18109288" calcext:value-type="float">
            <text:p>181092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099345" calcext:value-type="float">
            <text:p>15.099345</text:p>
          </table:table-cell>
          <table:table-cell office:value-type="float" office:value="7.734238" calcext:value-type="float">
            <text:p>7.734238</text:p>
          </table:table-cell>
          <table:table-cell office:value-type="float" office:value="7.549672" calcext:value-type="float">
            <text:p>7.549672</text:p>
          </table:table-cell>
          <table:table-cell office:value-type="float" office:value="1.952273" calcext:value-type="float">
            <text:p>1.952273</text:p>
          </table:table-cell>
          <table:table-cell office:value-type="float" office:value="2" calcext:value-type="float">
            <text:p>2</text:p>
          </table:table-cell>
          <table:table-cell office:value-type="float" office:value="0.976137" calcext:value-type="float">
            <text:p>0.976137</text:p>
          </table:table-cell>
          <table:table-cell office:value-type="float" office:value="1" calcext:value-type="float">
            <text:p>1</text:p>
          </table:table-cell>
          <table:table-cell office:value-type="float" office:value="18089552" calcext:value-type="float">
            <text:p>18089552</text:p>
          </table:table-cell>
          <table:table-cell office:value-type="float" office:value="18089544" calcext:value-type="float">
            <text:p>1808954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.144682" calcext:value-type="float">
            <text:p>15.144682</text:p>
          </table:table-cell>
          <table:table-cell office:value-type="float" office:value="7.756307" calcext:value-type="float">
            <text:p>7.756307</text:p>
          </table:table-cell>
          <table:table-cell office:value-type="float" office:value="7.572341" calcext:value-type="float">
            <text:p>7.572341</text:p>
          </table:table-cell>
          <table:table-cell office:value-type="float" office:value="1.952563" calcext:value-type="float">
            <text:p>1.952563</text:p>
          </table:table-cell>
          <table:table-cell office:value-type="float" office:value="2" calcext:value-type="float">
            <text:p>2</text:p>
          </table:table-cell>
          <table:table-cell office:value-type="float" office:value="0.976282" calcext:value-type="float">
            <text:p>0.976282</text:p>
          </table:table-cell>
          <table:table-cell office:value-type="float" office:value="1" calcext:value-type="float">
            <text:p>1</text:p>
          </table:table-cell>
          <table:table-cell office:value-type="float" office:value="18069586" calcext:value-type="float">
            <text:p>18069586</text:p>
          </table:table-cell>
          <table:table-cell office:value-type="float" office:value="18069592" calcext:value-type="float">
            <text:p>180695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189306" calcext:value-type="float">
            <text:p>15.189306</text:p>
          </table:table-cell>
          <table:table-cell office:value-type="float" office:value="7.778807" calcext:value-type="float">
            <text:p>7.778807</text:p>
          </table:table-cell>
          <table:table-cell office:value-type="float" office:value="7.594653" calcext:value-type="float">
            <text:p>7.594653</text:p>
          </table:table-cell>
          <table:table-cell office:value-type="float" office:value="1.952652" calcext:value-type="float">
            <text:p>1.952652</text:p>
          </table:table-cell>
          <table:table-cell office:value-type="float" office:value="2" calcext:value-type="float">
            <text:p>2</text:p>
          </table:table-cell>
          <table:table-cell office:value-type="float" office:value="0.976326" calcext:value-type="float">
            <text:p>0.976326</text:p>
          </table:table-cell>
          <table:table-cell office:value-type="float" office:value="1" calcext:value-type="float">
            <text:p>1</text:p>
          </table:table-cell>
          <table:table-cell office:value-type="float" office:value="18049972" calcext:value-type="float">
            <text:p>18049972</text:p>
          </table:table-cell>
          <table:table-cell office:value-type="float" office:value="18049966" calcext:value-type="float">
            <text:p>1804996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.233381" calcext:value-type="float">
            <text:p>15.233381</text:p>
          </table:table-cell>
          <table:table-cell office:value-type="float" office:value="7.802834" calcext:value-type="float">
            <text:p>7.802834</text:p>
          </table:table-cell>
          <table:table-cell office:value-type="float" office:value="7.616691" calcext:value-type="float">
            <text:p>7.616691</text:p>
          </table:table-cell>
          <table:table-cell office:value-type="float" office:value="1.952288" calcext:value-type="float">
            <text:p>1.952288</text:p>
          </table:table-cell>
          <table:table-cell office:value-type="float" office:value="2" calcext:value-type="float">
            <text:p>2</text:p>
          </table:table-cell>
          <table:table-cell office:value-type="float" office:value="0.976144" calcext:value-type="float">
            <text:p>0.976144</text:p>
          </table:table-cell>
          <table:table-cell office:value-type="float" office:value="1" calcext:value-type="float">
            <text:p>1</text:p>
          </table:table-cell>
          <table:table-cell office:value-type="float" office:value="18029966" calcext:value-type="float">
            <text:p>18029966</text:p>
          </table:table-cell>
          <table:table-cell office:value-type="float" office:value="18029960" calcext:value-type="float">
            <text:p>1802996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.276863" calcext:value-type="float">
            <text:p>15.276863</text:p>
          </table:table-cell>
          <table:table-cell office:value-type="float" office:value="7.827395" calcext:value-type="float">
            <text:p>7.827395</text:p>
          </table:table-cell>
          <table:table-cell office:value-type="float" office:value="7.638431" calcext:value-type="float">
            <text:p>7.638431</text:p>
          </table:table-cell>
          <table:table-cell office:value-type="float" office:value="1.951717" calcext:value-type="float">
            <text:p>1.951717</text:p>
          </table:table-cell>
          <table:table-cell office:value-type="float" office:value="2" calcext:value-type="float">
            <text:p>2</text:p>
          </table:table-cell>
          <table:table-cell office:value-type="float" office:value="0.975859" calcext:value-type="float">
            <text:p>0.975859</text:p>
          </table:table-cell>
          <table:table-cell office:value-type="float" office:value="1" calcext:value-type="float">
            <text:p>1</text:p>
          </table:table-cell>
          <table:table-cell office:value-type="float" office:value="18009960" calcext:value-type="float">
            <text:p>18009960</text:p>
          </table:table-cell>
          <table:table-cell office:value-type="float" office:value="18009966" calcext:value-type="float">
            <text:p>1800996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5.319491" calcext:value-type="float">
            <text:p>15.319491</text:p>
          </table:table-cell>
          <table:table-cell office:value-type="float" office:value="7.851638" calcext:value-type="float">
            <text:p>7.851638</text:p>
          </table:table-cell>
          <table:table-cell office:value-type="float" office:value="7.659745" calcext:value-type="float">
            <text:p>7.659745</text:p>
          </table:table-cell>
          <table:table-cell office:value-type="float" office:value="1.95112" calcext:value-type="float">
            <text:p>1.95112</text:p>
          </table:table-cell>
          <table:table-cell office:value-type="float" office:value="2" calcext:value-type="float">
            <text:p>2</text:p>
          </table:table-cell>
          <table:table-cell office:value-type="float" office:value="0.97556" calcext:value-type="float">
            <text:p>0.97556</text:p>
          </table:table-cell>
          <table:table-cell office:value-type="float" office:value="1" calcext:value-type="float">
            <text:p>1</text:p>
          </table:table-cell>
          <table:table-cell office:value-type="float" office:value="17989688" calcext:value-type="float">
            <text:p>17989688</text:p>
          </table:table-cell>
          <table:table-cell office:value-type="float" office:value="17989686" calcext:value-type="float">
            <text:p>1798968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63237" calcext:value-type="float">
            <text:p>15.363237</text:p>
          </table:table-cell>
          <table:table-cell office:value-type="float" office:value="7.875249" calcext:value-type="float">
            <text:p>7.875249</text:p>
          </table:table-cell>
          <table:table-cell office:value-type="float" office:value="7.681619" calcext:value-type="float">
            <text:p>7.681619</text:p>
          </table:table-cell>
          <table:table-cell office:value-type="float" office:value="1.950826" calcext:value-type="float">
            <text:p>1.950826</text:p>
          </table:table-cell>
          <table:table-cell office:value-type="float" office:value="2" calcext:value-type="float">
            <text:p>2</text:p>
          </table:table-cell>
          <table:table-cell office:value-type="float" office:value="0.975413" calcext:value-type="float">
            <text:p>0.975413</text:p>
          </table:table-cell>
          <table:table-cell office:value-type="float" office:value="1" calcext:value-type="float">
            <text:p>1</text:p>
          </table:table-cell>
          <table:table-cell office:value-type="float" office:value="17969318" calcext:value-type="float">
            <text:p>17969318</text:p>
          </table:table-cell>
          <table:table-cell office:value-type="float" office:value="17969314" calcext:value-type="float">
            <text:p>1796931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.40714" calcext:value-type="float">
            <text:p>15.40714</text:p>
          </table:table-cell>
          <table:table-cell office:value-type="float" office:value="7.898944" calcext:value-type="float">
            <text:p>7.898944</text:p>
          </table:table-cell>
          <table:table-cell office:value-type="float" office:value="7.70357" calcext:value-type="float">
            <text:p>7.70357</text:p>
          </table:table-cell>
          <table:table-cell office:value-type="float" office:value="1.950532" calcext:value-type="float">
            <text:p>1.950532</text:p>
          </table:table-cell>
          <table:table-cell office:value-type="float" office:value="2" calcext:value-type="float">
            <text:p>2</text:p>
          </table:table-cell>
          <table:table-cell office:value-type="float" office:value="0.975266" calcext:value-type="float">
            <text:p>0.9752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49212" calcext:value-type="float">
            <text:p>179492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.450978" calcext:value-type="float">
            <text:p>15.450978</text:p>
          </table:table-cell>
          <table:table-cell office:value-type="float" office:value="7.922942" calcext:value-type="float">
            <text:p>7.922942</text:p>
          </table:table-cell>
          <table:table-cell office:value-type="float" office:value="7.725489" calcext:value-type="float">
            <text:p>7.725489</text:p>
          </table:table-cell>
          <table:table-cell office:value-type="float" office:value="1.950157" calcext:value-type="float">
            <text:p>1.950157</text:p>
          </table:table-cell>
          <table:table-cell office:value-type="float" office:value="2" calcext:value-type="float">
            <text:p>2</text:p>
          </table:table-cell>
          <table:table-cell office:value-type="float" office:value="0.975078" calcext:value-type="float">
            <text:p>0.975078</text:p>
          </table:table-cell>
          <table:table-cell office:value-type="float" office:value="1" calcext:value-type="float">
            <text:p>1</text:p>
          </table:table-cell>
          <table:table-cell office:value-type="float" office:value="17928820" calcext:value-type="float">
            <text:p>17928820</text:p>
          </table:table-cell>
          <table:table-cell office:value-type="float" office:value="17928810" calcext:value-type="float">
            <text:p>179288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.493876" calcext:value-type="float">
            <text:p>15.493876</text:p>
          </table:table-cell>
          <table:table-cell office:value-type="float" office:value="7.946568" calcext:value-type="float">
            <text:p>7.946568</text:p>
          </table:table-cell>
          <table:table-cell office:value-type="float" office:value="7.746938" calcext:value-type="float">
            <text:p>7.746938</text:p>
          </table:table-cell>
          <table:table-cell office:value-type="float" office:value="1.949757" calcext:value-type="float">
            <text:p>1.949757</text:p>
          </table:table-cell>
          <table:table-cell office:value-type="float" office:value="2" calcext:value-type="float">
            <text:p>2</text:p>
          </table:table-cell>
          <table:table-cell office:value-type="float" office:value="0.974879" calcext:value-type="float">
            <text:p>0.974879</text:p>
          </table:table-cell>
          <table:table-cell office:value-type="float" office:value="1" calcext:value-type="float">
            <text:p>1</text:p>
          </table:table-cell>
          <table:table-cell office:value-type="float" office:value="17908366" calcext:value-type="float">
            <text:p>17908366</text:p>
          </table:table-cell>
          <table:table-cell office:value-type="float" office:value="17908350" calcext:value-type="float">
            <text:p>1790835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537404" calcext:value-type="float">
            <text:p>15.537404</text:p>
          </table:table-cell>
          <table:table-cell office:value-type="float" office:value="7.969842" calcext:value-type="float">
            <text:p>7.969842</text:p>
          </table:table-cell>
          <table:table-cell office:value-type="float" office:value="7.768702" calcext:value-type="float">
            <text:p>7.768702</text:p>
          </table:table-cell>
          <table:table-cell office:value-type="float" office:value="1.949525" calcext:value-type="float">
            <text:p>1.949525</text:p>
          </table:table-cell>
          <table:table-cell office:value-type="float" office:value="2" calcext:value-type="float">
            <text:p>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1" calcext:value-type="float">
            <text:p>1</text:p>
          </table:table-cell>
          <table:table-cell office:value-type="float" office:value="17887834" calcext:value-type="float">
            <text:p>17887834</text:p>
          </table:table-cell>
          <table:table-cell office:value-type="float" office:value="17887822" calcext:value-type="float">
            <text:p>1788782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.580854" calcext:value-type="float">
            <text:p>15.580854</text:p>
          </table:table-cell>
          <table:table-cell office:value-type="float" office:value="7.993945" calcext:value-type="float">
            <text:p>7.993945</text:p>
          </table:table-cell>
          <table:table-cell office:value-type="float" office:value="7.790427" calcext:value-type="float">
            <text:p>7.790427</text:p>
          </table:table-cell>
          <table:table-cell office:value-type="float" office:value="1.949082" calcext:value-type="float">
            <text:p>1.949082</text:p>
          </table:table-cell>
          <table:table-cell office:value-type="float" office:value="2" calcext:value-type="float">
            <text:p>2</text:p>
          </table:table-cell>
          <table:table-cell office:value-type="float" office:value="0.974541" calcext:value-type="float">
            <text:p>0.974541</text:p>
          </table:table-cell>
          <table:table-cell office:value-type="float" office:value="1" calcext:value-type="float">
            <text:p>1</text:p>
          </table:table-cell>
          <table:table-cell office:value-type="float" office:value="17867548" calcext:value-type="float">
            <text:p>17867548</text:p>
          </table:table-cell>
          <table:table-cell office:value-type="float" office:value="17867540" calcext:value-type="float">
            <text:p>1786754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.625165" calcext:value-type="float">
            <text:p>15.625165</text:p>
          </table:table-cell>
          <table:table-cell office:value-type="float" office:value="8.016904" calcext:value-type="float">
            <text:p>8.016904</text:p>
          </table:table-cell>
          <table:table-cell office:value-type="float" office:value="7.812582" calcext:value-type="float">
            <text:p>7.812582</text:p>
          </table:table-cell>
          <table:table-cell office:value-type="float" office:value="1.949027" calcext:value-type="float">
            <text:p>1.949027</text:p>
          </table:table-cell>
          <table:table-cell office:value-type="float" office:value="2" calcext:value-type="float">
            <text:p>2</text:p>
          </table:table-cell>
          <table:table-cell office:value-type="float" office:value="0.974514" calcext:value-type="float">
            <text:p>0.9745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846702" calcext:value-type="float">
            <text:p>178467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.668789" calcext:value-type="float">
            <text:p>15.668789</text:p>
          </table:table-cell>
          <table:table-cell office:value-type="float" office:value="8.041935" calcext:value-type="float">
            <text:p>8.041935</text:p>
          </table:table-cell>
          <table:table-cell office:value-type="float" office:value="7.834394" calcext:value-type="float">
            <text:p>7.834394</text:p>
          </table:table-cell>
          <table:table-cell office:value-type="float" office:value="1.948385" calcext:value-type="float">
            <text:p>1.948385</text:p>
          </table:table-cell>
          <table:table-cell office:value-type="float" office:value="2" calcext:value-type="float">
            <text:p>2</text:p>
          </table:table-cell>
          <table:table-cell office:value-type="float" office:value="0.974193" calcext:value-type="float">
            <text:p>0.974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825748" calcext:value-type="float">
            <text:p>1782574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.712366" calcext:value-type="float">
            <text:p>15.712366</text:p>
          </table:table-cell>
          <table:table-cell office:value-type="float" office:value="8.0648" calcext:value-type="float">
            <text:p>8.0648</text:p>
          </table:table-cell>
          <table:table-cell office:value-type="float" office:value="7.856183" calcext:value-type="float">
            <text:p>7.856183</text:p>
          </table:table-cell>
          <table:table-cell office:value-type="float" office:value="1.948265" calcext:value-type="float">
            <text:p>1.948265</text:p>
          </table:table-cell>
          <table:table-cell office:value-type="float" office:value="2" calcext:value-type="float">
            <text:p>2</text:p>
          </table:table-cell>
          <table:table-cell office:value-type="float" office:value="0.974132" calcext:value-type="float">
            <text:p>0.974132</text:p>
          </table:table-cell>
          <table:table-cell office:value-type="float" office:value="1" calcext:value-type="float">
            <text:p>1</text:p>
          </table:table-cell>
          <table:table-cell office:value-type="float" office:value="17804960" calcext:value-type="float">
            <text:p>17804960</text:p>
          </table:table-cell>
          <table:table-cell office:value-type="float" office:value="17804964" calcext:value-type="float">
            <text:p>178049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.755206" calcext:value-type="float">
            <text:p>15.755206</text:p>
          </table:table-cell>
          <table:table-cell office:value-type="float" office:value="8.087674" calcext:value-type="float">
            <text:p>8.087674</text:p>
          </table:table-cell>
          <table:table-cell office:value-type="float" office:value="7.877603" calcext:value-type="float">
            <text:p>7.877603</text:p>
          </table:table-cell>
          <table:table-cell office:value-type="float" office:value="1.948052" calcext:value-type="float">
            <text:p>1.948052</text:p>
          </table:table-cell>
          <table:table-cell office:value-type="float" office:value="2" calcext:value-type="float">
            <text:p>2</text:p>
          </table:table-cell>
          <table:table-cell office:value-type="float" office:value="0.974026" calcext:value-type="float">
            <text:p>0.974026</text:p>
          </table:table-cell>
          <table:table-cell office:value-type="float" office:value="1" calcext:value-type="float">
            <text:p>1</text:p>
          </table:table-cell>
          <table:table-cell office:value-type="float" office:value="17784236" calcext:value-type="float">
            <text:p>17784236</text:p>
          </table:table-cell>
          <table:table-cell office:value-type="float" office:value="17784230" calcext:value-type="float">
            <text:p>1778423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.798975" calcext:value-type="float">
            <text:p>15.798975</text:p>
          </table:table-cell>
          <table:table-cell office:value-type="float" office:value="8.10993" calcext:value-type="float">
            <text:p>8.10993</text:p>
          </table:table-cell>
          <table:table-cell office:value-type="float" office:value="7.899487" calcext:value-type="float">
            <text:p>7.899487</text:p>
          </table:table-cell>
          <table:table-cell office:value-type="float" office:value="1.948102" calcext:value-type="float">
            <text:p>1.948102</text:p>
          </table:table-cell>
          <table:table-cell office:value-type="float" office:value="2" calcext:value-type="float">
            <text:p>2</text:p>
          </table:table-cell>
          <table:table-cell office:value-type="float" office:value="0.974051" calcext:value-type="float">
            <text:p>0.974051</text:p>
          </table:table-cell>
          <table:table-cell office:value-type="float" office:value="1" calcext:value-type="float">
            <text:p>1</text:p>
          </table:table-cell>
          <table:table-cell office:value-type="float" office:value="17763256" calcext:value-type="float">
            <text:p>17763256</text:p>
          </table:table-cell>
          <table:table-cell office:value-type="float" office:value="17763258" calcext:value-type="float">
            <text:p>177632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.841984" calcext:value-type="float">
            <text:p>15.841984</text:p>
          </table:table-cell>
          <table:table-cell office:value-type="float" office:value="8.132624" calcext:value-type="float">
            <text:p>8.132624</text:p>
          </table:table-cell>
          <table:table-cell office:value-type="float" office:value="7.920992" calcext:value-type="float">
            <text:p>7.920992</text:p>
          </table:table-cell>
          <table:table-cell office:value-type="float" office:value="1.947955" calcext:value-type="float">
            <text:p>1.947955</text:p>
          </table:table-cell>
          <table:table-cell office:value-type="float" office:value="2" calcext:value-type="float">
            <text:p>2</text:p>
          </table:table-cell>
          <table:table-cell office:value-type="float" office:value="0.973977" calcext:value-type="float">
            <text:p>0.973977</text:p>
          </table:table-cell>
          <table:table-cell office:value-type="float" office:value="1" calcext:value-type="float">
            <text:p>1</text:p>
          </table:table-cell>
          <table:table-cell office:value-type="float" office:value="17741960" calcext:value-type="float">
            <text:p>17741960</text:p>
          </table:table-cell>
          <table:table-cell office:value-type="float" office:value="17741974" calcext:value-type="float">
            <text:p>177419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.885034" calcext:value-type="float">
            <text:p>15.885034</text:p>
          </table:table-cell>
          <table:table-cell office:value-type="float" office:value="8.155173" calcext:value-type="float">
            <text:p>8.155173</text:p>
          </table:table-cell>
          <table:table-cell office:value-type="float" office:value="7.942517" calcext:value-type="float">
            <text:p>7.942517</text:p>
          </table:table-cell>
          <table:table-cell office:value-type="float" office:value="1.947848" calcext:value-type="float">
            <text:p>1.947848</text:p>
          </table:table-cell>
          <table:table-cell office:value-type="float" office:value="2" calcext:value-type="float">
            <text:p>2</text:p>
          </table:table-cell>
          <table:table-cell office:value-type="float" office:value="0.973924" calcext:value-type="float">
            <text:p>0.973924</text:p>
          </table:table-cell>
          <table:table-cell office:value-type="float" office:value="1" calcext:value-type="float">
            <text:p>1</text:p>
          </table:table-cell>
          <table:table-cell office:value-type="float" office:value="17720940" calcext:value-type="float">
            <text:p>17720940</text:p>
          </table:table-cell>
          <table:table-cell office:value-type="float" office:value="17720934" calcext:value-type="float">
            <text:p>1772093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.927955" calcext:value-type="float">
            <text:p>15.927955</text:p>
          </table:table-cell>
          <table:table-cell office:value-type="float" office:value="8.178398" calcext:value-type="float">
            <text:p>8.178398</text:p>
          </table:table-cell>
          <table:table-cell office:value-type="float" office:value="7.963977" calcext:value-type="float">
            <text:p>7.963977</text:p>
          </table:table-cell>
          <table:table-cell office:value-type="float" office:value="1.947564" calcext:value-type="float">
            <text:p>1.947564</text:p>
          </table:table-cell>
          <table:table-cell office:value-type="float" office:value="2" calcext:value-type="float">
            <text:p>2</text:p>
          </table:table-cell>
          <table:table-cell office:value-type="float" office:value="0.973782" calcext:value-type="float">
            <text:p>0.973782</text:p>
          </table:table-cell>
          <table:table-cell office:value-type="float" office:value="1" calcext:value-type="float">
            <text:p>1</text:p>
          </table:table-cell>
          <table:table-cell office:value-type="float" office:value="17699786" calcext:value-type="float">
            <text:p>17699786</text:p>
          </table:table-cell>
          <table:table-cell office:value-type="float" office:value="17699780" calcext:value-type="float">
            <text:p>1769978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.971576" calcext:value-type="float">
            <text:p>15.971576</text:p>
          </table:table-cell>
          <table:table-cell office:value-type="float" office:value="8.200786" calcext:value-type="float">
            <text:p>8.200786</text:p>
          </table:table-cell>
          <table:table-cell office:value-type="float" office:value="7.985788" calcext:value-type="float">
            <text:p>7.985788</text:p>
          </table:table-cell>
          <table:table-cell office:value-type="float" office:value="1.947567" calcext:value-type="float">
            <text:p>1.947567</text:p>
          </table:table-cell>
          <table:table-cell office:value-type="float" office:value="2" calcext:value-type="float">
            <text:p>2</text:p>
          </table:table-cell>
          <table:table-cell office:value-type="float" office:value="0.973783" calcext:value-type="float">
            <text:p>0.973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78480" calcext:value-type="float">
            <text:p>1767848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.01481" calcext:value-type="float">
            <text:p>16.01481</text:p>
          </table:table-cell>
          <table:table-cell office:value-type="float" office:value="8.223723" calcext:value-type="float">
            <text:p>8.223723</text:p>
          </table:table-cell>
          <table:table-cell office:value-type="float" office:value="8.007405" calcext:value-type="float">
            <text:p>8.007405</text:p>
          </table:table-cell>
          <table:table-cell office:value-type="float" office:value="1.947392" calcext:value-type="float">
            <text:p>1.947392</text:p>
          </table:table-cell>
          <table:table-cell office:value-type="float" office:value="2" calcext:value-type="float">
            <text:p>2</text:p>
          </table:table-cell>
          <table:table-cell office:value-type="float" office:value="0.973696" calcext:value-type="float">
            <text:p>0.9736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57294" calcext:value-type="float">
            <text:p>176572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.057996" calcext:value-type="float">
            <text:p>16.057996</text:p>
          </table:table-cell>
          <table:table-cell office:value-type="float" office:value="8.246763" calcext:value-type="float">
            <text:p>8.246763</text:p>
          </table:table-cell>
          <table:table-cell office:value-type="float" office:value="8.028998" calcext:value-type="float">
            <text:p>8.028998</text:p>
          </table:table-cell>
          <table:table-cell office:value-type="float" office:value="1.947188" calcext:value-type="float">
            <text:p>1.947188</text:p>
          </table:table-cell>
          <table:table-cell office:value-type="float" office:value="2" calcext:value-type="float">
            <text:p>2</text:p>
          </table:table-cell>
          <table:table-cell office:value-type="float" office:value="0.973594" calcext:value-type="float">
            <text:p>0.973594</text:p>
          </table:table-cell>
          <table:table-cell office:value-type="float" office:value="1" calcext:value-type="float">
            <text:p>1</text:p>
          </table:table-cell>
          <table:table-cell office:value-type="float" office:value="17636158" calcext:value-type="float">
            <text:p>17636158</text:p>
          </table:table-cell>
          <table:table-cell office:value-type="float" office:value="17636160" calcext:value-type="float">
            <text:p>1763616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.100522" calcext:value-type="float">
            <text:p>16.100522</text:p>
          </table:table-cell>
          <table:table-cell office:value-type="float" office:value="8.270171" calcext:value-type="float">
            <text:p>8.270171</text:p>
          </table:table-cell>
          <table:table-cell office:value-type="float" office:value="8.050261" calcext:value-type="float">
            <text:p>8.050261</text:p>
          </table:table-cell>
          <table:table-cell office:value-type="float" office:value="1.946819" calcext:value-type="float">
            <text:p>1.946819</text:p>
          </table:table-cell>
          <table:table-cell office:value-type="float" office:value="2" calcext:value-type="float">
            <text:p>2</text:p>
          </table:table-cell>
          <table:table-cell office:value-type="float" office:value="0.973409" calcext:value-type="float">
            <text:p>0.9734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14732" calcext:value-type="float">
            <text:p>176147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.1432" calcext:value-type="float">
            <text:p>16.1432</text:p>
          </table:table-cell>
          <table:table-cell office:value-type="float" office:value="8.293298" calcext:value-type="float">
            <text:p>8.293298</text:p>
          </table:table-cell>
          <table:table-cell office:value-type="float" office:value="8.0716" calcext:value-type="float">
            <text:p>8.0716</text:p>
          </table:table-cell>
          <table:table-cell office:value-type="float" office:value="1.946536" calcext:value-type="float">
            <text:p>1.946536</text:p>
          </table:table-cell>
          <table:table-cell office:value-type="float" office:value="2" calcext:value-type="float">
            <text:p>2</text:p>
          </table:table-cell>
          <table:table-cell office:value-type="float" office:value="0.973268" calcext:value-type="float">
            <text:p>0.973268</text:p>
          </table:table-cell>
          <table:table-cell office:value-type="float" office:value="1" calcext:value-type="float">
            <text:p>1</text:p>
          </table:table-cell>
          <table:table-cell office:value-type="float" office:value="17592864" calcext:value-type="float">
            <text:p>17592864</text:p>
          </table:table-cell>
          <table:table-cell office:value-type="float" office:value="17592862" calcext:value-type="float">
            <text:p>1759286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6.185942" calcext:value-type="float">
            <text:p>16.185942</text:p>
          </table:table-cell>
          <table:table-cell office:value-type="float" office:value="8.316033" calcext:value-type="float">
            <text:p>8.316033</text:p>
          </table:table-cell>
          <table:table-cell office:value-type="float" office:value="8.092971" calcext:value-type="float">
            <text:p>8.092971</text:p>
          </table:table-cell>
          <table:table-cell office:value-type="float" office:value="1.946354" calcext:value-type="float">
            <text:p>1.946354</text:p>
          </table:table-cell>
          <table:table-cell office:value-type="float" office:value="2" calcext:value-type="float">
            <text:p>2</text:p>
          </table:table-cell>
          <table:table-cell office:value-type="float" office:value="0.973177" calcext:value-type="float">
            <text:p>0.973177</text:p>
          </table:table-cell>
          <table:table-cell office:value-type="float" office:value="1" calcext:value-type="float">
            <text:p>1</text:p>
          </table:table-cell>
          <table:table-cell office:value-type="float" office:value="17571344" calcext:value-type="float">
            <text:p>17571344</text:p>
          </table:table-cell>
          <table:table-cell office:value-type="float" office:value="17571342" calcext:value-type="float">
            <text:p>1757134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.228591" calcext:value-type="float">
            <text:p>16.228591</text:p>
          </table:table-cell>
          <table:table-cell office:value-type="float" office:value="8.338502" calcext:value-type="float">
            <text:p>8.338502</text:p>
          </table:table-cell>
          <table:table-cell office:value-type="float" office:value="8.114296" calcext:value-type="float">
            <text:p>8.114296</text:p>
          </table:table-cell>
          <table:table-cell office:value-type="float" office:value="1.946224" calcext:value-type="float">
            <text:p>1.946224</text:p>
          </table:table-cell>
          <table:table-cell office:value-type="float" office:value="2" calcext:value-type="float">
            <text:p>2</text:p>
          </table:table-cell>
          <table:table-cell office:value-type="float" office:value="0.973112" calcext:value-type="float">
            <text:p>0.973112</text:p>
          </table:table-cell>
          <table:table-cell office:value-type="float" office:value="1" calcext:value-type="float">
            <text:p>1</text:p>
          </table:table-cell>
          <table:table-cell office:value-type="float" office:value="17549810" calcext:value-type="float">
            <text:p>17549810</text:p>
          </table:table-cell>
          <table:table-cell office:value-type="float" office:value="17549796" calcext:value-type="float">
            <text:p>1754979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.272797" calcext:value-type="float">
            <text:p>16.272797</text:p>
          </table:table-cell>
          <table:table-cell office:value-type="float" office:value="8.361175" calcext:value-type="float">
            <text:p>8.361175</text:p>
          </table:table-cell>
          <table:table-cell office:value-type="float" office:value="8.136399" calcext:value-type="float">
            <text:p>8.136399</text:p>
          </table:table-cell>
          <table:table-cell office:value-type="float" office:value="1.946233" calcext:value-type="float">
            <text:p>1.946233</text:p>
          </table:table-cell>
          <table:table-cell office:value-type="float" office:value="2" calcext:value-type="float">
            <text:p>2</text:p>
          </table:table-cell>
          <table:table-cell office:value-type="float" office:value="0.973117" calcext:value-type="float">
            <text:p>0.973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28214" calcext:value-type="float">
            <text:p>1752821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.316066" calcext:value-type="float">
            <text:p>16.316066</text:p>
          </table:table-cell>
          <table:table-cell office:value-type="float" office:value="8.384061" calcext:value-type="float">
            <text:p>8.384061</text:p>
          </table:table-cell>
          <table:table-cell office:value-type="float" office:value="8.158033" calcext:value-type="float">
            <text:p>8.158033</text:p>
          </table:table-cell>
          <table:table-cell office:value-type="float" office:value="1.946082" calcext:value-type="float">
            <text:p>1.946082</text:p>
          </table:table-cell>
          <table:table-cell office:value-type="float" office:value="2" calcext:value-type="float">
            <text:p>2</text:p>
          </table:table-cell>
          <table:table-cell office:value-type="float" office:value="0.973041" calcext:value-type="float">
            <text:p>0.973041</text:p>
          </table:table-cell>
          <table:table-cell office:value-type="float" office:value="1" calcext:value-type="float">
            <text:p>1</text:p>
          </table:table-cell>
          <table:table-cell office:value-type="float" office:value="17506304" calcext:value-type="float">
            <text:p>17506304</text:p>
          </table:table-cell>
          <table:table-cell office:value-type="float" office:value="17506310" calcext:value-type="float">
            <text:p>175063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.359175" calcext:value-type="float">
            <text:p>16.359175</text:p>
          </table:table-cell>
          <table:table-cell office:value-type="float" office:value="8.406447" calcext:value-type="float">
            <text:p>8.406447</text:p>
          </table:table-cell>
          <table:table-cell office:value-type="float" office:value="8.179587" calcext:value-type="float">
            <text:p>8.179587</text:p>
          </table:table-cell>
          <table:table-cell office:value-type="float" office:value="1.946027" calcext:value-type="float">
            <text:p>1.946027</text:p>
          </table:table-cell>
          <table:table-cell office:value-type="float" office:value="2" calcext:value-type="float">
            <text:p>2</text:p>
          </table:table-cell>
          <table:table-cell office:value-type="float" office:value="0.973014" calcext:value-type="float">
            <text:p>0.973014</text:p>
          </table:table-cell>
          <table:table-cell office:value-type="float" office:value="1" calcext:value-type="float">
            <text:p>1</text:p>
          </table:table-cell>
          <table:table-cell office:value-type="float" office:value="17484640" calcext:value-type="float">
            <text:p>17484640</text:p>
          </table:table-cell>
          <table:table-cell office:value-type="float" office:value="17484644" calcext:value-type="float">
            <text:p>174846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.403893" calcext:value-type="float">
            <text:p>16.403893</text:p>
          </table:table-cell>
          <table:table-cell office:value-type="float" office:value="8.429814" calcext:value-type="float">
            <text:p>8.429814</text:p>
          </table:table-cell>
          <table:table-cell office:value-type="float" office:value="8.201946" calcext:value-type="float">
            <text:p>8.201946</text:p>
          </table:table-cell>
          <table:table-cell office:value-type="float" office:value="1.945938" calcext:value-type="float">
            <text:p>1.945938</text:p>
          </table:table-cell>
          <table:table-cell office:value-type="float" office:value="2" calcext:value-type="float">
            <text:p>2</text:p>
          </table:table-cell>
          <table:table-cell office:value-type="float" office:value="0.972969" calcext:value-type="float">
            <text:p>0.972969</text:p>
          </table:table-cell>
          <table:table-cell office:value-type="float" office:value="1" calcext:value-type="float">
            <text:p>1</text:p>
          </table:table-cell>
          <table:table-cell office:value-type="float" office:value="17462840" calcext:value-type="float">
            <text:p>17462840</text:p>
          </table:table-cell>
          <table:table-cell office:value-type="float" office:value="17462836" calcext:value-type="float">
            <text:p>1746283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6.447154" calcext:value-type="float">
            <text:p>16.447154</text:p>
          </table:table-cell>
          <table:table-cell office:value-type="float" office:value="8.452518" calcext:value-type="float">
            <text:p>8.452518</text:p>
          </table:table-cell>
          <table:table-cell office:value-type="float" office:value="8.223577" calcext:value-type="float">
            <text:p>8.223577</text:p>
          </table:table-cell>
          <table:table-cell office:value-type="float" office:value="1.945829" calcext:value-type="float">
            <text:p>1.945829</text:p>
          </table:table-cell>
          <table:table-cell office:value-type="float" office:value="2" calcext:value-type="float">
            <text:p>2</text:p>
          </table:table-cell>
          <table:table-cell office:value-type="float" office:value="0.972914" calcext:value-type="float">
            <text:p>0.972914</text:p>
          </table:table-cell>
          <table:table-cell office:value-type="float" office:value="1" calcext:value-type="float">
            <text:p>1</text:p>
          </table:table-cell>
          <table:table-cell office:value-type="float" office:value="17440840" calcext:value-type="float">
            <text:p>17440840</text:p>
          </table:table-cell>
          <table:table-cell office:value-type="float" office:value="17440834" calcext:value-type="float">
            <text:p>174408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490256" calcext:value-type="float">
            <text:p>16.490256</text:p>
          </table:table-cell>
          <table:table-cell office:value-type="float" office:value="8.475318" calcext:value-type="float">
            <text:p>8.475318</text:p>
          </table:table-cell>
          <table:table-cell office:value-type="float" office:value="8.245128" calcext:value-type="float">
            <text:p>8.245128</text:p>
          </table:table-cell>
          <table:table-cell office:value-type="float" office:value="1.94568" calcext:value-type="float">
            <text:p>1.94568</text:p>
          </table:table-cell>
          <table:table-cell office:value-type="float" office:value="2" calcext:value-type="float">
            <text:p>2</text:p>
          </table:table-cell>
          <table:table-cell office:value-type="float" office:value="0.97284" calcext:value-type="float">
            <text:p>0.97284</text:p>
          </table:table-cell>
          <table:table-cell office:value-type="float" office:value="1" calcext:value-type="float">
            <text:p>1</text:p>
          </table:table-cell>
          <table:table-cell office:value-type="float" office:value="17418772" calcext:value-type="float">
            <text:p>17418772</text:p>
          </table:table-cell>
          <table:table-cell office:value-type="float" office:value="17418780" calcext:value-type="float">
            <text:p>174187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6.534184" calcext:value-type="float">
            <text:p>16.534184</text:p>
          </table:table-cell>
          <table:table-cell office:value-type="float" office:value="8.497855" calcext:value-type="float">
            <text:p>8.497855</text:p>
          </table:table-cell>
          <table:table-cell office:value-type="float" office:value="8.267092" calcext:value-type="float">
            <text:p>8.267092</text:p>
          </table:table-cell>
          <table:table-cell office:value-type="float" office:value="1.945689" calcext:value-type="float">
            <text:p>1.945689</text:p>
          </table:table-cell>
          <table:table-cell office:value-type="float" office:value="2" calcext:value-type="float">
            <text:p>2</text:p>
          </table:table-cell>
          <table:table-cell office:value-type="float" office:value="0.972845" calcext:value-type="float">
            <text:p>0.972845</text:p>
          </table:table-cell>
          <table:table-cell office:value-type="float" office:value="1" calcext:value-type="float">
            <text:p>1</text:p>
          </table:table-cell>
          <table:table-cell office:value-type="float" office:value="17397152" calcext:value-type="float">
            <text:p>17397152</text:p>
          </table:table-cell>
          <table:table-cell office:value-type="float" office:value="17397142" calcext:value-type="float">
            <text:p>1739714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.577781" calcext:value-type="float">
            <text:p>16.577781</text:p>
          </table:table-cell>
          <table:table-cell office:value-type="float" office:value="8.52039" calcext:value-type="float">
            <text:p>8.52039</text:p>
          </table:table-cell>
          <table:table-cell office:value-type="float" office:value="8.28889" calcext:value-type="float">
            <text:p>8.28889</text:p>
          </table:table-cell>
          <table:table-cell office:value-type="float" office:value="1.94566" calcext:value-type="float">
            <text:p>1.94566</text:p>
          </table:table-cell>
          <table:table-cell office:value-type="float" office:value="2" calcext:value-type="float">
            <text:p>2</text:p>
          </table:table-cell>
          <table:table-cell office:value-type="float" office:value="0.97283" calcext:value-type="float">
            <text:p>0.97283</text:p>
          </table:table-cell>
          <table:table-cell office:value-type="float" office:value="1" calcext:value-type="float">
            <text:p>1</text:p>
          </table:table-cell>
          <table:table-cell office:value-type="float" office:value="17374740" calcext:value-type="float">
            <text:p>17374740</text:p>
          </table:table-cell>
          <table:table-cell office:value-type="float" office:value="17374734" calcext:value-type="float">
            <text:p>173747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.621702" calcext:value-type="float">
            <text:p>16.621702</text:p>
          </table:table-cell>
          <table:table-cell office:value-type="float" office:value="8.542924" calcext:value-type="float">
            <text:p>8.542924</text:p>
          </table:table-cell>
          <table:table-cell office:value-type="float" office:value="8.310851" calcext:value-type="float">
            <text:p>8.310851</text:p>
          </table:table-cell>
          <table:table-cell office:value-type="float" office:value="1.945669" calcext:value-type="float">
            <text:p>1.945669</text:p>
          </table:table-cell>
          <table:table-cell office:value-type="float" office:value="2" calcext:value-type="float">
            <text:p>2</text:p>
          </table:table-cell>
          <table:table-cell office:value-type="float" office:value="0.972834" calcext:value-type="float">
            <text:p>0.972834</text:p>
          </table:table-cell>
          <table:table-cell office:value-type="float" office:value="1" calcext:value-type="float">
            <text:p>1</text:p>
          </table:table-cell>
          <table:table-cell office:value-type="float" office:value="17352708" calcext:value-type="float">
            <text:p>17352708</text:p>
          </table:table-cell>
          <table:table-cell office:value-type="float" office:value="17352706" calcext:value-type="float">
            <text:p>1735270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.676869" calcext:value-type="float">
            <text:p>16.676869</text:p>
          </table:table-cell>
          <table:table-cell office:value-type="float" office:value="8.570837" calcext:value-type="float">
            <text:p>8.570837</text:p>
          </table:table-cell>
          <table:table-cell office:value-type="float" office:value="8.338434" calcext:value-type="float">
            <text:p>8.338434</text:p>
          </table:table-cell>
          <table:table-cell office:value-type="float" office:value="1.945769" calcext:value-type="float">
            <text:p>1.945769</text:p>
          </table:table-cell>
          <table:table-cell office:value-type="float" office:value="2" calcext:value-type="float">
            <text:p>2</text:p>
          </table:table-cell>
          <table:table-cell office:value-type="float" office:value="0.972884" calcext:value-type="float">
            <text:p>0.972884</text:p>
          </table:table-cell>
          <table:table-cell office:value-type="float" office:value="1" calcext:value-type="float">
            <text:p>1</text:p>
          </table:table-cell>
          <table:table-cell office:value-type="float" office:value="17330510" calcext:value-type="float">
            <text:p>17330510</text:p>
          </table:table-cell>
          <table:table-cell office:value-type="float" office:value="17330516" calcext:value-type="float">
            <text:p>1733051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6.737488" calcext:value-type="float">
            <text:p>16.737488</text:p>
          </table:table-cell>
          <table:table-cell office:value-type="float" office:value="8.602675" calcext:value-type="float">
            <text:p>8.602675</text:p>
          </table:table-cell>
          <table:table-cell office:value-type="float" office:value="8.368744" calcext:value-type="float">
            <text:p>8.368744</text:p>
          </table:table-cell>
          <table:table-cell office:value-type="float" office:value="1.945614" calcext:value-type="float">
            <text:p>1.945614</text:p>
          </table:table-cell>
          <table:table-cell office:value-type="float" office:value="2" calcext:value-type="float">
            <text:p>2</text:p>
          </table:table-cell>
          <table:table-cell office:value-type="float" office:value="0.972807" calcext:value-type="float">
            <text:p>0.972807</text:p>
          </table:table-cell>
          <table:table-cell office:value-type="float" office:value="1" calcext:value-type="float">
            <text:p>1</text:p>
          </table:table-cell>
          <table:table-cell office:value-type="float" office:value="17308490" calcext:value-type="float">
            <text:p>17308490</text:p>
          </table:table-cell>
          <table:table-cell office:value-type="float" office:value="17308488" calcext:value-type="float">
            <text:p>173084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.783316" calcext:value-type="float">
            <text:p>16.783316</text:p>
          </table:table-cell>
          <table:table-cell office:value-type="float" office:value="8.626712" calcext:value-type="float">
            <text:p>8.626712</text:p>
          </table:table-cell>
          <table:table-cell office:value-type="float" office:value="8.391658" calcext:value-type="float">
            <text:p>8.391658</text:p>
          </table:table-cell>
          <table:table-cell office:value-type="float" office:value="1.945506" calcext:value-type="float">
            <text:p>1.945506</text:p>
          </table:table-cell>
          <table:table-cell office:value-type="float" office:value="2" calcext:value-type="float">
            <text:p>2</text:p>
          </table:table-cell>
          <table:table-cell office:value-type="float" office:value="0.972753" calcext:value-type="float">
            <text:p>0.972753</text:p>
          </table:table-cell>
          <table:table-cell office:value-type="float" office:value="1" calcext:value-type="float">
            <text:p>1</text:p>
          </table:table-cell>
          <table:table-cell office:value-type="float" office:value="17286046" calcext:value-type="float">
            <text:p>17286046</text:p>
          </table:table-cell>
          <table:table-cell office:value-type="float" office:value="17286056" calcext:value-type="float">
            <text:p>1728605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6.82896" calcext:value-type="float">
            <text:p>16.82896</text:p>
          </table:table-cell>
          <table:table-cell office:value-type="float" office:value="8.655365" calcext:value-type="float">
            <text:p>8.655365</text:p>
          </table:table-cell>
          <table:table-cell office:value-type="float" office:value="8.41448" calcext:value-type="float">
            <text:p>8.41448</text:p>
          </table:table-cell>
          <table:table-cell office:value-type="float" office:value="1.944339" calcext:value-type="float">
            <text:p>1.944339</text:p>
          </table:table-cell>
          <table:table-cell office:value-type="float" office:value="2" calcext:value-type="float">
            <text:p>2</text:p>
          </table:table-cell>
          <table:table-cell office:value-type="float" office:value="0.972169" calcext:value-type="float">
            <text:p>0.972169</text:p>
          </table:table-cell>
          <table:table-cell office:value-type="float" office:value="1" calcext:value-type="float">
            <text:p>1</text:p>
          </table:table-cell>
          <table:table-cell office:value-type="float" office:value="17263592" calcext:value-type="float">
            <text:p>17263592</text:p>
          </table:table-cell>
          <table:table-cell office:value-type="float" office:value="17263608" calcext:value-type="float">
            <text:p>172636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6.888051" calcext:value-type="float">
            <text:p>16.888051</text:p>
          </table:table-cell>
          <table:table-cell office:value-type="float" office:value="8.686804" calcext:value-type="float">
            <text:p>8.686804</text:p>
          </table:table-cell>
          <table:table-cell office:value-type="float" office:value="8.444026" calcext:value-type="float">
            <text:p>8.444026</text:p>
          </table:table-cell>
          <table:table-cell office:value-type="float" office:value="1.944104" calcext:value-type="float">
            <text:p>1.944104</text:p>
          </table:table-cell>
          <table:table-cell office:value-type="float" office:value="2" calcext:value-type="float">
            <text:p>2</text:p>
          </table:table-cell>
          <table:table-cell office:value-type="float" office:value="0.972052" calcext:value-type="float">
            <text:p>0.972052</text:p>
          </table:table-cell>
          <table:table-cell office:value-type="float" office:value="1" calcext:value-type="float">
            <text:p>1</text:p>
          </table:table-cell>
          <table:table-cell office:value-type="float" office:value="17241212" calcext:value-type="float">
            <text:p>17241212</text:p>
          </table:table-cell>
          <table:table-cell office:value-type="float" office:value="17241214" calcext:value-type="float">
            <text:p>1724121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6.93669" calcext:value-type="float">
            <text:p>16.93669</text:p>
          </table:table-cell>
          <table:table-cell office:value-type="float" office:value="8.719588" calcext:value-type="float">
            <text:p>8.719588</text:p>
          </table:table-cell>
          <table:table-cell office:value-type="float" office:value="8.468345" calcext:value-type="float">
            <text:p>8.468345</text:p>
          </table:table-cell>
          <table:table-cell office:value-type="float" office:value="1.942373" calcext:value-type="float">
            <text:p>1.942373</text:p>
          </table:table-cell>
          <table:table-cell office:value-type="float" office:value="2" calcext:value-type="float">
            <text:p>2</text:p>
          </table:table-cell>
          <table:table-cell office:value-type="float" office:value="0.971186" calcext:value-type="float">
            <text:p>0.971186</text:p>
          </table:table-cell>
          <table:table-cell office:value-type="float" office:value="1" calcext:value-type="float">
            <text:p>1</text:p>
          </table:table-cell>
          <table:table-cell office:value-type="float" office:value="17218876" calcext:value-type="float">
            <text:p>17218876</text:p>
          </table:table-cell>
          <table:table-cell office:value-type="float" office:value="17218888" calcext:value-type="float">
            <text:p>1721888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.991472" calcext:value-type="float">
            <text:p>16.991472</text:p>
          </table:table-cell>
          <table:table-cell office:value-type="float" office:value="8.745822" calcext:value-type="float">
            <text:p>8.745822</text:p>
          </table:table-cell>
          <table:table-cell office:value-type="float" office:value="8.495736" calcext:value-type="float">
            <text:p>8.495736</text:p>
          </table:table-cell>
          <table:table-cell office:value-type="float" office:value="1.94281" calcext:value-type="float">
            <text:p>1.94281</text:p>
          </table:table-cell>
          <table:table-cell office:value-type="float" office:value="2" calcext:value-type="float">
            <text:p>2</text:p>
          </table:table-cell>
          <table:table-cell office:value-type="float" office:value="0.971405" calcext:value-type="float">
            <text:p>0.971405</text:p>
          </table:table-cell>
          <table:table-cell office:value-type="float" office:value="1" calcext:value-type="float">
            <text:p>1</text:p>
          </table:table-cell>
          <table:table-cell office:value-type="float" office:value="17196476" calcext:value-type="float">
            <text:p>17196476</text:p>
          </table:table-cell>
          <table:table-cell office:value-type="float" office:value="17196490" calcext:value-type="float">
            <text:p>1719649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.041829" calcext:value-type="float">
            <text:p>17.041829</text:p>
          </table:table-cell>
          <table:table-cell office:value-type="float" office:value="8.774128" calcext:value-type="float">
            <text:p>8.774128</text:p>
          </table:table-cell>
          <table:table-cell office:value-type="float" office:value="8.520914" calcext:value-type="float">
            <text:p>8.520914</text:p>
          </table:table-cell>
          <table:table-cell office:value-type="float" office:value="1.942282" calcext:value-type="float">
            <text:p>1.942282</text:p>
          </table:table-cell>
          <table:table-cell office:value-type="float" office:value="2" calcext:value-type="float">
            <text:p>2</text:p>
          </table:table-cell>
          <table:table-cell office:value-type="float" office:value="0.971141" calcext:value-type="float">
            <text:p>0.971141</text:p>
          </table:table-cell>
          <table:table-cell office:value-type="float" office:value="1" calcext:value-type="float">
            <text:p>1</text:p>
          </table:table-cell>
          <table:table-cell office:value-type="float" office:value="17173920" calcext:value-type="float">
            <text:p>17173920</text:p>
          </table:table-cell>
          <table:table-cell office:value-type="float" office:value="17173934" calcext:value-type="float">
            <text:p>1717393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.093802" calcext:value-type="float">
            <text:p>17.093802</text:p>
          </table:table-cell>
          <table:table-cell office:value-type="float" office:value="8.803926" calcext:value-type="float">
            <text:p>8.803926</text:p>
          </table:table-cell>
          <table:table-cell office:value-type="float" office:value="8.546901" calcext:value-type="float">
            <text:p>8.546901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2" calcext:value-type="float">
            <text:p>2</text:p>
          </table:table-cell>
          <table:table-cell office:value-type="float" office:value="0.970806" calcext:value-type="float">
            <text:p>0.970806</text:p>
          </table:table-cell>
          <table:table-cell office:value-type="float" office:value="1" calcext:value-type="float">
            <text:p>1</text:p>
          </table:table-cell>
          <table:table-cell office:value-type="float" office:value="17151432" calcext:value-type="float">
            <text:p>17151432</text:p>
          </table:table-cell>
          <table:table-cell office:value-type="float" office:value="17151442" calcext:value-type="float">
            <text:p>1715144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.146406" calcext:value-type="float">
            <text:p>17.146406</text:p>
          </table:table-cell>
          <table:table-cell office:value-type="float" office:value="8.834541" calcext:value-type="float">
            <text:p>8.834541</text:p>
          </table:table-cell>
          <table:table-cell office:value-type="float" office:value="8.573203" calcext:value-type="float">
            <text:p>8.573203</text:p>
          </table:table-cell>
          <table:table-cell office:value-type="float" office:value="1.940837" calcext:value-type="float">
            <text:p>1.940837</text:p>
          </table:table-cell>
          <table:table-cell office:value-type="float" office:value="2" calcext:value-type="float">
            <text:p>2</text:p>
          </table:table-cell>
          <table:table-cell office:value-type="float" office:value="0.970419" calcext:value-type="float">
            <text:p>0.970419</text:p>
          </table:table-cell>
          <table:table-cell office:value-type="float" office:value="1" calcext:value-type="float">
            <text:p>1</text:p>
          </table:table-cell>
          <table:table-cell office:value-type="float" office:value="17128556" calcext:value-type="float">
            <text:p>17128556</text:p>
          </table:table-cell>
          <table:table-cell office:value-type="float" office:value="17128564" calcext:value-type="float">
            <text:p>1712856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.19167" calcext:value-type="float">
            <text:p>17.19167</text:p>
          </table:table-cell>
          <table:table-cell office:value-type="float" office:value="8.858759" calcext:value-type="float">
            <text:p>8.858759</text:p>
          </table:table-cell>
          <table:table-cell office:value-type="float" office:value="8.595835" calcext:value-type="float">
            <text:p>8.595835</text:p>
          </table:table-cell>
          <table:table-cell office:value-type="float" office:value="1.940641" calcext:value-type="float">
            <text:p>1.940641</text:p>
          </table:table-cell>
          <table:table-cell office:value-type="float" office:value="2" calcext:value-type="float">
            <text:p>2</text:p>
          </table:table-cell>
          <table:table-cell office:value-type="float" office:value="0.970321" calcext:value-type="float">
            <text:p>0.970321</text:p>
          </table:table-cell>
          <table:table-cell office:value-type="float" office:value="1" calcext:value-type="float">
            <text:p>1</text:p>
          </table:table-cell>
          <table:table-cell office:value-type="float" office:value="17106050" calcext:value-type="float">
            <text:p>17106050</text:p>
          </table:table-cell>
          <table:table-cell office:value-type="float" office:value="17106058" calcext:value-type="float">
            <text:p>171060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.236273" calcext:value-type="float">
            <text:p>17.236273</text:p>
          </table:table-cell>
          <table:table-cell office:value-type="float" office:value="8.88186" calcext:value-type="float">
            <text:p>8.88186</text:p>
          </table:table-cell>
          <table:table-cell office:value-type="float" office:value="8.618137" calcext:value-type="float">
            <text:p>8.618137</text:p>
          </table:table-cell>
          <table:table-cell office:value-type="float" office:value="1.940615" calcext:value-type="float">
            <text:p>1.940615</text:p>
          </table:table-cell>
          <table:table-cell office:value-type="float" office:value="2" calcext:value-type="float">
            <text:p>2</text:p>
          </table:table-cell>
          <table:table-cell office:value-type="float" office:value="0.970308" calcext:value-type="float">
            <text:p>0.970308</text:p>
          </table:table-cell>
          <table:table-cell office:value-type="float" office:value="1" calcext:value-type="float">
            <text:p>1</text:p>
          </table:table-cell>
          <table:table-cell office:value-type="float" office:value="17083474" calcext:value-type="float">
            <text:p>17083474</text:p>
          </table:table-cell>
          <table:table-cell office:value-type="float" office:value="17083480" calcext:value-type="float">
            <text:p>1708348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.28288" calcext:value-type="float">
            <text:p>17.28288</text:p>
          </table:table-cell>
          <table:table-cell office:value-type="float" office:value="8.906075" calcext:value-type="float">
            <text:p>8.906075</text:p>
          </table:table-cell>
          <table:table-cell office:value-type="float" office:value="8.64144" calcext:value-type="float">
            <text:p>8.64144</text:p>
          </table:table-cell>
          <table:table-cell office:value-type="float" office:value="1.940572" calcext:value-type="float">
            <text:p>1.940572</text:p>
          </table:table-cell>
          <table:table-cell office:value-type="float" office:value="2" calcext:value-type="float">
            <text:p>2</text:p>
          </table:table-cell>
          <table:table-cell office:value-type="float" office:value="0.970286" calcext:value-type="float">
            <text:p>0.970286</text:p>
          </table:table-cell>
          <table:table-cell office:value-type="float" office:value="1" calcext:value-type="float">
            <text:p>1</text:p>
          </table:table-cell>
          <table:table-cell office:value-type="float" office:value="17060834" calcext:value-type="float">
            <text:p>17060834</text:p>
          </table:table-cell>
          <table:table-cell office:value-type="float" office:value="17060836" calcext:value-type="float">
            <text:p>170608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.328668" calcext:value-type="float">
            <text:p>17.328668</text:p>
          </table:table-cell>
          <table:table-cell office:value-type="float" office:value="8.928734" calcext:value-type="float">
            <text:p>8.928734</text:p>
          </table:table-cell>
          <table:table-cell office:value-type="float" office:value="8.664334" calcext:value-type="float">
            <text:p>8.664334</text:p>
          </table:table-cell>
          <table:table-cell office:value-type="float" office:value="1.940776" calcext:value-type="float">
            <text:p>1.940776</text:p>
          </table:table-cell>
          <table:table-cell office:value-type="float" office:value="2" calcext:value-type="float">
            <text:p>2</text:p>
          </table:table-cell>
          <table:table-cell office:value-type="float" office:value="0.970388" calcext:value-type="float">
            <text:p>0.970388</text:p>
          </table:table-cell>
          <table:table-cell office:value-type="float" office:value="1" calcext:value-type="float">
            <text:p>1</text:p>
          </table:table-cell>
          <table:table-cell office:value-type="float" office:value="17038234" calcext:value-type="float">
            <text:p>17038234</text:p>
          </table:table-cell>
          <table:table-cell office:value-type="float" office:value="17038242" calcext:value-type="float">
            <text:p>1703824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7.374997" calcext:value-type="float">
            <text:p>17.374997</text:p>
          </table:table-cell>
          <table:table-cell office:value-type="float" office:value="8.952082" calcext:value-type="float">
            <text:p>8.952082</text:p>
          </table:table-cell>
          <table:table-cell office:value-type="float" office:value="8.687498" calcext:value-type="float">
            <text:p>8.687498</text:p>
          </table:table-cell>
          <table:table-cell office:value-type="float" office:value="1.940889" calcext:value-type="float">
            <text:p>1.940889</text:p>
          </table:table-cell>
          <table:table-cell office:value-type="float" office:value="2" calcext:value-type="float">
            <text:p>2</text:p>
          </table:table-cell>
          <table:table-cell office:value-type="float" office:value="0.970444" calcext:value-type="float">
            <text:p>0.970444</text:p>
          </table:table-cell>
          <table:table-cell office:value-type="float" office:value="1" calcext:value-type="float">
            <text:p>1</text:p>
          </table:table-cell>
          <table:table-cell office:value-type="float" office:value="17015236" calcext:value-type="float">
            <text:p>17015236</text:p>
          </table:table-cell>
          <table:table-cell office:value-type="float" office:value="17015240" calcext:value-type="float">
            <text:p>1701524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7.420773" calcext:value-type="float">
            <text:p>17.420773</text:p>
          </table:table-cell>
          <table:table-cell office:value-type="float" office:value="8.974767" calcext:value-type="float">
            <text:p>8.974767</text:p>
          </table:table-cell>
          <table:table-cell office:value-type="float" office:value="8.710386" calcext:value-type="float">
            <text:p>8.710386</text:p>
          </table:table-cell>
          <table:table-cell office:value-type="float" office:value="1.941084" calcext:value-type="float">
            <text:p>1.941084</text:p>
          </table:table-cell>
          <table:table-cell office:value-type="float" office:value="2" calcext:value-type="float">
            <text:p>2</text:p>
          </table:table-cell>
          <table:table-cell office:value-type="float" office:value="0.970542" calcext:value-type="float">
            <text:p>0.970542</text:p>
          </table:table-cell>
          <table:table-cell office:value-type="float" office:value="1" calcext:value-type="float">
            <text:p>1</text:p>
          </table:table-cell>
          <table:table-cell office:value-type="float" office:value="16992306" calcext:value-type="float">
            <text:p>16992306</text:p>
          </table:table-cell>
          <table:table-cell office:value-type="float" office:value="16992310" calcext:value-type="float">
            <text:p>169923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7.466398" calcext:value-type="float">
            <text:p>17.466398</text:p>
          </table:table-cell>
          <table:table-cell office:value-type="float" office:value="8.997031" calcext:value-type="float">
            <text:p>8.997031</text:p>
          </table:table-cell>
          <table:table-cell office:value-type="float" office:value="8.733199" calcext:value-type="float">
            <text:p>8.733199</text:p>
          </table:table-cell>
          <table:table-cell office:value-type="float" office:value="1.941351" calcext:value-type="float">
            <text:p>1.941351</text:p>
          </table:table-cell>
          <table:table-cell office:value-type="float" office:value="2" calcext:value-type="float">
            <text:p>2</text:p>
          </table:table-cell>
          <table:table-cell office:value-type="float" office:value="0.970676" calcext:value-type="float">
            <text:p>0.970676</text:p>
          </table:table-cell>
          <table:table-cell office:value-type="float" office:value="1" calcext:value-type="float">
            <text:p>1</text:p>
          </table:table-cell>
          <table:table-cell office:value-type="float" office:value="16969374" calcext:value-type="float">
            <text:p>16969374</text:p>
          </table:table-cell>
          <table:table-cell office:value-type="float" office:value="16969370" calcext:value-type="float">
            <text:p>1696937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7.517315" calcext:value-type="float">
            <text:p>17.517315</text:p>
          </table:table-cell>
          <table:table-cell office:value-type="float" office:value="9.018569" calcext:value-type="float">
            <text:p>9.018569</text:p>
          </table:table-cell>
          <table:table-cell office:value-type="float" office:value="8.758657" calcext:value-type="float">
            <text:p>8.758657</text:p>
          </table:table-cell>
          <table:table-cell office:value-type="float" office:value="1.942361" calcext:value-type="float">
            <text:p>1.942361</text:p>
          </table:table-cell>
          <table:table-cell office:value-type="float" office:value="2" calcext:value-type="float">
            <text:p>2</text:p>
          </table:table-cell>
          <table:table-cell office:value-type="float" office:value="0.97118" calcext:value-type="float">
            <text:p>0.97118</text:p>
          </table:table-cell>
          <table:table-cell office:value-type="float" office:value="1" calcext:value-type="float">
            <text:p>1</text:p>
          </table:table-cell>
          <table:table-cell office:value-type="float" office:value="16946616" calcext:value-type="float">
            <text:p>16946616</text:p>
          </table:table-cell>
          <table:table-cell office:value-type="float" office:value="16946612" calcext:value-type="float">
            <text:p>1694661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7.563225" calcext:value-type="float">
            <text:p>17.563225</text:p>
          </table:table-cell>
          <table:table-cell office:value-type="float" office:value="9.040623" calcext:value-type="float">
            <text:p>9.040623</text:p>
          </table:table-cell>
          <table:table-cell office:value-type="float" office:value="8.781613" calcext:value-type="float">
            <text:p>8.781613</text:p>
          </table:table-cell>
          <table:table-cell office:value-type="float" office:value="1.942701" calcext:value-type="float">
            <text:p>1.942701</text:p>
          </table:table-cell>
          <table:table-cell office:value-type="float" office:value="2" calcext:value-type="float">
            <text:p>2</text:p>
          </table:table-cell>
          <table:table-cell office:value-type="float" office:value="0.97135" calcext:value-type="float">
            <text:p>0.97135</text:p>
          </table:table-cell>
          <table:table-cell office:value-type="float" office:value="1" calcext:value-type="float">
            <text:p>1</text:p>
          </table:table-cell>
          <table:table-cell office:value-type="float" office:value="16923710" calcext:value-type="float">
            <text:p>16923710</text:p>
          </table:table-cell>
          <table:table-cell office:value-type="float" office:value="16923714" calcext:value-type="float">
            <text:p>1692371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7.607866" calcext:value-type="float">
            <text:p>17.607866</text:p>
          </table:table-cell>
          <table:table-cell office:value-type="float" office:value="9.063461" calcext:value-type="float">
            <text:p>9.063461</text:p>
          </table:table-cell>
          <table:table-cell office:value-type="float" office:value="8.803933" calcext:value-type="float">
            <text:p>8.803933</text:p>
          </table:table-cell>
          <table:table-cell office:value-type="float" office:value="1.942731" calcext:value-type="float">
            <text:p>1.942731</text:p>
          </table:table-cell>
          <table:table-cell office:value-type="float" office:value="2" calcext:value-type="float">
            <text:p>2</text:p>
          </table:table-cell>
          <table:table-cell office:value-type="float" office:value="0.971365" calcext:value-type="float">
            <text:p>0.971365</text:p>
          </table:table-cell>
          <table:table-cell office:value-type="float" office:value="1" calcext:value-type="float">
            <text:p>1</text:p>
          </table:table-cell>
          <table:table-cell office:value-type="float" office:value="16900630" calcext:value-type="float">
            <text:p>16900630</text:p>
          </table:table-cell>
          <table:table-cell office:value-type="float" office:value="16900624" calcext:value-type="float">
            <text:p>169006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65209" calcext:value-type="float">
            <text:p>17.65209</text:p>
          </table:table-cell>
          <table:table-cell office:value-type="float" office:value="9.08728" calcext:value-type="float">
            <text:p>9.08728</text:p>
          </table:table-cell>
          <table:table-cell office:value-type="float" office:value="8.826045" calcext:value-type="float">
            <text:p>8.826045</text:p>
          </table:table-cell>
          <table:table-cell office:value-type="float" office:value="1.942505" calcext:value-type="float">
            <text:p>1.942505</text:p>
          </table:table-cell>
          <table:table-cell office:value-type="float" office:value="2" calcext:value-type="float">
            <text:p>2</text:p>
          </table:table-cell>
          <table:table-cell office:value-type="float" office:value="0.971253" calcext:value-type="float">
            <text:p>0.971253</text:p>
          </table:table-cell>
          <table:table-cell office:value-type="float" office:value="1" calcext:value-type="float">
            <text:p>1</text:p>
          </table:table-cell>
          <table:table-cell office:value-type="float" office:value="16877584" calcext:value-type="float">
            <text:p>16877584</text:p>
          </table:table-cell>
          <table:table-cell office:value-type="float" office:value="16877582" calcext:value-type="float">
            <text:p>1687758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7.696077" calcext:value-type="float">
            <text:p>17.696077</text:p>
          </table:table-cell>
          <table:table-cell office:value-type="float" office:value="9.109659" calcext:value-type="float">
            <text:p>9.109659</text:p>
          </table:table-cell>
          <table:table-cell office:value-type="float" office:value="8.848039" calcext:value-type="float">
            <text:p>8.848039</text:p>
          </table:table-cell>
          <table:table-cell office:value-type="float" office:value="1.942562" calcext:value-type="float">
            <text:p>1.942562</text:p>
          </table:table-cell>
          <table:table-cell office:value-type="float" office:value="2" calcext:value-type="float">
            <text:p>2</text:p>
          </table:table-cell>
          <table:table-cell office:value-type="float" office:value="0.971281" calcext:value-type="float">
            <text:p>0.971281</text:p>
          </table:table-cell>
          <table:table-cell office:value-type="float" office:value="1" calcext:value-type="float">
            <text:p>1</text:p>
          </table:table-cell>
          <table:table-cell office:value-type="float" office:value="16854794" calcext:value-type="float">
            <text:p>16854794</text:p>
          </table:table-cell>
          <table:table-cell office:value-type="float" office:value="16854800" calcext:value-type="float">
            <text:p>168548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.740648" calcext:value-type="float">
            <text:p>17.740648</text:p>
          </table:table-cell>
          <table:table-cell office:value-type="float" office:value="9.131446" calcext:value-type="float">
            <text:p>9.131446</text:p>
          </table:table-cell>
          <table:table-cell office:value-type="float" office:value="8.870324" calcext:value-type="float">
            <text:p>8.870324</text:p>
          </table:table-cell>
          <table:table-cell office:value-type="float" office:value="1.942808" calcext:value-type="float">
            <text:p>1.942808</text:p>
          </table:table-cell>
          <table:table-cell office:value-type="float" office:value="2" calcext:value-type="float">
            <text:p>2</text:p>
          </table:table-cell>
          <table:table-cell office:value-type="float" office:value="0.971404" calcext:value-type="float">
            <text:p>0.971404</text:p>
          </table:table-cell>
          <table:table-cell office:value-type="float" office:value="1" calcext:value-type="float">
            <text:p>1</text:p>
          </table:table-cell>
          <table:table-cell office:value-type="float" office:value="16831736" calcext:value-type="float">
            <text:p>16831736</text:p>
          </table:table-cell>
          <table:table-cell office:value-type="float" office:value="16831742" calcext:value-type="float">
            <text:p>168317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8448" calcext:value-type="float">
            <text:p>17.78448</text:p>
          </table:table-cell>
          <table:table-cell office:value-type="float" office:value="9.154464" calcext:value-type="float">
            <text:p>9.154464</text:p>
          </table:table-cell>
          <table:table-cell office:value-type="float" office:value="8.89224" calcext:value-type="float">
            <text:p>8.89224</text:p>
          </table:table-cell>
          <table:table-cell office:value-type="float" office:value="1.942711" calcext:value-type="float">
            <text:p>1.942711</text:p>
          </table:table-cell>
          <table:table-cell office:value-type="float" office:value="2" calcext:value-type="float">
            <text:p>2</text:p>
          </table:table-cell>
          <table:table-cell office:value-type="float" office:value="0.971356" calcext:value-type="float">
            <text:p>0.971356</text:p>
          </table:table-cell>
          <table:table-cell office:value-type="float" office:value="1" calcext:value-type="float">
            <text:p>1</text:p>
          </table:table-cell>
          <table:table-cell office:value-type="float" office:value="16808474" calcext:value-type="float">
            <text:p>16808474</text:p>
          </table:table-cell>
          <table:table-cell office:value-type="float" office:value="16808480" calcext:value-type="float">
            <text:p>1680848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.82827" calcext:value-type="float">
            <text:p>17.82827</text:p>
          </table:table-cell>
          <table:table-cell office:value-type="float" office:value="9.177707" calcext:value-type="float">
            <text:p>9.177707</text:p>
          </table:table-cell>
          <table:table-cell office:value-type="float" office:value="8.914135" calcext:value-type="float">
            <text:p>8.914135</text:p>
          </table:table-cell>
          <table:table-cell office:value-type="float" office:value="1.942562" calcext:value-type="float">
            <text:p>1.942562</text:p>
          </table:table-cell>
          <table:table-cell office:value-type="float" office:value="2" calcext:value-type="float">
            <text:p>2</text:p>
          </table:table-cell>
          <table:table-cell office:value-type="float" office:value="0.971281" calcext:value-type="float">
            <text:p>0.971281</text:p>
          </table:table-cell>
          <table:table-cell office:value-type="float" office:value="1" calcext:value-type="float">
            <text:p>1</text:p>
          </table:table-cell>
          <table:table-cell office:value-type="float" office:value="16785342" calcext:value-type="float">
            <text:p>16785342</text:p>
          </table:table-cell>
          <table:table-cell office:value-type="float" office:value="16785344" calcext:value-type="float">
            <text:p>1678534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.87309" calcext:value-type="float">
            <text:p>17.87309</text:p>
          </table:table-cell>
          <table:table-cell office:value-type="float" office:value="9.2008" calcext:value-type="float">
            <text:p>9.2008</text:p>
          </table:table-cell>
          <table:table-cell office:value-type="float" office:value="8.936545" calcext:value-type="float">
            <text:p>8.936545</text:p>
          </table:table-cell>
          <table:table-cell office:value-type="float" office:value="1.942558" calcext:value-type="float">
            <text:p>1.942558</text:p>
          </table:table-cell>
          <table:table-cell office:value-type="float" office:value="2" calcext:value-type="float">
            <text:p>2</text:p>
          </table:table-cell>
          <table:table-cell office:value-type="float" office:value="0.971279" calcext:value-type="float">
            <text:p>0.971279</text:p>
          </table:table-cell>
          <table:table-cell office:value-type="float" office:value="1" calcext:value-type="float">
            <text:p>1</text:p>
          </table:table-cell>
          <table:table-cell office:value-type="float" office:value="16762312" calcext:value-type="float">
            <text:p>16762312</text:p>
          </table:table-cell>
          <table:table-cell office:value-type="float" office:value="16762311" calcext:value-type="float">
            <text:p>1676231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.916798" calcext:value-type="float">
            <text:p>17.916798</text:p>
          </table:table-cell>
          <table:table-cell office:value-type="float" office:value="9.223383" calcext:value-type="float">
            <text:p>9.223383</text:p>
          </table:table-cell>
          <table:table-cell office:value-type="float" office:value="8.958399" calcext:value-type="float">
            <text:p>8.958399</text:p>
          </table:table-cell>
          <table:table-cell office:value-type="float" office:value="1.942541" calcext:value-type="float">
            <text:p>1.942541</text:p>
          </table:table-cell>
          <table:table-cell office:value-type="float" office:value="2" calcext:value-type="float">
            <text:p>2</text:p>
          </table:table-cell>
          <table:table-cell office:value-type="float" office:value="0.97127" calcext:value-type="float">
            <text:p>0.97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38847" calcext:value-type="float">
            <text:p>167388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.961022" calcext:value-type="float">
            <text:p>17.961022</text:p>
          </table:table-cell>
          <table:table-cell office:value-type="float" office:value="9.245411" calcext:value-type="float">
            <text:p>9.245411</text:p>
          </table:table-cell>
          <table:table-cell office:value-type="float" office:value="8.980511" calcext:value-type="float">
            <text:p>8.980511</text:p>
          </table:table-cell>
          <table:table-cell office:value-type="float" office:value="1.942696" calcext:value-type="float">
            <text:p>1.942696</text:p>
          </table:table-cell>
          <table:table-cell office:value-type="float" office:value="2" calcext:value-type="float">
            <text:p>2</text:p>
          </table:table-cell>
          <table:table-cell office:value-type="float" office:value="0.971348" calcext:value-type="float">
            <text:p>0.971348</text:p>
          </table:table-cell>
          <table:table-cell office:value-type="float" office:value="1" calcext:value-type="float">
            <text:p>1</text:p>
          </table:table-cell>
          <table:table-cell office:value-type="float" office:value="16715742" calcext:value-type="float">
            <text:p>16715742</text:p>
          </table:table-cell>
          <table:table-cell office:value-type="float" office:value="16715743" calcext:value-type="float">
            <text:p>167157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.008452" calcext:value-type="float">
            <text:p>18.008452</text:p>
          </table:table-cell>
          <table:table-cell office:value-type="float" office:value="9.268613" calcext:value-type="float">
            <text:p>9.268613</text:p>
          </table:table-cell>
          <table:table-cell office:value-type="float" office:value="9.004226" calcext:value-type="float">
            <text:p>9.004226</text:p>
          </table:table-cell>
          <table:table-cell office:value-type="float" office:value="1.94295" calcext:value-type="float">
            <text:p>1.94295</text:p>
          </table:table-cell>
          <table:table-cell office:value-type="float" office:value="2" calcext:value-type="float">
            <text:p>2</text:p>
          </table:table-cell>
          <table:table-cell office:value-type="float" office:value="0.971475" calcext:value-type="float">
            <text:p>0.971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92574" calcext:value-type="float">
            <text:p>166925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.053693" calcext:value-type="float">
            <text:p>18.053693</text:p>
          </table:table-cell>
          <table:table-cell office:value-type="float" office:value="9.291084" calcext:value-type="float">
            <text:p>9.291084</text:p>
          </table:table-cell>
          <table:table-cell office:value-type="float" office:value="9.026847" calcext:value-type="float">
            <text:p>9.026847</text:p>
          </table:table-cell>
          <table:table-cell office:value-type="float" office:value="1.94312" calcext:value-type="float">
            <text:p>1.94312</text:p>
          </table:table-cell>
          <table:table-cell office:value-type="float" office:value="2" calcext:value-type="float">
            <text:p>2</text:p>
          </table:table-cell>
          <table:table-cell office:value-type="float" office:value="0.97156" calcext:value-type="float">
            <text:p>0.97156</text:p>
          </table:table-cell>
          <table:table-cell office:value-type="float" office:value="1" calcext:value-type="float">
            <text:p>1</text:p>
          </table:table-cell>
          <table:table-cell office:value-type="float" office:value="16669122" calcext:value-type="float">
            <text:p>16669122</text:p>
          </table:table-cell>
          <table:table-cell office:value-type="float" office:value="16669121" calcext:value-type="float">
            <text:p>1666912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.097845" calcext:value-type="float">
            <text:p>18.097845</text:p>
          </table:table-cell>
          <table:table-cell office:value-type="float" office:value="9.314071" calcext:value-type="float">
            <text:p>9.314071</text:p>
          </table:table-cell>
          <table:table-cell office:value-type="float" office:value="9.048923" calcext:value-type="float">
            <text:p>9.048923</text:p>
          </table:table-cell>
          <table:table-cell office:value-type="float" office:value="1.943065" calcext:value-type="float">
            <text:p>1.943065</text:p>
          </table:table-cell>
          <table:table-cell office:value-type="float" office:value="2" calcext:value-type="float">
            <text:p>2</text:p>
          </table:table-cell>
          <table:table-cell office:value-type="float" office:value="0.971532" calcext:value-type="float">
            <text:p>0.971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45682" calcext:value-type="float">
            <text:p>1664568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.14111" calcext:value-type="float">
            <text:p>18.14111</text:p>
          </table:table-cell>
          <table:table-cell office:value-type="float" office:value="9.337431" calcext:value-type="float">
            <text:p>9.337431</text:p>
          </table:table-cell>
          <table:table-cell office:value-type="float" office:value="9.070555" calcext:value-type="float">
            <text:p>9.070555</text:p>
          </table:table-cell>
          <table:table-cell office:value-type="float" office:value="1.942837" calcext:value-type="float">
            <text:p>1.942837</text:p>
          </table:table-cell>
          <table:table-cell office:value-type="float" office:value="2" calcext:value-type="float">
            <text:p>2</text:p>
          </table:table-cell>
          <table:table-cell office:value-type="float" office:value="0.971419" calcext:value-type="float">
            <text:p>0.971419</text:p>
          </table:table-cell>
          <table:table-cell office:value-type="float" office:value="1" calcext:value-type="float">
            <text:p>1</text:p>
          </table:table-cell>
          <table:table-cell office:value-type="float" office:value="16622604" calcext:value-type="float">
            <text:p>16622604</text:p>
          </table:table-cell>
          <table:table-cell office:value-type="float" office:value="16622603" calcext:value-type="float">
            <text:p>1662260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.184305" calcext:value-type="float">
            <text:p>18.184305</text:p>
          </table:table-cell>
          <table:table-cell office:value-type="float" office:value="9.359755" calcext:value-type="float">
            <text:p>9.359755</text:p>
          </table:table-cell>
          <table:table-cell office:value-type="float" office:value="9.092153" calcext:value-type="float">
            <text:p>9.092153</text:p>
          </table:table-cell>
          <table:table-cell office:value-type="float" office:value="1.942818" calcext:value-type="float">
            <text:p>1.942818</text:p>
          </table:table-cell>
          <table:table-cell office:value-type="float" office:value="2" calcext:value-type="float">
            <text:p>2</text:p>
          </table:table-cell>
          <table:table-cell office:value-type="float" office:value="0.971409" calcext:value-type="float">
            <text:p>0.971409</text:p>
          </table:table-cell>
          <table:table-cell office:value-type="float" office:value="1" calcext:value-type="float">
            <text:p>1</text:p>
          </table:table-cell>
          <table:table-cell office:value-type="float" office:value="16599063" calcext:value-type="float">
            <text:p>16599063</text:p>
          </table:table-cell>
          <table:table-cell office:value-type="float" office:value="16599064" calcext:value-type="float">
            <text:p>165990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.227732" calcext:value-type="float">
            <text:p>18.227732</text:p>
          </table:table-cell>
          <table:table-cell office:value-type="float" office:value="9.381773" calcext:value-type="float">
            <text:p>9.381773</text:p>
          </table:table-cell>
          <table:table-cell office:value-type="float" office:value="9.113866" calcext:value-type="float">
            <text:p>9.113866</text:p>
          </table:table-cell>
          <table:table-cell office:value-type="float" office:value="1.942888" calcext:value-type="float">
            <text:p>1.942888</text:p>
          </table:table-cell>
          <table:table-cell office:value-type="float" office:value="2" calcext:value-type="float">
            <text:p>2</text:p>
          </table:table-cell>
          <table:table-cell office:value-type="float" office:value="0.971444" calcext:value-type="float">
            <text:p>0.971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75909" calcext:value-type="float">
            <text:p>165759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.270833" calcext:value-type="float">
            <text:p>18.270833</text:p>
          </table:table-cell>
          <table:table-cell office:value-type="float" office:value="9.405571" calcext:value-type="float">
            <text:p>9.405571</text:p>
          </table:table-cell>
          <table:table-cell office:value-type="float" office:value="9.135417" calcext:value-type="float">
            <text:p>9.135417</text:p>
          </table:table-cell>
          <table:table-cell office:value-type="float" office:value="1.942554" calcext:value-type="float">
            <text:p>1.942554</text:p>
          </table:table-cell>
          <table:table-cell office:value-type="float" office:value="2" calcext:value-type="float">
            <text:p>2</text:p>
          </table:table-cell>
          <table:table-cell office:value-type="float" office:value="0.971277" calcext:value-type="float">
            <text:p>0.971277</text:p>
          </table:table-cell>
          <table:table-cell office:value-type="float" office:value="1" calcext:value-type="float">
            <text:p>1</text:p>
          </table:table-cell>
          <table:table-cell office:value-type="float" office:value="16552356" calcext:value-type="float">
            <text:p>16552356</text:p>
          </table:table-cell>
          <table:table-cell office:value-type="float" office:value="16552358" calcext:value-type="float">
            <text:p>165523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.314528" calcext:value-type="float">
            <text:p>18.314528</text:p>
          </table:table-cell>
          <table:table-cell office:value-type="float" office:value="9.433779" calcext:value-type="float">
            <text:p>9.433779</text:p>
          </table:table-cell>
          <table:table-cell office:value-type="float" office:value="9.157264" calcext:value-type="float">
            <text:p>9.157264</text:p>
          </table:table-cell>
          <table:table-cell office:value-type="float" office:value="1.941378" calcext:value-type="float">
            <text:p>1.941378</text:p>
          </table:table-cell>
          <table:table-cell office:value-type="float" office:value="2" calcext:value-type="float">
            <text:p>2</text:p>
          </table:table-cell>
          <table:table-cell office:value-type="float" office:value="0.970689" calcext:value-type="float">
            <text:p>0.970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28858" calcext:value-type="float">
            <text:p>165288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.359171" calcext:value-type="float">
            <text:p>18.359171</text:p>
          </table:table-cell>
          <table:table-cell office:value-type="float" office:value="9.456592" calcext:value-type="float">
            <text:p>9.456592</text:p>
          </table:table-cell>
          <table:table-cell office:value-type="float" office:value="9.179586" calcext:value-type="float">
            <text:p>9.179586</text:p>
          </table:table-cell>
          <table:table-cell office:value-type="float" office:value="1.941415" calcext:value-type="float">
            <text:p>1.941415</text:p>
          </table:table-cell>
          <table:table-cell office:value-type="float" office:value="2" calcext:value-type="float">
            <text:p>2</text:p>
          </table:table-cell>
          <table:table-cell office:value-type="float" office:value="0.970708" calcext:value-type="float">
            <text:p>0.970708</text:p>
          </table:table-cell>
          <table:table-cell office:value-type="float" office:value="1" calcext:value-type="float">
            <text:p>1</text:p>
          </table:table-cell>
          <table:table-cell office:value-type="float" office:value="16505352" calcext:value-type="float">
            <text:p>16505352</text:p>
          </table:table-cell>
          <table:table-cell office:value-type="float" office:value="16505351" calcext:value-type="float">
            <text:p>165053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8.402588" calcext:value-type="float">
            <text:p>18.402588</text:p>
          </table:table-cell>
          <table:table-cell office:value-type="float" office:value="9.478392" calcext:value-type="float">
            <text:p>9.478392</text:p>
          </table:table-cell>
          <table:table-cell office:value-type="float" office:value="9.201294" calcext:value-type="float">
            <text:p>9.201294</text:p>
          </table:table-cell>
          <table:table-cell office:value-type="float" office:value="1.941531" calcext:value-type="float">
            <text:p>1.941531</text:p>
          </table:table-cell>
          <table:table-cell office:value-type="float" office:value="2" calcext:value-type="float">
            <text:p>2</text:p>
          </table:table-cell>
          <table:table-cell office:value-type="float" office:value="0.970765" calcext:value-type="float">
            <text:p>0.970765</text:p>
          </table:table-cell>
          <table:table-cell office:value-type="float" office:value="1" calcext:value-type="float">
            <text:p>1</text:p>
          </table:table-cell>
          <table:table-cell office:value-type="float" office:value="16481766" calcext:value-type="float">
            <text:p>16481766</text:p>
          </table:table-cell>
          <table:table-cell office:value-type="float" office:value="16481767" calcext:value-type="float">
            <text:p>164817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8.445128" calcext:value-type="float">
            <text:p>18.445128</text:p>
          </table:table-cell>
          <table:table-cell office:value-type="float" office:value="9.506398" calcext:value-type="float">
            <text:p>9.506398</text:p>
          </table:table-cell>
          <table:table-cell office:value-type="float" office:value="9.222564" calcext:value-type="float">
            <text:p>9.222564</text:p>
          </table:table-cell>
          <table:table-cell office:value-type="float" office:value="1.940286" calcext:value-type="float">
            <text:p>1.940286</text:p>
          </table:table-cell>
          <table:table-cell office:value-type="float" office:value="2" calcext:value-type="float">
            <text:p>2</text:p>
          </table:table-cell>
          <table:table-cell office:value-type="float" office:value="0.970143" calcext:value-type="float">
            <text:p>0.970143</text:p>
          </table:table-cell>
          <table:table-cell office:value-type="float" office:value="1" calcext:value-type="float">
            <text:p>1</text:p>
          </table:table-cell>
          <table:table-cell office:value-type="float" office:value="16458375" calcext:value-type="float">
            <text:p>16458375</text:p>
          </table:table-cell>
          <table:table-cell office:value-type="float" office:value="16458374" calcext:value-type="float">
            <text:p>1645837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8.489988" calcext:value-type="float">
            <text:p>18.489988</text:p>
          </table:table-cell>
          <table:table-cell office:value-type="float" office:value="9.530254" calcext:value-type="float">
            <text:p>9.530254</text:p>
          </table:table-cell>
          <table:table-cell office:value-type="float" office:value="9.244994" calcext:value-type="float">
            <text:p>9.244994</text:p>
          </table:table-cell>
          <table:table-cell office:value-type="float" office:value="1.940136" calcext:value-type="float">
            <text:p>1.940136</text:p>
          </table:table-cell>
          <table:table-cell office:value-type="float" office:value="2" calcext:value-type="float">
            <text:p>2</text:p>
          </table:table-cell>
          <table:table-cell office:value-type="float" office:value="0.970068" calcext:value-type="float">
            <text:p>0.9700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34787" calcext:value-type="float">
            <text:p>164347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8.534505" calcext:value-type="float">
            <text:p>18.534505</text:p>
          </table:table-cell>
          <table:table-cell office:value-type="float" office:value="9.552006" calcext:value-type="float">
            <text:p>9.552006</text:p>
          </table:table-cell>
          <table:table-cell office:value-type="float" office:value="9.267253" calcext:value-type="float">
            <text:p>9.267253</text:p>
          </table:table-cell>
          <table:table-cell office:value-type="float" office:value="1.940378" calcext:value-type="float">
            <text:p>1.940378</text:p>
          </table:table-cell>
          <table:table-cell office:value-type="float" office:value="2" calcext:value-type="float">
            <text:p>2</text:p>
          </table:table-cell>
          <table:table-cell office:value-type="float" office:value="0.970189" calcext:value-type="float">
            <text:p>0.970189</text:p>
          </table:table-cell>
          <table:table-cell office:value-type="float" office:value="1" calcext:value-type="float">
            <text:p>1</text:p>
          </table:table-cell>
          <table:table-cell office:value-type="float" office:value="16411232" calcext:value-type="float">
            <text:p>16411232</text:p>
          </table:table-cell>
          <table:table-cell office:value-type="float" office:value="16411234" calcext:value-type="float">
            <text:p>1641123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8.579141" calcext:value-type="float">
            <text:p>18.579141</text:p>
          </table:table-cell>
          <table:table-cell office:value-type="float" office:value="9.574782" calcext:value-type="float">
            <text:p>9.574782</text:p>
          </table:table-cell>
          <table:table-cell office:value-type="float" office:value="9.289571" calcext:value-type="float">
            <text:p>9.289571</text:p>
          </table:table-cell>
          <table:table-cell office:value-type="float" office:value="1.940424" calcext:value-type="float">
            <text:p>1.940424</text:p>
          </table:table-cell>
          <table:table-cell office:value-type="float" office:value="2" calcext:value-type="float">
            <text:p>2</text:p>
          </table:table-cell>
          <table:table-cell office:value-type="float" office:value="0.970212" calcext:value-type="float">
            <text:p>0.970212</text:p>
          </table:table-cell>
          <table:table-cell office:value-type="float" office:value="1" calcext:value-type="float">
            <text:p>1</text:p>
          </table:table-cell>
          <table:table-cell office:value-type="float" office:value="16387748" calcext:value-type="float">
            <text:p>16387748</text:p>
          </table:table-cell>
          <table:table-cell office:value-type="float" office:value="16387747" calcext:value-type="float">
            <text:p>163877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8.627205" calcext:value-type="float">
            <text:p>18.627205</text:p>
          </table:table-cell>
          <table:table-cell office:value-type="float" office:value="9.599039" calcext:value-type="float">
            <text:p>9.599039</text:p>
          </table:table-cell>
          <table:table-cell office:value-type="float" office:value="9.313603" calcext:value-type="float">
            <text:p>9.313603</text:p>
          </table:table-cell>
          <table:table-cell office:value-type="float" office:value="1.940528" calcext:value-type="float">
            <text:p>1.940528</text:p>
          </table:table-cell>
          <table:table-cell office:value-type="float" office:value="2" calcext:value-type="float">
            <text:p>2</text:p>
          </table:table-cell>
          <table:table-cell office:value-type="float" office:value="0.970264" calcext:value-type="float">
            <text:p>0.970264</text:p>
          </table:table-cell>
          <table:table-cell office:value-type="float" office:value="1" calcext:value-type="float">
            <text:p>1</text:p>
          </table:table-cell>
          <table:table-cell office:value-type="float" office:value="16364179" calcext:value-type="float">
            <text:p>16364179</text:p>
          </table:table-cell>
          <table:table-cell office:value-type="float" office:value="16364180" calcext:value-type="float">
            <text:p>1636418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8.672761" calcext:value-type="float">
            <text:p>18.672761</text:p>
          </table:table-cell>
          <table:table-cell office:value-type="float" office:value="9.621529" calcext:value-type="float">
            <text:p>9.621529</text:p>
          </table:table-cell>
          <table:table-cell office:value-type="float" office:value="9.33638" calcext:value-type="float">
            <text:p>9.33638</text:p>
          </table:table-cell>
          <table:table-cell office:value-type="float" office:value="1.940727" calcext:value-type="float">
            <text:p>1.940727</text:p>
          </table:table-cell>
          <table:table-cell office:value-type="float" office:value="2" calcext:value-type="float">
            <text:p>2</text:p>
          </table:table-cell>
          <table:table-cell office:value-type="float" office:value="0.970363" calcext:value-type="float">
            <text:p>0.970363</text:p>
          </table:table-cell>
          <table:table-cell office:value-type="float" office:value="1" calcext:value-type="float">
            <text:p>1</text:p>
          </table:table-cell>
          <table:table-cell office:value-type="float" office:value="16340548" calcext:value-type="float">
            <text:p>16340548</text:p>
          </table:table-cell>
          <table:table-cell office:value-type="float" office:value="16340549" calcext:value-type="float">
            <text:p>163405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.717791" calcext:value-type="float">
            <text:p>18.717791</text:p>
          </table:table-cell>
          <table:table-cell office:value-type="float" office:value="9.643592" calcext:value-type="float">
            <text:p>9.643592</text:p>
          </table:table-cell>
          <table:table-cell office:value-type="float" office:value="9.358896" calcext:value-type="float">
            <text:p>9.358896</text:p>
          </table:table-cell>
          <table:table-cell office:value-type="float" office:value="1.940956" calcext:value-type="float">
            <text:p>1.940956</text:p>
          </table:table-cell>
          <table:table-cell office:value-type="float" office:value="2" calcext:value-type="float">
            <text:p>2</text:p>
          </table:table-cell>
          <table:table-cell office:value-type="float" office:value="0.970478" calcext:value-type="float">
            <text:p>0.970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16900" calcext:value-type="float">
            <text:p>1631690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763931" calcext:value-type="float">
            <text:p>18.763931</text:p>
          </table:table-cell>
          <table:table-cell office:value-type="float" office:value="9.665481" calcext:value-type="float">
            <text:p>9.665481</text:p>
          </table:table-cell>
          <table:table-cell office:value-type="float" office:value="9.381965" calcext:value-type="float">
            <text:p>9.381965</text:p>
          </table:table-cell>
          <table:table-cell office:value-type="float" office:value="1.941334" calcext:value-type="float">
            <text:p>1.941334</text:p>
          </table:table-cell>
          <table:table-cell office:value-type="float" office:value="2" calcext:value-type="float">
            <text:p>2</text:p>
          </table:table-cell>
          <table:table-cell office:value-type="float" office:value="0.970667" calcext:value-type="float">
            <text:p>0.970667</text:p>
          </table:table-cell>
          <table:table-cell office:value-type="float" office:value="1" calcext:value-type="float">
            <text:p>1</text:p>
          </table:table-cell>
          <table:table-cell office:value-type="float" office:value="16293295" calcext:value-type="float">
            <text:p>16293295</text:p>
          </table:table-cell>
          <table:table-cell office:value-type="float" office:value="16293299" calcext:value-type="float">
            <text:p>162932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.809752" calcext:value-type="float">
            <text:p>18.809752</text:p>
          </table:table-cell>
          <table:table-cell office:value-type="float" office:value="9.68773" calcext:value-type="float">
            <text:p>9.68773</text:p>
          </table:table-cell>
          <table:table-cell office:value-type="float" office:value="9.404876" calcext:value-type="float">
            <text:p>9.404876</text:p>
          </table:table-cell>
          <table:table-cell office:value-type="float" office:value="1.941606" calcext:value-type="float">
            <text:p>1.941606</text:p>
          </table:table-cell>
          <table:table-cell office:value-type="float" office:value="2" calcext:value-type="float">
            <text:p>2</text:p>
          </table:table-cell>
          <table:table-cell office:value-type="float" office:value="0.970803" calcext:value-type="float">
            <text:p>0.970803</text:p>
          </table:table-cell>
          <table:table-cell office:value-type="float" office:value="1" calcext:value-type="float">
            <text:p>1</text:p>
          </table:table-cell>
          <table:table-cell office:value-type="float" office:value="16269444" calcext:value-type="float">
            <text:p>16269444</text:p>
          </table:table-cell>
          <table:table-cell office:value-type="float" office:value="16269445" calcext:value-type="float">
            <text:p>162694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.855955" calcext:value-type="float">
            <text:p>18.855955</text:p>
          </table:table-cell>
          <table:table-cell office:value-type="float" office:value="9.709797" calcext:value-type="float">
            <text:p>9.709797</text:p>
          </table:table-cell>
          <table:table-cell office:value-type="float" office:value="9.427978" calcext:value-type="float">
            <text:p>9.427978</text:p>
          </table:table-cell>
          <table:table-cell office:value-type="float" office:value="1.941952" calcext:value-type="float">
            <text:p>1.941952</text:p>
          </table:table-cell>
          <table:table-cell office:value-type="float" office:value="2" calcext:value-type="float">
            <text:p>2</text:p>
          </table:table-cell>
          <table:table-cell office:value-type="float" office:value="0.970976" calcext:value-type="float">
            <text:p>0.970976</text:p>
          </table:table-cell>
          <table:table-cell office:value-type="float" office:value="1" calcext:value-type="float">
            <text:p>1</text:p>
          </table:table-cell>
          <table:table-cell office:value-type="float" office:value="16245774" calcext:value-type="float">
            <text:p>16245774</text:p>
          </table:table-cell>
          <table:table-cell office:value-type="float" office:value="16245776" calcext:value-type="float">
            <text:p>1624577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.901486" calcext:value-type="float">
            <text:p>18.901486</text:p>
          </table:table-cell>
          <table:table-cell office:value-type="float" office:value="9.73187" calcext:value-type="float">
            <text:p>9.73187</text:p>
          </table:table-cell>
          <table:table-cell office:value-type="float" office:value="9.450743" calcext:value-type="float">
            <text:p>9.450743</text:p>
          </table:table-cell>
          <table:table-cell office:value-type="float" office:value="1.942226" calcext:value-type="float">
            <text:p>1.942226</text:p>
          </table:table-cell>
          <table:table-cell office:value-type="float" office:value="2" calcext:value-type="float">
            <text:p>2</text:p>
          </table:table-cell>
          <table:table-cell office:value-type="float" office:value="0.971113" calcext:value-type="float">
            <text:p>0.971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22222" calcext:value-type="float">
            <text:p>1622222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8.948597" calcext:value-type="float">
            <text:p>18.948597</text:p>
          </table:table-cell>
          <table:table-cell office:value-type="float" office:value="9.754217" calcext:value-type="float">
            <text:p>9.754217</text:p>
          </table:table-cell>
          <table:table-cell office:value-type="float" office:value="9.474298" calcext:value-type="float">
            <text:p>9.474298</text:p>
          </table:table-cell>
          <table:table-cell office:value-type="float" office:value="1.942606" calcext:value-type="float">
            <text:p>1.942606</text:p>
          </table:table-cell>
          <table:table-cell office:value-type="float" office:value="2" calcext:value-type="float">
            <text:p>2</text:p>
          </table:table-cell>
          <table:table-cell office:value-type="float" office:value="0.971303" calcext:value-type="float">
            <text:p>0.971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98583" calcext:value-type="float">
            <text:p>1619858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8.996872" calcext:value-type="float">
            <text:p>18.996872</text:p>
          </table:table-cell>
          <table:table-cell office:value-type="float" office:value="9.77734" calcext:value-type="float">
            <text:p>9.77734</text:p>
          </table:table-cell>
          <table:table-cell office:value-type="float" office:value="9.498436" calcext:value-type="float">
            <text:p>9.498436</text:p>
          </table:table-cell>
          <table:table-cell office:value-type="float" office:value="1.942949" calcext:value-type="float">
            <text:p>1.942949</text:p>
          </table:table-cell>
          <table:table-cell office:value-type="float" office:value="2" calcext:value-type="float">
            <text:p>2</text:p>
          </table:table-cell>
          <table:table-cell office:value-type="float" office:value="0.971474" calcext:value-type="float">
            <text:p>0.971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4630" calcext:value-type="float">
            <text:p>161746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.042993" calcext:value-type="float">
            <text:p>19.042993</text:p>
          </table:table-cell>
          <table:table-cell office:value-type="float" office:value="9.80235" calcext:value-type="float">
            <text:p>9.80235</text:p>
          </table:table-cell>
          <table:table-cell office:value-type="float" office:value="9.521497" calcext:value-type="float">
            <text:p>9.521497</text:p>
          </table:table-cell>
          <table:table-cell office:value-type="float" office:value="1.942697" calcext:value-type="float">
            <text:p>1.942697</text:p>
          </table:table-cell>
          <table:table-cell office:value-type="float" office:value="2" calcext:value-type="float">
            <text:p>2</text:p>
          </table:table-cell>
          <table:table-cell office:value-type="float" office:value="0.971348" calcext:value-type="float">
            <text:p>0.9713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51098" calcext:value-type="float">
            <text:p>1615109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08863" calcext:value-type="float">
            <text:p>19.08863</text:p>
          </table:table-cell>
          <table:table-cell office:value-type="float" office:value="9.826264" calcext:value-type="float">
            <text:p>9.826264</text:p>
          </table:table-cell>
          <table:table-cell office:value-type="float" office:value="9.544315" calcext:value-type="float">
            <text:p>9.544315</text:p>
          </table:table-cell>
          <table:table-cell office:value-type="float" office:value="1.942613" calcext:value-type="float">
            <text:p>1.942613</text:p>
          </table:table-cell>
          <table:table-cell office:value-type="float" office:value="2" calcext:value-type="float">
            <text:p>2</text:p>
          </table:table-cell>
          <table:table-cell office:value-type="float" office:value="0.971307" calcext:value-type="float">
            <text:p>0.971307</text:p>
          </table:table-cell>
          <table:table-cell office:value-type="float" office:value="1" calcext:value-type="float">
            <text:p>1</text:p>
          </table:table-cell>
          <table:table-cell office:value-type="float" office:value="16127133" calcext:value-type="float">
            <text:p>16127133</text:p>
          </table:table-cell>
          <table:table-cell office:value-type="float" office:value="16127131" calcext:value-type="float">
            <text:p>161271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.132698" calcext:value-type="float">
            <text:p>19.132698</text:p>
          </table:table-cell>
          <table:table-cell office:value-type="float" office:value="9.850744" calcext:value-type="float">
            <text:p>9.850744</text:p>
          </table:table-cell>
          <table:table-cell office:value-type="float" office:value="9.566349" calcext:value-type="float">
            <text:p>9.566349</text:p>
          </table:table-cell>
          <table:table-cell office:value-type="float" office:value="1.942259" calcext:value-type="float">
            <text:p>1.942259</text:p>
          </table:table-cell>
          <table:table-cell office:value-type="float" office:value="2" calcext:value-type="float">
            <text:p>2</text:p>
          </table:table-cell>
          <table:table-cell office:value-type="float" office:value="0.97113" calcext:value-type="float">
            <text:p>0.97113</text:p>
          </table:table-cell>
          <table:table-cell office:value-type="float" office:value="1" calcext:value-type="float">
            <text:p>1</text:p>
          </table:table-cell>
          <table:table-cell office:value-type="float" office:value="16103770" calcext:value-type="float">
            <text:p>16103770</text:p>
          </table:table-cell>
          <table:table-cell office:value-type="float" office:value="16103772" calcext:value-type="float">
            <text:p>1610377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.176332" calcext:value-type="float">
            <text:p>19.176332</text:p>
          </table:table-cell>
          <table:table-cell office:value-type="float" office:value="9.873755" calcext:value-type="float">
            <text:p>9.873755</text:p>
          </table:table-cell>
          <table:table-cell office:value-type="float" office:value="9.588166" calcext:value-type="float">
            <text:p>9.588166</text:p>
          </table:table-cell>
          <table:table-cell office:value-type="float" office:value="1.942152" calcext:value-type="float">
            <text:p>1.942152</text:p>
          </table:table-cell>
          <table:table-cell office:value-type="float" office:value="2" calcext:value-type="float">
            <text:p>2</text:p>
          </table:table-cell>
          <table:table-cell office:value-type="float" office:value="0.971076" calcext:value-type="float">
            <text:p>0.971076</text:p>
          </table:table-cell>
          <table:table-cell office:value-type="float" office:value="1" calcext:value-type="float">
            <text:p>1</text:p>
          </table:table-cell>
          <table:table-cell office:value-type="float" office:value="16079836" calcext:value-type="float">
            <text:p>16079836</text:p>
          </table:table-cell>
          <table:table-cell office:value-type="float" office:value="16079835" calcext:value-type="float">
            <text:p>160798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.22039" calcext:value-type="float">
            <text:p>19.22039</text:p>
          </table:table-cell>
          <table:table-cell office:value-type="float" office:value="9.896538" calcext:value-type="float">
            <text:p>9.896538</text:p>
          </table:table-cell>
          <table:table-cell office:value-type="float" office:value="9.610195" calcext:value-type="float">
            <text:p>9.610195</text:p>
          </table:table-cell>
          <table:table-cell office:value-type="float" office:value="1.942133" calcext:value-type="float">
            <text:p>1.942133</text:p>
          </table:table-cell>
          <table:table-cell office:value-type="float" office:value="2" calcext:value-type="float">
            <text:p>2</text:p>
          </table:table-cell>
          <table:table-cell office:value-type="float" office:value="0.971066" calcext:value-type="float">
            <text:p>0.971066</text:p>
          </table:table-cell>
          <table:table-cell office:value-type="float" office:value="1" calcext:value-type="float">
            <text:p>1</text:p>
          </table:table-cell>
          <table:table-cell office:value-type="float" office:value="16055954" calcext:value-type="float">
            <text:p>16055954</text:p>
          </table:table-cell>
          <table:table-cell office:value-type="float" office:value="16055956" calcext:value-type="float">
            <text:p>160559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.264039" calcext:value-type="float">
            <text:p>19.264039</text:p>
          </table:table-cell>
          <table:table-cell office:value-type="float" office:value="9.918809" calcext:value-type="float">
            <text:p>9.918809</text:p>
          </table:table-cell>
          <table:table-cell office:value-type="float" office:value="9.632019" calcext:value-type="float">
            <text:p>9.632019</text:p>
          </table:table-cell>
          <table:table-cell office:value-type="float" office:value="1.942173" calcext:value-type="float">
            <text:p>1.942173</text:p>
          </table:table-cell>
          <table:table-cell office:value-type="float" office:value="2" calcext:value-type="float">
            <text:p>2</text:p>
          </table:table-cell>
          <table:table-cell office:value-type="float" office:value="0.971086" calcext:value-type="float">
            <text:p>0.9710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32185" calcext:value-type="float">
            <text:p>1603218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.307989" calcext:value-type="float">
            <text:p>19.307989</text:p>
          </table:table-cell>
          <table:table-cell office:value-type="float" office:value="9.941523" calcext:value-type="float">
            <text:p>9.941523</text:p>
          </table:table-cell>
          <table:table-cell office:value-type="float" office:value="9.653994" calcext:value-type="float">
            <text:p>9.653994</text:p>
          </table:table-cell>
          <table:table-cell office:value-type="float" office:value="1.942156" calcext:value-type="float">
            <text:p>1.942156</text:p>
          </table:table-cell>
          <table:table-cell office:value-type="float" office:value="2" calcext:value-type="float">
            <text:p>2</text:p>
          </table:table-cell>
          <table:table-cell office:value-type="float" office:value="0.971078" calcext:value-type="float">
            <text:p>0.9710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08480" calcext:value-type="float">
            <text:p>1600848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.351376" calcext:value-type="float">
            <text:p>19.351376</text:p>
          </table:table-cell>
          <table:table-cell office:value-type="float" office:value="9.964447" calcext:value-type="float">
            <text:p>9.964447</text:p>
          </table:table-cell>
          <table:table-cell office:value-type="float" office:value="9.675688" calcext:value-type="float">
            <text:p>9.675688</text:p>
          </table:table-cell>
          <table:table-cell office:value-type="float" office:value="1.942042" calcext:value-type="float">
            <text:p>1.942042</text:p>
          </table:table-cell>
          <table:table-cell office:value-type="float" office:value="2" calcext:value-type="float">
            <text:p>2</text:p>
          </table:table-cell>
          <table:table-cell office:value-type="float" office:value="0.971021" calcext:value-type="float">
            <text:p>0.971021</text:p>
          </table:table-cell>
          <table:table-cell office:value-type="float" office:value="1" calcext:value-type="float">
            <text:p>1</text:p>
          </table:table-cell>
          <table:table-cell office:value-type="float" office:value="15984632" calcext:value-type="float">
            <text:p>15984632</text:p>
          </table:table-cell>
          <table:table-cell office:value-type="float" office:value="15984633" calcext:value-type="float">
            <text:p>159846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.395867" calcext:value-type="float">
            <text:p>19.395867</text:p>
          </table:table-cell>
          <table:table-cell office:value-type="float" office:value="9.987126" calcext:value-type="float">
            <text:p>9.987126</text:p>
          </table:table-cell>
          <table:table-cell office:value-type="float" office:value="9.697933" calcext:value-type="float">
            <text:p>9.697933</text:p>
          </table:table-cell>
          <table:table-cell office:value-type="float" office:value="1.942087" calcext:value-type="float">
            <text:p>1.942087</text:p>
          </table:table-cell>
          <table:table-cell office:value-type="float" office:value="2" calcext:value-type="float">
            <text:p>2</text:p>
          </table:table-cell>
          <table:table-cell office:value-type="float" office:value="0.971043" calcext:value-type="float">
            <text:p>0.9710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60566" calcext:value-type="float">
            <text:p>1596056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.439903" calcext:value-type="float">
            <text:p>19.439903</text:p>
          </table:table-cell>
          <table:table-cell office:value-type="float" office:value="10.010043" calcext:value-type="float">
            <text:p>10.010043</text:p>
          </table:table-cell>
          <table:table-cell office:value-type="float" office:value="9.719951" calcext:value-type="float">
            <text:p>9.719951</text:p>
          </table:table-cell>
          <table:table-cell office:value-type="float" office:value="1.94204" calcext:value-type="float">
            <text:p>1.94204</text:p>
          </table:table-cell>
          <table:table-cell office:value-type="float" office:value="2" calcext:value-type="float">
            <text:p>2</text:p>
          </table:table-cell>
          <table:table-cell office:value-type="float" office:value="0.97102" calcext:value-type="float">
            <text:p>0.97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36730" calcext:value-type="float">
            <text:p>159367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.483735" calcext:value-type="float">
            <text:p>19.483735</text:p>
          </table:table-cell>
          <table:table-cell office:value-type="float" office:value="10.032808" calcext:value-type="float">
            <text:p>10.032808</text:p>
          </table:table-cell>
          <table:table-cell office:value-type="float" office:value="9.741867" calcext:value-type="float">
            <text:p>9.741867</text:p>
          </table:table-cell>
          <table:table-cell office:value-type="float" office:value="1.942002" calcext:value-type="float">
            <text:p>1.942002</text:p>
          </table:table-cell>
          <table:table-cell office:value-type="float" office:value="2" calcext:value-type="float">
            <text:p>2</text:p>
          </table:table-cell>
          <table:table-cell office:value-type="float" office:value="0.971001" calcext:value-type="float">
            <text:p>0.971001</text:p>
          </table:table-cell>
          <table:table-cell office:value-type="float" office:value="1" calcext:value-type="float">
            <text:p>1</text:p>
          </table:table-cell>
          <table:table-cell office:value-type="float" office:value="15913030" calcext:value-type="float">
            <text:p>15913030</text:p>
          </table:table-cell>
          <table:table-cell office:value-type="float" office:value="15913031" calcext:value-type="float">
            <text:p>159130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.528688" calcext:value-type="float">
            <text:p>19.528688</text:p>
          </table:table-cell>
          <table:table-cell office:value-type="float" office:value="10.05567" calcext:value-type="float">
            <text:p>10.05567</text:p>
          </table:table-cell>
          <table:table-cell office:value-type="float" office:value="9.764344" calcext:value-type="float">
            <text:p>9.764344</text:p>
          </table:table-cell>
          <table:table-cell office:value-type="float" office:value="1.942057" calcext:value-type="float">
            <text:p>1.942057</text:p>
          </table:table-cell>
          <table:table-cell office:value-type="float" office:value="2" calcext:value-type="float">
            <text:p>2</text:p>
          </table:table-cell>
          <table:table-cell office:value-type="float" office:value="0.971029" calcext:value-type="float">
            <text:p>0.9710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89327" calcext:value-type="float">
            <text:p>1588932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.574113" calcext:value-type="float">
            <text:p>19.574113</text:p>
          </table:table-cell>
          <table:table-cell office:value-type="float" office:value="10.078761" calcext:value-type="float">
            <text:p>10.078761</text:p>
          </table:table-cell>
          <table:table-cell office:value-type="float" office:value="9.787056" calcext:value-type="float">
            <text:p>9.787056</text:p>
          </table:table-cell>
          <table:table-cell office:value-type="float" office:value="1.942115" calcext:value-type="float">
            <text:p>1.942115</text:p>
          </table:table-cell>
          <table:table-cell office:value-type="float" office:value="2" calcext:value-type="float">
            <text:p>2</text:p>
          </table:table-cell>
          <table:table-cell office:value-type="float" office:value="0.971058" calcext:value-type="float">
            <text:p>0.9710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65304" calcext:value-type="float">
            <text:p>1586530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.619131" calcext:value-type="float">
            <text:p>19.619131</text:p>
          </table:table-cell>
          <table:table-cell office:value-type="float" office:value="10.10195" calcext:value-type="float">
            <text:p>10.10195</text:p>
          </table:table-cell>
          <table:table-cell office:value-type="float" office:value="9.809566" calcext:value-type="float">
            <text:p>9.809566</text:p>
          </table:table-cell>
          <table:table-cell office:value-type="float" office:value="1.942113" calcext:value-type="float">
            <text:p>1.942113</text:p>
          </table:table-cell>
          <table:table-cell office:value-type="float" office:value="2" calcext:value-type="float">
            <text:p>2</text:p>
          </table:table-cell>
          <table:table-cell office:value-type="float" office:value="0.971057" calcext:value-type="float">
            <text:p>0.971057</text:p>
          </table:table-cell>
          <table:table-cell office:value-type="float" office:value="1" calcext:value-type="float">
            <text:p>1</text:p>
          </table:table-cell>
          <table:table-cell office:value-type="float" office:value="15841392" calcext:value-type="float">
            <text:p>15841392</text:p>
          </table:table-cell>
          <table:table-cell office:value-type="float" office:value="15841394" calcext:value-type="float">
            <text:p>1584139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.664325" calcext:value-type="float">
            <text:p>19.664325</text:p>
          </table:table-cell>
          <table:table-cell office:value-type="float" office:value="10.125301" calcext:value-type="float">
            <text:p>10.125301</text:p>
          </table:table-cell>
          <table:table-cell office:value-type="float" office:value="9.832163" calcext:value-type="float">
            <text:p>9.832163</text:p>
          </table:table-cell>
          <table:table-cell office:value-type="float" office:value="1.942098" calcext:value-type="float">
            <text:p>1.942098</text:p>
          </table:table-cell>
          <table:table-cell office:value-type="float" office:value="2" calcext:value-type="float">
            <text:p>2</text:p>
          </table:table-cell>
          <table:table-cell office:value-type="float" office:value="0.971049" calcext:value-type="float">
            <text:p>0.971049</text:p>
          </table:table-cell>
          <table:table-cell office:value-type="float" office:value="1" calcext:value-type="float">
            <text:p>1</text:p>
          </table:table-cell>
          <table:table-cell office:value-type="float" office:value="15817607" calcext:value-type="float">
            <text:p>15817607</text:p>
          </table:table-cell>
          <table:table-cell office:value-type="float" office:value="15817608" calcext:value-type="float">
            <text:p>158176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.709025" calcext:value-type="float">
            <text:p>19.709025</text:p>
          </table:table-cell>
          <table:table-cell office:value-type="float" office:value="10.148478" calcext:value-type="float">
            <text:p>10.148478</text:p>
          </table:table-cell>
          <table:table-cell office:value-type="float" office:value="9.854513" calcext:value-type="float">
            <text:p>9.854513</text:p>
          </table:table-cell>
          <table:table-cell office:value-type="float" office:value="1.942067" calcext:value-type="float">
            <text:p>1.942067</text:p>
          </table:table-cell>
          <table:table-cell office:value-type="float" office:value="2" calcext:value-type="float">
            <text:p>2</text:p>
          </table:table-cell>
          <table:table-cell office:value-type="float" office:value="0.971034" calcext:value-type="float">
            <text:p>0.971034</text:p>
          </table:table-cell>
          <table:table-cell office:value-type="float" office:value="1" calcext:value-type="float">
            <text:p>1</text:p>
          </table:table-cell>
          <table:table-cell office:value-type="float" office:value="15793685" calcext:value-type="float">
            <text:p>15793685</text:p>
          </table:table-cell>
          <table:table-cell office:value-type="float" office:value="15793684" calcext:value-type="float">
            <text:p>1579368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.754464" calcext:value-type="float">
            <text:p>19.754464</text:p>
          </table:table-cell>
          <table:table-cell office:value-type="float" office:value="10.171686" calcext:value-type="float">
            <text:p>10.171686</text:p>
          </table:table-cell>
          <table:table-cell office:value-type="float" office:value="9.877232" calcext:value-type="float">
            <text:p>9.877232</text:p>
          </table:table-cell>
          <table:table-cell office:value-type="float" office:value="1.942103" calcext:value-type="float">
            <text:p>1.942103</text:p>
          </table:table-cell>
          <table:table-cell office:value-type="float" office:value="2" calcext:value-type="float">
            <text:p>2</text:p>
          </table:table-cell>
          <table:table-cell office:value-type="float" office:value="0.971052" calcext:value-type="float">
            <text:p>0.971052</text:p>
          </table:table-cell>
          <table:table-cell office:value-type="float" office:value="1" calcext:value-type="float">
            <text:p>1</text:p>
          </table:table-cell>
          <table:table-cell office:value-type="float" office:value="15769680" calcext:value-type="float">
            <text:p>15769680</text:p>
          </table:table-cell>
          <table:table-cell office:value-type="float" office:value="15769678" calcext:value-type="float">
            <text:p>1576967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.800441" calcext:value-type="float">
            <text:p>19.800441</text:p>
          </table:table-cell>
          <table:table-cell office:value-type="float" office:value="10.194035" calcext:value-type="float">
            <text:p>10.194035</text:p>
          </table:table-cell>
          <table:table-cell office:value-type="float" office:value="9.900221" calcext:value-type="float">
            <text:p>9.900221</text:p>
          </table:table-cell>
          <table:table-cell office:value-type="float" office:value="1.942356" calcext:value-type="float">
            <text:p>1.942356</text:p>
          </table:table-cell>
          <table:table-cell office:value-type="float" office:value="2" calcext:value-type="float">
            <text:p>2</text:p>
          </table:table-cell>
          <table:table-cell office:value-type="float" office:value="0.971178" calcext:value-type="float">
            <text:p>0.971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45912" calcext:value-type="float">
            <text:p>157459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.847591" calcext:value-type="float">
            <text:p>19.847591</text:p>
          </table:table-cell>
          <table:table-cell office:value-type="float" office:value="10.216396" calcext:value-type="float">
            <text:p>10.216396</text:p>
          </table:table-cell>
          <table:table-cell office:value-type="float" office:value="9.923796" calcext:value-type="float">
            <text:p>9.923796</text:p>
          </table:table-cell>
          <table:table-cell office:value-type="float" office:value="1.942719" calcext:value-type="float">
            <text:p>1.942719</text:p>
          </table:table-cell>
          <table:table-cell office:value-type="float" office:value="2" calcext:value-type="float">
            <text:p>2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1" calcext:value-type="float">
            <text:p>1</text:p>
          </table:table-cell>
          <table:table-cell office:value-type="float" office:value="15722076" calcext:value-type="float">
            <text:p>15722076</text:p>
          </table:table-cell>
          <table:table-cell office:value-type="float" office:value="15722075" calcext:value-type="float">
            <text:p>157220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.894327" calcext:value-type="float">
            <text:p>19.894327</text:p>
          </table:table-cell>
          <table:table-cell office:value-type="float" office:value="10.238324" calcext:value-type="float">
            <text:p>10.238324</text:p>
          </table:table-cell>
          <table:table-cell office:value-type="float" office:value="9.947164" calcext:value-type="float">
            <text:p>9.947164</text:p>
          </table:table-cell>
          <table:table-cell office:value-type="float" office:value="1.943123" calcext:value-type="float">
            <text:p>1.943123</text:p>
          </table:table-cell>
          <table:table-cell office:value-type="float" office:value="2" calcext:value-type="float">
            <text:p>2</text:p>
          </table:table-cell>
          <table:table-cell office:value-type="float" office:value="0.971562" calcext:value-type="float">
            <text:p>0.971562</text:p>
          </table:table-cell>
          <table:table-cell office:value-type="float" office:value="1" calcext:value-type="float">
            <text:p>1</text:p>
          </table:table-cell>
          <table:table-cell office:value-type="float" office:value="15697981" calcext:value-type="float">
            <text:p>15697981</text:p>
          </table:table-cell>
          <table:table-cell office:value-type="float" office:value="15697982" calcext:value-type="float">
            <text:p>1569798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.940469" calcext:value-type="float">
            <text:p>19.940469</text:p>
          </table:table-cell>
          <table:table-cell office:value-type="float" office:value="10.260915" calcext:value-type="float">
            <text:p>10.260915</text:p>
          </table:table-cell>
          <table:table-cell office:value-type="float" office:value="9.970234" calcext:value-type="float">
            <text:p>9.970234</text:p>
          </table:table-cell>
          <table:table-cell office:value-type="float" office:value="1.943342" calcext:value-type="float">
            <text:p>1.943342</text:p>
          </table:table-cell>
          <table:table-cell office:value-type="float" office:value="2" calcext:value-type="float">
            <text:p>2</text:p>
          </table:table-cell>
          <table:table-cell office:value-type="float" office:value="0.971671" calcext:value-type="float">
            <text:p>0.971671</text:p>
          </table:table-cell>
          <table:table-cell office:value-type="float" office:value="1" calcext:value-type="float">
            <text:p>1</text:p>
          </table:table-cell>
          <table:table-cell office:value-type="float" office:value="15674072" calcext:value-type="float">
            <text:p>15674072</text:p>
          </table:table-cell>
          <table:table-cell office:value-type="float" office:value="15674070" calcext:value-type="float">
            <text:p>1567407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.985823" calcext:value-type="float">
            <text:p>19.985823</text:p>
          </table:table-cell>
          <table:table-cell office:value-type="float" office:value="10.284233" calcext:value-type="float">
            <text:p>10.284233</text:p>
          </table:table-cell>
          <table:table-cell office:value-type="float" office:value="9.992912" calcext:value-type="float">
            <text:p>9.992912</text:p>
          </table:table-cell>
          <table:table-cell office:value-type="float" office:value="1.943346" calcext:value-type="float">
            <text:p>1.943346</text:p>
          </table:table-cell>
          <table:table-cell office:value-type="float" office:value="2" calcext:value-type="float">
            <text:p>2</text:p>
          </table:table-cell>
          <table:table-cell office:value-type="float" office:value="0.971673" calcext:value-type="float">
            <text:p>0.971673</text:p>
          </table:table-cell>
          <table:table-cell office:value-type="float" office:value="1" calcext:value-type="float">
            <text:p>1</text:p>
          </table:table-cell>
          <table:table-cell office:value-type="float" office:value="15650342" calcext:value-type="float">
            <text:p>15650342</text:p>
          </table:table-cell>
          <table:table-cell office:value-type="float" office:value="15650340" calcext:value-type="float">
            <text:p>1565034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.030252" calcext:value-type="float">
            <text:p>20.030252</text:p>
          </table:table-cell>
          <table:table-cell office:value-type="float" office:value="10.308058" calcext:value-type="float">
            <text:p>10.308058</text:p>
          </table:table-cell>
          <table:table-cell office:value-type="float" office:value="10.015126" calcext:value-type="float">
            <text:p>10.015126</text:p>
          </table:table-cell>
          <table:table-cell office:value-type="float" office:value="1.943164" calcext:value-type="float">
            <text:p>1.943164</text:p>
          </table:table-cell>
          <table:table-cell office:value-type="float" office:value="2" calcext:value-type="float">
            <text:p>2</text:p>
          </table:table-cell>
          <table:table-cell office:value-type="float" office:value="0.971582" calcext:value-type="float">
            <text:p>0.971582</text:p>
          </table:table-cell>
          <table:table-cell office:value-type="float" office:value="1" calcext:value-type="float">
            <text:p>1</text:p>
          </table:table-cell>
          <table:table-cell office:value-type="float" office:value="15626593" calcext:value-type="float">
            <text:p>15626593</text:p>
          </table:table-cell>
          <table:table-cell office:value-type="float" office:value="15626592" calcext:value-type="float">
            <text:p>156265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074532" calcext:value-type="float">
            <text:p>20.074532</text:p>
          </table:table-cell>
          <table:table-cell office:value-type="float" office:value="10.331239" calcext:value-type="float">
            <text:p>10.331239</text:p>
          </table:table-cell>
          <table:table-cell office:value-type="float" office:value="10.037266" calcext:value-type="float">
            <text:p>10.037266</text:p>
          </table:table-cell>
          <table:table-cell office:value-type="float" office:value="1.94309" calcext:value-type="float">
            <text:p>1.94309</text:p>
          </table:table-cell>
          <table:table-cell office:value-type="float" office:value="2" calcext:value-type="float">
            <text:p>2</text:p>
          </table:table-cell>
          <table:table-cell office:value-type="float" office:value="0.971545" calcext:value-type="float">
            <text:p>0.971545</text:p>
          </table:table-cell>
          <table:table-cell office:value-type="float" office:value="1" calcext:value-type="float">
            <text:p>1</text:p>
          </table:table-cell>
          <table:table-cell office:value-type="float" office:value="15602582" calcext:value-type="float">
            <text:p>15602582</text:p>
          </table:table-cell>
          <table:table-cell office:value-type="float" office:value="15602581" calcext:value-type="float">
            <text:p>1560258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.119498" calcext:value-type="float">
            <text:p>20.119498</text:p>
          </table:table-cell>
          <table:table-cell office:value-type="float" office:value="10.355626" calcext:value-type="float">
            <text:p>10.355626</text:p>
          </table:table-cell>
          <table:table-cell office:value-type="float" office:value="10.059749" calcext:value-type="float">
            <text:p>10.059749</text:p>
          </table:table-cell>
          <table:table-cell office:value-type="float" office:value="1.942857" calcext:value-type="float">
            <text:p>1.942857</text:p>
          </table:table-cell>
          <table:table-cell office:value-type="float" office:value="2" calcext:value-type="float">
            <text:p>2</text:p>
          </table:table-cell>
          <table:table-cell office:value-type="float" office:value="0.971428" calcext:value-type="float">
            <text:p>0.971428</text:p>
          </table:table-cell>
          <table:table-cell office:value-type="float" office:value="1" calcext:value-type="float">
            <text:p>1</text:p>
          </table:table-cell>
          <table:table-cell office:value-type="float" office:value="15578555" calcext:value-type="float">
            <text:p>15578555</text:p>
          </table:table-cell>
          <table:table-cell office:value-type="float" office:value="15578556" calcext:value-type="float">
            <text:p>1557855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.164243" calcext:value-type="float">
            <text:p>20.164243</text:p>
          </table:table-cell>
          <table:table-cell office:value-type="float" office:value="10.378445" calcext:value-type="float">
            <text:p>10.378445</text:p>
          </table:table-cell>
          <table:table-cell office:value-type="float" office:value="10.082122" calcext:value-type="float">
            <text:p>10.082122</text:p>
          </table:table-cell>
          <table:table-cell office:value-type="float" office:value="1.942896" calcext:value-type="float">
            <text:p>1.942896</text:p>
          </table:table-cell>
          <table:table-cell office:value-type="float" office:value="2" calcext:value-type="float">
            <text:p>2</text:p>
          </table:table-cell>
          <table:table-cell office:value-type="float" office:value="0.971448" calcext:value-type="float">
            <text:p>0.971448</text:p>
          </table:table-cell>
          <table:table-cell office:value-type="float" office:value="1" calcext:value-type="float">
            <text:p>1</text:p>
          </table:table-cell>
          <table:table-cell office:value-type="float" office:value="15554644" calcext:value-type="float">
            <text:p>15554644</text:p>
          </table:table-cell>
          <table:table-cell office:value-type="float" office:value="15554645" calcext:value-type="float">
            <text:p>155546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.207993" calcext:value-type="float">
            <text:p>20.207993</text:p>
          </table:table-cell>
          <table:table-cell office:value-type="float" office:value="10.401213" calcext:value-type="float">
            <text:p>10.401213</text:p>
          </table:table-cell>
          <table:table-cell office:value-type="float" office:value="10.103997" calcext:value-type="float">
            <text:p>10.103997</text:p>
          </table:table-cell>
          <table:table-cell office:value-type="float" office:value="1.94285" calcext:value-type="float">
            <text:p>1.94285</text:p>
          </table:table-cell>
          <table:table-cell office:value-type="float" office:value="2" calcext:value-type="float">
            <text:p>2</text:p>
          </table:table-cell>
          <table:table-cell office:value-type="float" office:value="0.971425" calcext:value-type="float">
            <text:p>0.971425</text:p>
          </table:table-cell>
          <table:table-cell office:value-type="float" office:value="1" calcext:value-type="float">
            <text:p>1</text:p>
          </table:table-cell>
          <table:table-cell office:value-type="float" office:value="15530936" calcext:value-type="float">
            <text:p>15530936</text:p>
          </table:table-cell>
          <table:table-cell office:value-type="float" office:value="15530934" calcext:value-type="float">
            <text:p>155309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.254118" calcext:value-type="float">
            <text:p>20.254118</text:p>
          </table:table-cell>
          <table:table-cell office:value-type="float" office:value="10.423832" calcext:value-type="float">
            <text:p>10.423832</text:p>
          </table:table-cell>
          <table:table-cell office:value-type="float" office:value="10.127059" calcext:value-type="float">
            <text:p>10.127059</text:p>
          </table:table-cell>
          <table:table-cell office:value-type="float" office:value="1.943059" calcext:value-type="float">
            <text:p>1.943059</text:p>
          </table:table-cell>
          <table:table-cell office:value-type="float" office:value="2" calcext:value-type="float">
            <text:p>2</text:p>
          </table:table-cell>
          <table:table-cell office:value-type="float" office:value="0.971529" calcext:value-type="float">
            <text:p>0.971529</text:p>
          </table:table-cell>
          <table:table-cell office:value-type="float" office:value="1" calcext:value-type="float">
            <text:p>1</text:p>
          </table:table-cell>
          <table:table-cell office:value-type="float" office:value="15506939" calcext:value-type="float">
            <text:p>15506939</text:p>
          </table:table-cell>
          <table:table-cell office:value-type="float" office:value="15506940" calcext:value-type="float">
            <text:p>1550694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.301535" calcext:value-type="float">
            <text:p>20.301535</text:p>
          </table:table-cell>
          <table:table-cell office:value-type="float" office:value="10.448098" calcext:value-type="float">
            <text:p>10.448098</text:p>
          </table:table-cell>
          <table:table-cell office:value-type="float" office:value="10.150768" calcext:value-type="float">
            <text:p>10.150768</text:p>
          </table:table-cell>
          <table:table-cell office:value-type="float" office:value="1.943084" calcext:value-type="float">
            <text:p>1.943084</text:p>
          </table:table-cell>
          <table:table-cell office:value-type="float" office:value="2" calcext:value-type="float">
            <text:p>2</text:p>
          </table:table-cell>
          <table:table-cell office:value-type="float" office:value="0.971542" calcext:value-type="float">
            <text:p>0.971542</text:p>
          </table:table-cell>
          <table:table-cell office:value-type="float" office:value="1" calcext:value-type="float">
            <text:p>1</text:p>
          </table:table-cell>
          <table:table-cell office:value-type="float" office:value="15482935" calcext:value-type="float">
            <text:p>15482935</text:p>
          </table:table-cell>
          <table:table-cell office:value-type="float" office:value="15482934" calcext:value-type="float">
            <text:p>154829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.347159" calcext:value-type="float">
            <text:p>20.347159</text:p>
          </table:table-cell>
          <table:table-cell office:value-type="float" office:value="10.470727" calcext:value-type="float">
            <text:p>10.470727</text:p>
          </table:table-cell>
          <table:table-cell office:value-type="float" office:value="10.173579" calcext:value-type="float">
            <text:p>10.173579</text:p>
          </table:table-cell>
          <table:table-cell office:value-type="float" office:value="1.943242" calcext:value-type="float">
            <text:p>1.943242</text:p>
          </table:table-cell>
          <table:table-cell office:value-type="float" office:value="2" calcext:value-type="float">
            <text:p>2</text:p>
          </table:table-cell>
          <table:table-cell office:value-type="float" office:value="0.971621" calcext:value-type="float">
            <text:p>0.971621</text:p>
          </table:table-cell>
          <table:table-cell office:value-type="float" office:value="1" calcext:value-type="float">
            <text:p>1</text:p>
          </table:table-cell>
          <table:table-cell office:value-type="float" office:value="15458935" calcext:value-type="float">
            <text:p>15458935</text:p>
          </table:table-cell>
          <table:table-cell office:value-type="float" office:value="15458934" calcext:value-type="float">
            <text:p>1545893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.391907" calcext:value-type="float">
            <text:p>20.391907</text:p>
          </table:table-cell>
          <table:table-cell office:value-type="float" office:value="10.493776" calcext:value-type="float">
            <text:p>10.493776</text:p>
          </table:table-cell>
          <table:table-cell office:value-type="float" office:value="10.195953" calcext:value-type="float">
            <text:p>10.195953</text:p>
          </table:table-cell>
          <table:table-cell office:value-type="float" office:value="1.943238" calcext:value-type="float">
            <text:p>1.943238</text:p>
          </table:table-cell>
          <table:table-cell office:value-type="float" office:value="2" calcext:value-type="float">
            <text:p>2</text:p>
          </table:table-cell>
          <table:table-cell office:value-type="float" office:value="0.971619" calcext:value-type="float">
            <text:p>0.971619</text:p>
          </table:table-cell>
          <table:table-cell office:value-type="float" office:value="1" calcext:value-type="float">
            <text:p>1</text:p>
          </table:table-cell>
          <table:table-cell office:value-type="float" office:value="15435154" calcext:value-type="float">
            <text:p>15435154</text:p>
          </table:table-cell>
          <table:table-cell office:value-type="float" office:value="15435152" calcext:value-type="float">
            <text:p>15435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.437387" calcext:value-type="float">
            <text:p>20.437387</text:p>
          </table:table-cell>
          <table:table-cell office:value-type="float" office:value="10.517058" calcext:value-type="float">
            <text:p>10.517058</text:p>
          </table:table-cell>
          <table:table-cell office:value-type="float" office:value="10.218693" calcext:value-type="float">
            <text:p>10.218693</text:p>
          </table:table-cell>
          <table:table-cell office:value-type="float" office:value="1.943261" calcext:value-type="float">
            <text:p>1.943261</text:p>
          </table:table-cell>
          <table:table-cell office:value-type="float" office:value="2" calcext:value-type="float">
            <text:p>2</text:p>
          </table:table-cell>
          <table:table-cell office:value-type="float" office:value="0.97163" calcext:value-type="float">
            <text:p>0.97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11192" calcext:value-type="float">
            <text:p>1541119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.482504" calcext:value-type="float">
            <text:p>20.482504</text:p>
          </table:table-cell>
          <table:table-cell office:value-type="float" office:value="10.539528" calcext:value-type="float">
            <text:p>10.539528</text:p>
          </table:table-cell>
          <table:table-cell office:value-type="float" office:value="10.241252" calcext:value-type="float">
            <text:p>10.241252</text:p>
          </table:table-cell>
          <table:table-cell office:value-type="float" office:value="1.943399" calcext:value-type="float">
            <text:p>1.943399</text:p>
          </table:table-cell>
          <table:table-cell office:value-type="float" office:value="2" calcext:value-type="float">
            <text:p>2</text:p>
          </table:table-cell>
          <table:table-cell office:value-type="float" office:value="0.971699" calcext:value-type="float">
            <text:p>0.971699</text:p>
          </table:table-cell>
          <table:table-cell office:value-type="float" office:value="1" calcext:value-type="float">
            <text:p>1</text:p>
          </table:table-cell>
          <table:table-cell office:value-type="float" office:value="15387230" calcext:value-type="float">
            <text:p>15387230</text:p>
          </table:table-cell>
          <table:table-cell office:value-type="float" office:value="15387229" calcext:value-type="float">
            <text:p>153872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.52741" calcext:value-type="float">
            <text:p>20.52741</text:p>
          </table:table-cell>
          <table:table-cell office:value-type="float" office:value="10.562316" calcext:value-type="float">
            <text:p>10.562316</text:p>
          </table:table-cell>
          <table:table-cell office:value-type="float" office:value="10.263705" calcext:value-type="float">
            <text:p>10.263705</text:p>
          </table:table-cell>
          <table:table-cell office:value-type="float" office:value="1.943457" calcext:value-type="float">
            <text:p>1.943457</text:p>
          </table:table-cell>
          <table:table-cell office:value-type="float" office:value="2" calcext:value-type="float">
            <text:p>2</text:p>
          </table:table-cell>
          <table:table-cell office:value-type="float" office:value="0.971729" calcext:value-type="float">
            <text:p>0.9717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63234" calcext:value-type="float">
            <text:p>1536323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.574371" calcext:value-type="float">
            <text:p>20.574371</text:p>
          </table:table-cell>
          <table:table-cell office:value-type="float" office:value="10.584975" calcext:value-type="float">
            <text:p>10.584975</text:p>
          </table:table-cell>
          <table:table-cell office:value-type="float" office:value="10.287186" calcext:value-type="float">
            <text:p>10.287186</text:p>
          </table:table-cell>
          <table:table-cell office:value-type="float" office:value="1.943734" calcext:value-type="float">
            <text:p>1.943734</text:p>
          </table:table-cell>
          <table:table-cell office:value-type="float" office:value="2" calcext:value-type="float">
            <text:p>2</text:p>
          </table:table-cell>
          <table:table-cell office:value-type="float" office:value="0.971867" calcext:value-type="float">
            <text:p>0.971867</text:p>
          </table:table-cell>
          <table:table-cell office:value-type="float" office:value="1" calcext:value-type="float">
            <text:p>1</text:p>
          </table:table-cell>
          <table:table-cell office:value-type="float" office:value="15339493" calcext:value-type="float">
            <text:p>15339493</text:p>
          </table:table-cell>
          <table:table-cell office:value-type="float" office:value="15339492" calcext:value-type="float">
            <text:p>1533949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.619419" calcext:value-type="float">
            <text:p>20.619419</text:p>
          </table:table-cell>
          <table:table-cell office:value-type="float" office:value="10.610566" calcext:value-type="float">
            <text:p>10.610566</text:p>
          </table:table-cell>
          <table:table-cell office:value-type="float" office:value="10.309709" calcext:value-type="float">
            <text:p>10.309709</text:p>
          </table:table-cell>
          <table:table-cell office:value-type="float" office:value="1.943291" calcext:value-type="float">
            <text:p>1.943291</text:p>
          </table:table-cell>
          <table:table-cell office:value-type="float" office:value="2" calcext:value-type="float">
            <text:p>2</text:p>
          </table:table-cell>
          <table:table-cell office:value-type="float" office:value="0.971646" calcext:value-type="float">
            <text:p>0.971646</text:p>
          </table:table-cell>
          <table:table-cell office:value-type="float" office:value="1" calcext:value-type="float">
            <text:p>1</text:p>
          </table:table-cell>
          <table:table-cell office:value-type="float" office:value="15315673" calcext:value-type="float">
            <text:p>15315673</text:p>
          </table:table-cell>
          <table:table-cell office:value-type="float" office:value="15315674" calcext:value-type="float">
            <text:p>153156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.665296" calcext:value-type="float">
            <text:p>20.665296</text:p>
          </table:table-cell>
          <table:table-cell office:value-type="float" office:value="10.63253" calcext:value-type="float">
            <text:p>10.63253</text:p>
          </table:table-cell>
          <table:table-cell office:value-type="float" office:value="10.332648" calcext:value-type="float">
            <text:p>10.332648</text:p>
          </table:table-cell>
          <table:table-cell office:value-type="float" office:value="1.943592" calcext:value-type="float">
            <text:p>1.943592</text:p>
          </table:table-cell>
          <table:table-cell office:value-type="float" office:value="2" calcext:value-type="float">
            <text:p>2</text:p>
          </table:table-cell>
          <table:table-cell office:value-type="float" office:value="0.971796" calcext:value-type="float">
            <text:p>0.971796</text:p>
          </table:table-cell>
          <table:table-cell office:value-type="float" office:value="1" calcext:value-type="float">
            <text:p>1</text:p>
          </table:table-cell>
          <table:table-cell office:value-type="float" office:value="15291532" calcext:value-type="float">
            <text:p>15291532</text:p>
          </table:table-cell>
          <table:table-cell office:value-type="float" office:value="15291533" calcext:value-type="float">
            <text:p>1529153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.710141" calcext:value-type="float">
            <text:p>20.710141</text:p>
          </table:table-cell>
          <table:table-cell office:value-type="float" office:value="10.654413" calcext:value-type="float">
            <text:p>10.654413</text:p>
          </table:table-cell>
          <table:table-cell office:value-type="float" office:value="10.35507" calcext:value-type="float">
            <text:p>10.35507</text:p>
          </table:table-cell>
          <table:table-cell office:value-type="float" office:value="1.943809" calcext:value-type="float">
            <text:p>1.943809</text:p>
          </table:table-cell>
          <table:table-cell office:value-type="float" office:value="2" calcext:value-type="float">
            <text:p>2</text:p>
          </table:table-cell>
          <table:table-cell office:value-type="float" office:value="0.971904" calcext:value-type="float">
            <text:p>0.9719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67825" calcext:value-type="float">
            <text:p>1526782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.757364" calcext:value-type="float">
            <text:p>20.757364</text:p>
          </table:table-cell>
          <table:table-cell office:value-type="float" office:value="10.676633" calcext:value-type="float">
            <text:p>10.676633</text:p>
          </table:table-cell>
          <table:table-cell office:value-type="float" office:value="10.378682" calcext:value-type="float">
            <text:p>10.378682</text:p>
          </table:table-cell>
          <table:table-cell office:value-type="float" office:value="1.944186" calcext:value-type="float">
            <text:p>1.944186</text:p>
          </table:table-cell>
          <table:table-cell office:value-type="float" office:value="2" calcext:value-type="float">
            <text:p>2</text:p>
          </table:table-cell>
          <table:table-cell office:value-type="float" office:value="0.972093" calcext:value-type="float">
            <text:p>0.972093</text:p>
          </table:table-cell>
          <table:table-cell office:value-type="float" office:value="1" calcext:value-type="float">
            <text:p>1</text:p>
          </table:table-cell>
          <table:table-cell office:value-type="float" office:value="15243717" calcext:value-type="float">
            <text:p>15243717</text:p>
          </table:table-cell>
          <table:table-cell office:value-type="float" office:value="15243716" calcext:value-type="float">
            <text:p>152437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.802395" calcext:value-type="float">
            <text:p>20.802395</text:p>
          </table:table-cell>
          <table:table-cell office:value-type="float" office:value="10.699465" calcext:value-type="float">
            <text:p>10.699465</text:p>
          </table:table-cell>
          <table:table-cell office:value-type="float" office:value="10.401198" calcext:value-type="float">
            <text:p>10.401198</text:p>
          </table:table-cell>
          <table:table-cell office:value-type="float" office:value="1.944246" calcext:value-type="float">
            <text:p>1.944246</text:p>
          </table:table-cell>
          <table:table-cell office:value-type="float" office:value="2" calcext:value-type="float">
            <text:p>2</text:p>
          </table:table-cell>
          <table:table-cell office:value-type="float" office:value="0.972123" calcext:value-type="float">
            <text:p>0.972123</text:p>
          </table:table-cell>
          <table:table-cell office:value-type="float" office:value="1" calcext:value-type="float">
            <text:p>1</text:p>
          </table:table-cell>
          <table:table-cell office:value-type="float" office:value="15219917" calcext:value-type="float">
            <text:p>15219917</text:p>
          </table:table-cell>
          <table:table-cell office:value-type="float" office:value="15219916" calcext:value-type="float">
            <text:p>152199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.848792" calcext:value-type="float">
            <text:p>20.848792</text:p>
          </table:table-cell>
          <table:table-cell office:value-type="float" office:value="10.722257" calcext:value-type="float">
            <text:p>10.722257</text:p>
          </table:table-cell>
          <table:table-cell office:value-type="float" office:value="10.424396" calcext:value-type="float">
            <text:p>10.424396</text:p>
          </table:table-cell>
          <table:table-cell office:value-type="float" office:value="1.944441" calcext:value-type="float">
            <text:p>1.944441</text:p>
          </table:table-cell>
          <table:table-cell office:value-type="float" office:value="2" calcext:value-type="float">
            <text:p>2</text:p>
          </table:table-cell>
          <table:table-cell office:value-type="float" office:value="0.97222" calcext:value-type="float">
            <text:p>0.97222</text:p>
          </table:table-cell>
          <table:table-cell office:value-type="float" office:value="1" calcext:value-type="float">
            <text:p>1</text:p>
          </table:table-cell>
          <table:table-cell office:value-type="float" office:value="15195863" calcext:value-type="float">
            <text:p>15195863</text:p>
          </table:table-cell>
          <table:table-cell office:value-type="float" office:value="15195862" calcext:value-type="float">
            <text:p>151958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.89292" calcext:value-type="float">
            <text:p>20.89292</text:p>
          </table:table-cell>
          <table:table-cell office:value-type="float" office:value="10.744826" calcext:value-type="float">
            <text:p>10.744826</text:p>
          </table:table-cell>
          <table:table-cell office:value-type="float" office:value="10.44646" calcext:value-type="float">
            <text:p>10.44646</text:p>
          </table:table-cell>
          <table:table-cell office:value-type="float" office:value="1.944463" calcext:value-type="float">
            <text:p>1.944463</text:p>
          </table:table-cell>
          <table:table-cell office:value-type="float" office:value="2" calcext:value-type="float">
            <text:p>2</text:p>
          </table:table-cell>
          <table:table-cell office:value-type="float" office:value="0.972232" calcext:value-type="float">
            <text:p>0.972232</text:p>
          </table:table-cell>
          <table:table-cell office:value-type="float" office:value="1" calcext:value-type="float">
            <text:p>1</text:p>
          </table:table-cell>
          <table:table-cell office:value-type="float" office:value="15172039" calcext:value-type="float">
            <text:p>15172039</text:p>
          </table:table-cell>
          <table:table-cell office:value-type="float" office:value="15172038" calcext:value-type="float">
            <text:p>151720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.941198" calcext:value-type="float">
            <text:p>20.941198</text:p>
          </table:table-cell>
          <table:table-cell office:value-type="float" office:value="10.769046" calcext:value-type="float">
            <text:p>10.769046</text:p>
          </table:table-cell>
          <table:table-cell office:value-type="float" office:value="10.470599" calcext:value-type="float">
            <text:p>10.470599</text:p>
          </table:table-cell>
          <table:table-cell office:value-type="float" office:value="1.944573" calcext:value-type="float">
            <text:p>1.944573</text:p>
          </table:table-cell>
          <table:table-cell office:value-type="float" office:value="2" calcext:value-type="float">
            <text:p>2</text:p>
          </table:table-cell>
          <table:table-cell office:value-type="float" office:value="0.972287" calcext:value-type="float">
            <text:p>0.972287</text:p>
          </table:table-cell>
          <table:table-cell office:value-type="float" office:value="1" calcext:value-type="float">
            <text:p>1</text:p>
          </table:table-cell>
          <table:table-cell office:value-type="float" office:value="15148141" calcext:value-type="float">
            <text:p>15148141</text:p>
          </table:table-cell>
          <table:table-cell office:value-type="float" office:value="15148140" calcext:value-type="float">
            <text:p>1514814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.986087" calcext:value-type="float">
            <text:p>20.986087</text:p>
          </table:table-cell>
          <table:table-cell office:value-type="float" office:value="10.792003" calcext:value-type="float">
            <text:p>10.792003</text:p>
          </table:table-cell>
          <table:table-cell office:value-type="float" office:value="10.493044" calcext:value-type="float">
            <text:p>10.493044</text:p>
          </table:table-cell>
          <table:table-cell office:value-type="float" office:value="1.944596" calcext:value-type="float">
            <text:p>1.944596</text:p>
          </table:table-cell>
          <table:table-cell office:value-type="float" office:value="2" calcext:value-type="float">
            <text:p>2</text:p>
          </table:table-cell>
          <table:table-cell office:value-type="float" office:value="0.972298" calcext:value-type="float">
            <text:p>0.972298</text:p>
          </table:table-cell>
          <table:table-cell office:value-type="float" office:value="1" calcext:value-type="float">
            <text:p>1</text:p>
          </table:table-cell>
          <table:table-cell office:value-type="float" office:value="15124261" calcext:value-type="float">
            <text:p>15124261</text:p>
          </table:table-cell>
          <table:table-cell office:value-type="float" office:value="15124258" calcext:value-type="float">
            <text:p>151242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.031316" calcext:value-type="float">
            <text:p>21.031316</text:p>
          </table:table-cell>
          <table:table-cell office:value-type="float" office:value="10.815249" calcext:value-type="float">
            <text:p>10.815249</text:p>
          </table:table-cell>
          <table:table-cell office:value-type="float" office:value="10.515658" calcext:value-type="float">
            <text:p>10.515658</text:p>
          </table:table-cell>
          <table:table-cell office:value-type="float" office:value="1.944598" calcext:value-type="float">
            <text:p>1.944598</text:p>
          </table:table-cell>
          <table:table-cell office:value-type="float" office:value="2" calcext:value-type="float">
            <text:p>2</text:p>
          </table:table-cell>
          <table:table-cell office:value-type="float" office:value="0.972299" calcext:value-type="float">
            <text:p>0.972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00776" calcext:value-type="float">
            <text:p>151007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.076492" calcext:value-type="float">
            <text:p>21.076492</text:p>
          </table:table-cell>
          <table:table-cell office:value-type="float" office:value="10.837392" calcext:value-type="float">
            <text:p>10.837392</text:p>
          </table:table-cell>
          <table:table-cell office:value-type="float" office:value="10.538246" calcext:value-type="float">
            <text:p>10.538246</text:p>
          </table:table-cell>
          <table:table-cell office:value-type="float" office:value="1.944794" calcext:value-type="float">
            <text:p>1.944794</text:p>
          </table:table-cell>
          <table:table-cell office:value-type="float" office:value="2" calcext:value-type="float">
            <text:p>2</text:p>
          </table:table-cell>
          <table:table-cell office:value-type="float" office:value="0.972397" calcext:value-type="float">
            <text:p>0.972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76540" calcext:value-type="float">
            <text:p>1507654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.1224" calcext:value-type="float">
            <text:p>21.1224</text:p>
          </table:table-cell>
          <table:table-cell office:value-type="float" office:value="10.861112" calcext:value-type="float">
            <text:p>10.861112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1.944773" calcext:value-type="float">
            <text:p>1.944773</text:p>
          </table:table-cell>
          <table:table-cell office:value-type="float" office:value="2" calcext:value-type="float">
            <text:p>2</text:p>
          </table:table-cell>
          <table:table-cell office:value-type="float" office:value="0.972387" calcext:value-type="float">
            <text:p>0.972387</text:p>
          </table:table-cell>
          <table:table-cell office:value-type="float" office:value="1" calcext:value-type="float">
            <text:p>1</text:p>
          </table:table-cell>
          <table:table-cell office:value-type="float" office:value="15052798" calcext:value-type="float">
            <text:p>15052798</text:p>
          </table:table-cell>
          <table:table-cell office:value-type="float" office:value="15052797" calcext:value-type="float">
            <text:p>1505279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1.168022" calcext:value-type="float">
            <text:p>21.168022</text:p>
          </table:table-cell>
          <table:table-cell office:value-type="float" office:value="10.883458" calcext:value-type="float">
            <text:p>10.883458</text:p>
          </table:table-cell>
          <table:table-cell office:value-type="float" office:value="10.584011" calcext:value-type="float">
            <text:p>10.584011</text:p>
          </table:table-cell>
          <table:table-cell office:value-type="float" office:value="1.944972" calcext:value-type="float">
            <text:p>1.944972</text:p>
          </table:table-cell>
          <table:table-cell office:value-type="float" office:value="2" calcext:value-type="float">
            <text:p>2</text:p>
          </table:table-cell>
          <table:table-cell office:value-type="float" office:value="0.972486" calcext:value-type="float">
            <text:p>0.972486</text:p>
          </table:table-cell>
          <table:table-cell office:value-type="float" office:value="1" calcext:value-type="float">
            <text:p>1</text:p>
          </table:table-cell>
          <table:table-cell office:value-type="float" office:value="15029168" calcext:value-type="float">
            <text:p>15029168</text:p>
          </table:table-cell>
          <table:table-cell office:value-type="float" office:value="15029169" calcext:value-type="float">
            <text:p>150291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1.214614" calcext:value-type="float">
            <text:p>21.214614</text:p>
          </table:table-cell>
          <table:table-cell office:value-type="float" office:value="10.906914" calcext:value-type="float">
            <text:p>10.906914</text:p>
          </table:table-cell>
          <table:table-cell office:value-type="float" office:value="10.607307" calcext:value-type="float">
            <text:p>10.607307</text:p>
          </table:table-cell>
          <table:table-cell office:value-type="float" office:value="1.945061" calcext:value-type="float">
            <text:p>1.945061</text:p>
          </table:table-cell>
          <table:table-cell office:value-type="float" office:value="2" calcext:value-type="float">
            <text:p>2</text:p>
          </table:table-cell>
          <table:table-cell office:value-type="float" office:value="0.97253" calcext:value-type="float">
            <text:p>0.97253</text:p>
          </table:table-cell>
          <table:table-cell office:value-type="float" office:value="1" calcext:value-type="float">
            <text:p>1</text:p>
          </table:table-cell>
          <table:table-cell office:value-type="float" office:value="15005227" calcext:value-type="float">
            <text:p>15005227</text:p>
          </table:table-cell>
          <table:table-cell office:value-type="float" office:value="15005226" calcext:value-type="float">
            <text:p>1500522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1.260044" calcext:value-type="float">
            <text:p>21.260044</text:p>
          </table:table-cell>
          <table:table-cell office:value-type="float" office:value="10.929263" calcext:value-type="float">
            <text:p>10.929263</text:p>
          </table:table-cell>
          <table:table-cell office:value-type="float" office:value="10.630022" calcext:value-type="float">
            <text:p>10.630022</text:p>
          </table:table-cell>
          <table:table-cell office:value-type="float" office:value="1.94524" calcext:value-type="float">
            <text:p>1.94524</text:p>
          </table:table-cell>
          <table:table-cell office:value-type="float" office:value="2" calcext:value-type="float">
            <text:p>2</text:p>
          </table:table-cell>
          <table:table-cell office:value-type="float" office:value="0.97262" calcext:value-type="float">
            <text:p>0.97262</text:p>
          </table:table-cell>
          <table:table-cell office:value-type="float" office:value="1" calcext:value-type="float">
            <text:p>1</text:p>
          </table:table-cell>
          <table:table-cell office:value-type="float" office:value="14981318" calcext:value-type="float">
            <text:p>14981318</text:p>
          </table:table-cell>
          <table:table-cell office:value-type="float" office:value="14981319" calcext:value-type="float">
            <text:p>149813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1.309443" calcext:value-type="float">
            <text:p>21.309443</text:p>
          </table:table-cell>
          <table:table-cell office:value-type="float" office:value="10.95477" calcext:value-type="float">
            <text:p>10.95477</text:p>
          </table:table-cell>
          <table:table-cell office:value-type="float" office:value="10.654721" calcext:value-type="float">
            <text:p>10.654721</text:p>
          </table:table-cell>
          <table:table-cell office:value-type="float" office:value="1.94522" calcext:value-type="float">
            <text:p>1.94522</text:p>
          </table:table-cell>
          <table:table-cell office:value-type="float" office:value="2" calcext:value-type="float">
            <text:p>2</text:p>
          </table:table-cell>
          <table:table-cell office:value-type="float" office:value="0.97261" calcext:value-type="float">
            <text:p>0.97261</text:p>
          </table:table-cell>
          <table:table-cell office:value-type="float" office:value="1" calcext:value-type="float">
            <text:p>1</text:p>
          </table:table-cell>
          <table:table-cell office:value-type="float" office:value="14957535" calcext:value-type="float">
            <text:p>14957535</text:p>
          </table:table-cell>
          <table:table-cell office:value-type="float" office:value="14957532" calcext:value-type="float">
            <text:p>1495753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1.357214" calcext:value-type="float">
            <text:p>21.357214</text:p>
          </table:table-cell>
          <table:table-cell office:value-type="float" office:value="10.978788" calcext:value-type="float">
            <text:p>10.978788</text:p>
          </table:table-cell>
          <table:table-cell office:value-type="float" office:value="10.678607" calcext:value-type="float">
            <text:p>10.678607</text:p>
          </table:table-cell>
          <table:table-cell office:value-type="float" office:value="1.945316" calcext:value-type="float">
            <text:p>1.945316</text:p>
          </table:table-cell>
          <table:table-cell office:value-type="float" office:value="2" calcext:value-type="float">
            <text:p>2</text:p>
          </table:table-cell>
          <table:table-cell office:value-type="float" office:value="0.972658" calcext:value-type="float">
            <text:p>0.972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33601" calcext:value-type="float">
            <text:p>149336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1.403794" calcext:value-type="float">
            <text:p>21.403794</text:p>
          </table:table-cell>
          <table:table-cell office:value-type="float" office:value="11.001791" calcext:value-type="float">
            <text:p>11.001791</text:p>
          </table:table-cell>
          <table:table-cell office:value-type="float" office:value="10.701897" calcext:value-type="float">
            <text:p>10.701897</text:p>
          </table:table-cell>
          <table:table-cell office:value-type="float" office:value="1.945483" calcext:value-type="float">
            <text:p>1.945483</text:p>
          </table:table-cell>
          <table:table-cell office:value-type="float" office:value="2" calcext:value-type="float">
            <text:p>2</text:p>
          </table:table-cell>
          <table:table-cell office:value-type="float" office:value="0.972741" calcext:value-type="float">
            <text:p>0.972741</text:p>
          </table:table-cell>
          <table:table-cell office:value-type="float" office:value="1" calcext:value-type="float">
            <text:p>1</text:p>
          </table:table-cell>
          <table:table-cell office:value-type="float" office:value="14909985" calcext:value-type="float">
            <text:p>14909985</text:p>
          </table:table-cell>
          <table:table-cell office:value-type="float" office:value="14909984" calcext:value-type="float">
            <text:p>149099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1.449849" calcext:value-type="float">
            <text:p>21.449849</text:p>
          </table:table-cell>
          <table:table-cell office:value-type="float" office:value="11.026056" calcext:value-type="float">
            <text:p>11.026056</text:p>
          </table:table-cell>
          <table:table-cell office:value-type="float" office:value="10.724925" calcext:value-type="float">
            <text:p>10.724925</text:p>
          </table:table-cell>
          <table:table-cell office:value-type="float" office:value="1.945378" calcext:value-type="float">
            <text:p>1.945378</text:p>
          </table:table-cell>
          <table:table-cell office:value-type="float" office:value="2" calcext:value-type="float">
            <text:p>2</text:p>
          </table:table-cell>
          <table:table-cell office:value-type="float" office:value="0.972689" calcext:value-type="float">
            <text:p>0.9726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85982" calcext:value-type="float">
            <text:p>148859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1.497043" calcext:value-type="float">
            <text:p>21.497043</text:p>
          </table:table-cell>
          <table:table-cell office:value-type="float" office:value="11.050848" calcext:value-type="float">
            <text:p>11.050848</text:p>
          </table:table-cell>
          <table:table-cell office:value-type="float" office:value="10.748521" calcext:value-type="float">
            <text:p>10.748521</text:p>
          </table:table-cell>
          <table:table-cell office:value-type="float" office:value="1.945285" calcext:value-type="float">
            <text:p>1.945285</text:p>
          </table:table-cell>
          <table:table-cell office:value-type="float" office:value="2" calcext:value-type="float">
            <text:p>2</text:p>
          </table:table-cell>
          <table:table-cell office:value-type="float" office:value="0.972642" calcext:value-type="float">
            <text:p>0.972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62338" calcext:value-type="float">
            <text:p>1486233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1.543112" calcext:value-type="float">
            <text:p>21.543112</text:p>
          </table:table-cell>
          <table:table-cell office:value-type="float" office:value="11.07413" calcext:value-type="float">
            <text:p>11.07413</text:p>
          </table:table-cell>
          <table:table-cell office:value-type="float" office:value="10.771556" calcext:value-type="float">
            <text:p>10.771556</text:p>
          </table:table-cell>
          <table:table-cell office:value-type="float" office:value="1.945355" calcext:value-type="float">
            <text:p>1.945355</text:p>
          </table:table-cell>
          <table:table-cell office:value-type="float" office:value="2" calcext:value-type="float">
            <text:p>2</text:p>
          </table:table-cell>
          <table:table-cell office:value-type="float" office:value="0.972677" calcext:value-type="float">
            <text:p>0.972677</text:p>
          </table:table-cell>
          <table:table-cell office:value-type="float" office:value="1" calcext:value-type="float">
            <text:p>1</text:p>
          </table:table-cell>
          <table:table-cell office:value-type="float" office:value="14838438" calcext:value-type="float">
            <text:p>14838438</text:p>
          </table:table-cell>
          <table:table-cell office:value-type="float" office:value="14838436" calcext:value-type="float">
            <text:p>1483843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1.592859" calcext:value-type="float">
            <text:p>21.592859</text:p>
          </table:table-cell>
          <table:table-cell office:value-type="float" office:value="11.099526" calcext:value-type="float">
            <text:p>11.099526</text:p>
          </table:table-cell>
          <table:table-cell office:value-type="float" office:value="10.79643" calcext:value-type="float">
            <text:p>10.79643</text:p>
          </table:table-cell>
          <table:table-cell office:value-type="float" office:value="1.945386" calcext:value-type="float">
            <text:p>1.945386</text:p>
          </table:table-cell>
          <table:table-cell office:value-type="float" office:value="2" calcext:value-type="float">
            <text:p>2</text:p>
          </table:table-cell>
          <table:table-cell office:value-type="float" office:value="0.972693" calcext:value-type="float">
            <text:p>0.9726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14850" calcext:value-type="float">
            <text:p>1481485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.666772" calcext:value-type="float">
            <text:p>21.666772</text:p>
          </table:table-cell>
          <table:table-cell office:value-type="float" office:value="11.123114" calcext:value-type="float">
            <text:p>11.123114</text:p>
          </table:table-cell>
          <table:table-cell office:value-type="float" office:value="10.833386" calcext:value-type="float">
            <text:p>10.833386</text:p>
          </table:table-cell>
          <table:table-cell office:value-type="float" office:value="1.947905" calcext:value-type="float">
            <text:p>1.947905</text:p>
          </table:table-cell>
          <table:table-cell office:value-type="float" office:value="2" calcext:value-type="float">
            <text:p>2</text:p>
          </table:table-cell>
          <table:table-cell office:value-type="float" office:value="0.973953" calcext:value-type="float">
            <text:p>0.973953</text:p>
          </table:table-cell>
          <table:table-cell office:value-type="float" office:value="1" calcext:value-type="float">
            <text:p>1</text:p>
          </table:table-cell>
          <table:table-cell office:value-type="float" office:value="14791114" calcext:value-type="float">
            <text:p>14791114</text:p>
          </table:table-cell>
          <table:table-cell office:value-type="float" office:value="14791116" calcext:value-type="float">
            <text:p>147911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.722807" calcext:value-type="float">
            <text:p>21.722807</text:p>
          </table:table-cell>
          <table:table-cell office:value-type="float" office:value="11.189291" calcext:value-type="float">
            <text:p>11.189291</text:p>
          </table:table-cell>
          <table:table-cell office:value-type="float" office:value="10.861404" calcext:value-type="float">
            <text:p>10.861404</text:p>
          </table:table-cell>
          <table:table-cell office:value-type="float" office:value="1.941393" calcext:value-type="float">
            <text:p>1.941393</text:p>
          </table:table-cell>
          <table:table-cell office:value-type="float" office:value="2" calcext:value-type="float">
            <text:p>2</text:p>
          </table:table-cell>
          <table:table-cell office:value-type="float" office:value="0.970696" calcext:value-type="float">
            <text:p>0.9706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67508" calcext:value-type="float">
            <text:p>147675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.770616" calcext:value-type="float">
            <text:p>21.770616</text:p>
          </table:table-cell>
          <table:table-cell office:value-type="float" office:value="11.212263" calcext:value-type="float">
            <text:p>11.212263</text:p>
          </table:table-cell>
          <table:table-cell office:value-type="float" office:value="10.885308" calcext:value-type="float">
            <text:p>10.885308</text:p>
          </table:table-cell>
          <table:table-cell office:value-type="float" office:value="1.941679" calcext:value-type="float">
            <text:p>1.941679</text:p>
          </table:table-cell>
          <table:table-cell office:value-type="float" office:value="2" calcext:value-type="float">
            <text:p>2</text:p>
          </table:table-cell>
          <table:table-cell office:value-type="float" office:value="0.97084" calcext:value-type="float">
            <text:p>0.97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43880" calcext:value-type="float">
            <text:p>1474388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.817746" calcext:value-type="float">
            <text:p>21.817746</text:p>
          </table:table-cell>
          <table:table-cell office:value-type="float" office:value="11.239386" calcext:value-type="float">
            <text:p>11.239386</text:p>
          </table:table-cell>
          <table:table-cell office:value-type="float" office:value="10.908873" calcext:value-type="float">
            <text:p>10.908873</text:p>
          </table:table-cell>
          <table:table-cell office:value-type="float" office:value="1.941187" calcext:value-type="float">
            <text:p>1.941187</text:p>
          </table:table-cell>
          <table:table-cell office:value-type="float" office:value="2" calcext:value-type="float">
            <text:p>2</text:p>
          </table:table-cell>
          <table:table-cell office:value-type="float" office:value="0.970593" calcext:value-type="float">
            <text:p>0.970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19976" calcext:value-type="float">
            <text:p>147199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1.866158" calcext:value-type="float">
            <text:p>21.866158</text:p>
          </table:table-cell>
          <table:table-cell office:value-type="float" office:value="11.264043" calcext:value-type="float">
            <text:p>11.264043</text:p>
          </table:table-cell>
          <table:table-cell office:value-type="float" office:value="10.933079" calcext:value-type="float">
            <text:p>10.933079</text:p>
          </table:table-cell>
          <table:table-cell office:value-type="float" office:value="1.941235" calcext:value-type="float">
            <text:p>1.941235</text:p>
          </table:table-cell>
          <table:table-cell office:value-type="float" office:value="2" calcext:value-type="float">
            <text:p>2</text:p>
          </table:table-cell>
          <table:table-cell office:value-type="float" office:value="0.970618" calcext:value-type="float">
            <text:p>0.9706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96154" calcext:value-type="float">
            <text:p>1469615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.956099" calcext:value-type="float">
            <text:p>21.956099</text:p>
          </table:table-cell>
          <table:table-cell office:value-type="float" office:value="11.29856" calcext:value-type="float">
            <text:p>11.29856</text:p>
          </table:table-cell>
          <table:table-cell office:value-type="float" office:value="10.97805" calcext:value-type="float">
            <text:p>10.97805</text:p>
          </table:table-cell>
          <table:table-cell office:value-type="float" office:value="1.943265" calcext:value-type="float">
            <text:p>1.943265</text:p>
          </table:table-cell>
          <table:table-cell office:value-type="float" office:value="2" calcext:value-type="float">
            <text:p>2</text:p>
          </table:table-cell>
          <table:table-cell office:value-type="float" office:value="0.971633" calcext:value-type="float">
            <text:p>0.971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72418" calcext:value-type="float">
            <text:p>146724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.050658" calcext:value-type="float">
            <text:p>22.050658</text:p>
          </table:table-cell>
          <table:table-cell office:value-type="float" office:value="11.356708" calcext:value-type="float">
            <text:p>11.356708</text:p>
          </table:table-cell>
          <table:table-cell office:value-type="float" office:value="11.025329" calcext:value-type="float">
            <text:p>11.025329</text:p>
          </table:table-cell>
          <table:table-cell office:value-type="float" office:value="1.941642" calcext:value-type="float">
            <text:p>1.941642</text:p>
          </table:table-cell>
          <table:table-cell office:value-type="float" office:value="2" calcext:value-type="float">
            <text:p>2</text:p>
          </table:table-cell>
          <table:table-cell office:value-type="float" office:value="0.970821" calcext:value-type="float">
            <text:p>0.970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49142" calcext:value-type="float">
            <text:p>146491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.109223" calcext:value-type="float">
            <text:p>22.109223</text:p>
          </table:table-cell>
          <table:table-cell office:value-type="float" office:value="11.403513" calcext:value-type="float">
            <text:p>11.403513</text:p>
          </table:table-cell>
          <table:table-cell office:value-type="float" office:value="11.054611" calcext:value-type="float">
            <text:p>11.054611</text:p>
          </table:table-cell>
          <table:table-cell office:value-type="float" office:value="1.938808" calcext:value-type="float">
            <text:p>1.938808</text:p>
          </table:table-cell>
          <table:table-cell office:value-type="float" office:value="2" calcext:value-type="float">
            <text:p>2</text:p>
          </table:table-cell>
          <table:table-cell office:value-type="float" office:value="0.969404" calcext:value-type="float">
            <text:p>0.969404</text:p>
          </table:table-cell>
          <table:table-cell office:value-type="float" office:value="1" calcext:value-type="float">
            <text:p>1</text:p>
          </table:table-cell>
          <table:table-cell office:value-type="float" office:value="14625333" calcext:value-type="float">
            <text:p>14625333</text:p>
          </table:table-cell>
          <table:table-cell office:value-type="float" office:value="14625331" calcext:value-type="float">
            <text:p>1462533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.153661" calcext:value-type="float">
            <text:p>22.153661</text:p>
          </table:table-cell>
          <table:table-cell office:value-type="float" office:value="11.435249" calcext:value-type="float">
            <text:p>11.435249</text:p>
          </table:table-cell>
          <table:table-cell office:value-type="float" office:value="11.076831" calcext:value-type="float">
            <text:p>11.076831</text:p>
          </table:table-cell>
          <table:table-cell office:value-type="float" office:value="1.937313" calcext:value-type="float">
            <text:p>1.937313</text:p>
          </table:table-cell>
          <table:table-cell office:value-type="float" office:value="2" calcext:value-type="float">
            <text:p>2</text:p>
          </table:table-cell>
          <table:table-cell office:value-type="float" office:value="0.968657" calcext:value-type="float">
            <text:p>0.968657</text:p>
          </table:table-cell>
          <table:table-cell office:value-type="float" office:value="1" calcext:value-type="float">
            <text:p>1</text:p>
          </table:table-cell>
          <table:table-cell office:value-type="float" office:value="14601688" calcext:value-type="float">
            <text:p>14601688</text:p>
          </table:table-cell>
          <table:table-cell office:value-type="float" office:value="14601689" calcext:value-type="float">
            <text:p>1460168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.202891" calcext:value-type="float">
            <text:p>22.202891</text:p>
          </table:table-cell>
          <table:table-cell office:value-type="float" office:value="11.463397" calcext:value-type="float">
            <text:p>11.463397</text:p>
          </table:table-cell>
          <table:table-cell office:value-type="float" office:value="11.101446" calcext:value-type="float">
            <text:p>11.101446</text:p>
          </table:table-cell>
          <table:table-cell office:value-type="float" office:value="1.936851" calcext:value-type="float">
            <text:p>1.936851</text:p>
          </table:table-cell>
          <table:table-cell office:value-type="float" office:value="2" calcext:value-type="float">
            <text:p>2</text:p>
          </table:table-cell>
          <table:table-cell office:value-type="float" office:value="0.968425" calcext:value-type="float">
            <text:p>0.968425</text:p>
          </table:table-cell>
          <table:table-cell office:value-type="float" office:value="1" calcext:value-type="float">
            <text:p>1</text:p>
          </table:table-cell>
          <table:table-cell office:value-type="float" office:value="14578049" calcext:value-type="float">
            <text:p>14578049</text:p>
          </table:table-cell>
          <table:table-cell office:value-type="float" office:value="14578050" calcext:value-type="float">
            <text:p>1457805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.255471" calcext:value-type="float">
            <text:p>22.255471</text:p>
          </table:table-cell>
          <table:table-cell office:value-type="float" office:value="11.487291" calcext:value-type="float">
            <text:p>11.487291</text:p>
          </table:table-cell>
          <table:table-cell office:value-type="float" office:value="11.127736" calcext:value-type="float">
            <text:p>11.127736</text:p>
          </table:table-cell>
          <table:table-cell office:value-type="float" office:value="1.937399" calcext:value-type="float">
            <text:p>1.937399</text:p>
          </table:table-cell>
          <table:table-cell office:value-type="float" office:value="2" calcext:value-type="float">
            <text:p>2</text:p>
          </table:table-cell>
          <table:table-cell office:value-type="float" office:value="0.9687" calcext:value-type="float">
            <text:p>0.9687</text:p>
          </table:table-cell>
          <table:table-cell office:value-type="float" office:value="1" calcext:value-type="float">
            <text:p>1</text:p>
          </table:table-cell>
          <table:table-cell office:value-type="float" office:value="14554148" calcext:value-type="float">
            <text:p>14554148</text:p>
          </table:table-cell>
          <table:table-cell office:value-type="float" office:value="14554149" calcext:value-type="float">
            <text:p>1455414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.30582" calcext:value-type="float">
            <text:p>22.30582</text:p>
          </table:table-cell>
          <table:table-cell office:value-type="float" office:value="11.515365" calcext:value-type="float">
            <text:p>11.515365</text:p>
          </table:table-cell>
          <table:table-cell office:value-type="float" office:value="11.15291" calcext:value-type="float">
            <text:p>11.15291</text:p>
          </table:table-cell>
          <table:table-cell office:value-type="float" office:value="1.937048" calcext:value-type="float">
            <text:p>1.937048</text:p>
          </table:table-cell>
          <table:table-cell office:value-type="float" office:value="2" calcext:value-type="float">
            <text:p>2</text:p>
          </table:table-cell>
          <table:table-cell office:value-type="float" office:value="0.968524" calcext:value-type="float">
            <text:p>0.968524</text:p>
          </table:table-cell>
          <table:table-cell office:value-type="float" office:value="1" calcext:value-type="float">
            <text:p>1</text:p>
          </table:table-cell>
          <table:table-cell office:value-type="float" office:value="14530683" calcext:value-type="float">
            <text:p>14530683</text:p>
          </table:table-cell>
          <table:table-cell office:value-type="float" office:value="14530682" calcext:value-type="float">
            <text:p>145306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.354454" calcext:value-type="float">
            <text:p>22.354454</text:p>
          </table:table-cell>
          <table:table-cell office:value-type="float" office:value="11.54262" calcext:value-type="float">
            <text:p>11.54262</text:p>
          </table:table-cell>
          <table:table-cell office:value-type="float" office:value="11.177227" calcext:value-type="float">
            <text:p>11.177227</text:p>
          </table:table-cell>
          <table:table-cell office:value-type="float" office:value="1.936688" calcext:value-type="float">
            <text:p>1.936688</text:p>
          </table:table-cell>
          <table:table-cell office:value-type="float" office:value="2" calcext:value-type="float">
            <text:p>2</text:p>
          </table:table-cell>
          <table:table-cell office:value-type="float" office:value="0.968344" calcext:value-type="float">
            <text:p>0.968344</text:p>
          </table:table-cell>
          <table:table-cell office:value-type="float" office:value="1" calcext:value-type="float">
            <text:p>1</text:p>
          </table:table-cell>
          <table:table-cell office:value-type="float" office:value="14506954" calcext:value-type="float">
            <text:p>14506954</text:p>
          </table:table-cell>
          <table:table-cell office:value-type="float" office:value="14506955" calcext:value-type="float">
            <text:p>1450695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.418413" calcext:value-type="float">
            <text:p>22.418413</text:p>
          </table:table-cell>
          <table:table-cell office:value-type="float" office:value="11.566566" calcext:value-type="float">
            <text:p>11.566566</text:p>
          </table:table-cell>
          <table:table-cell office:value-type="float" office:value="11.209206" calcext:value-type="float">
            <text:p>11.209206</text:p>
          </table:table-cell>
          <table:table-cell office:value-type="float" office:value="1.938208" calcext:value-type="float">
            <text:p>1.938208</text:p>
          </table:table-cell>
          <table:table-cell office:value-type="float" office:value="2" calcext:value-type="float">
            <text:p>2</text:p>
          </table:table-cell>
          <table:table-cell office:value-type="float" office:value="0.969104" calcext:value-type="float">
            <text:p>0.969104</text:p>
          </table:table-cell>
          <table:table-cell office:value-type="float" office:value="1" calcext:value-type="float">
            <text:p>1</text:p>
          </table:table-cell>
          <table:table-cell office:value-type="float" office:value="14483450" calcext:value-type="float">
            <text:p>14483450</text:p>
          </table:table-cell>
          <table:table-cell office:value-type="float" office:value="14483449" calcext:value-type="float">
            <text:p>144834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8T11:08:12.406821287</dc:date>
    <meta:editing-duration>PT7M6S</meta:editing-duration>
    <meta:editing-cycles>1</meta:editing-cycles>
    <meta:generator>LibreOffice/7.0.4.2$Linux_X86_64 LibreOffice_project/00$Build-2</meta:generator>
    <meta:document-statistic meta:table-count="1" meta:cell-count="501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4.929cm" svg:y="0.316cm" chart:style-name="ch2">
          <text:p>Tempo de execução 2 threads</text:p>
        </chart:title>
        <chart:legend chart:legend-position="end" svg:x="9.681cm" svg:y="3.706cm" style:legend-expansion="high" chart:style-name="ch3"/>
        <chart:plot-area chart:style-name="ch4" table:cell-range-address="data_2.B1:data_2.D501" chart:data-source-has-labels="row" svg:x="0.32cm" svg:y="1.275cm" svg:width="9.041cm" svg:height="7.551cm">
          <chart:coordinate-region svg:x="0.941cm" svg:y="1.396cm" svg:width="8.42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2.B2:data_2.B501" chart:label-cell-address="data_2.B1:data_2.B1" chart:class="chart:line">
            <chart:data-point chart:repeated="500"/>
          </chart:series>
          <chart:series chart:style-name="ch8" chart:values-cell-range-address="data_2.C2:data_2.C501" chart:label-cell-address="data_2.C1:data_2.C1" chart:class="chart:line">
            <chart:data-point chart:repeated="500"/>
          </chart:series>
          <chart:series chart:style-name="ch9" chart:values-cell-range-address="data_2.D2:data_2.D501" chart:label-cell-address="data_2.D1:data_2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 (1 thread)</text:p>
                <draw:g>
                  <svg:desc>data_2.B1:data_2.B1</svg:desc>
                </draw:g>
              </table:table-cell>
              <table:table-cell office:value-type="string">
                <text:p>exec time (2 threads)</text:p>
                <draw:g>
                  <svg:desc>data_2.C1:data_2.C1</svg:desc>
                </draw:g>
              </table:table-cell>
              <table:table-cell office:value-type="string">
                <text:p>exec time (2 threads linear)</text:p>
                <draw:g>
                  <svg:desc>data_2.D1:data_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202">
                <text:p>0.038202</text:p>
                <draw:g>
                  <svg:desc>data_2.B2:data_2.B501</svg:desc>
                </draw:g>
              </table:table-cell>
              <table:table-cell office:value-type="float" office:value="0.02032">
                <text:p>0.02032</text:p>
                <draw:g>
                  <svg:desc>data_2.C2:data_2.C501</svg:desc>
                </draw:g>
              </table:table-cell>
              <table:table-cell office:value-type="float" office:value="0.019101">
                <text:p>0.019101</text:p>
                <draw:g>
                  <svg:desc>data_2.D2:data_2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492">
                <text:p>0.076492</text:p>
              </table:table-cell>
              <table:table-cell office:value-type="float" office:value="0.03818">
                <text:p>0.03818</text:p>
              </table:table-cell>
              <table:table-cell office:value-type="float" office:value="0.038246">
                <text:p>0.038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376">
                <text:p>0.115376</text:p>
              </table:table-cell>
              <table:table-cell office:value-type="float" office:value="0.058243">
                <text:p>0.058243</text:p>
              </table:table-cell>
              <table:table-cell office:value-type="float" office:value="0.057688">
                <text:p>0.057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4158">
                <text:p>0.154158</text:p>
              </table:table-cell>
              <table:table-cell office:value-type="float" office:value="0.078397">
                <text:p>0.078397</text:p>
              </table:table-cell>
              <table:table-cell office:value-type="float" office:value="0.077079">
                <text:p>0.077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6772">
                <text:p>0.196772</text:p>
              </table:table-cell>
              <table:table-cell office:value-type="float" office:value="0.099252">
                <text:p>0.099252</text:p>
              </table:table-cell>
              <table:table-cell office:value-type="float" office:value="0.098386">
                <text:p>0.098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8812">
                <text:p>0.238812</text:p>
              </table:table-cell>
              <table:table-cell office:value-type="float" office:value="0.120681">
                <text:p>0.120681</text:p>
              </table:table-cell>
              <table:table-cell office:value-type="float" office:value="0.119406">
                <text:p>0.1194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1211">
                <text:p>0.281211</text:p>
              </table:table-cell>
              <table:table-cell office:value-type="float" office:value="0.141273">
                <text:p>0.141273</text:p>
              </table:table-cell>
              <table:table-cell office:value-type="float" office:value="0.140606">
                <text:p>0.140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3428">
                <text:p>0.323428</text:p>
              </table:table-cell>
              <table:table-cell office:value-type="float" office:value="0.162399">
                <text:p>0.162399</text:p>
              </table:table-cell>
              <table:table-cell office:value-type="float" office:value="0.161714">
                <text:p>0.161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5305">
                <text:p>0.365305</text:p>
              </table:table-cell>
              <table:table-cell office:value-type="float" office:value="0.183762">
                <text:p>0.183762</text:p>
              </table:table-cell>
              <table:table-cell office:value-type="float" office:value="0.182652">
                <text:p>0.182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7081">
                <text:p>0.407081</text:p>
              </table:table-cell>
              <table:table-cell office:value-type="float" office:value="0.205207">
                <text:p>0.205207</text:p>
              </table:table-cell>
              <table:table-cell office:value-type="float" office:value="0.203541">
                <text:p>0.203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973">
                <text:p>0.450973</text:p>
              </table:table-cell>
              <table:table-cell office:value-type="float" office:value="0.226385">
                <text:p>0.226385</text:p>
              </table:table-cell>
              <table:table-cell office:value-type="float" office:value="0.225487">
                <text:p>0.225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3132">
                <text:p>0.493132</text:p>
              </table:table-cell>
              <table:table-cell office:value-type="float" office:value="0.247791">
                <text:p>0.247791</text:p>
              </table:table-cell>
              <table:table-cell office:value-type="float" office:value="0.246566">
                <text:p>0.246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4317">
                <text:p>0.534317</text:p>
              </table:table-cell>
              <table:table-cell office:value-type="float" office:value="0.268714">
                <text:p>0.268714</text:p>
              </table:table-cell>
              <table:table-cell office:value-type="float" office:value="0.267158">
                <text:p>0.267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5416">
                <text:p>0.575416</text:p>
              </table:table-cell>
              <table:table-cell office:value-type="float" office:value="0.289975">
                <text:p>0.289975</text:p>
              </table:table-cell>
              <table:table-cell office:value-type="float" office:value="0.287708">
                <text:p>0.2877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6866">
                <text:p>0.616866</text:p>
              </table:table-cell>
              <table:table-cell office:value-type="float" office:value="0.310263">
                <text:p>0.310263</text:p>
              </table:table-cell>
              <table:table-cell office:value-type="float" office:value="0.308433">
                <text:p>0.308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8037">
                <text:p>0.658037</text:p>
              </table:table-cell>
              <table:table-cell office:value-type="float" office:value="0.330828">
                <text:p>0.330828</text:p>
              </table:table-cell>
              <table:table-cell office:value-type="float" office:value="0.329019">
                <text:p>0.329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98595">
                <text:p>0.698595</text:p>
              </table:table-cell>
              <table:table-cell office:value-type="float" office:value="0.352311">
                <text:p>0.352311</text:p>
              </table:table-cell>
              <table:table-cell office:value-type="float" office:value="0.349298">
                <text:p>0.349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3922">
                <text:p>0.73922</text:p>
              </table:table-cell>
              <table:table-cell office:value-type="float" office:value="0.373318">
                <text:p>0.373318</text:p>
              </table:table-cell>
              <table:table-cell office:value-type="float" office:value="0.36961">
                <text:p>0.36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0054">
                <text:p>0.780054</text:p>
              </table:table-cell>
              <table:table-cell office:value-type="float" office:value="0.393883">
                <text:p>0.393883</text:p>
              </table:table-cell>
              <table:table-cell office:value-type="float" office:value="0.390027">
                <text:p>0.3900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21625">
                <text:p>0.821625</text:p>
              </table:table-cell>
              <table:table-cell office:value-type="float" office:value="0.415811">
                <text:p>0.415811</text:p>
              </table:table-cell>
              <table:table-cell office:value-type="float" office:value="0.410812">
                <text:p>0.410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3351">
                <text:p>0.863351</text:p>
              </table:table-cell>
              <table:table-cell office:value-type="float" office:value="0.436697">
                <text:p>0.436697</text:p>
              </table:table-cell>
              <table:table-cell office:value-type="float" office:value="0.431675">
                <text:p>0.431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6771">
                <text:p>0.906771</text:p>
              </table:table-cell>
              <table:table-cell office:value-type="float" office:value="0.457486">
                <text:p>0.457486</text:p>
              </table:table-cell>
              <table:table-cell office:value-type="float" office:value="0.453386">
                <text:p>0.453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6031">
                <text:p>1.006031</text:p>
              </table:table-cell>
              <table:table-cell office:value-type="float" office:value="0.502852">
                <text:p>0.502852</text:p>
              </table:table-cell>
              <table:table-cell office:value-type="float" office:value="0.503015">
                <text:p>0.503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63321">
                <text:p>1.063321</text:p>
              </table:table-cell>
              <table:table-cell office:value-type="float" office:value="0.537714">
                <text:p>0.537714</text:p>
              </table:table-cell>
              <table:table-cell office:value-type="float" office:value="0.53166">
                <text:p>0.53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12541">
                <text:p>1.112541</text:p>
              </table:table-cell>
              <table:table-cell office:value-type="float" office:value="0.572545">
                <text:p>0.572545</text:p>
              </table:table-cell>
              <table:table-cell office:value-type="float" office:value="0.556271">
                <text:p>0.556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51188">
                <text:p>1.151188</text:p>
              </table:table-cell>
              <table:table-cell office:value-type="float" office:value="0.596251">
                <text:p>0.596251</text:p>
              </table:table-cell>
              <table:table-cell office:value-type="float" office:value="0.575594">
                <text:p>0.5755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89666">
                <text:p>1.189666</text:p>
              </table:table-cell>
              <table:table-cell office:value-type="float" office:value="0.615091">
                <text:p>0.615091</text:p>
              </table:table-cell>
              <table:table-cell office:value-type="float" office:value="0.594833">
                <text:p>0.594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7254">
                <text:p>1.227254</text:p>
              </table:table-cell>
              <table:table-cell office:value-type="float" office:value="0.634051">
                <text:p>0.634051</text:p>
              </table:table-cell>
              <table:table-cell office:value-type="float" office:value="0.613627">
                <text:p>0.613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65141">
                <text:p>1.265141</text:p>
              </table:table-cell>
              <table:table-cell office:value-type="float" office:value="0.653618">
                <text:p>0.653618</text:p>
              </table:table-cell>
              <table:table-cell office:value-type="float" office:value="0.63257">
                <text:p>0.63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0265">
                <text:p>1.30265</text:p>
              </table:table-cell>
              <table:table-cell office:value-type="float" office:value="0.672775">
                <text:p>0.672775</text:p>
              </table:table-cell>
              <table:table-cell office:value-type="float" office:value="0.651325">
                <text:p>0.651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4378">
                <text:p>1.34378</text:p>
              </table:table-cell>
              <table:table-cell office:value-type="float" office:value="0.694337">
                <text:p>0.694337</text:p>
              </table:table-cell>
              <table:table-cell office:value-type="float" office:value="0.67189">
                <text:p>0.671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85078">
                <text:p>1.385078</text:p>
              </table:table-cell>
              <table:table-cell office:value-type="float" office:value="0.716325">
                <text:p>0.716325</text:p>
              </table:table-cell>
              <table:table-cell office:value-type="float" office:value="0.692539">
                <text:p>0.6925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27197">
                <text:p>1.427197</text:p>
              </table:table-cell>
              <table:table-cell office:value-type="float" office:value="0.73892">
                <text:p>0.73892</text:p>
              </table:table-cell>
              <table:table-cell office:value-type="float" office:value="0.713598">
                <text:p>0.713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15957">
                <text:p>1.515957</text:p>
              </table:table-cell>
              <table:table-cell office:value-type="float" office:value="0.763832">
                <text:p>0.763832</text:p>
              </table:table-cell>
              <table:table-cell office:value-type="float" office:value="0.757979">
                <text:p>0.757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68711">
                <text:p>1.568711</text:p>
              </table:table-cell>
              <table:table-cell office:value-type="float" office:value="0.794405">
                <text:p>0.794405</text:p>
              </table:table-cell>
              <table:table-cell office:value-type="float" office:value="0.784356">
                <text:p>0.784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36978">
                <text:p>1.636978</text:p>
              </table:table-cell>
              <table:table-cell office:value-type="float" office:value="0.835621">
                <text:p>0.835621</text:p>
              </table:table-cell>
              <table:table-cell office:value-type="float" office:value="0.818489">
                <text:p>0.818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3814">
                <text:p>1.683814</text:p>
              </table:table-cell>
              <table:table-cell office:value-type="float" office:value="0.870078">
                <text:p>0.870078</text:p>
              </table:table-cell>
              <table:table-cell office:value-type="float" office:value="0.841907">
                <text:p>0.8419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38059">
                <text:p>1.738059</text:p>
              </table:table-cell>
              <table:table-cell office:value-type="float" office:value="0.896469">
                <text:p>0.896469</text:p>
              </table:table-cell>
              <table:table-cell office:value-type="float" office:value="0.869029">
                <text:p>0.8690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88048">
                <text:p>1.788048</text:p>
              </table:table-cell>
              <table:table-cell office:value-type="float" office:value="0.920339">
                <text:p>0.920339</text:p>
              </table:table-cell>
              <table:table-cell office:value-type="float" office:value="0.894024">
                <text:p>0.894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37683">
                <text:p>1.837683</text:p>
              </table:table-cell>
              <table:table-cell office:value-type="float" office:value="0.94445">
                <text:p>0.94445</text:p>
              </table:table-cell>
              <table:table-cell office:value-type="float" office:value="0.918841">
                <text:p>0.918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85372">
                <text:p>1.885372</text:p>
              </table:table-cell>
              <table:table-cell office:value-type="float" office:value="0.973906">
                <text:p>0.973906</text:p>
              </table:table-cell>
              <table:table-cell office:value-type="float" office:value="0.942686">
                <text:p>0.9426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32801">
                <text:p>1.932801</text:p>
              </table:table-cell>
              <table:table-cell office:value-type="float" office:value="1.002828">
                <text:p>1.002828</text:p>
              </table:table-cell>
              <table:table-cell office:value-type="float" office:value="0.966401">
                <text:p>0.9664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03579">
                <text:p>2.003579</text:p>
              </table:table-cell>
              <table:table-cell office:value-type="float" office:value="1.039659">
                <text:p>1.039659</text:p>
              </table:table-cell>
              <table:table-cell office:value-type="float" office:value="1.00179">
                <text:p>1.00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51462">
                <text:p>2.051462</text:p>
              </table:table-cell>
              <table:table-cell office:value-type="float" office:value="1.06983">
                <text:p>1.06983</text:p>
              </table:table-cell>
              <table:table-cell office:value-type="float" office:value="1.025731">
                <text:p>1.0257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97659">
                <text:p>2.097659</text:p>
              </table:table-cell>
              <table:table-cell office:value-type="float" office:value="1.094081">
                <text:p>1.094081</text:p>
              </table:table-cell>
              <table:table-cell office:value-type="float" office:value="1.04883">
                <text:p>1.04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41973">
                <text:p>2.141973</text:p>
              </table:table-cell>
              <table:table-cell office:value-type="float" office:value="1.119242">
                <text:p>1.119242</text:p>
              </table:table-cell>
              <table:table-cell office:value-type="float" office:value="1.070987">
                <text:p>1.0709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86503">
                <text:p>2.186503</text:p>
              </table:table-cell>
              <table:table-cell office:value-type="float" office:value="1.141783">
                <text:p>1.141783</text:p>
              </table:table-cell>
              <table:table-cell office:value-type="float" office:value="1.093252">
                <text:p>1.093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3249">
                <text:p>2.23249</text:p>
              </table:table-cell>
              <table:table-cell office:value-type="float" office:value="1.164986">
                <text:p>1.164986</text:p>
              </table:table-cell>
              <table:table-cell office:value-type="float" office:value="1.116245">
                <text:p>1.1162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7592">
                <text:p>2.27592</text:p>
              </table:table-cell>
              <table:table-cell office:value-type="float" office:value="1.188608">
                <text:p>1.188608</text:p>
              </table:table-cell>
              <table:table-cell office:value-type="float" office:value="1.13796">
                <text:p>1.13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19469">
                <text:p>2.319469</text:p>
              </table:table-cell>
              <table:table-cell office:value-type="float" office:value="1.211045">
                <text:p>1.211045</text:p>
              </table:table-cell>
              <table:table-cell office:value-type="float" office:value="1.159735">
                <text:p>1.159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62522">
                <text:p>2.362522</text:p>
              </table:table-cell>
              <table:table-cell office:value-type="float" office:value="1.234563">
                <text:p>1.234563</text:p>
              </table:table-cell>
              <table:table-cell office:value-type="float" office:value="1.181261">
                <text:p>1.181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28959">
                <text:p>2.428959</text:p>
              </table:table-cell>
              <table:table-cell office:value-type="float" office:value="1.257767">
                <text:p>1.257767</text:p>
              </table:table-cell>
              <table:table-cell office:value-type="float" office:value="1.214479">
                <text:p>1.2144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79012">
                <text:p>2.479012</text:p>
              </table:table-cell>
              <table:table-cell office:value-type="float" office:value="1.296504">
                <text:p>1.296504</text:p>
              </table:table-cell>
              <table:table-cell office:value-type="float" office:value="1.239506">
                <text:p>1.239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21107">
                <text:p>2.521107</text:p>
              </table:table-cell>
              <table:table-cell office:value-type="float" office:value="1.319132">
                <text:p>1.319132</text:p>
              </table:table-cell>
              <table:table-cell office:value-type="float" office:value="1.260553">
                <text:p>1.260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65087">
                <text:p>2.565087</text:p>
              </table:table-cell>
              <table:table-cell office:value-type="float" office:value="1.338727">
                <text:p>1.338727</text:p>
              </table:table-cell>
              <table:table-cell office:value-type="float" office:value="1.282543">
                <text:p>1.2825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07812">
                <text:p>2.607812</text:p>
              </table:table-cell>
              <table:table-cell office:value-type="float" office:value="1.360458">
                <text:p>1.360458</text:p>
              </table:table-cell>
              <table:table-cell office:value-type="float" office:value="1.303906">
                <text:p>1.3039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49016">
                <text:p>2.649016</text:p>
              </table:table-cell>
              <table:table-cell office:value-type="float" office:value="1.383032">
                <text:p>1.383032</text:p>
              </table:table-cell>
              <table:table-cell office:value-type="float" office:value="1.324508">
                <text:p>1.324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90612">
                <text:p>2.690612</text:p>
              </table:table-cell>
              <table:table-cell office:value-type="float" office:value="1.403972">
                <text:p>1.403972</text:p>
              </table:table-cell>
              <table:table-cell office:value-type="float" office:value="1.345306">
                <text:p>1.345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31587">
                <text:p>2.731587</text:p>
              </table:table-cell>
              <table:table-cell office:value-type="float" office:value="1.424707">
                <text:p>1.424707</text:p>
              </table:table-cell>
              <table:table-cell office:value-type="float" office:value="1.365794">
                <text:p>1.3657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74477">
                <text:p>2.774477</text:p>
              </table:table-cell>
              <table:table-cell office:value-type="float" office:value="1.446164">
                <text:p>1.446164</text:p>
              </table:table-cell>
              <table:table-cell office:value-type="float" office:value="1.387238">
                <text:p>1.387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24719">
                <text:p>2.824719</text:p>
              </table:table-cell>
              <table:table-cell office:value-type="float" office:value="1.46783">
                <text:p>1.46783</text:p>
              </table:table-cell>
              <table:table-cell office:value-type="float" office:value="1.41236">
                <text:p>1.41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76475">
                <text:p>2.876475</text:p>
              </table:table-cell>
              <table:table-cell office:value-type="float" office:value="1.502701">
                <text:p>1.502701</text:p>
              </table:table-cell>
              <table:table-cell office:value-type="float" office:value="1.438237">
                <text:p>1.438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19621">
                <text:p>2.919621</text:p>
              </table:table-cell>
              <table:table-cell office:value-type="float" office:value="1.52501">
                <text:p>1.52501</text:p>
              </table:table-cell>
              <table:table-cell office:value-type="float" office:value="1.45981">
                <text:p>1.45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63277">
                <text:p>2.963277</text:p>
              </table:table-cell>
              <table:table-cell office:value-type="float" office:value="1.546633">
                <text:p>1.546633</text:p>
              </table:table-cell>
              <table:table-cell office:value-type="float" office:value="1.481638">
                <text:p>1.481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05963">
                <text:p>3.005963</text:p>
              </table:table-cell>
              <table:table-cell office:value-type="float" office:value="1.56791">
                <text:p>1.56791</text:p>
              </table:table-cell>
              <table:table-cell office:value-type="float" office:value="1.502982">
                <text:p>1.502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47976">
                <text:p>3.047976</text:p>
              </table:table-cell>
              <table:table-cell office:value-type="float" office:value="1.588325">
                <text:p>1.588325</text:p>
              </table:table-cell>
              <table:table-cell office:value-type="float" office:value="1.523988">
                <text:p>1.523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0572">
                <text:p>3.090572</text:p>
              </table:table-cell>
              <table:table-cell office:value-type="float" office:value="1.609498">
                <text:p>1.609498</text:p>
              </table:table-cell>
              <table:table-cell office:value-type="float" office:value="1.545286">
                <text:p>1.5452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34402">
                <text:p>3.134402</text:p>
              </table:table-cell>
              <table:table-cell office:value-type="float" office:value="1.631128">
                <text:p>1.631128</text:p>
              </table:table-cell>
              <table:table-cell office:value-type="float" office:value="1.567201">
                <text:p>1.567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77256">
                <text:p>3.177256</text:p>
              </table:table-cell>
              <table:table-cell office:value-type="float" office:value="1.653239">
                <text:p>1.653239</text:p>
              </table:table-cell>
              <table:table-cell office:value-type="float" office:value="1.588628">
                <text:p>1.5886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220105">
                <text:p>3.220105</text:p>
              </table:table-cell>
              <table:table-cell office:value-type="float" office:value="1.674969">
                <text:p>1.674969</text:p>
              </table:table-cell>
              <table:table-cell office:value-type="float" office:value="1.610053">
                <text:p>1.6100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62206">
                <text:p>3.262206</text:p>
              </table:table-cell>
              <table:table-cell office:value-type="float" office:value="1.696364">
                <text:p>1.696364</text:p>
              </table:table-cell>
              <table:table-cell office:value-type="float" office:value="1.631103">
                <text:p>1.631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30405">
                <text:p>3.30405</text:p>
              </table:table-cell>
              <table:table-cell office:value-type="float" office:value="1.717545">
                <text:p>1.717545</text:p>
              </table:table-cell>
              <table:table-cell office:value-type="float" office:value="1.652025">
                <text:p>1.652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46256">
                <text:p>3.346256</text:p>
              </table:table-cell>
              <table:table-cell office:value-type="float" office:value="1.738759">
                <text:p>1.738759</text:p>
              </table:table-cell>
              <table:table-cell office:value-type="float" office:value="1.673128">
                <text:p>1.6731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8175">
                <text:p>3.388175</text:p>
              </table:table-cell>
              <table:table-cell office:value-type="float" office:value="1.760243">
                <text:p>1.760243</text:p>
              </table:table-cell>
              <table:table-cell office:value-type="float" office:value="1.694087">
                <text:p>1.694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30339">
                <text:p>3.430339</text:p>
              </table:table-cell>
              <table:table-cell office:value-type="float" office:value="1.781575">
                <text:p>1.781575</text:p>
              </table:table-cell>
              <table:table-cell office:value-type="float" office:value="1.71517">
                <text:p>1.71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72512">
                <text:p>3.472512</text:p>
              </table:table-cell>
              <table:table-cell office:value-type="float" office:value="1.80231">
                <text:p>1.80231</text:p>
              </table:table-cell>
              <table:table-cell office:value-type="float" office:value="1.736256">
                <text:p>1.736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16378">
                <text:p>3.516378</text:p>
              </table:table-cell>
              <table:table-cell office:value-type="float" office:value="1.82273">
                <text:p>1.82273</text:p>
              </table:table-cell>
              <table:table-cell office:value-type="float" office:value="1.758189">
                <text:p>1.758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5919">
                <text:p>3.55919</text:p>
              </table:table-cell>
              <table:table-cell office:value-type="float" office:value="1.843986">
                <text:p>1.843986</text:p>
              </table:table-cell>
              <table:table-cell office:value-type="float" office:value="1.779595">
                <text:p>1.779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01775">
                <text:p>3.601775</text:p>
              </table:table-cell>
              <table:table-cell office:value-type="float" office:value="1.865757">
                <text:p>1.865757</text:p>
              </table:table-cell>
              <table:table-cell office:value-type="float" office:value="1.800888">
                <text:p>1.800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43455">
                <text:p>3.643455</text:p>
              </table:table-cell>
              <table:table-cell office:value-type="float" office:value="1.886878">
                <text:p>1.886878</text:p>
              </table:table-cell>
              <table:table-cell office:value-type="float" office:value="1.821727">
                <text:p>1.821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85689">
                <text:p>3.685689</text:p>
              </table:table-cell>
              <table:table-cell office:value-type="float" office:value="1.908034">
                <text:p>1.908034</text:p>
              </table:table-cell>
              <table:table-cell office:value-type="float" office:value="1.842845">
                <text:p>1.842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27815">
                <text:p>3.727815</text:p>
              </table:table-cell>
              <table:table-cell office:value-type="float" office:value="1.929687">
                <text:p>1.929687</text:p>
              </table:table-cell>
              <table:table-cell office:value-type="float" office:value="1.863907">
                <text:p>1.863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70082">
                <text:p>3.770082</text:p>
              </table:table-cell>
              <table:table-cell office:value-type="float" office:value="1.950986">
                <text:p>1.950986</text:p>
              </table:table-cell>
              <table:table-cell office:value-type="float" office:value="1.885041">
                <text:p>1.885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13473">
                <text:p>3.813473</text:p>
              </table:table-cell>
              <table:table-cell office:value-type="float" office:value="1.97319">
                <text:p>1.97319</text:p>
              </table:table-cell>
              <table:table-cell office:value-type="float" office:value="1.906736">
                <text:p>1.9067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55594">
                <text:p>3.855594</text:p>
              </table:table-cell>
              <table:table-cell office:value-type="float" office:value="1.993929">
                <text:p>1.993929</text:p>
              </table:table-cell>
              <table:table-cell office:value-type="float" office:value="1.927797">
                <text:p>1.9277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98373">
                <text:p>3.898373</text:p>
              </table:table-cell>
              <table:table-cell office:value-type="float" office:value="2.014353">
                <text:p>2.014353</text:p>
              </table:table-cell>
              <table:table-cell office:value-type="float" office:value="1.949186">
                <text:p>1.9491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41322">
                <text:p>3.941322</text:p>
              </table:table-cell>
              <table:table-cell office:value-type="float" office:value="2.035219">
                <text:p>2.035219</text:p>
              </table:table-cell>
              <table:table-cell office:value-type="float" office:value="1.970661">
                <text:p>1.9706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84976">
                <text:p>3.984976</text:p>
              </table:table-cell>
              <table:table-cell office:value-type="float" office:value="2.056232">
                <text:p>2.056232</text:p>
              </table:table-cell>
              <table:table-cell office:value-type="float" office:value="1.992488">
                <text:p>1.992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27304">
                <text:p>4.027304</text:p>
              </table:table-cell>
              <table:table-cell office:value-type="float" office:value="2.077052">
                <text:p>2.077052</text:p>
              </table:table-cell>
              <table:table-cell office:value-type="float" office:value="2.013652">
                <text:p>2.013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70149">
                <text:p>4.070149</text:p>
              </table:table-cell>
              <table:table-cell office:value-type="float" office:value="2.099906">
                <text:p>2.099906</text:p>
              </table:table-cell>
              <table:table-cell office:value-type="float" office:value="2.035075">
                <text:p>2.035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21342">
                <text:p>4.121342</text:p>
              </table:table-cell>
              <table:table-cell office:value-type="float" office:value="2.122534">
                <text:p>2.122534</text:p>
              </table:table-cell>
              <table:table-cell office:value-type="float" office:value="2.060671">
                <text:p>2.060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87943">
                <text:p>4.187943</text:p>
              </table:table-cell>
              <table:table-cell office:value-type="float" office:value="2.177253">
                <text:p>2.177253</text:p>
              </table:table-cell>
              <table:table-cell office:value-type="float" office:value="2.093972">
                <text:p>2.093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33037">
                <text:p>4.233037</text:p>
              </table:table-cell>
              <table:table-cell office:value-type="float" office:value="2.199516">
                <text:p>2.199516</text:p>
              </table:table-cell>
              <table:table-cell office:value-type="float" office:value="2.116519">
                <text:p>2.1165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77077">
                <text:p>4.277077</text:p>
              </table:table-cell>
              <table:table-cell office:value-type="float" office:value="2.222844">
                <text:p>2.222844</text:p>
              </table:table-cell>
              <table:table-cell office:value-type="float" office:value="2.138538">
                <text:p>2.138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20205">
                <text:p>4.320205</text:p>
              </table:table-cell>
              <table:table-cell office:value-type="float" office:value="2.245389">
                <text:p>2.245389</text:p>
              </table:table-cell>
              <table:table-cell office:value-type="float" office:value="2.160102">
                <text:p>2.160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63558">
                <text:p>4.363558</text:p>
              </table:table-cell>
              <table:table-cell office:value-type="float" office:value="2.268479">
                <text:p>2.268479</text:p>
              </table:table-cell>
              <table:table-cell office:value-type="float" office:value="2.181779">
                <text:p>2.181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407234">
                <text:p>4.407234</text:p>
              </table:table-cell>
              <table:table-cell office:value-type="float" office:value="2.292808">
                <text:p>2.292808</text:p>
              </table:table-cell>
              <table:table-cell office:value-type="float" office:value="2.203617">
                <text:p>2.2036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50923">
                <text:p>4.450923</text:p>
              </table:table-cell>
              <table:table-cell office:value-type="float" office:value="2.314733">
                <text:p>2.314733</text:p>
              </table:table-cell>
              <table:table-cell office:value-type="float" office:value="2.225461">
                <text:p>2.2254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93731">
                <text:p>4.493731</text:p>
              </table:table-cell>
              <table:table-cell office:value-type="float" office:value="2.336277">
                <text:p>2.336277</text:p>
              </table:table-cell>
              <table:table-cell office:value-type="float" office:value="2.246865">
                <text:p>2.2468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36495">
                <text:p>4.536495</text:p>
              </table:table-cell>
              <table:table-cell office:value-type="float" office:value="2.35885">
                <text:p>2.35885</text:p>
              </table:table-cell>
              <table:table-cell office:value-type="float" office:value="2.268247">
                <text:p>2.2682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78875">
                <text:p>4.578875</text:p>
              </table:table-cell>
              <table:table-cell office:value-type="float" office:value="2.380221">
                <text:p>2.380221</text:p>
              </table:table-cell>
              <table:table-cell office:value-type="float" office:value="2.289437">
                <text:p>2.2894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21573">
                <text:p>4.621573</text:p>
              </table:table-cell>
              <table:table-cell office:value-type="float" office:value="2.401745">
                <text:p>2.401745</text:p>
              </table:table-cell>
              <table:table-cell office:value-type="float" office:value="2.310787">
                <text:p>2.310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3472">
                <text:p>4.663472</text:p>
              </table:table-cell>
              <table:table-cell office:value-type="float" office:value="2.423221">
                <text:p>2.423221</text:p>
              </table:table-cell>
              <table:table-cell office:value-type="float" office:value="2.331736">
                <text:p>2.3317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706333">
                <text:p>4.706333</text:p>
              </table:table-cell>
              <table:table-cell office:value-type="float" office:value="2.445102">
                <text:p>2.445102</text:p>
              </table:table-cell>
              <table:table-cell office:value-type="float" office:value="2.353166">
                <text:p>2.353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49396">
                <text:p>4.749396</text:p>
              </table:table-cell>
              <table:table-cell office:value-type="float" office:value="2.466304">
                <text:p>2.466304</text:p>
              </table:table-cell>
              <table:table-cell office:value-type="float" office:value="2.374698">
                <text:p>2.374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92183">
                <text:p>4.792183</text:p>
              </table:table-cell>
              <table:table-cell office:value-type="float" office:value="2.488077">
                <text:p>2.488077</text:p>
              </table:table-cell>
              <table:table-cell office:value-type="float" office:value="2.396091">
                <text:p>2.396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834618">
                <text:p>4.834618</text:p>
              </table:table-cell>
              <table:table-cell office:value-type="float" office:value="2.509012">
                <text:p>2.509012</text:p>
              </table:table-cell>
              <table:table-cell office:value-type="float" office:value="2.417309">
                <text:p>2.4173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76983">
                <text:p>4.876983</text:p>
              </table:table-cell>
              <table:table-cell office:value-type="float" office:value="2.530303">
                <text:p>2.530303</text:p>
              </table:table-cell>
              <table:table-cell office:value-type="float" office:value="2.438492">
                <text:p>2.438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18789">
                <text:p>4.918789</text:p>
              </table:table-cell>
              <table:table-cell office:value-type="float" office:value="2.551687">
                <text:p>2.551687</text:p>
              </table:table-cell>
              <table:table-cell office:value-type="float" office:value="2.459395">
                <text:p>2.4593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960192">
                <text:p>4.960192</text:p>
              </table:table-cell>
              <table:table-cell office:value-type="float" office:value="2.573463">
                <text:p>2.573463</text:p>
              </table:table-cell>
              <table:table-cell office:value-type="float" office:value="2.480096">
                <text:p>2.4800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01345">
                <text:p>5.001345</text:p>
              </table:table-cell>
              <table:table-cell office:value-type="float" office:value="2.594718">
                <text:p>2.594718</text:p>
              </table:table-cell>
              <table:table-cell office:value-type="float" office:value="2.500673">
                <text:p>2.5006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04247">
                <text:p>5.04247</text:p>
              </table:table-cell>
              <table:table-cell office:value-type="float" office:value="2.616016">
                <text:p>2.616016</text:p>
              </table:table-cell>
              <table:table-cell office:value-type="float" office:value="2.521235">
                <text:p>2.521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84368">
                <text:p>5.084368</text:p>
              </table:table-cell>
              <table:table-cell office:value-type="float" office:value="2.637104">
                <text:p>2.637104</text:p>
              </table:table-cell>
              <table:table-cell office:value-type="float" office:value="2.542184">
                <text:p>2.5421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29891">
                <text:p>5.129891</text:p>
              </table:table-cell>
              <table:table-cell office:value-type="float" office:value="2.660282">
                <text:p>2.660282</text:p>
              </table:table-cell>
              <table:table-cell office:value-type="float" office:value="2.564946">
                <text:p>2.564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71576">
                <text:p>5.171576</text:p>
              </table:table-cell>
              <table:table-cell office:value-type="float" office:value="2.682793">
                <text:p>2.682793</text:p>
              </table:table-cell>
              <table:table-cell office:value-type="float" office:value="2.585788">
                <text:p>2.5857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1264">
                <text:p>5.21264</text:p>
              </table:table-cell>
              <table:table-cell office:value-type="float" office:value="2.705148">
                <text:p>2.705148</text:p>
              </table:table-cell>
              <table:table-cell office:value-type="float" office:value="2.60632">
                <text:p>2.60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254279">
                <text:p>5.254279</text:p>
              </table:table-cell>
              <table:table-cell office:value-type="float" office:value="2.726207">
                <text:p>2.726207</text:p>
              </table:table-cell>
              <table:table-cell office:value-type="float" office:value="2.62714">
                <text:p>2.627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296347">
                <text:p>5.296347</text:p>
              </table:table-cell>
              <table:table-cell office:value-type="float" office:value="2.746713">
                <text:p>2.746713</text:p>
              </table:table-cell>
              <table:table-cell office:value-type="float" office:value="2.648174">
                <text:p>2.648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40394">
                <text:p>5.340394</text:p>
              </table:table-cell>
              <table:table-cell office:value-type="float" office:value="2.767285">
                <text:p>2.767285</text:p>
              </table:table-cell>
              <table:table-cell office:value-type="float" office:value="2.670197">
                <text:p>2.6701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81973">
                <text:p>5.381973</text:p>
              </table:table-cell>
              <table:table-cell office:value-type="float" office:value="2.787811">
                <text:p>2.787811</text:p>
              </table:table-cell>
              <table:table-cell office:value-type="float" office:value="2.690987">
                <text:p>2.690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23326">
                <text:p>5.423326</text:p>
              </table:table-cell>
              <table:table-cell office:value-type="float" office:value="2.809195">
                <text:p>2.809195</text:p>
              </table:table-cell>
              <table:table-cell office:value-type="float" office:value="2.711663">
                <text:p>2.7116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46487">
                <text:p>5.46487</text:p>
              </table:table-cell>
              <table:table-cell office:value-type="float" office:value="2.830712">
                <text:p>2.830712</text:p>
              </table:table-cell>
              <table:table-cell office:value-type="float" office:value="2.732435">
                <text:p>2.7324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06408">
                <text:p>5.506408</text:p>
              </table:table-cell>
              <table:table-cell office:value-type="float" office:value="2.852183">
                <text:p>2.852183</text:p>
              </table:table-cell>
              <table:table-cell office:value-type="float" office:value="2.753204">
                <text:p>2.753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47469">
                <text:p>5.547469</text:p>
              </table:table-cell>
              <table:table-cell office:value-type="float" office:value="2.873601">
                <text:p>2.873601</text:p>
              </table:table-cell>
              <table:table-cell office:value-type="float" office:value="2.773734">
                <text:p>2.773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88764">
                <text:p>5.588764</text:p>
              </table:table-cell>
              <table:table-cell office:value-type="float" office:value="2.89769">
                <text:p>2.89769</text:p>
              </table:table-cell>
              <table:table-cell office:value-type="float" office:value="2.794382">
                <text:p>2.794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30722">
                <text:p>5.630722</text:p>
              </table:table-cell>
              <table:table-cell office:value-type="float" office:value="2.92084">
                <text:p>2.92084</text:p>
              </table:table-cell>
              <table:table-cell office:value-type="float" office:value="2.815361">
                <text:p>2.815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7276">
                <text:p>5.67276</text:p>
              </table:table-cell>
              <table:table-cell office:value-type="float" office:value="2.942153">
                <text:p>2.942153</text:p>
              </table:table-cell>
              <table:table-cell office:value-type="float" office:value="2.83638">
                <text:p>2.836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1552">
                <text:p>5.71552</text:p>
              </table:table-cell>
              <table:table-cell office:value-type="float" office:value="2.963295">
                <text:p>2.963295</text:p>
              </table:table-cell>
              <table:table-cell office:value-type="float" office:value="2.85776">
                <text:p>2.857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58565">
                <text:p>5.758565</text:p>
              </table:table-cell>
              <table:table-cell office:value-type="float" office:value="2.984362">
                <text:p>2.984362</text:p>
              </table:table-cell>
              <table:table-cell office:value-type="float" office:value="2.879283">
                <text:p>2.8792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01225">
                <text:p>5.801225</text:p>
              </table:table-cell>
              <table:table-cell office:value-type="float" office:value="3.005352">
                <text:p>3.005352</text:p>
              </table:table-cell>
              <table:table-cell office:value-type="float" office:value="2.900613">
                <text:p>2.9006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842924">
                <text:p>5.842924</text:p>
              </table:table-cell>
              <table:table-cell office:value-type="float" office:value="3.026232">
                <text:p>3.026232</text:p>
              </table:table-cell>
              <table:table-cell office:value-type="float" office:value="2.921462">
                <text:p>2.921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884035">
                <text:p>5.884035</text:p>
              </table:table-cell>
              <table:table-cell office:value-type="float" office:value="3.04791">
                <text:p>3.04791</text:p>
              </table:table-cell>
              <table:table-cell office:value-type="float" office:value="2.942018">
                <text:p>2.942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925692">
                <text:p>5.925692</text:p>
              </table:table-cell>
              <table:table-cell office:value-type="float" office:value="3.069569">
                <text:p>3.069569</text:p>
              </table:table-cell>
              <table:table-cell office:value-type="float" office:value="2.962846">
                <text:p>2.9628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967959">
                <text:p>5.967959</text:p>
              </table:table-cell>
              <table:table-cell office:value-type="float" office:value="3.0914">
                <text:p>3.0914</text:p>
              </table:table-cell>
              <table:table-cell office:value-type="float" office:value="2.983979">
                <text:p>2.9839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09857">
                <text:p>6.009857</text:p>
              </table:table-cell>
              <table:table-cell office:value-type="float" office:value="3.112606">
                <text:p>3.112606</text:p>
              </table:table-cell>
              <table:table-cell office:value-type="float" office:value="3.004928">
                <text:p>3.0049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052181">
                <text:p>6.052181</text:p>
              </table:table-cell>
              <table:table-cell office:value-type="float" office:value="3.134339">
                <text:p>3.134339</text:p>
              </table:table-cell>
              <table:table-cell office:value-type="float" office:value="3.026091">
                <text:p>3.026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094101">
                <text:p>6.094101</text:p>
              </table:table-cell>
              <table:table-cell office:value-type="float" office:value="3.156402">
                <text:p>3.156402</text:p>
              </table:table-cell>
              <table:table-cell office:value-type="float" office:value="3.047051">
                <text:p>3.0470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37092">
                <text:p>6.137092</text:p>
              </table:table-cell>
              <table:table-cell office:value-type="float" office:value="3.177916">
                <text:p>3.177916</text:p>
              </table:table-cell>
              <table:table-cell office:value-type="float" office:value="3.068546">
                <text:p>3.0685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18088">
                <text:p>6.18088</text:p>
              </table:table-cell>
              <table:table-cell office:value-type="float" office:value="3.199086">
                <text:p>3.199086</text:p>
              </table:table-cell>
              <table:table-cell office:value-type="float" office:value="3.09044">
                <text:p>3.090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224072">
                <text:p>6.224072</text:p>
              </table:table-cell>
              <table:table-cell office:value-type="float" office:value="3.220038">
                <text:p>3.220038</text:p>
              </table:table-cell>
              <table:table-cell office:value-type="float" office:value="3.112036">
                <text:p>3.112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267275">
                <text:p>6.267275</text:p>
              </table:table-cell>
              <table:table-cell office:value-type="float" office:value="3.241343">
                <text:p>3.241343</text:p>
              </table:table-cell>
              <table:table-cell office:value-type="float" office:value="3.133637">
                <text:p>3.1336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11041">
                <text:p>6.311041</text:p>
              </table:table-cell>
              <table:table-cell office:value-type="float" office:value="3.26256">
                <text:p>3.26256</text:p>
              </table:table-cell>
              <table:table-cell office:value-type="float" office:value="3.15552">
                <text:p>3.155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53583">
                <text:p>6.353583</text:p>
              </table:table-cell>
              <table:table-cell office:value-type="float" office:value="3.28343">
                <text:p>3.28343</text:p>
              </table:table-cell>
              <table:table-cell office:value-type="float" office:value="3.176792">
                <text:p>3.1767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95681">
                <text:p>6.395681</text:p>
              </table:table-cell>
              <table:table-cell office:value-type="float" office:value="3.306357">
                <text:p>3.306357</text:p>
              </table:table-cell>
              <table:table-cell office:value-type="float" office:value="3.19784">
                <text:p>3.197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382">
                <text:p>6.4382</text:p>
              </table:table-cell>
              <table:table-cell office:value-type="float" office:value="3.328614">
                <text:p>3.328614</text:p>
              </table:table-cell>
              <table:table-cell office:value-type="float" office:value="3.2191">
                <text:p>3.2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80557">
                <text:p>6.480557</text:p>
              </table:table-cell>
              <table:table-cell office:value-type="float" office:value="3.350826">
                <text:p>3.350826</text:p>
              </table:table-cell>
              <table:table-cell office:value-type="float" office:value="3.240278">
                <text:p>3.240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22733">
                <text:p>6.522733</text:p>
              </table:table-cell>
              <table:table-cell office:value-type="float" office:value="3.372814">
                <text:p>3.372814</text:p>
              </table:table-cell>
              <table:table-cell office:value-type="float" office:value="3.261366">
                <text:p>3.2613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565408">
                <text:p>6.565408</text:p>
              </table:table-cell>
              <table:table-cell office:value-type="float" office:value="3.395147">
                <text:p>3.395147</text:p>
              </table:table-cell>
              <table:table-cell office:value-type="float" office:value="3.282704">
                <text:p>3.282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0878">
                <text:p>6.60878</text:p>
              </table:table-cell>
              <table:table-cell office:value-type="float" office:value="3.41788">
                <text:p>3.41788</text:p>
              </table:table-cell>
              <table:table-cell office:value-type="float" office:value="3.30439">
                <text:p>3.304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52981">
                <text:p>6.652981</text:p>
              </table:table-cell>
              <table:table-cell office:value-type="float" office:value="3.440067">
                <text:p>3.440067</text:p>
              </table:table-cell>
              <table:table-cell office:value-type="float" office:value="3.32649">
                <text:p>3.326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97263">
                <text:p>6.697263</text:p>
              </table:table-cell>
              <table:table-cell office:value-type="float" office:value="3.461907">
                <text:p>3.461907</text:p>
              </table:table-cell>
              <table:table-cell office:value-type="float" office:value="3.348632">
                <text:p>3.3486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740725">
                <text:p>6.740725</text:p>
              </table:table-cell>
              <table:table-cell office:value-type="float" office:value="3.483948">
                <text:p>3.483948</text:p>
              </table:table-cell>
              <table:table-cell office:value-type="float" office:value="3.370363">
                <text:p>3.370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784221">
                <text:p>6.784221</text:p>
              </table:table-cell>
              <table:table-cell office:value-type="float" office:value="3.506107">
                <text:p>3.506107</text:p>
              </table:table-cell>
              <table:table-cell office:value-type="float" office:value="3.392111">
                <text:p>3.392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827051">
                <text:p>6.827051</text:p>
              </table:table-cell>
              <table:table-cell office:value-type="float" office:value="3.528232">
                <text:p>3.528232</text:p>
              </table:table-cell>
              <table:table-cell office:value-type="float" office:value="3.413525">
                <text:p>3.413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869645">
                <text:p>6.869645</text:p>
              </table:table-cell>
              <table:table-cell office:value-type="float" office:value="3.550437">
                <text:p>3.550437</text:p>
              </table:table-cell>
              <table:table-cell office:value-type="float" office:value="3.434823">
                <text:p>3.4348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911728">
                <text:p>6.911728</text:p>
              </table:table-cell>
              <table:table-cell office:value-type="float" office:value="3.572734">
                <text:p>3.572734</text:p>
              </table:table-cell>
              <table:table-cell office:value-type="float" office:value="3.455864">
                <text:p>3.4558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954286">
                <text:p>6.954286</text:p>
              </table:table-cell>
              <table:table-cell office:value-type="float" office:value="3.594939">
                <text:p>3.594939</text:p>
              </table:table-cell>
              <table:table-cell office:value-type="float" office:value="3.477143">
                <text:p>3.477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996714">
                <text:p>6.996714</text:p>
              </table:table-cell>
              <table:table-cell office:value-type="float" office:value="3.616742">
                <text:p>3.616742</text:p>
              </table:table-cell>
              <table:table-cell office:value-type="float" office:value="3.498357">
                <text:p>3.4983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038649">
                <text:p>7.038649</text:p>
              </table:table-cell>
              <table:table-cell office:value-type="float" office:value="3.63764">
                <text:p>3.63764</text:p>
              </table:table-cell>
              <table:table-cell office:value-type="float" office:value="3.519325">
                <text:p>3.519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082553">
                <text:p>7.082553</text:p>
              </table:table-cell>
              <table:table-cell office:value-type="float" office:value="3.659737">
                <text:p>3.659737</text:p>
              </table:table-cell>
              <table:table-cell office:value-type="float" office:value="3.541277">
                <text:p>3.541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125323">
                <text:p>7.125323</text:p>
              </table:table-cell>
              <table:table-cell office:value-type="float" office:value="3.681722">
                <text:p>3.681722</text:p>
              </table:table-cell>
              <table:table-cell office:value-type="float" office:value="3.562662">
                <text:p>3.5626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170351">
                <text:p>7.170351</text:p>
              </table:table-cell>
              <table:table-cell office:value-type="float" office:value="3.704198">
                <text:p>3.704198</text:p>
              </table:table-cell>
              <table:table-cell office:value-type="float" office:value="3.585176">
                <text:p>3.5851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214903">
                <text:p>7.214903</text:p>
              </table:table-cell>
              <table:table-cell office:value-type="float" office:value="3.726721">
                <text:p>3.726721</text:p>
              </table:table-cell>
              <table:table-cell office:value-type="float" office:value="3.607451">
                <text:p>3.607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257641">
                <text:p>7.257641</text:p>
              </table:table-cell>
              <table:table-cell office:value-type="float" office:value="3.748589">
                <text:p>3.748589</text:p>
              </table:table-cell>
              <table:table-cell office:value-type="float" office:value="3.628821">
                <text:p>3.6288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00272">
                <text:p>7.300272</text:p>
              </table:table-cell>
              <table:table-cell office:value-type="float" office:value="3.76946">
                <text:p>3.76946</text:p>
              </table:table-cell>
              <table:table-cell office:value-type="float" office:value="3.650136">
                <text:p>3.650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344401">
                <text:p>7.344401</text:p>
              </table:table-cell>
              <table:table-cell office:value-type="float" office:value="3.790762">
                <text:p>3.790762</text:p>
              </table:table-cell>
              <table:table-cell office:value-type="float" office:value="3.6722">
                <text:p>3.6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388988">
                <text:p>7.388988</text:p>
              </table:table-cell>
              <table:table-cell office:value-type="float" office:value="3.813793">
                <text:p>3.813793</text:p>
              </table:table-cell>
              <table:table-cell office:value-type="float" office:value="3.694494">
                <text:p>3.6944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431335">
                <text:p>7.431335</text:p>
              </table:table-cell>
              <table:table-cell office:value-type="float" office:value="3.835327">
                <text:p>3.835327</text:p>
              </table:table-cell>
              <table:table-cell office:value-type="float" office:value="3.715668">
                <text:p>3.715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474154">
                <text:p>7.474154</text:p>
              </table:table-cell>
              <table:table-cell office:value-type="float" office:value="3.857165">
                <text:p>3.857165</text:p>
              </table:table-cell>
              <table:table-cell office:value-type="float" office:value="3.737077">
                <text:p>3.7370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518524">
                <text:p>7.518524</text:p>
              </table:table-cell>
              <table:table-cell office:value-type="float" office:value="3.878215">
                <text:p>3.878215</text:p>
              </table:table-cell>
              <table:table-cell office:value-type="float" office:value="3.759262">
                <text:p>3.7592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562262">
                <text:p>7.562262</text:p>
              </table:table-cell>
              <table:table-cell office:value-type="float" office:value="3.899905">
                <text:p>3.899905</text:p>
              </table:table-cell>
              <table:table-cell office:value-type="float" office:value="3.781131">
                <text:p>3.7811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605823">
                <text:p>7.605823</text:p>
              </table:table-cell>
              <table:table-cell office:value-type="float" office:value="3.921853">
                <text:p>3.921853</text:p>
              </table:table-cell>
              <table:table-cell office:value-type="float" office:value="3.802911">
                <text:p>3.802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647552">
                <text:p>7.647552</text:p>
              </table:table-cell>
              <table:table-cell office:value-type="float" office:value="3.943979">
                <text:p>3.943979</text:p>
              </table:table-cell>
              <table:table-cell office:value-type="float" office:value="3.823776">
                <text:p>3.8237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690378">
                <text:p>7.690378</text:p>
              </table:table-cell>
              <table:table-cell office:value-type="float" office:value="3.965177">
                <text:p>3.965177</text:p>
              </table:table-cell>
              <table:table-cell office:value-type="float" office:value="3.845189">
                <text:p>3.845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734485">
                <text:p>7.734485</text:p>
              </table:table-cell>
              <table:table-cell office:value-type="float" office:value="3.987352">
                <text:p>3.987352</text:p>
              </table:table-cell>
              <table:table-cell office:value-type="float" office:value="3.867242">
                <text:p>3.8672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777527">
                <text:p>7.777527</text:p>
              </table:table-cell>
              <table:table-cell office:value-type="float" office:value="4.00926">
                <text:p>4.00926</text:p>
              </table:table-cell>
              <table:table-cell office:value-type="float" office:value="3.888764">
                <text:p>3.888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820453">
                <text:p>7.820453</text:p>
              </table:table-cell>
              <table:table-cell office:value-type="float" office:value="4.031651">
                <text:p>4.031651</text:p>
              </table:table-cell>
              <table:table-cell office:value-type="float" office:value="3.910226">
                <text:p>3.9102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633">
                <text:p>7.8633</text:p>
              </table:table-cell>
              <table:table-cell office:value-type="float" office:value="4.053397">
                <text:p>4.053397</text:p>
              </table:table-cell>
              <table:table-cell office:value-type="float" office:value="3.93165">
                <text:p>3.931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90638">
                <text:p>7.90638</text:p>
              </table:table-cell>
              <table:table-cell office:value-type="float" office:value="4.075052">
                <text:p>4.075052</text:p>
              </table:table-cell>
              <table:table-cell office:value-type="float" office:value="3.95319">
                <text:p>3.953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949355">
                <text:p>7.949355</text:p>
              </table:table-cell>
              <table:table-cell office:value-type="float" office:value="4.095769">
                <text:p>4.095769</text:p>
              </table:table-cell>
              <table:table-cell office:value-type="float" office:value="3.974677">
                <text:p>3.9746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992381">
                <text:p>7.992381</text:p>
              </table:table-cell>
              <table:table-cell office:value-type="float" office:value="4.117459">
                <text:p>4.117459</text:p>
              </table:table-cell>
              <table:table-cell office:value-type="float" office:value="3.996191">
                <text:p>3.996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034124">
                <text:p>8.034124</text:p>
              </table:table-cell>
              <table:table-cell office:value-type="float" office:value="4.139005">
                <text:p>4.139005</text:p>
              </table:table-cell>
              <table:table-cell office:value-type="float" office:value="4.017062">
                <text:p>4.0170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077448">
                <text:p>8.077448</text:p>
              </table:table-cell>
              <table:table-cell office:value-type="float" office:value="4.160866">
                <text:p>4.160866</text:p>
              </table:table-cell>
              <table:table-cell office:value-type="float" office:value="4.038724">
                <text:p>4.0387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12218">
                <text:p>8.12218</text:p>
              </table:table-cell>
              <table:table-cell office:value-type="float" office:value="4.186036">
                <text:p>4.186036</text:p>
              </table:table-cell>
              <table:table-cell office:value-type="float" office:value="4.06109">
                <text:p>4.061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66158">
                <text:p>8.166158</text:p>
              </table:table-cell>
              <table:table-cell office:value-type="float" office:value="4.207347">
                <text:p>4.207347</text:p>
              </table:table-cell>
              <table:table-cell office:value-type="float" office:value="4.083079">
                <text:p>4.0830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20918">
                <text:p>8.20918</text:p>
              </table:table-cell>
              <table:table-cell office:value-type="float" office:value="4.229135">
                <text:p>4.229135</text:p>
              </table:table-cell>
              <table:table-cell office:value-type="float" office:value="4.10459">
                <text:p>4.104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257271">
                <text:p>8.257271</text:p>
              </table:table-cell>
              <table:table-cell office:value-type="float" office:value="4.266713">
                <text:p>4.266713</text:p>
              </table:table-cell>
              <table:table-cell office:value-type="float" office:value="4.128636">
                <text:p>4.1286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305454">
                <text:p>8.305454</text:p>
              </table:table-cell>
              <table:table-cell office:value-type="float" office:value="4.303305">
                <text:p>4.303305</text:p>
              </table:table-cell>
              <table:table-cell office:value-type="float" office:value="4.152727">
                <text:p>4.1527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351173">
                <text:p>8.351173</text:p>
              </table:table-cell>
              <table:table-cell office:value-type="float" office:value="4.340476">
                <text:p>4.340476</text:p>
              </table:table-cell>
              <table:table-cell office:value-type="float" office:value="4.175587">
                <text:p>4.1755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400464">
                <text:p>8.400464</text:p>
              </table:table-cell>
              <table:table-cell office:value-type="float" office:value="4.377436">
                <text:p>4.377436</text:p>
              </table:table-cell>
              <table:table-cell office:value-type="float" office:value="4.200232">
                <text:p>4.200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443892">
                <text:p>8.443892</text:p>
              </table:table-cell>
              <table:table-cell office:value-type="float" office:value="4.410377">
                <text:p>4.410377</text:p>
              </table:table-cell>
              <table:table-cell office:value-type="float" office:value="4.221946">
                <text:p>4.221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487982">
                <text:p>8.487982</text:p>
              </table:table-cell>
              <table:table-cell office:value-type="float" office:value="4.433087">
                <text:p>4.433087</text:p>
              </table:table-cell>
              <table:table-cell office:value-type="float" office:value="4.243991">
                <text:p>4.243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531249">
                <text:p>8.531249</text:p>
              </table:table-cell>
              <table:table-cell office:value-type="float" office:value="4.454741">
                <text:p>4.454741</text:p>
              </table:table-cell>
              <table:table-cell office:value-type="float" office:value="4.265624">
                <text:p>4.265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75758">
                <text:p>8.575758</text:p>
              </table:table-cell>
              <table:table-cell office:value-type="float" office:value="4.477398">
                <text:p>4.477398</text:p>
              </table:table-cell>
              <table:table-cell office:value-type="float" office:value="4.287879">
                <text:p>4.2878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619406">
                <text:p>8.619406</text:p>
              </table:table-cell>
              <table:table-cell office:value-type="float" office:value="4.498599">
                <text:p>4.498599</text:p>
              </table:table-cell>
              <table:table-cell office:value-type="float" office:value="4.309703">
                <text:p>4.3097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66532">
                <text:p>8.66532</text:p>
              </table:table-cell>
              <table:table-cell office:value-type="float" office:value="4.519321">
                <text:p>4.519321</text:p>
              </table:table-cell>
              <table:table-cell office:value-type="float" office:value="4.33266">
                <text:p>4.332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7092">
                <text:p>8.7092</text:p>
              </table:table-cell>
              <table:table-cell office:value-type="float" office:value="4.541151">
                <text:p>4.541151</text:p>
              </table:table-cell>
              <table:table-cell office:value-type="float" office:value="4.3546">
                <text:p>4.35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755497">
                <text:p>8.755497</text:p>
              </table:table-cell>
              <table:table-cell office:value-type="float" office:value="4.562011">
                <text:p>4.562011</text:p>
              </table:table-cell>
              <table:table-cell office:value-type="float" office:value="4.377748">
                <text:p>4.3777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799117">
                <text:p>8.799117</text:p>
              </table:table-cell>
              <table:table-cell office:value-type="float" office:value="4.582994">
                <text:p>4.582994</text:p>
              </table:table-cell>
              <table:table-cell office:value-type="float" office:value="4.399558">
                <text:p>4.3995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844376">
                <text:p>8.844376</text:p>
              </table:table-cell>
              <table:table-cell office:value-type="float" office:value="4.604148">
                <text:p>4.604148</text:p>
              </table:table-cell>
              <table:table-cell office:value-type="float" office:value="4.422188">
                <text:p>4.422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887933">
                <text:p>8.887933</text:p>
              </table:table-cell>
              <table:table-cell office:value-type="float" office:value="4.625117">
                <text:p>4.625117</text:p>
              </table:table-cell>
              <table:table-cell office:value-type="float" office:value="4.443967">
                <text:p>4.4439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932532">
                <text:p>8.932532</text:p>
              </table:table-cell>
              <table:table-cell office:value-type="float" office:value="4.646235">
                <text:p>4.646235</text:p>
              </table:table-cell>
              <table:table-cell office:value-type="float" office:value="4.466266">
                <text:p>4.466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976078">
                <text:p>8.976078</text:p>
              </table:table-cell>
              <table:table-cell office:value-type="float" office:value="4.667463">
                <text:p>4.667463</text:p>
              </table:table-cell>
              <table:table-cell office:value-type="float" office:value="4.488039">
                <text:p>4.4880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020026">
                <text:p>9.020026</text:p>
              </table:table-cell>
              <table:table-cell office:value-type="float" office:value="4.689094">
                <text:p>4.689094</text:p>
              </table:table-cell>
              <table:table-cell office:value-type="float" office:value="4.510013">
                <text:p>4.510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062233">
                <text:p>9.062233</text:p>
              </table:table-cell>
              <table:table-cell office:value-type="float" office:value="4.710207">
                <text:p>4.710207</text:p>
              </table:table-cell>
              <table:table-cell office:value-type="float" office:value="4.531117">
                <text:p>4.531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105592">
                <text:p>9.105592</text:p>
              </table:table-cell>
              <table:table-cell office:value-type="float" office:value="4.732693">
                <text:p>4.732693</text:p>
              </table:table-cell>
              <table:table-cell office:value-type="float" office:value="4.552796">
                <text:p>4.552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147814">
                <text:p>9.147814</text:p>
              </table:table-cell>
              <table:table-cell office:value-type="float" office:value="4.757144">
                <text:p>4.757144</text:p>
              </table:table-cell>
              <table:table-cell office:value-type="float" office:value="4.573907">
                <text:p>4.5739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190673">
                <text:p>9.190673</text:p>
              </table:table-cell>
              <table:table-cell office:value-type="float" office:value="4.779226">
                <text:p>4.779226</text:p>
              </table:table-cell>
              <table:table-cell office:value-type="float" office:value="4.595337">
                <text:p>4.5953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232441">
                <text:p>9.232441</text:p>
              </table:table-cell>
              <table:table-cell office:value-type="float" office:value="4.803144">
                <text:p>4.803144</text:p>
              </table:table-cell>
              <table:table-cell office:value-type="float" office:value="4.61622">
                <text:p>4.616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275407">
                <text:p>9.275407</text:p>
              </table:table-cell>
              <table:table-cell office:value-type="float" office:value="4.825432">
                <text:p>4.825432</text:p>
              </table:table-cell>
              <table:table-cell office:value-type="float" office:value="4.637704">
                <text:p>4.6377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316892">
                <text:p>9.316892</text:p>
              </table:table-cell>
              <table:table-cell office:value-type="float" office:value="4.848049">
                <text:p>4.848049</text:p>
              </table:table-cell>
              <table:table-cell office:value-type="float" office:value="4.658446">
                <text:p>4.6584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359005">
                <text:p>9.359005</text:p>
              </table:table-cell>
              <table:table-cell office:value-type="float" office:value="4.869929">
                <text:p>4.869929</text:p>
              </table:table-cell>
              <table:table-cell office:value-type="float" office:value="4.679502">
                <text:p>4.6795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400141">
                <text:p>9.400141</text:p>
              </table:table-cell>
              <table:table-cell office:value-type="float" office:value="4.892013">
                <text:p>4.892013</text:p>
              </table:table-cell>
              <table:table-cell office:value-type="float" office:value="4.700071">
                <text:p>4.7000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441937">
                <text:p>9.441937</text:p>
              </table:table-cell>
              <table:table-cell office:value-type="float" office:value="4.91444">
                <text:p>4.91444</text:p>
              </table:table-cell>
              <table:table-cell office:value-type="float" office:value="4.720968">
                <text:p>4.720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483752">
                <text:p>9.483752</text:p>
              </table:table-cell>
              <table:table-cell office:value-type="float" office:value="4.938845">
                <text:p>4.938845</text:p>
              </table:table-cell>
              <table:table-cell office:value-type="float" office:value="4.741876">
                <text:p>4.7418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524992">
                <text:p>9.524992</text:p>
              </table:table-cell>
              <table:table-cell office:value-type="float" office:value="4.961595">
                <text:p>4.961595</text:p>
              </table:table-cell>
              <table:table-cell office:value-type="float" office:value="4.762496">
                <text:p>4.7624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567624">
                <text:p>9.567624</text:p>
              </table:table-cell>
              <table:table-cell office:value-type="float" office:value="4.983549">
                <text:p>4.983549</text:p>
              </table:table-cell>
              <table:table-cell office:value-type="float" office:value="4.783812">
                <text:p>4.7838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610504">
                <text:p>9.610504</text:p>
              </table:table-cell>
              <table:table-cell office:value-type="float" office:value="5.004847">
                <text:p>5.004847</text:p>
              </table:table-cell>
              <table:table-cell office:value-type="float" office:value="4.805252">
                <text:p>4.8052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653435">
                <text:p>9.653435</text:p>
              </table:table-cell>
              <table:table-cell office:value-type="float" office:value="5.026198">
                <text:p>5.026198</text:p>
              </table:table-cell>
              <table:table-cell office:value-type="float" office:value="4.826718">
                <text:p>4.8267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697851">
                <text:p>9.697851</text:p>
              </table:table-cell>
              <table:table-cell office:value-type="float" office:value="5.046994">
                <text:p>5.046994</text:p>
              </table:table-cell>
              <table:table-cell office:value-type="float" office:value="4.848926">
                <text:p>4.8489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740041">
                <text:p>9.740041</text:p>
              </table:table-cell>
              <table:table-cell office:value-type="float" office:value="5.068121">
                <text:p>5.068121</text:p>
              </table:table-cell>
              <table:table-cell office:value-type="float" office:value="4.870021">
                <text:p>4.870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78234">
                <text:p>9.78234</text:p>
              </table:table-cell>
              <table:table-cell office:value-type="float" office:value="5.089724">
                <text:p>5.089724</text:p>
              </table:table-cell>
              <table:table-cell office:value-type="float" office:value="4.89117">
                <text:p>4.891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824207">
                <text:p>9.824207</text:p>
              </table:table-cell>
              <table:table-cell office:value-type="float" office:value="5.111709">
                <text:p>5.111709</text:p>
              </table:table-cell>
              <table:table-cell office:value-type="float" office:value="4.912104">
                <text:p>4.912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866335">
                <text:p>9.866335</text:p>
              </table:table-cell>
              <table:table-cell office:value-type="float" office:value="5.133298">
                <text:p>5.133298</text:p>
              </table:table-cell>
              <table:table-cell office:value-type="float" office:value="4.933167">
                <text:p>4.9331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908224">
                <text:p>9.908224</text:p>
              </table:table-cell>
              <table:table-cell office:value-type="float" office:value="5.155055">
                <text:p>5.155055</text:p>
              </table:table-cell>
              <table:table-cell office:value-type="float" office:value="4.954112">
                <text:p>4.954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950561">
                <text:p>9.950561</text:p>
              </table:table-cell>
              <table:table-cell office:value-type="float" office:value="5.176482">
                <text:p>5.176482</text:p>
              </table:table-cell>
              <table:table-cell office:value-type="float" office:value="4.975281">
                <text:p>4.9752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992274">
                <text:p>9.992274</text:p>
              </table:table-cell>
              <table:table-cell office:value-type="float" office:value="5.199766">
                <text:p>5.199766</text:p>
              </table:table-cell>
              <table:table-cell office:value-type="float" office:value="4.996137">
                <text:p>4.9961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034937">
                <text:p>10.034937</text:p>
              </table:table-cell>
              <table:table-cell office:value-type="float" office:value="5.222016">
                <text:p>5.222016</text:p>
              </table:table-cell>
              <table:table-cell office:value-type="float" office:value="5.017468">
                <text:p>5.0174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076575">
                <text:p>10.076575</text:p>
              </table:table-cell>
              <table:table-cell office:value-type="float" office:value="5.244493">
                <text:p>5.244493</text:p>
              </table:table-cell>
              <table:table-cell office:value-type="float" office:value="5.038287">
                <text:p>5.0382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119215">
                <text:p>10.119215</text:p>
              </table:table-cell>
              <table:table-cell office:value-type="float" office:value="5.265888">
                <text:p>5.265888</text:p>
              </table:table-cell>
              <table:table-cell office:value-type="float" office:value="5.059608">
                <text:p>5.0596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162008">
                <text:p>10.162008</text:p>
              </table:table-cell>
              <table:table-cell office:value-type="float" office:value="5.287845">
                <text:p>5.287845</text:p>
              </table:table-cell>
              <table:table-cell office:value-type="float" office:value="5.081004">
                <text:p>5.081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206306">
                <text:p>10.206306</text:p>
              </table:table-cell>
              <table:table-cell office:value-type="float" office:value="5.309237">
                <text:p>5.309237</text:p>
              </table:table-cell>
              <table:table-cell office:value-type="float" office:value="5.103153">
                <text:p>5.1031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249558">
                <text:p>10.249558</text:p>
              </table:table-cell>
              <table:table-cell office:value-type="float" office:value="5.330704">
                <text:p>5.330704</text:p>
              </table:table-cell>
              <table:table-cell office:value-type="float" office:value="5.124779">
                <text:p>5.1247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292637">
                <text:p>10.292637</text:p>
              </table:table-cell>
              <table:table-cell office:value-type="float" office:value="5.352296">
                <text:p>5.352296</text:p>
              </table:table-cell>
              <table:table-cell office:value-type="float" office:value="5.146318">
                <text:p>5.1463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335908">
                <text:p>10.335908</text:p>
              </table:table-cell>
              <table:table-cell office:value-type="float" office:value="5.373467">
                <text:p>5.373467</text:p>
              </table:table-cell>
              <table:table-cell office:value-type="float" office:value="5.167954">
                <text:p>5.1679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379964">
                <text:p>10.379964</text:p>
              </table:table-cell>
              <table:table-cell office:value-type="float" office:value="5.394641">
                <text:p>5.394641</text:p>
              </table:table-cell>
              <table:table-cell office:value-type="float" office:value="5.189982">
                <text:p>5.1899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425978">
                <text:p>10.425978</text:p>
              </table:table-cell>
              <table:table-cell office:value-type="float" office:value="5.41603">
                <text:p>5.41603</text:p>
              </table:table-cell>
              <table:table-cell office:value-type="float" office:value="5.212989">
                <text:p>5.2129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470635">
                <text:p>10.470635</text:p>
              </table:table-cell>
              <table:table-cell office:value-type="float" office:value="5.436906">
                <text:p>5.436906</text:p>
              </table:table-cell>
              <table:table-cell office:value-type="float" office:value="5.235317">
                <text:p>5.2353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513328">
                <text:p>10.513328</text:p>
              </table:table-cell>
              <table:table-cell office:value-type="float" office:value="5.458424">
                <text:p>5.458424</text:p>
              </table:table-cell>
              <table:table-cell office:value-type="float" office:value="5.256664">
                <text:p>5.256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556196">
                <text:p>10.556196</text:p>
              </table:table-cell>
              <table:table-cell office:value-type="float" office:value="5.480232">
                <text:p>5.480232</text:p>
              </table:table-cell>
              <table:table-cell office:value-type="float" office:value="5.278098">
                <text:p>5.2780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599497">
                <text:p>10.599497</text:p>
              </table:table-cell>
              <table:table-cell office:value-type="float" office:value="5.503044">
                <text:p>5.503044</text:p>
              </table:table-cell>
              <table:table-cell office:value-type="float" office:value="5.299749">
                <text:p>5.2997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643162">
                <text:p>10.643162</text:p>
              </table:table-cell>
              <table:table-cell office:value-type="float" office:value="5.525322">
                <text:p>5.525322</text:p>
              </table:table-cell>
              <table:table-cell office:value-type="float" office:value="5.321581">
                <text:p>5.321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687274">
                <text:p>10.687274</text:p>
              </table:table-cell>
              <table:table-cell office:value-type="float" office:value="5.547527">
                <text:p>5.547527</text:p>
              </table:table-cell>
              <table:table-cell office:value-type="float" office:value="5.343637">
                <text:p>5.3436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730647">
                <text:p>10.730647</text:p>
              </table:table-cell>
              <table:table-cell office:value-type="float" office:value="5.569714">
                <text:p>5.569714</text:p>
              </table:table-cell>
              <table:table-cell office:value-type="float" office:value="5.365323">
                <text:p>5.3653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777122">
                <text:p>10.777122</text:p>
              </table:table-cell>
              <table:table-cell office:value-type="float" office:value="5.591999">
                <text:p>5.591999</text:p>
              </table:table-cell>
              <table:table-cell office:value-type="float" office:value="5.388561">
                <text:p>5.3885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820567">
                <text:p>10.820567</text:p>
              </table:table-cell>
              <table:table-cell office:value-type="float" office:value="5.614541">
                <text:p>5.614541</text:p>
              </table:table-cell>
              <table:table-cell office:value-type="float" office:value="5.410283">
                <text:p>5.4102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864634">
                <text:p>10.864634</text:p>
              </table:table-cell>
              <table:table-cell office:value-type="float" office:value="5.636218">
                <text:p>5.636218</text:p>
              </table:table-cell>
              <table:table-cell office:value-type="float" office:value="5.432317">
                <text:p>5.4323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907384">
                <text:p>10.907384</text:p>
              </table:table-cell>
              <table:table-cell office:value-type="float" office:value="5.658255">
                <text:p>5.658255</text:p>
              </table:table-cell>
              <table:table-cell office:value-type="float" office:value="5.453692">
                <text:p>5.4536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951621">
                <text:p>10.951621</text:p>
              </table:table-cell>
              <table:table-cell office:value-type="float" office:value="5.679666">
                <text:p>5.679666</text:p>
              </table:table-cell>
              <table:table-cell office:value-type="float" office:value="5.475811">
                <text:p>5.4758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995287">
                <text:p>10.995287</text:p>
              </table:table-cell>
              <table:table-cell office:value-type="float" office:value="5.704732">
                <text:p>5.704732</text:p>
              </table:table-cell>
              <table:table-cell office:value-type="float" office:value="5.497643">
                <text:p>5.4976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039408">
                <text:p>11.039408</text:p>
              </table:table-cell>
              <table:table-cell office:value-type="float" office:value="5.726895">
                <text:p>5.726895</text:p>
              </table:table-cell>
              <table:table-cell office:value-type="float" office:value="5.519704">
                <text:p>5.5197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083589">
                <text:p>11.083589</text:p>
              </table:table-cell>
              <table:table-cell office:value-type="float" office:value="5.748208">
                <text:p>5.748208</text:p>
              </table:table-cell>
              <table:table-cell office:value-type="float" office:value="5.541794">
                <text:p>5.5417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128084">
                <text:p>11.128084</text:p>
              </table:table-cell>
              <table:table-cell office:value-type="float" office:value="5.769477">
                <text:p>5.769477</text:p>
              </table:table-cell>
              <table:table-cell office:value-type="float" office:value="5.564042">
                <text:p>5.5640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173659">
                <text:p>11.173659</text:p>
              </table:table-cell>
              <table:table-cell office:value-type="float" office:value="5.790854">
                <text:p>5.790854</text:p>
              </table:table-cell>
              <table:table-cell office:value-type="float" office:value="5.58683">
                <text:p>5.586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217999">
                <text:p>11.217999</text:p>
              </table:table-cell>
              <table:table-cell office:value-type="float" office:value="5.812626">
                <text:p>5.812626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26178">
                <text:p>11.26178</text:p>
              </table:table-cell>
              <table:table-cell office:value-type="float" office:value="5.834243">
                <text:p>5.834243</text:p>
              </table:table-cell>
              <table:table-cell office:value-type="float" office:value="5.63089">
                <text:p>5.6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306291">
                <text:p>11.306291</text:p>
              </table:table-cell>
              <table:table-cell office:value-type="float" office:value="5.855183">
                <text:p>5.855183</text:p>
              </table:table-cell>
              <table:table-cell office:value-type="float" office:value="5.653145">
                <text:p>5.653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35065">
                <text:p>11.35065</text:p>
              </table:table-cell>
              <table:table-cell office:value-type="float" office:value="5.876711">
                <text:p>5.876711</text:p>
              </table:table-cell>
              <table:table-cell office:value-type="float" office:value="5.675325">
                <text:p>5.675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395372">
                <text:p>11.395372</text:p>
              </table:table-cell>
              <table:table-cell office:value-type="float" office:value="5.898301">
                <text:p>5.898301</text:p>
              </table:table-cell>
              <table:table-cell office:value-type="float" office:value="5.697686">
                <text:p>5.6976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40041">
                <text:p>11.440041</text:p>
              </table:table-cell>
              <table:table-cell office:value-type="float" office:value="5.919687">
                <text:p>5.919687</text:p>
              </table:table-cell>
              <table:table-cell office:value-type="float" office:value="5.72002">
                <text:p>5.72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484966">
                <text:p>11.484966</text:p>
              </table:table-cell>
              <table:table-cell office:value-type="float" office:value="5.940895">
                <text:p>5.940895</text:p>
              </table:table-cell>
              <table:table-cell office:value-type="float" office:value="5.742483">
                <text:p>5.74248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52906">
                <text:p>11.52906</text:p>
              </table:table-cell>
              <table:table-cell office:value-type="float" office:value="5.962746">
                <text:p>5.962746</text:p>
              </table:table-cell>
              <table:table-cell office:value-type="float" office:value="5.76453">
                <text:p>5.76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573525">
                <text:p>11.573525</text:p>
              </table:table-cell>
              <table:table-cell office:value-type="float" office:value="5.984416">
                <text:p>5.984416</text:p>
              </table:table-cell>
              <table:table-cell office:value-type="float" office:value="5.786762">
                <text:p>5.786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617744">
                <text:p>11.617744</text:p>
              </table:table-cell>
              <table:table-cell office:value-type="float" office:value="6.005971">
                <text:p>6.005971</text:p>
              </table:table-cell>
              <table:table-cell office:value-type="float" office:value="5.808872">
                <text:p>5.8088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662765">
                <text:p>11.662765</text:p>
              </table:table-cell>
              <table:table-cell office:value-type="float" office:value="6.028048">
                <text:p>6.028048</text:p>
              </table:table-cell>
              <table:table-cell office:value-type="float" office:value="5.831382">
                <text:p>5.8313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708971">
                <text:p>11.708971</text:p>
              </table:table-cell>
              <table:table-cell office:value-type="float" office:value="6.049799">
                <text:p>6.049799</text:p>
              </table:table-cell>
              <table:table-cell office:value-type="float" office:value="5.854485">
                <text:p>5.854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754345">
                <text:p>11.754345</text:p>
              </table:table-cell>
              <table:table-cell office:value-type="float" office:value="6.071616">
                <text:p>6.071616</text:p>
              </table:table-cell>
              <table:table-cell office:value-type="float" office:value="5.877172">
                <text:p>5.8771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79939">
                <text:p>11.79939</text:p>
              </table:table-cell>
              <table:table-cell office:value-type="float" office:value="6.093344">
                <text:p>6.093344</text:p>
              </table:table-cell>
              <table:table-cell office:value-type="float" office:value="5.899695">
                <text:p>5.8996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844328">
                <text:p>11.844328</text:p>
              </table:table-cell>
              <table:table-cell office:value-type="float" office:value="6.115175">
                <text:p>6.115175</text:p>
              </table:table-cell>
              <table:table-cell office:value-type="float" office:value="5.922164">
                <text:p>5.9221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888415">
                <text:p>11.888415</text:p>
              </table:table-cell>
              <table:table-cell office:value-type="float" office:value="6.136698">
                <text:p>6.136698</text:p>
              </table:table-cell>
              <table:table-cell office:value-type="float" office:value="5.944208">
                <text:p>5.944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932606">
                <text:p>11.932606</text:p>
              </table:table-cell>
              <table:table-cell office:value-type="float" office:value="6.158428">
                <text:p>6.158428</text:p>
              </table:table-cell>
              <table:table-cell office:value-type="float" office:value="5.966303">
                <text:p>5.9663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977581">
                <text:p>11.977581</text:p>
              </table:table-cell>
              <table:table-cell office:value-type="float" office:value="6.180622">
                <text:p>6.180622</text:p>
              </table:table-cell>
              <table:table-cell office:value-type="float" office:value="5.98879">
                <text:p>5.988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021767">
                <text:p>12.021767</text:p>
              </table:table-cell>
              <table:table-cell office:value-type="float" office:value="6.202995">
                <text:p>6.202995</text:p>
              </table:table-cell>
              <table:table-cell office:value-type="float" office:value="6.010883">
                <text:p>6.0108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066649">
                <text:p>12.066649</text:p>
              </table:table-cell>
              <table:table-cell office:value-type="float" office:value="6.224388">
                <text:p>6.224388</text:p>
              </table:table-cell>
              <table:table-cell office:value-type="float" office:value="6.033324">
                <text:p>6.0333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110695">
                <text:p>12.110695</text:p>
              </table:table-cell>
              <table:table-cell office:value-type="float" office:value="6.246017">
                <text:p>6.246017</text:p>
              </table:table-cell>
              <table:table-cell office:value-type="float" office:value="6.055348">
                <text:p>6.0553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153893">
                <text:p>12.153893</text:p>
              </table:table-cell>
              <table:table-cell office:value-type="float" office:value="6.267995">
                <text:p>6.267995</text:p>
              </table:table-cell>
              <table:table-cell office:value-type="float" office:value="6.076946">
                <text:p>6.0769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196277">
                <text:p>12.196277</text:p>
              </table:table-cell>
              <table:table-cell office:value-type="float" office:value="6.290633">
                <text:p>6.290633</text:p>
              </table:table-cell>
              <table:table-cell office:value-type="float" office:value="6.098138">
                <text:p>6.098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239269">
                <text:p>12.239269</text:p>
              </table:table-cell>
              <table:table-cell office:value-type="float" office:value="6.312491">
                <text:p>6.312491</text:p>
              </table:table-cell>
              <table:table-cell office:value-type="float" office:value="6.119635">
                <text:p>6.1196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282525">
                <text:p>12.282525</text:p>
              </table:table-cell>
              <table:table-cell office:value-type="float" office:value="6.333789">
                <text:p>6.333789</text:p>
              </table:table-cell>
              <table:table-cell office:value-type="float" office:value="6.141263">
                <text:p>6.1412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.326951">
                <text:p>12.326951</text:p>
              </table:table-cell>
              <table:table-cell office:value-type="float" office:value="6.35725">
                <text:p>6.35725</text:p>
              </table:table-cell>
              <table:table-cell office:value-type="float" office:value="6.163476">
                <text:p>6.1634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.370279">
                <text:p>12.370279</text:p>
              </table:table-cell>
              <table:table-cell office:value-type="float" office:value="6.378477">
                <text:p>6.378477</text:p>
              </table:table-cell>
              <table:table-cell office:value-type="float" office:value="6.185139">
                <text:p>6.18513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413392">
                <text:p>12.413392</text:p>
              </table:table-cell>
              <table:table-cell office:value-type="float" office:value="6.399825">
                <text:p>6.399825</text:p>
              </table:table-cell>
              <table:table-cell office:value-type="float" office:value="6.206696">
                <text:p>6.2066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456047">
                <text:p>12.456047</text:p>
              </table:table-cell>
              <table:table-cell office:value-type="float" office:value="6.421039">
                <text:p>6.421039</text:p>
              </table:table-cell>
              <table:table-cell office:value-type="float" office:value="6.228023">
                <text:p>6.22802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499025">
                <text:p>12.499025</text:p>
              </table:table-cell>
              <table:table-cell office:value-type="float" office:value="6.44299">
                <text:p>6.44299</text:p>
              </table:table-cell>
              <table:table-cell office:value-type="float" office:value="6.249512">
                <text:p>6.2495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543506">
                <text:p>12.543506</text:p>
              </table:table-cell>
              <table:table-cell office:value-type="float" office:value="6.465013">
                <text:p>6.465013</text:p>
              </table:table-cell>
              <table:table-cell office:value-type="float" office:value="6.271753">
                <text:p>6.271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586989">
                <text:p>12.586989</text:p>
              </table:table-cell>
              <table:table-cell office:value-type="float" office:value="6.487519">
                <text:p>6.487519</text:p>
              </table:table-cell>
              <table:table-cell office:value-type="float" office:value="6.293495">
                <text:p>6.2934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630056">
                <text:p>12.630056</text:p>
              </table:table-cell>
              <table:table-cell office:value-type="float" office:value="6.509456">
                <text:p>6.509456</text:p>
              </table:table-cell>
              <table:table-cell office:value-type="float" office:value="6.315028">
                <text:p>6.3150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.673986">
                <text:p>12.673986</text:p>
              </table:table-cell>
              <table:table-cell office:value-type="float" office:value="6.531856">
                <text:p>6.531856</text:p>
              </table:table-cell>
              <table:table-cell office:value-type="float" office:value="6.336993">
                <text:p>6.3369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717433">
                <text:p>12.717433</text:p>
              </table:table-cell>
              <table:table-cell office:value-type="float" office:value="6.553946">
                <text:p>6.553946</text:p>
              </table:table-cell>
              <table:table-cell office:value-type="float" office:value="6.358716">
                <text:p>6.3587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760271">
                <text:p>12.760271</text:p>
              </table:table-cell>
              <table:table-cell office:value-type="float" office:value="6.575769">
                <text:p>6.575769</text:p>
              </table:table-cell>
              <table:table-cell office:value-type="float" office:value="6.380135">
                <text:p>6.3801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803666">
                <text:p>12.803666</text:p>
              </table:table-cell>
              <table:table-cell office:value-type="float" office:value="6.598209">
                <text:p>6.598209</text:p>
              </table:table-cell>
              <table:table-cell office:value-type="float" office:value="6.401833">
                <text:p>6.4018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848014">
                <text:p>12.848014</text:p>
              </table:table-cell>
              <table:table-cell office:value-type="float" office:value="6.620417">
                <text:p>6.620417</text:p>
              </table:table-cell>
              <table:table-cell office:value-type="float" office:value="6.424007">
                <text:p>6.4240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891458">
                <text:p>12.891458</text:p>
              </table:table-cell>
              <table:table-cell office:value-type="float" office:value="6.641983">
                <text:p>6.641983</text:p>
              </table:table-cell>
              <table:table-cell office:value-type="float" office:value="6.445729">
                <text:p>6.44572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936369">
                <text:p>12.936369</text:p>
              </table:table-cell>
              <table:table-cell office:value-type="float" office:value="6.663108">
                <text:p>6.663108</text:p>
              </table:table-cell>
              <table:table-cell office:value-type="float" office:value="6.468184">
                <text:p>6.4681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979579">
                <text:p>12.979579</text:p>
              </table:table-cell>
              <table:table-cell office:value-type="float" office:value="6.684184">
                <text:p>6.684184</text:p>
              </table:table-cell>
              <table:table-cell office:value-type="float" office:value="6.48979">
                <text:p>6.489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025496">
                <text:p>13.025496</text:p>
              </table:table-cell>
              <table:table-cell office:value-type="float" office:value="6.705583">
                <text:p>6.705583</text:p>
              </table:table-cell>
              <table:table-cell office:value-type="float" office:value="6.512748">
                <text:p>6.5127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069645">
                <text:p>13.069645</text:p>
              </table:table-cell>
              <table:table-cell office:value-type="float" office:value="6.727394">
                <text:p>6.727394</text:p>
              </table:table-cell>
              <table:table-cell office:value-type="float" office:value="6.534822">
                <text:p>6.5348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114989">
                <text:p>13.114989</text:p>
              </table:table-cell>
              <table:table-cell office:value-type="float" office:value="6.74953">
                <text:p>6.74953</text:p>
              </table:table-cell>
              <table:table-cell office:value-type="float" office:value="6.557495">
                <text:p>6.5574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161924">
                <text:p>13.161924</text:p>
              </table:table-cell>
              <table:table-cell office:value-type="float" office:value="6.770915">
                <text:p>6.770915</text:p>
              </table:table-cell>
              <table:table-cell office:value-type="float" office:value="6.580962">
                <text:p>6.58096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207837">
                <text:p>13.207837</text:p>
              </table:table-cell>
              <table:table-cell office:value-type="float" office:value="6.791898">
                <text:p>6.791898</text:p>
              </table:table-cell>
              <table:table-cell office:value-type="float" office:value="6.603918">
                <text:p>6.6039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252195">
                <text:p>13.252195</text:p>
              </table:table-cell>
              <table:table-cell office:value-type="float" office:value="6.813156">
                <text:p>6.813156</text:p>
              </table:table-cell>
              <table:table-cell office:value-type="float" office:value="6.626097">
                <text:p>6.6260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.297874">
                <text:p>13.297874</text:p>
              </table:table-cell>
              <table:table-cell office:value-type="float" office:value="6.834412">
                <text:p>6.834412</text:p>
              </table:table-cell>
              <table:table-cell office:value-type="float" office:value="6.648937">
                <text:p>6.6489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342827">
                <text:p>13.342827</text:p>
              </table:table-cell>
              <table:table-cell office:value-type="float" office:value="6.855905">
                <text:p>6.855905</text:p>
              </table:table-cell>
              <table:table-cell office:value-type="float" office:value="6.671414">
                <text:p>6.6714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.38877">
                <text:p>13.38877</text:p>
              </table:table-cell>
              <table:table-cell office:value-type="float" office:value="6.877331">
                <text:p>6.877331</text:p>
              </table:table-cell>
              <table:table-cell office:value-type="float" office:value="6.694385">
                <text:p>6.6943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.433596">
                <text:p>13.433596</text:p>
              </table:table-cell>
              <table:table-cell office:value-type="float" office:value="6.898533">
                <text:p>6.898533</text:p>
              </table:table-cell>
              <table:table-cell office:value-type="float" office:value="6.716798">
                <text:p>6.7167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477579">
                <text:p>13.477579</text:p>
              </table:table-cell>
              <table:table-cell office:value-type="float" office:value="6.919734">
                <text:p>6.919734</text:p>
              </table:table-cell>
              <table:table-cell office:value-type="float" office:value="6.738789">
                <text:p>6.7387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521604">
                <text:p>13.521604</text:p>
              </table:table-cell>
              <table:table-cell office:value-type="float" office:value="6.941054">
                <text:p>6.941054</text:p>
              </table:table-cell>
              <table:table-cell office:value-type="float" office:value="6.760802">
                <text:p>6.7608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566164">
                <text:p>13.566164</text:p>
              </table:table-cell>
              <table:table-cell office:value-type="float" office:value="6.962967">
                <text:p>6.962967</text:p>
              </table:table-cell>
              <table:table-cell office:value-type="float" office:value="6.783082">
                <text:p>6.7830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608962">
                <text:p>13.608962</text:p>
              </table:table-cell>
              <table:table-cell office:value-type="float" office:value="6.984653">
                <text:p>6.984653</text:p>
              </table:table-cell>
              <table:table-cell office:value-type="float" office:value="6.804481">
                <text:p>6.804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654681">
                <text:p>13.654681</text:p>
              </table:table-cell>
              <table:table-cell office:value-type="float" office:value="7.006663">
                <text:p>7.006663</text:p>
              </table:table-cell>
              <table:table-cell office:value-type="float" office:value="6.827341">
                <text:p>6.8273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699047">
                <text:p>13.699047</text:p>
              </table:table-cell>
              <table:table-cell office:value-type="float" office:value="7.028821">
                <text:p>7.028821</text:p>
              </table:table-cell>
              <table:table-cell office:value-type="float" office:value="6.849523">
                <text:p>6.8495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743636">
                <text:p>13.743636</text:p>
              </table:table-cell>
              <table:table-cell office:value-type="float" office:value="7.050657">
                <text:p>7.050657</text:p>
              </table:table-cell>
              <table:table-cell office:value-type="float" office:value="6.871818">
                <text:p>6.8718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78883">
                <text:p>13.78883</text:p>
              </table:table-cell>
              <table:table-cell office:value-type="float" office:value="7.072528">
                <text:p>7.072528</text:p>
              </table:table-cell>
              <table:table-cell office:value-type="float" office:value="6.894415">
                <text:p>6.8944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832309">
                <text:p>13.832309</text:p>
              </table:table-cell>
              <table:table-cell office:value-type="float" office:value="7.094391">
                <text:p>7.094391</text:p>
              </table:table-cell>
              <table:table-cell office:value-type="float" office:value="6.916155">
                <text:p>6.9161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875958">
                <text:p>13.875958</text:p>
              </table:table-cell>
              <table:table-cell office:value-type="float" office:value="7.116146">
                <text:p>7.116146</text:p>
              </table:table-cell>
              <table:table-cell office:value-type="float" office:value="6.937979">
                <text:p>6.937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919611">
                <text:p>13.919611</text:p>
              </table:table-cell>
              <table:table-cell office:value-type="float" office:value="7.138175">
                <text:p>7.138175</text:p>
              </table:table-cell>
              <table:table-cell office:value-type="float" office:value="6.959805">
                <text:p>6.959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963192">
                <text:p>13.963192</text:p>
              </table:table-cell>
              <table:table-cell office:value-type="float" office:value="7.159851">
                <text:p>7.159851</text:p>
              </table:table-cell>
              <table:table-cell office:value-type="float" office:value="6.981596">
                <text:p>6.9815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005622">
                <text:p>14.005622</text:p>
              </table:table-cell>
              <table:table-cell office:value-type="float" office:value="7.181786">
                <text:p>7.181786</text:p>
              </table:table-cell>
              <table:table-cell office:value-type="float" office:value="7.002811">
                <text:p>7.0028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048256">
                <text:p>14.048256</text:p>
              </table:table-cell>
              <table:table-cell office:value-type="float" office:value="7.203694">
                <text:p>7.203694</text:p>
              </table:table-cell>
              <table:table-cell office:value-type="float" office:value="7.024128">
                <text:p>7.0241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091415">
                <text:p>14.091415</text:p>
              </table:table-cell>
              <table:table-cell office:value-type="float" office:value="7.226263">
                <text:p>7.226263</text:p>
              </table:table-cell>
              <table:table-cell office:value-type="float" office:value="7.045707">
                <text:p>7.0457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134796">
                <text:p>14.134796</text:p>
              </table:table-cell>
              <table:table-cell office:value-type="float" office:value="7.248183">
                <text:p>7.248183</text:p>
              </table:table-cell>
              <table:table-cell office:value-type="float" office:value="7.067398">
                <text:p>7.06739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177642">
                <text:p>14.177642</text:p>
              </table:table-cell>
              <table:table-cell office:value-type="float" office:value="7.269862">
                <text:p>7.269862</text:p>
              </table:table-cell>
              <table:table-cell office:value-type="float" office:value="7.088821">
                <text:p>7.0888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221074">
                <text:p>14.221074</text:p>
              </table:table-cell>
              <table:table-cell office:value-type="float" office:value="7.291634">
                <text:p>7.291634</text:p>
              </table:table-cell>
              <table:table-cell office:value-type="float" office:value="7.110537">
                <text:p>7.1105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264258">
                <text:p>14.264258</text:p>
              </table:table-cell>
              <table:table-cell office:value-type="float" office:value="7.313214">
                <text:p>7.313214</text:p>
              </table:table-cell>
              <table:table-cell office:value-type="float" office:value="7.132129">
                <text:p>7.1321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30685">
                <text:p>14.30685</text:p>
              </table:table-cell>
              <table:table-cell office:value-type="float" office:value="7.334965">
                <text:p>7.334965</text:p>
              </table:table-cell>
              <table:table-cell office:value-type="float" office:value="7.153425">
                <text:p>7.1534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349779">
                <text:p>14.349779</text:p>
              </table:table-cell>
              <table:table-cell office:value-type="float" office:value="7.357457">
                <text:p>7.357457</text:p>
              </table:table-cell>
              <table:table-cell office:value-type="float" office:value="7.174889">
                <text:p>7.1748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392841">
                <text:p>14.392841</text:p>
              </table:table-cell>
              <table:table-cell office:value-type="float" office:value="7.379656">
                <text:p>7.379656</text:p>
              </table:table-cell>
              <table:table-cell office:value-type="float" office:value="7.19642">
                <text:p>7.196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435522">
                <text:p>14.435522</text:p>
              </table:table-cell>
              <table:table-cell office:value-type="float" office:value="7.402075">
                <text:p>7.402075</text:p>
              </table:table-cell>
              <table:table-cell office:value-type="float" office:value="7.217761">
                <text:p>7.2177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479229">
                <text:p>14.479229</text:p>
              </table:table-cell>
              <table:table-cell office:value-type="float" office:value="7.424585">
                <text:p>7.424585</text:p>
              </table:table-cell>
              <table:table-cell office:value-type="float" office:value="7.239614">
                <text:p>7.2396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523742">
                <text:p>14.523742</text:p>
              </table:table-cell>
              <table:table-cell office:value-type="float" office:value="7.448367">
                <text:p>7.448367</text:p>
              </table:table-cell>
              <table:table-cell office:value-type="float" office:value="7.261871">
                <text:p>7.261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566654">
                <text:p>14.566654</text:p>
              </table:table-cell>
              <table:table-cell office:value-type="float" office:value="7.470938">
                <text:p>7.470938</text:p>
              </table:table-cell>
              <table:table-cell office:value-type="float" office:value="7.283327">
                <text:p>7.2833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609861">
                <text:p>14.609861</text:p>
              </table:table-cell>
              <table:table-cell office:value-type="float" office:value="7.494225">
                <text:p>7.494225</text:p>
              </table:table-cell>
              <table:table-cell office:value-type="float" office:value="7.304931">
                <text:p>7.3049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652808">
                <text:p>14.652808</text:p>
              </table:table-cell>
              <table:table-cell office:value-type="float" office:value="7.516396">
                <text:p>7.516396</text:p>
              </table:table-cell>
              <table:table-cell office:value-type="float" office:value="7.326404">
                <text:p>7.3264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695817">
                <text:p>14.695817</text:p>
              </table:table-cell>
              <table:table-cell office:value-type="float" office:value="7.538471">
                <text:p>7.538471</text:p>
              </table:table-cell>
              <table:table-cell office:value-type="float" office:value="7.347909">
                <text:p>7.347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739173">
                <text:p>14.739173</text:p>
              </table:table-cell>
              <table:table-cell office:value-type="float" office:value="7.55981">
                <text:p>7.55981</text:p>
              </table:table-cell>
              <table:table-cell office:value-type="float" office:value="7.369587">
                <text:p>7.3695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783225">
                <text:p>14.783225</text:p>
              </table:table-cell>
              <table:table-cell office:value-type="float" office:value="7.581056">
                <text:p>7.581056</text:p>
              </table:table-cell>
              <table:table-cell office:value-type="float" office:value="7.391613">
                <text:p>7.3916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827949">
                <text:p>14.827949</text:p>
              </table:table-cell>
              <table:table-cell office:value-type="float" office:value="7.602535">
                <text:p>7.602535</text:p>
              </table:table-cell>
              <table:table-cell office:value-type="float" office:value="7.413974">
                <text:p>7.413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87379">
                <text:p>14.87379</text:p>
              </table:table-cell>
              <table:table-cell office:value-type="float" office:value="7.624241">
                <text:p>7.624241</text:p>
              </table:table-cell>
              <table:table-cell office:value-type="float" office:value="7.436895">
                <text:p>7.4368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91901">
                <text:p>14.91901</text:p>
              </table:table-cell>
              <table:table-cell office:value-type="float" office:value="7.645448">
                <text:p>7.645448</text:p>
              </table:table-cell>
              <table:table-cell office:value-type="float" office:value="7.459505">
                <text:p>7.4595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962762">
                <text:p>14.962762</text:p>
              </table:table-cell>
              <table:table-cell office:value-type="float" office:value="7.666818">
                <text:p>7.666818</text:p>
              </table:table-cell>
              <table:table-cell office:value-type="float" office:value="7.481381">
                <text:p>7.4813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00992">
                <text:p>15.00992</text:p>
              </table:table-cell>
              <table:table-cell office:value-type="float" office:value="7.688361">
                <text:p>7.688361</text:p>
              </table:table-cell>
              <table:table-cell office:value-type="float" office:value="7.50496">
                <text:p>7.504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054165">
                <text:p>15.054165</text:p>
              </table:table-cell>
              <table:table-cell office:value-type="float" office:value="7.711024">
                <text:p>7.711024</text:p>
              </table:table-cell>
              <table:table-cell office:value-type="float" office:value="7.527083">
                <text:p>7.5270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099345">
                <text:p>15.099345</text:p>
              </table:table-cell>
              <table:table-cell office:value-type="float" office:value="7.734238">
                <text:p>7.734238</text:p>
              </table:table-cell>
              <table:table-cell office:value-type="float" office:value="7.549672">
                <text:p>7.5496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144682">
                <text:p>15.144682</text:p>
              </table:table-cell>
              <table:table-cell office:value-type="float" office:value="7.756307">
                <text:p>7.756307</text:p>
              </table:table-cell>
              <table:table-cell office:value-type="float" office:value="7.572341">
                <text:p>7.5723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189306">
                <text:p>15.189306</text:p>
              </table:table-cell>
              <table:table-cell office:value-type="float" office:value="7.778807">
                <text:p>7.778807</text:p>
              </table:table-cell>
              <table:table-cell office:value-type="float" office:value="7.594653">
                <text:p>7.5946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233381">
                <text:p>15.233381</text:p>
              </table:table-cell>
              <table:table-cell office:value-type="float" office:value="7.802834">
                <text:p>7.802834</text:p>
              </table:table-cell>
              <table:table-cell office:value-type="float" office:value="7.616691">
                <text:p>7.6166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276863">
                <text:p>15.276863</text:p>
              </table:table-cell>
              <table:table-cell office:value-type="float" office:value="7.827395">
                <text:p>7.827395</text:p>
              </table:table-cell>
              <table:table-cell office:value-type="float" office:value="7.638431">
                <text:p>7.63843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.319491">
                <text:p>15.319491</text:p>
              </table:table-cell>
              <table:table-cell office:value-type="float" office:value="7.851638">
                <text:p>7.851638</text:p>
              </table:table-cell>
              <table:table-cell office:value-type="float" office:value="7.659745">
                <text:p>7.6597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363237">
                <text:p>15.363237</text:p>
              </table:table-cell>
              <table:table-cell office:value-type="float" office:value="7.875249">
                <text:p>7.875249</text:p>
              </table:table-cell>
              <table:table-cell office:value-type="float" office:value="7.681619">
                <text:p>7.6816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40714">
                <text:p>15.40714</text:p>
              </table:table-cell>
              <table:table-cell office:value-type="float" office:value="7.898944">
                <text:p>7.898944</text:p>
              </table:table-cell>
              <table:table-cell office:value-type="float" office:value="7.70357">
                <text:p>7.703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450978">
                <text:p>15.450978</text:p>
              </table:table-cell>
              <table:table-cell office:value-type="float" office:value="7.922942">
                <text:p>7.922942</text:p>
              </table:table-cell>
              <table:table-cell office:value-type="float" office:value="7.725489">
                <text:p>7.7254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493876">
                <text:p>15.493876</text:p>
              </table:table-cell>
              <table:table-cell office:value-type="float" office:value="7.946568">
                <text:p>7.946568</text:p>
              </table:table-cell>
              <table:table-cell office:value-type="float" office:value="7.746938">
                <text:p>7.7469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537404">
                <text:p>15.537404</text:p>
              </table:table-cell>
              <table:table-cell office:value-type="float" office:value="7.969842">
                <text:p>7.969842</text:p>
              </table:table-cell>
              <table:table-cell office:value-type="float" office:value="7.768702">
                <text:p>7.768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580854">
                <text:p>15.580854</text:p>
              </table:table-cell>
              <table:table-cell office:value-type="float" office:value="7.993945">
                <text:p>7.993945</text:p>
              </table:table-cell>
              <table:table-cell office:value-type="float" office:value="7.790427">
                <text:p>7.790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625165">
                <text:p>15.625165</text:p>
              </table:table-cell>
              <table:table-cell office:value-type="float" office:value="8.016904">
                <text:p>8.016904</text:p>
              </table:table-cell>
              <table:table-cell office:value-type="float" office:value="7.812582">
                <text:p>7.8125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668789">
                <text:p>15.668789</text:p>
              </table:table-cell>
              <table:table-cell office:value-type="float" office:value="8.041935">
                <text:p>8.041935</text:p>
              </table:table-cell>
              <table:table-cell office:value-type="float" office:value="7.834394">
                <text:p>7.8343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712366">
                <text:p>15.712366</text:p>
              </table:table-cell>
              <table:table-cell office:value-type="float" office:value="8.0648">
                <text:p>8.0648</text:p>
              </table:table-cell>
              <table:table-cell office:value-type="float" office:value="7.856183">
                <text:p>7.8561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755206">
                <text:p>15.755206</text:p>
              </table:table-cell>
              <table:table-cell office:value-type="float" office:value="8.087674">
                <text:p>8.087674</text:p>
              </table:table-cell>
              <table:table-cell office:value-type="float" office:value="7.877603">
                <text:p>7.8776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798975">
                <text:p>15.798975</text:p>
              </table:table-cell>
              <table:table-cell office:value-type="float" office:value="8.10993">
                <text:p>8.10993</text:p>
              </table:table-cell>
              <table:table-cell office:value-type="float" office:value="7.899487">
                <text:p>7.8994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841984">
                <text:p>15.841984</text:p>
              </table:table-cell>
              <table:table-cell office:value-type="float" office:value="8.132624">
                <text:p>8.132624</text:p>
              </table:table-cell>
              <table:table-cell office:value-type="float" office:value="7.920992">
                <text:p>7.9209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885034">
                <text:p>15.885034</text:p>
              </table:table-cell>
              <table:table-cell office:value-type="float" office:value="8.155173">
                <text:p>8.155173</text:p>
              </table:table-cell>
              <table:table-cell office:value-type="float" office:value="7.942517">
                <text:p>7.9425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927955">
                <text:p>15.927955</text:p>
              </table:table-cell>
              <table:table-cell office:value-type="float" office:value="8.178398">
                <text:p>8.178398</text:p>
              </table:table-cell>
              <table:table-cell office:value-type="float" office:value="7.963977">
                <text:p>7.96397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971576">
                <text:p>15.971576</text:p>
              </table:table-cell>
              <table:table-cell office:value-type="float" office:value="8.200786">
                <text:p>8.200786</text:p>
              </table:table-cell>
              <table:table-cell office:value-type="float" office:value="7.985788">
                <text:p>7.985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01481">
                <text:p>16.01481</text:p>
              </table:table-cell>
              <table:table-cell office:value-type="float" office:value="8.223723">
                <text:p>8.223723</text:p>
              </table:table-cell>
              <table:table-cell office:value-type="float" office:value="8.007405">
                <text:p>8.0074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057996">
                <text:p>16.057996</text:p>
              </table:table-cell>
              <table:table-cell office:value-type="float" office:value="8.246763">
                <text:p>8.246763</text:p>
              </table:table-cell>
              <table:table-cell office:value-type="float" office:value="8.028998">
                <text:p>8.0289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100522">
                <text:p>16.100522</text:p>
              </table:table-cell>
              <table:table-cell office:value-type="float" office:value="8.270171">
                <text:p>8.270171</text:p>
              </table:table-cell>
              <table:table-cell office:value-type="float" office:value="8.050261">
                <text:p>8.0502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1432">
                <text:p>16.1432</text:p>
              </table:table-cell>
              <table:table-cell office:value-type="float" office:value="8.293298">
                <text:p>8.293298</text:p>
              </table:table-cell>
              <table:table-cell office:value-type="float" office:value="8.0716">
                <text:p>8.07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185942">
                <text:p>16.185942</text:p>
              </table:table-cell>
              <table:table-cell office:value-type="float" office:value="8.316033">
                <text:p>8.316033</text:p>
              </table:table-cell>
              <table:table-cell office:value-type="float" office:value="8.092971">
                <text:p>8.0929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228591">
                <text:p>16.228591</text:p>
              </table:table-cell>
              <table:table-cell office:value-type="float" office:value="8.338502">
                <text:p>8.338502</text:p>
              </table:table-cell>
              <table:table-cell office:value-type="float" office:value="8.114296">
                <text:p>8.11429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272797">
                <text:p>16.272797</text:p>
              </table:table-cell>
              <table:table-cell office:value-type="float" office:value="8.361175">
                <text:p>8.361175</text:p>
              </table:table-cell>
              <table:table-cell office:value-type="float" office:value="8.136399">
                <text:p>8.1363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316066">
                <text:p>16.316066</text:p>
              </table:table-cell>
              <table:table-cell office:value-type="float" office:value="8.384061">
                <text:p>8.384061</text:p>
              </table:table-cell>
              <table:table-cell office:value-type="float" office:value="8.158033">
                <text:p>8.1580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359175">
                <text:p>16.359175</text:p>
              </table:table-cell>
              <table:table-cell office:value-type="float" office:value="8.406447">
                <text:p>8.406447</text:p>
              </table:table-cell>
              <table:table-cell office:value-type="float" office:value="8.179587">
                <text:p>8.1795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403893">
                <text:p>16.403893</text:p>
              </table:table-cell>
              <table:table-cell office:value-type="float" office:value="8.429814">
                <text:p>8.429814</text:p>
              </table:table-cell>
              <table:table-cell office:value-type="float" office:value="8.201946">
                <text:p>8.2019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447154">
                <text:p>16.447154</text:p>
              </table:table-cell>
              <table:table-cell office:value-type="float" office:value="8.452518">
                <text:p>8.452518</text:p>
              </table:table-cell>
              <table:table-cell office:value-type="float" office:value="8.223577">
                <text:p>8.2235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490256">
                <text:p>16.490256</text:p>
              </table:table-cell>
              <table:table-cell office:value-type="float" office:value="8.475318">
                <text:p>8.475318</text:p>
              </table:table-cell>
              <table:table-cell office:value-type="float" office:value="8.245128">
                <text:p>8.2451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534184">
                <text:p>16.534184</text:p>
              </table:table-cell>
              <table:table-cell office:value-type="float" office:value="8.497855">
                <text:p>8.497855</text:p>
              </table:table-cell>
              <table:table-cell office:value-type="float" office:value="8.267092">
                <text:p>8.2670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577781">
                <text:p>16.577781</text:p>
              </table:table-cell>
              <table:table-cell office:value-type="float" office:value="8.52039">
                <text:p>8.52039</text:p>
              </table:table-cell>
              <table:table-cell office:value-type="float" office:value="8.28889">
                <text:p>8.288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621702">
                <text:p>16.621702</text:p>
              </table:table-cell>
              <table:table-cell office:value-type="float" office:value="8.542924">
                <text:p>8.542924</text:p>
              </table:table-cell>
              <table:table-cell office:value-type="float" office:value="8.310851">
                <text:p>8.3108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676869">
                <text:p>16.676869</text:p>
              </table:table-cell>
              <table:table-cell office:value-type="float" office:value="8.570837">
                <text:p>8.570837</text:p>
              </table:table-cell>
              <table:table-cell office:value-type="float" office:value="8.338434">
                <text:p>8.3384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737488">
                <text:p>16.737488</text:p>
              </table:table-cell>
              <table:table-cell office:value-type="float" office:value="8.602675">
                <text:p>8.602675</text:p>
              </table:table-cell>
              <table:table-cell office:value-type="float" office:value="8.368744">
                <text:p>8.3687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783316">
                <text:p>16.783316</text:p>
              </table:table-cell>
              <table:table-cell office:value-type="float" office:value="8.626712">
                <text:p>8.626712</text:p>
              </table:table-cell>
              <table:table-cell office:value-type="float" office:value="8.391658">
                <text:p>8.3916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82896">
                <text:p>16.82896</text:p>
              </table:table-cell>
              <table:table-cell office:value-type="float" office:value="8.655365">
                <text:p>8.655365</text:p>
              </table:table-cell>
              <table:table-cell office:value-type="float" office:value="8.41448">
                <text:p>8.414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888051">
                <text:p>16.888051</text:p>
              </table:table-cell>
              <table:table-cell office:value-type="float" office:value="8.686804">
                <text:p>8.686804</text:p>
              </table:table-cell>
              <table:table-cell office:value-type="float" office:value="8.444026">
                <text:p>8.4440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93669">
                <text:p>16.93669</text:p>
              </table:table-cell>
              <table:table-cell office:value-type="float" office:value="8.719588">
                <text:p>8.719588</text:p>
              </table:table-cell>
              <table:table-cell office:value-type="float" office:value="8.468345">
                <text:p>8.4683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991472">
                <text:p>16.991472</text:p>
              </table:table-cell>
              <table:table-cell office:value-type="float" office:value="8.745822">
                <text:p>8.745822</text:p>
              </table:table-cell>
              <table:table-cell office:value-type="float" office:value="8.495736">
                <text:p>8.4957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.041829">
                <text:p>17.041829</text:p>
              </table:table-cell>
              <table:table-cell office:value-type="float" office:value="8.774128">
                <text:p>8.774128</text:p>
              </table:table-cell>
              <table:table-cell office:value-type="float" office:value="8.520914">
                <text:p>8.5209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093802">
                <text:p>17.093802</text:p>
              </table:table-cell>
              <table:table-cell office:value-type="float" office:value="8.803926">
                <text:p>8.803926</text:p>
              </table:table-cell>
              <table:table-cell office:value-type="float" office:value="8.546901">
                <text:p>8.5469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146406">
                <text:p>17.146406</text:p>
              </table:table-cell>
              <table:table-cell office:value-type="float" office:value="8.834541">
                <text:p>8.834541</text:p>
              </table:table-cell>
              <table:table-cell office:value-type="float" office:value="8.573203">
                <text:p>8.573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19167">
                <text:p>17.19167</text:p>
              </table:table-cell>
              <table:table-cell office:value-type="float" office:value="8.858759">
                <text:p>8.858759</text:p>
              </table:table-cell>
              <table:table-cell office:value-type="float" office:value="8.595835">
                <text:p>8.5958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236273">
                <text:p>17.236273</text:p>
              </table:table-cell>
              <table:table-cell office:value-type="float" office:value="8.88186">
                <text:p>8.88186</text:p>
              </table:table-cell>
              <table:table-cell office:value-type="float" office:value="8.618137">
                <text:p>8.6181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28288">
                <text:p>17.28288</text:p>
              </table:table-cell>
              <table:table-cell office:value-type="float" office:value="8.906075">
                <text:p>8.906075</text:p>
              </table:table-cell>
              <table:table-cell office:value-type="float" office:value="8.64144">
                <text:p>8.64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328668">
                <text:p>17.328668</text:p>
              </table:table-cell>
              <table:table-cell office:value-type="float" office:value="8.928734">
                <text:p>8.928734</text:p>
              </table:table-cell>
              <table:table-cell office:value-type="float" office:value="8.664334">
                <text:p>8.664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.374997">
                <text:p>17.374997</text:p>
              </table:table-cell>
              <table:table-cell office:value-type="float" office:value="8.952082">
                <text:p>8.952082</text:p>
              </table:table-cell>
              <table:table-cell office:value-type="float" office:value="8.687498">
                <text:p>8.6874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.420773">
                <text:p>17.420773</text:p>
              </table:table-cell>
              <table:table-cell office:value-type="float" office:value="8.974767">
                <text:p>8.974767</text:p>
              </table:table-cell>
              <table:table-cell office:value-type="float" office:value="8.710386">
                <text:p>8.7103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466398">
                <text:p>17.466398</text:p>
              </table:table-cell>
              <table:table-cell office:value-type="float" office:value="8.997031">
                <text:p>8.997031</text:p>
              </table:table-cell>
              <table:table-cell office:value-type="float" office:value="8.733199">
                <text:p>8.7331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517315">
                <text:p>17.517315</text:p>
              </table:table-cell>
              <table:table-cell office:value-type="float" office:value="9.018569">
                <text:p>9.018569</text:p>
              </table:table-cell>
              <table:table-cell office:value-type="float" office:value="8.758657">
                <text:p>8.7586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.563225">
                <text:p>17.563225</text:p>
              </table:table-cell>
              <table:table-cell office:value-type="float" office:value="9.040623">
                <text:p>9.040623</text:p>
              </table:table-cell>
              <table:table-cell office:value-type="float" office:value="8.781613">
                <text:p>8.781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.607866">
                <text:p>17.607866</text:p>
              </table:table-cell>
              <table:table-cell office:value-type="float" office:value="9.063461">
                <text:p>9.063461</text:p>
              </table:table-cell>
              <table:table-cell office:value-type="float" office:value="8.803933">
                <text:p>8.8039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.65209">
                <text:p>17.65209</text:p>
              </table:table-cell>
              <table:table-cell office:value-type="float" office:value="9.08728">
                <text:p>9.08728</text:p>
              </table:table-cell>
              <table:table-cell office:value-type="float" office:value="8.826045">
                <text:p>8.8260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.696077">
                <text:p>17.696077</text:p>
              </table:table-cell>
              <table:table-cell office:value-type="float" office:value="9.109659">
                <text:p>9.109659</text:p>
              </table:table-cell>
              <table:table-cell office:value-type="float" office:value="8.848039">
                <text:p>8.8480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.740648">
                <text:p>17.740648</text:p>
              </table:table-cell>
              <table:table-cell office:value-type="float" office:value="9.131446">
                <text:p>9.131446</text:p>
              </table:table-cell>
              <table:table-cell office:value-type="float" office:value="8.870324">
                <text:p>8.8703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.78448">
                <text:p>17.78448</text:p>
              </table:table-cell>
              <table:table-cell office:value-type="float" office:value="9.154464">
                <text:p>9.154464</text:p>
              </table:table-cell>
              <table:table-cell office:value-type="float" office:value="8.89224">
                <text:p>8.892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.82827">
                <text:p>17.82827</text:p>
              </table:table-cell>
              <table:table-cell office:value-type="float" office:value="9.177707">
                <text:p>9.177707</text:p>
              </table:table-cell>
              <table:table-cell office:value-type="float" office:value="8.914135">
                <text:p>8.914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87309">
                <text:p>17.87309</text:p>
              </table:table-cell>
              <table:table-cell office:value-type="float" office:value="9.2008">
                <text:p>9.2008</text:p>
              </table:table-cell>
              <table:table-cell office:value-type="float" office:value="8.936545">
                <text:p>8.9365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916798">
                <text:p>17.916798</text:p>
              </table:table-cell>
              <table:table-cell office:value-type="float" office:value="9.223383">
                <text:p>9.223383</text:p>
              </table:table-cell>
              <table:table-cell office:value-type="float" office:value="8.958399">
                <text:p>8.9583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961022">
                <text:p>17.961022</text:p>
              </table:table-cell>
              <table:table-cell office:value-type="float" office:value="9.245411">
                <text:p>9.245411</text:p>
              </table:table-cell>
              <table:table-cell office:value-type="float" office:value="8.980511">
                <text:p>8.9805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008452">
                <text:p>18.008452</text:p>
              </table:table-cell>
              <table:table-cell office:value-type="float" office:value="9.268613">
                <text:p>9.268613</text:p>
              </table:table-cell>
              <table:table-cell office:value-type="float" office:value="9.004226">
                <text:p>9.0042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053693">
                <text:p>18.053693</text:p>
              </table:table-cell>
              <table:table-cell office:value-type="float" office:value="9.291084">
                <text:p>9.291084</text:p>
              </table:table-cell>
              <table:table-cell office:value-type="float" office:value="9.026847">
                <text:p>9.0268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097845">
                <text:p>18.097845</text:p>
              </table:table-cell>
              <table:table-cell office:value-type="float" office:value="9.314071">
                <text:p>9.314071</text:p>
              </table:table-cell>
              <table:table-cell office:value-type="float" office:value="9.048923">
                <text:p>9.0489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14111">
                <text:p>18.14111</text:p>
              </table:table-cell>
              <table:table-cell office:value-type="float" office:value="9.337431">
                <text:p>9.337431</text:p>
              </table:table-cell>
              <table:table-cell office:value-type="float" office:value="9.070555">
                <text:p>9.0705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184305">
                <text:p>18.184305</text:p>
              </table:table-cell>
              <table:table-cell office:value-type="float" office:value="9.359755">
                <text:p>9.359755</text:p>
              </table:table-cell>
              <table:table-cell office:value-type="float" office:value="9.092153">
                <text:p>9.0921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227732">
                <text:p>18.227732</text:p>
              </table:table-cell>
              <table:table-cell office:value-type="float" office:value="9.381773">
                <text:p>9.381773</text:p>
              </table:table-cell>
              <table:table-cell office:value-type="float" office:value="9.113866">
                <text:p>9.11386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270833">
                <text:p>18.270833</text:p>
              </table:table-cell>
              <table:table-cell office:value-type="float" office:value="9.405571">
                <text:p>9.405571</text:p>
              </table:table-cell>
              <table:table-cell office:value-type="float" office:value="9.135417">
                <text:p>9.1354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314528">
                <text:p>18.314528</text:p>
              </table:table-cell>
              <table:table-cell office:value-type="float" office:value="9.433779">
                <text:p>9.433779</text:p>
              </table:table-cell>
              <table:table-cell office:value-type="float" office:value="9.157264">
                <text:p>9.1572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.359171">
                <text:p>18.359171</text:p>
              </table:table-cell>
              <table:table-cell office:value-type="float" office:value="9.456592">
                <text:p>9.456592</text:p>
              </table:table-cell>
              <table:table-cell office:value-type="float" office:value="9.179586">
                <text:p>9.1795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.402588">
                <text:p>18.402588</text:p>
              </table:table-cell>
              <table:table-cell office:value-type="float" office:value="9.478392">
                <text:p>9.478392</text:p>
              </table:table-cell>
              <table:table-cell office:value-type="float" office:value="9.201294">
                <text:p>9.2012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8.445128">
                <text:p>18.445128</text:p>
              </table:table-cell>
              <table:table-cell office:value-type="float" office:value="9.506398">
                <text:p>9.506398</text:p>
              </table:table-cell>
              <table:table-cell office:value-type="float" office:value="9.222564">
                <text:p>9.2225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8.489988">
                <text:p>18.489988</text:p>
              </table:table-cell>
              <table:table-cell office:value-type="float" office:value="9.530254">
                <text:p>9.530254</text:p>
              </table:table-cell>
              <table:table-cell office:value-type="float" office:value="9.244994">
                <text:p>9.2449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8.534505">
                <text:p>18.534505</text:p>
              </table:table-cell>
              <table:table-cell office:value-type="float" office:value="9.552006">
                <text:p>9.552006</text:p>
              </table:table-cell>
              <table:table-cell office:value-type="float" office:value="9.267253">
                <text:p>9.2672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579141">
                <text:p>18.579141</text:p>
              </table:table-cell>
              <table:table-cell office:value-type="float" office:value="9.574782">
                <text:p>9.574782</text:p>
              </table:table-cell>
              <table:table-cell office:value-type="float" office:value="9.289571">
                <text:p>9.289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.627205">
                <text:p>18.627205</text:p>
              </table:table-cell>
              <table:table-cell office:value-type="float" office:value="9.599039">
                <text:p>9.599039</text:p>
              </table:table-cell>
              <table:table-cell office:value-type="float" office:value="9.313603">
                <text:p>9.313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.672761">
                <text:p>18.672761</text:p>
              </table:table-cell>
              <table:table-cell office:value-type="float" office:value="9.621529">
                <text:p>9.621529</text:p>
              </table:table-cell>
              <table:table-cell office:value-type="float" office:value="9.33638">
                <text:p>9.336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.717791">
                <text:p>18.717791</text:p>
              </table:table-cell>
              <table:table-cell office:value-type="float" office:value="9.643592">
                <text:p>9.643592</text:p>
              </table:table-cell>
              <table:table-cell office:value-type="float" office:value="9.358896">
                <text:p>9.3588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.763931">
                <text:p>18.763931</text:p>
              </table:table-cell>
              <table:table-cell office:value-type="float" office:value="9.665481">
                <text:p>9.665481</text:p>
              </table:table-cell>
              <table:table-cell office:value-type="float" office:value="9.381965">
                <text:p>9.3819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809752">
                <text:p>18.809752</text:p>
              </table:table-cell>
              <table:table-cell office:value-type="float" office:value="9.68773">
                <text:p>9.68773</text:p>
              </table:table-cell>
              <table:table-cell office:value-type="float" office:value="9.404876">
                <text:p>9.4048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855955">
                <text:p>18.855955</text:p>
              </table:table-cell>
              <table:table-cell office:value-type="float" office:value="9.709797">
                <text:p>9.709797</text:p>
              </table:table-cell>
              <table:table-cell office:value-type="float" office:value="9.427978">
                <text:p>9.4279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901486">
                <text:p>18.901486</text:p>
              </table:table-cell>
              <table:table-cell office:value-type="float" office:value="9.73187">
                <text:p>9.73187</text:p>
              </table:table-cell>
              <table:table-cell office:value-type="float" office:value="9.450743">
                <text:p>9.4507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.948597">
                <text:p>18.948597</text:p>
              </table:table-cell>
              <table:table-cell office:value-type="float" office:value="9.754217">
                <text:p>9.754217</text:p>
              </table:table-cell>
              <table:table-cell office:value-type="float" office:value="9.474298">
                <text:p>9.4742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.996872">
                <text:p>18.996872</text:p>
              </table:table-cell>
              <table:table-cell office:value-type="float" office:value="9.77734">
                <text:p>9.77734</text:p>
              </table:table-cell>
              <table:table-cell office:value-type="float" office:value="9.498436">
                <text:p>9.4984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042993">
                <text:p>19.042993</text:p>
              </table:table-cell>
              <table:table-cell office:value-type="float" office:value="9.80235">
                <text:p>9.80235</text:p>
              </table:table-cell>
              <table:table-cell office:value-type="float" office:value="9.521497">
                <text:p>9.5214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08863">
                <text:p>19.08863</text:p>
              </table:table-cell>
              <table:table-cell office:value-type="float" office:value="9.826264">
                <text:p>9.826264</text:p>
              </table:table-cell>
              <table:table-cell office:value-type="float" office:value="9.544315">
                <text:p>9.544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132698">
                <text:p>19.132698</text:p>
              </table:table-cell>
              <table:table-cell office:value-type="float" office:value="9.850744">
                <text:p>9.850744</text:p>
              </table:table-cell>
              <table:table-cell office:value-type="float" office:value="9.566349">
                <text:p>9.5663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176332">
                <text:p>19.176332</text:p>
              </table:table-cell>
              <table:table-cell office:value-type="float" office:value="9.873755">
                <text:p>9.873755</text:p>
              </table:table-cell>
              <table:table-cell office:value-type="float" office:value="9.588166">
                <text:p>9.5881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22039">
                <text:p>19.22039</text:p>
              </table:table-cell>
              <table:table-cell office:value-type="float" office:value="9.896538">
                <text:p>9.896538</text:p>
              </table:table-cell>
              <table:table-cell office:value-type="float" office:value="9.610195">
                <text:p>9.6101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264039">
                <text:p>19.264039</text:p>
              </table:table-cell>
              <table:table-cell office:value-type="float" office:value="9.918809">
                <text:p>9.918809</text:p>
              </table:table-cell>
              <table:table-cell office:value-type="float" office:value="9.632019">
                <text:p>9.6320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307989">
                <text:p>19.307989</text:p>
              </table:table-cell>
              <table:table-cell office:value-type="float" office:value="9.941523">
                <text:p>9.941523</text:p>
              </table:table-cell>
              <table:table-cell office:value-type="float" office:value="9.653994">
                <text:p>9.6539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.351376">
                <text:p>19.351376</text:p>
              </table:table-cell>
              <table:table-cell office:value-type="float" office:value="9.964447">
                <text:p>9.964447</text:p>
              </table:table-cell>
              <table:table-cell office:value-type="float" office:value="9.675688">
                <text:p>9.6756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.395867">
                <text:p>19.395867</text:p>
              </table:table-cell>
              <table:table-cell office:value-type="float" office:value="9.987126">
                <text:p>9.987126</text:p>
              </table:table-cell>
              <table:table-cell office:value-type="float" office:value="9.697933">
                <text:p>9.6979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.439903">
                <text:p>19.439903</text:p>
              </table:table-cell>
              <table:table-cell office:value-type="float" office:value="10.010043">
                <text:p>10.010043</text:p>
              </table:table-cell>
              <table:table-cell office:value-type="float" office:value="9.719951">
                <text:p>9.7199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483735">
                <text:p>19.483735</text:p>
              </table:table-cell>
              <table:table-cell office:value-type="float" office:value="10.032808">
                <text:p>10.032808</text:p>
              </table:table-cell>
              <table:table-cell office:value-type="float" office:value="9.741867">
                <text:p>9.7418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.528688">
                <text:p>19.528688</text:p>
              </table:table-cell>
              <table:table-cell office:value-type="float" office:value="10.05567">
                <text:p>10.05567</text:p>
              </table:table-cell>
              <table:table-cell office:value-type="float" office:value="9.764344">
                <text:p>9.7643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.574113">
                <text:p>19.574113</text:p>
              </table:table-cell>
              <table:table-cell office:value-type="float" office:value="10.078761">
                <text:p>10.078761</text:p>
              </table:table-cell>
              <table:table-cell office:value-type="float" office:value="9.787056">
                <text:p>9.78705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.619131">
                <text:p>19.619131</text:p>
              </table:table-cell>
              <table:table-cell office:value-type="float" office:value="10.10195">
                <text:p>10.10195</text:p>
              </table:table-cell>
              <table:table-cell office:value-type="float" office:value="9.809566">
                <text:p>9.8095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.664325">
                <text:p>19.664325</text:p>
              </table:table-cell>
              <table:table-cell office:value-type="float" office:value="10.125301">
                <text:p>10.125301</text:p>
              </table:table-cell>
              <table:table-cell office:value-type="float" office:value="9.832163">
                <text:p>9.8321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709025">
                <text:p>19.709025</text:p>
              </table:table-cell>
              <table:table-cell office:value-type="float" office:value="10.148478">
                <text:p>10.148478</text:p>
              </table:table-cell>
              <table:table-cell office:value-type="float" office:value="9.854513">
                <text:p>9.8545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754464">
                <text:p>19.754464</text:p>
              </table:table-cell>
              <table:table-cell office:value-type="float" office:value="10.171686">
                <text:p>10.171686</text:p>
              </table:table-cell>
              <table:table-cell office:value-type="float" office:value="9.877232">
                <text:p>9.8772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.800441">
                <text:p>19.800441</text:p>
              </table:table-cell>
              <table:table-cell office:value-type="float" office:value="10.194035">
                <text:p>10.194035</text:p>
              </table:table-cell>
              <table:table-cell office:value-type="float" office:value="9.900221">
                <text:p>9.9002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.847591">
                <text:p>19.847591</text:p>
              </table:table-cell>
              <table:table-cell office:value-type="float" office:value="10.216396">
                <text:p>10.216396</text:p>
              </table:table-cell>
              <table:table-cell office:value-type="float" office:value="9.923796">
                <text:p>9.9237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894327">
                <text:p>19.894327</text:p>
              </table:table-cell>
              <table:table-cell office:value-type="float" office:value="10.238324">
                <text:p>10.238324</text:p>
              </table:table-cell>
              <table:table-cell office:value-type="float" office:value="9.947164">
                <text:p>9.9471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940469">
                <text:p>19.940469</text:p>
              </table:table-cell>
              <table:table-cell office:value-type="float" office:value="10.260915">
                <text:p>10.260915</text:p>
              </table:table-cell>
              <table:table-cell office:value-type="float" office:value="9.970234">
                <text:p>9.97023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985823">
                <text:p>19.985823</text:p>
              </table:table-cell>
              <table:table-cell office:value-type="float" office:value="10.284233">
                <text:p>10.284233</text:p>
              </table:table-cell>
              <table:table-cell office:value-type="float" office:value="9.992912">
                <text:p>9.9929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030252">
                <text:p>20.030252</text:p>
              </table:table-cell>
              <table:table-cell office:value-type="float" office:value="10.308058">
                <text:p>10.308058</text:p>
              </table:table-cell>
              <table:table-cell office:value-type="float" office:value="10.015126">
                <text:p>10.0151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.074532">
                <text:p>20.074532</text:p>
              </table:table-cell>
              <table:table-cell office:value-type="float" office:value="10.331239">
                <text:p>10.331239</text:p>
              </table:table-cell>
              <table:table-cell office:value-type="float" office:value="10.037266">
                <text:p>10.0372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.119498">
                <text:p>20.119498</text:p>
              </table:table-cell>
              <table:table-cell office:value-type="float" office:value="10.355626">
                <text:p>10.355626</text:p>
              </table:table-cell>
              <table:table-cell office:value-type="float" office:value="10.059749">
                <text:p>10.0597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.164243">
                <text:p>20.164243</text:p>
              </table:table-cell>
              <table:table-cell office:value-type="float" office:value="10.378445">
                <text:p>10.378445</text:p>
              </table:table-cell>
              <table:table-cell office:value-type="float" office:value="10.082122">
                <text:p>10.082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.207993">
                <text:p>20.207993</text:p>
              </table:table-cell>
              <table:table-cell office:value-type="float" office:value="10.401213">
                <text:p>10.401213</text:p>
              </table:table-cell>
              <table:table-cell office:value-type="float" office:value="10.103997">
                <text:p>10.103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.254118">
                <text:p>20.254118</text:p>
              </table:table-cell>
              <table:table-cell office:value-type="float" office:value="10.423832">
                <text:p>10.423832</text:p>
              </table:table-cell>
              <table:table-cell office:value-type="float" office:value="10.127059">
                <text:p>10.1270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.301535">
                <text:p>20.301535</text:p>
              </table:table-cell>
              <table:table-cell office:value-type="float" office:value="10.448098">
                <text:p>10.448098</text:p>
              </table:table-cell>
              <table:table-cell office:value-type="float" office:value="10.150768">
                <text:p>10.1507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.347159">
                <text:p>20.347159</text:p>
              </table:table-cell>
              <table:table-cell office:value-type="float" office:value="10.470727">
                <text:p>10.470727</text:p>
              </table:table-cell>
              <table:table-cell office:value-type="float" office:value="10.173579">
                <text:p>10.1735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.391907">
                <text:p>20.391907</text:p>
              </table:table-cell>
              <table:table-cell office:value-type="float" office:value="10.493776">
                <text:p>10.493776</text:p>
              </table:table-cell>
              <table:table-cell office:value-type="float" office:value="10.195953">
                <text:p>10.1959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.437387">
                <text:p>20.437387</text:p>
              </table:table-cell>
              <table:table-cell office:value-type="float" office:value="10.517058">
                <text:p>10.517058</text:p>
              </table:table-cell>
              <table:table-cell office:value-type="float" office:value="10.218693">
                <text:p>10.2186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.482504">
                <text:p>20.482504</text:p>
              </table:table-cell>
              <table:table-cell office:value-type="float" office:value="10.539528">
                <text:p>10.539528</text:p>
              </table:table-cell>
              <table:table-cell office:value-type="float" office:value="10.241252">
                <text:p>10.2412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.52741">
                <text:p>20.52741</text:p>
              </table:table-cell>
              <table:table-cell office:value-type="float" office:value="10.562316">
                <text:p>10.562316</text:p>
              </table:table-cell>
              <table:table-cell office:value-type="float" office:value="10.263705">
                <text:p>10.2637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.574371">
                <text:p>20.574371</text:p>
              </table:table-cell>
              <table:table-cell office:value-type="float" office:value="10.584975">
                <text:p>10.584975</text:p>
              </table:table-cell>
              <table:table-cell office:value-type="float" office:value="10.287186">
                <text:p>10.2871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.619419">
                <text:p>20.619419</text:p>
              </table:table-cell>
              <table:table-cell office:value-type="float" office:value="10.610566">
                <text:p>10.610566</text:p>
              </table:table-cell>
              <table:table-cell office:value-type="float" office:value="10.309709">
                <text:p>10.3097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.665296">
                <text:p>20.665296</text:p>
              </table:table-cell>
              <table:table-cell office:value-type="float" office:value="10.63253">
                <text:p>10.63253</text:p>
              </table:table-cell>
              <table:table-cell office:value-type="float" office:value="10.332648">
                <text:p>10.3326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.710141">
                <text:p>20.710141</text:p>
              </table:table-cell>
              <table:table-cell office:value-type="float" office:value="10.654413">
                <text:p>10.654413</text:p>
              </table:table-cell>
              <table:table-cell office:value-type="float" office:value="10.35507">
                <text:p>10.355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.757364">
                <text:p>20.757364</text:p>
              </table:table-cell>
              <table:table-cell office:value-type="float" office:value="10.676633">
                <text:p>10.676633</text:p>
              </table:table-cell>
              <table:table-cell office:value-type="float" office:value="10.378682">
                <text:p>10.3786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.802395">
                <text:p>20.802395</text:p>
              </table:table-cell>
              <table:table-cell office:value-type="float" office:value="10.699465">
                <text:p>10.699465</text:p>
              </table:table-cell>
              <table:table-cell office:value-type="float" office:value="10.401198">
                <text:p>10.4011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.848792">
                <text:p>20.848792</text:p>
              </table:table-cell>
              <table:table-cell office:value-type="float" office:value="10.722257">
                <text:p>10.722257</text:p>
              </table:table-cell>
              <table:table-cell office:value-type="float" office:value="10.424396">
                <text:p>10.4243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.89292">
                <text:p>20.89292</text:p>
              </table:table-cell>
              <table:table-cell office:value-type="float" office:value="10.744826">
                <text:p>10.744826</text:p>
              </table:table-cell>
              <table:table-cell office:value-type="float" office:value="10.44646">
                <text:p>10.446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.941198">
                <text:p>20.941198</text:p>
              </table:table-cell>
              <table:table-cell office:value-type="float" office:value="10.769046">
                <text:p>10.769046</text:p>
              </table:table-cell>
              <table:table-cell office:value-type="float" office:value="10.470599">
                <text:p>10.4705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.986087">
                <text:p>20.986087</text:p>
              </table:table-cell>
              <table:table-cell office:value-type="float" office:value="10.792003">
                <text:p>10.792003</text:p>
              </table:table-cell>
              <table:table-cell office:value-type="float" office:value="10.493044">
                <text:p>10.4930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.031316">
                <text:p>21.031316</text:p>
              </table:table-cell>
              <table:table-cell office:value-type="float" office:value="10.815249">
                <text:p>10.815249</text:p>
              </table:table-cell>
              <table:table-cell office:value-type="float" office:value="10.515658">
                <text:p>10.5156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.076492">
                <text:p>21.076492</text:p>
              </table:table-cell>
              <table:table-cell office:value-type="float" office:value="10.837392">
                <text:p>10.837392</text:p>
              </table:table-cell>
              <table:table-cell office:value-type="float" office:value="10.538246">
                <text:p>10.5382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.1224">
                <text:p>21.1224</text:p>
              </table:table-cell>
              <table:table-cell office:value-type="float" office:value="10.861112">
                <text:p>10.861112</text:p>
              </table:table-cell>
              <table:table-cell office:value-type="float" office:value="10.5612">
                <text:p>10.56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.168022">
                <text:p>21.168022</text:p>
              </table:table-cell>
              <table:table-cell office:value-type="float" office:value="10.883458">
                <text:p>10.883458</text:p>
              </table:table-cell>
              <table:table-cell office:value-type="float" office:value="10.584011">
                <text:p>10.5840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1.214614">
                <text:p>21.214614</text:p>
              </table:table-cell>
              <table:table-cell office:value-type="float" office:value="10.906914">
                <text:p>10.906914</text:p>
              </table:table-cell>
              <table:table-cell office:value-type="float" office:value="10.607307">
                <text:p>10.6073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.260044">
                <text:p>21.260044</text:p>
              </table:table-cell>
              <table:table-cell office:value-type="float" office:value="10.929263">
                <text:p>10.929263</text:p>
              </table:table-cell>
              <table:table-cell office:value-type="float" office:value="10.630022">
                <text:p>10.6300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1.309443">
                <text:p>21.309443</text:p>
              </table:table-cell>
              <table:table-cell office:value-type="float" office:value="10.95477">
                <text:p>10.95477</text:p>
              </table:table-cell>
              <table:table-cell office:value-type="float" office:value="10.654721">
                <text:p>10.6547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1.357214">
                <text:p>21.357214</text:p>
              </table:table-cell>
              <table:table-cell office:value-type="float" office:value="10.978788">
                <text:p>10.978788</text:p>
              </table:table-cell>
              <table:table-cell office:value-type="float" office:value="10.678607">
                <text:p>10.6786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1.403794">
                <text:p>21.403794</text:p>
              </table:table-cell>
              <table:table-cell office:value-type="float" office:value="11.001791">
                <text:p>11.001791</text:p>
              </table:table-cell>
              <table:table-cell office:value-type="float" office:value="10.701897">
                <text:p>10.7018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1.449849">
                <text:p>21.449849</text:p>
              </table:table-cell>
              <table:table-cell office:value-type="float" office:value="11.026056">
                <text:p>11.026056</text:p>
              </table:table-cell>
              <table:table-cell office:value-type="float" office:value="10.724925">
                <text:p>10.7249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.497043">
                <text:p>21.497043</text:p>
              </table:table-cell>
              <table:table-cell office:value-type="float" office:value="11.050848">
                <text:p>11.050848</text:p>
              </table:table-cell>
              <table:table-cell office:value-type="float" office:value="10.748521">
                <text:p>10.7485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.543112">
                <text:p>21.543112</text:p>
              </table:table-cell>
              <table:table-cell office:value-type="float" office:value="11.07413">
                <text:p>11.07413</text:p>
              </table:table-cell>
              <table:table-cell office:value-type="float" office:value="10.771556">
                <text:p>10.7715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.592859">
                <text:p>21.592859</text:p>
              </table:table-cell>
              <table:table-cell office:value-type="float" office:value="11.099526">
                <text:p>11.099526</text:p>
              </table:table-cell>
              <table:table-cell office:value-type="float" office:value="10.79643">
                <text:p>10.796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.666772">
                <text:p>21.666772</text:p>
              </table:table-cell>
              <table:table-cell office:value-type="float" office:value="11.123114">
                <text:p>11.123114</text:p>
              </table:table-cell>
              <table:table-cell office:value-type="float" office:value="10.833386">
                <text:p>10.8333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.722807">
                <text:p>21.722807</text:p>
              </table:table-cell>
              <table:table-cell office:value-type="float" office:value="11.189291">
                <text:p>11.189291</text:p>
              </table:table-cell>
              <table:table-cell office:value-type="float" office:value="10.861404">
                <text:p>10.8614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.770616">
                <text:p>21.770616</text:p>
              </table:table-cell>
              <table:table-cell office:value-type="float" office:value="11.212263">
                <text:p>11.212263</text:p>
              </table:table-cell>
              <table:table-cell office:value-type="float" office:value="10.885308">
                <text:p>10.8853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.817746">
                <text:p>21.817746</text:p>
              </table:table-cell>
              <table:table-cell office:value-type="float" office:value="11.239386">
                <text:p>11.239386</text:p>
              </table:table-cell>
              <table:table-cell office:value-type="float" office:value="10.908873">
                <text:p>10.9088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.866158">
                <text:p>21.866158</text:p>
              </table:table-cell>
              <table:table-cell office:value-type="float" office:value="11.264043">
                <text:p>11.264043</text:p>
              </table:table-cell>
              <table:table-cell office:value-type="float" office:value="10.933079">
                <text:p>10.9330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.956099">
                <text:p>21.956099</text:p>
              </table:table-cell>
              <table:table-cell office:value-type="float" office:value="11.29856">
                <text:p>11.29856</text:p>
              </table:table-cell>
              <table:table-cell office:value-type="float" office:value="10.97805">
                <text:p>10.97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.050658">
                <text:p>22.050658</text:p>
              </table:table-cell>
              <table:table-cell office:value-type="float" office:value="11.356708">
                <text:p>11.356708</text:p>
              </table:table-cell>
              <table:table-cell office:value-type="float" office:value="11.025329">
                <text:p>11.0253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109223">
                <text:p>22.109223</text:p>
              </table:table-cell>
              <table:table-cell office:value-type="float" office:value="11.403513">
                <text:p>11.403513</text:p>
              </table:table-cell>
              <table:table-cell office:value-type="float" office:value="11.054611">
                <text:p>11.0546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153661">
                <text:p>22.153661</text:p>
              </table:table-cell>
              <table:table-cell office:value-type="float" office:value="11.435249">
                <text:p>11.435249</text:p>
              </table:table-cell>
              <table:table-cell office:value-type="float" office:value="11.076831">
                <text:p>11.0768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202891">
                <text:p>22.202891</text:p>
              </table:table-cell>
              <table:table-cell office:value-type="float" office:value="11.463397">
                <text:p>11.463397</text:p>
              </table:table-cell>
              <table:table-cell office:value-type="float" office:value="11.101446">
                <text:p>11.1014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255471">
                <text:p>22.255471</text:p>
              </table:table-cell>
              <table:table-cell office:value-type="float" office:value="11.487291">
                <text:p>11.487291</text:p>
              </table:table-cell>
              <table:table-cell office:value-type="float" office:value="11.127736">
                <text:p>11.1277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.30582">
                <text:p>22.30582</text:p>
              </table:table-cell>
              <table:table-cell office:value-type="float" office:value="11.515365">
                <text:p>11.515365</text:p>
              </table:table-cell>
              <table:table-cell office:value-type="float" office:value="11.15291">
                <text:p>11.152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.354454">
                <text:p>22.354454</text:p>
              </table:table-cell>
              <table:table-cell office:value-type="float" office:value="11.54262">
                <text:p>11.54262</text:p>
              </table:table-cell>
              <table:table-cell office:value-type="float" office:value="11.177227">
                <text:p>11.1772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.418413">
                <text:p>22.418413</text:p>
              </table:table-cell>
              <table:table-cell office:value-type="float" office:value="11.566566">
                <text:p>11.566566</text:p>
              </table:table-cell>
              <table:table-cell office:value-type="float" office:value="11.209206">
                <text:p>11.209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6.067cm" svg:y="0.316cm" chart:style-name="ch2">
          <text:p>Speedup 2 threads</text:p>
        </chart:title>
        <chart:legend chart:legend-position="end" svg:x="11.427cm" svg:y="3.955cm" style:legend-expansion="high" chart:style-name="ch3"/>
        <chart:plot-area chart:style-name="ch4" table:cell-range-address="data_2.E1:data_2.F501" chart:data-source-has-labels="row" svg:x="0.32cm" svg:y="1.275cm" svg:width="10.787cm" svg:height="7.551cm">
          <chart:coordinate-region svg:x="1.232cm" svg:y="1.396cm" svg:width="9.853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2.E2:data_2.E501" chart:label-cell-address="data_2.E1:data_2.E1" chart:class="chart:line">
            <chart:data-point chart:repeated="500"/>
          </chart:series>
          <chart:series chart:style-name="ch8" chart:values-cell-range-address="data_2.F2:data_2.F501" chart:label-cell-address="data_2.F1:data_2.F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_2.E1:data_2.E1</svg:desc>
                </draw:g>
              </table:table-cell>
              <table:table-cell office:value-type="string">
                <text:p>speedup (linear)</text:p>
                <draw:g>
                  <svg:desc>data_2.F1:data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79987">
                <text:p>1.879987</text:p>
                <draw:g>
                  <svg:desc>data_2.E2:data_2.E501</svg:desc>
                </draw:g>
              </table:table-cell>
              <table:table-cell office:value-type="float" office:value="2">
                <text:p>2</text:p>
                <draw:g>
                  <svg:desc>data_2.F2:data_2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3431">
                <text:p>2.003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0928">
                <text:p>1.980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6379">
                <text:p>1.966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8254">
                <text:p>1.98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78869">
                <text:p>1.978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90551">
                <text:p>1.990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91561">
                <text:p>1.991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87922">
                <text:p>1.987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83758">
                <text:p>1.9837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2066">
                <text:p>1.992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90116">
                <text:p>1.990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88423">
                <text:p>1.988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4366">
                <text:p>1.984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88204">
                <text:p>1.988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89063">
                <text:p>1.9890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2891">
                <text:p>1.982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80133">
                <text:p>1.980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80419">
                <text:p>1.980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75957">
                <text:p>1.975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77004">
                <text:p>1.9770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82076">
                <text:p>1.982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00649">
                <text:p>2.000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77482">
                <text:p>1.977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43152">
                <text:p>1.943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30709">
                <text:p>1.930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3413">
                <text:p>1.93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35578">
                <text:p>1.935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35596">
                <text:p>1.935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36234">
                <text:p>1.936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5343">
                <text:p>1.935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3359">
                <text:p>1.93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31463">
                <text:p>1.93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4674">
                <text:p>1.984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74699">
                <text:p>1.974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8996">
                <text:p>1.9589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35243">
                <text:p>1.935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38782">
                <text:p>1.938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42816">
                <text:p>1.9428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45771">
                <text:p>1.9457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935887">
                <text:p>1.9358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7351">
                <text:p>1.927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715">
                <text:p>1.927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17559">
                <text:p>1.917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7279">
                <text:p>1.917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13772">
                <text:p>1.913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499">
                <text:p>1.91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16324">
                <text:p>1.916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14777">
                <text:p>1.914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5263">
                <text:p>1.91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13651">
                <text:p>1.913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31167">
                <text:p>1.93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12074">
                <text:p>1.912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11186">
                <text:p>1.911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16064">
                <text:p>1.9160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16863">
                <text:p>1.916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5368">
                <text:p>1.915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16429">
                <text:p>1.916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17297">
                <text:p>1.9172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18508">
                <text:p>1.918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24419">
                <text:p>1.924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14202">
                <text:p>1.914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14493">
                <text:p>1.914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15953">
                <text:p>1.9159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17179">
                <text:p>1.917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8988">
                <text:p>1.918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20208">
                <text:p>1.920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21616">
                <text:p>1.921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21837">
                <text:p>1.921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22487">
                <text:p>1.922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23058">
                <text:p>1.923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23706">
                <text:p>1.923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924508">
                <text:p>1.924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24833">
                <text:p>1.9248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25453">
                <text:p>1.925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26701">
                <text:p>1.926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29183">
                <text:p>1.929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30161">
                <text:p>1.930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30463">
                <text:p>1.930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30944">
                <text:p>1.930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31668">
                <text:p>1.931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31823">
                <text:p>1.931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32398">
                <text:p>1.932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32644">
                <text:p>1.932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3667">
                <text:p>1.933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35298">
                <text:p>1.935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36559">
                <text:p>1.936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37999">
                <text:p>1.937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38952">
                <text:p>1.938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8253">
                <text:p>1.938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41708">
                <text:p>1.9417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3499">
                <text:p>1.923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24532">
                <text:p>1.924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24146">
                <text:p>1.924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24034">
                <text:p>1.924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23561">
                <text:p>1.923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22">
                <text:p>1.9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22867">
                <text:p>1.922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23458">
                <text:p>1.923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23181">
                <text:p>1.923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923718">
                <text:p>1.923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924257">
                <text:p>1.924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924493">
                <text:p>1.924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9248">
                <text:p>1.9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925714">
                <text:p>1.92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926059">
                <text:p>1.926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926901">
                <text:p>1.9269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92743">
                <text:p>1.927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927662">
                <text:p>1.9276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927439">
                <text:p>1.927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92751">
                <text:p>1.927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27538">
                <text:p>1.927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928012">
                <text:p>1.9280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928326">
                <text:p>1.928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927684">
                <text:p>1.927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26933">
                <text:p>1.9269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27322">
                <text:p>1.927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28249">
                <text:p>1.928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29831">
                <text:p>1.929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30537">
                <text:p>1.930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30563">
                <text:p>1.930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30563">
                <text:p>1.930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930594">
                <text:p>1.930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930494">
                <text:p>1.930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928696">
                <text:p>1.928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927775">
                <text:p>1.927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928099">
                <text:p>1.928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28772">
                <text:p>1.928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2958">
                <text:p>1.92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30298">
                <text:p>1.930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30759">
                <text:p>1.930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30514">
                <text:p>1.930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30464">
                <text:p>1.930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30503">
                <text:p>1.930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30812">
                <text:p>1.930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30928">
                <text:p>1.930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30712">
                <text:p>1.930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931169">
                <text:p>1.931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32077">
                <text:p>1.932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932919">
                <text:p>1.932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933543">
                <text:p>1.933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34383">
                <text:p>1.934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935044">
                <text:p>1.9350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34359">
                <text:p>1.934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934199">
                <text:p>1.934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934018">
                <text:p>1.934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33914">
                <text:p>1.933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33762">
                <text:p>1.9337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3359">
                <text:p>1.93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933969">
                <text:p>1.9339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34559">
                <text:p>1.934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934795">
                <text:p>1.934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934973">
                <text:p>1.9349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934978">
                <text:p>1.934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34873">
                <text:p>1.934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34577">
                <text:p>1.934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34466">
                <text:p>1.934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34535">
                <text:p>1.934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934949">
                <text:p>1.934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35263">
                <text:p>1.93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35323">
                <text:p>1.935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35736">
                <text:p>1.9357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935992">
                <text:p>1.935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936099">
                <text:p>1.9360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936689">
                <text:p>1.936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937447">
                <text:p>1.937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37438">
                <text:p>1.937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37601">
                <text:p>1.9376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37733">
                <text:p>1.9377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38656">
                <text:p>1.9386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939088">
                <text:p>1.939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39344">
                <text:p>1.939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939045">
                <text:p>1.9390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939479">
                <text:p>1.939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939755">
                <text:p>1.939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939891">
                <text:p>1.939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939764">
                <text:p>1.939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939928">
                <text:p>1.939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940191">
                <text:p>1.940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4087">
                <text:p>1.9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41095">
                <text:p>1.9410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41076">
                <text:p>1.9410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4129">
                <text:p>1.94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40304">
                <text:p>1.940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0928">
                <text:p>1.940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41101">
                <text:p>1.941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35277">
                <text:p>1.935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30018">
                <text:p>1.930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24023">
                <text:p>1.924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19038">
                <text:p>1.919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14551">
                <text:p>1.914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4689">
                <text:p>1.914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15094">
                <text:p>1.9150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15344">
                <text:p>1.915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1602">
                <text:p>1.91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17394">
                <text:p>1.917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1784">
                <text:p>1.91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19219">
                <text:p>1.919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1995">
                <text:p>1.91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20958">
                <text:p>1.920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921667">
                <text:p>1.921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22531">
                <text:p>1.922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923117">
                <text:p>1.923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923618">
                <text:p>1.923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923957">
                <text:p>1.9239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923977">
                <text:p>1.9239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922963">
                <text:p>1.9229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923046">
                <text:p>1.9230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922166">
                <text:p>1.92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922192">
                <text:p>1.922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21782">
                <text:p>1.921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21795">
                <text:p>1.9217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921528">
                <text:p>1.921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21264">
                <text:p>1.921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920237">
                <text:p>1.920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919744">
                <text:p>1.9197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19841">
                <text:p>1.919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20239">
                <text:p>1.920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920624">
                <text:p>1.920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2151">
                <text:p>1.921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21825">
                <text:p>1.921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921978">
                <text:p>1.9219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921903">
                <text:p>1.9219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922026">
                <text:p>1.922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92204">
                <text:p>1.92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922263">
                <text:p>1.922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921678">
                <text:p>1.921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2166">
                <text:p>1.92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921363">
                <text:p>1.92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921654">
                <text:p>1.9216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921767">
                <text:p>1.9217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922368">
                <text:p>1.922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92274">
                <text:p>1.9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923032">
                <text:p>1.92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923508">
                <text:p>1.923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924125">
                <text:p>1.924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25022">
                <text:p>1.925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925844">
                <text:p>1.9258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26074">
                <text:p>1.926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26232">
                <text:p>1.926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26115">
                <text:p>1.926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926252">
                <text:p>1.926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26493">
                <text:p>1.926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26606">
                <text:p>1.926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927239">
                <text:p>1.927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92724">
                <text:p>1.927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27646">
                <text:p>1.927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927694">
                <text:p>1.9276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28216">
                <text:p>1.928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27398">
                <text:p>1.927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927643">
                <text:p>1.927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928182">
                <text:p>1.928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928786">
                <text:p>1.928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29536">
                <text:p>1.929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929937">
                <text:p>1.929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93029">
                <text:p>1.930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930989">
                <text:p>1.9309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931463">
                <text:p>1.931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31975">
                <text:p>1.931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32542">
                <text:p>1.932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33205">
                <text:p>1.933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33515">
                <text:p>1.9335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33944">
                <text:p>1.9339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34366">
                <text:p>1.934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3475">
                <text:p>1.93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935431">
                <text:p>1.935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93595">
                <text:p>1.93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936439">
                <text:p>1.936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936875">
                <text:p>1.9368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37266">
                <text:p>1.937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37606">
                <text:p>1.937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37925">
                <text:p>1.9379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38058">
                <text:p>1.9380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938608">
                <text:p>1.938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938947">
                <text:p>1.938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93904">
                <text:p>1.939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938799">
                <text:p>1.9387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938897">
                <text:p>1.9388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939206">
                <text:p>1.939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939038">
                <text:p>1.9390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39378">
                <text:p>1.939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939646">
                <text:p>1.939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93988">
                <text:p>1.939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939942">
                <text:p>1.939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40214">
                <text:p>1.940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940185">
                <text:p>1.940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40263">
                <text:p>1.940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940334">
                <text:p>1.940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940424">
                <text:p>1.940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940499">
                <text:p>1.940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940476">
                <text:p>1.940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940665">
                <text:p>1.940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940905">
                <text:p>1.940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941492">
                <text:p>1.941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941835">
                <text:p>1.941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942485">
                <text:p>1.942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94275">
                <text:p>1.94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943097">
                <text:p>1.9430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943891">
                <text:p>1.9438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44646">
                <text:p>1.944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945089">
                <text:p>1.9450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945723">
                <text:p>1.9457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94618">
                <text:p>1.94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946797">
                <text:p>1.946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947312">
                <text:p>1.947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947702">
                <text:p>1.9477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948062">
                <text:p>1.9480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948331">
                <text:p>1.948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48409">
                <text:p>1.948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48814">
                <text:p>1.948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948982">
                <text:p>1.9489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94927">
                <text:p>1.949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949632">
                <text:p>1.949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949753">
                <text:p>1.949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949926">
                <text:p>1.949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950024">
                <text:p>1.950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950207">
                <text:p>1.950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950159">
                <text:p>1.9501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950146">
                <text:p>1.950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950028">
                <text:p>1.9500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50116">
                <text:p>1.950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950194">
                <text:p>1.950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950327">
                <text:p>1.950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950477">
                <text:p>1.950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505">
                <text:p>1.9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50372">
                <text:p>1.950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95034">
                <text:p>1.95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950199">
                <text:p>1.950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950173">
                <text:p>1.950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949923">
                <text:p>1.949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949776">
                <text:p>1.949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949483">
                <text:p>1.949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949446">
                <text:p>1.949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949443">
                <text:p>1.949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949675">
                <text:p>1.949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950022">
                <text:p>1.950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950395">
                <text:p>1.950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950855">
                <text:p>1.950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951359">
                <text:p>1.951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951626">
                <text:p>1.9516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952291">
                <text:p>1.952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952291">
                <text:p>1.952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952273">
                <text:p>1.952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952563">
                <text:p>1.952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952652">
                <text:p>1.9526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52288">
                <text:p>1.952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51717">
                <text:p>1.951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95112">
                <text:p>1.95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950826">
                <text:p>1.950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950532">
                <text:p>1.950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950157">
                <text:p>1.950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949757">
                <text:p>1.9497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949525">
                <text:p>1.949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949082">
                <text:p>1.949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949027">
                <text:p>1.949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48385">
                <text:p>1.948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948265">
                <text:p>1.948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948052">
                <text:p>1.948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948102">
                <text:p>1.948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947955">
                <text:p>1.9479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947848">
                <text:p>1.9478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947564">
                <text:p>1.947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947567">
                <text:p>1.947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947392">
                <text:p>1.947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947188">
                <text:p>1.947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946819">
                <text:p>1.946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946536">
                <text:p>1.946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946354">
                <text:p>1.946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946224">
                <text:p>1.946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946233">
                <text:p>1.946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946082">
                <text:p>1.9460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46027">
                <text:p>1.9460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45938">
                <text:p>1.945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45829">
                <text:p>1.9458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4568">
                <text:p>1.94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45689">
                <text:p>1.9456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4566">
                <text:p>1.94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45669">
                <text:p>1.945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45769">
                <text:p>1.9457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45614">
                <text:p>1.945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45506">
                <text:p>1.945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44339">
                <text:p>1.944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44104">
                <text:p>1.944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42373">
                <text:p>1.942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4281">
                <text:p>1.9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42282">
                <text:p>1.942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41611">
                <text:p>1.941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40837">
                <text:p>1.940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40641">
                <text:p>1.9406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40615">
                <text:p>1.940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40572">
                <text:p>1.9405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40776">
                <text:p>1.940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40889">
                <text:p>1.940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41084">
                <text:p>1.941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41351">
                <text:p>1.941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42361">
                <text:p>1.942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42701">
                <text:p>1.9427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42731">
                <text:p>1.9427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42505">
                <text:p>1.942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42562">
                <text:p>1.942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42808">
                <text:p>1.942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42711">
                <text:p>1.9427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42562">
                <text:p>1.942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42558">
                <text:p>1.942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42541">
                <text:p>1.942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42696">
                <text:p>1.9426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4295">
                <text:p>1.94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4312">
                <text:p>1.94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43065">
                <text:p>1.9430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42837">
                <text:p>1.942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42818">
                <text:p>1.942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42888">
                <text:p>1.9428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42554">
                <text:p>1.942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41378">
                <text:p>1.941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41415">
                <text:p>1.941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41531">
                <text:p>1.941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40286">
                <text:p>1.940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40136">
                <text:p>1.940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40378">
                <text:p>1.940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40424">
                <text:p>1.940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40528">
                <text:p>1.940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40727">
                <text:p>1.9407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40956">
                <text:p>1.9409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41334">
                <text:p>1.941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41606">
                <text:p>1.941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41952">
                <text:p>1.941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42226">
                <text:p>1.942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42606">
                <text:p>1.942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42949">
                <text:p>1.9429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42697">
                <text:p>1.9426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42613">
                <text:p>1.942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42259">
                <text:p>1.942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42152">
                <text:p>1.942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42133">
                <text:p>1.942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42173">
                <text:p>1.942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42156">
                <text:p>1.942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42042">
                <text:p>1.9420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42087">
                <text:p>1.942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4204">
                <text:p>1.94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42002">
                <text:p>1.942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42057">
                <text:p>1.9420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42115">
                <text:p>1.942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42113">
                <text:p>1.942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42098">
                <text:p>1.942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42067">
                <text:p>1.942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42103">
                <text:p>1.942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42356">
                <text:p>1.942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42719">
                <text:p>1.942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43123">
                <text:p>1.943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43342">
                <text:p>1.943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43346">
                <text:p>1.943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43164">
                <text:p>1.943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4309">
                <text:p>1.943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42857">
                <text:p>1.942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42896">
                <text:p>1.942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4285">
                <text:p>1.94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43059">
                <text:p>1.943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43084">
                <text:p>1.943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43242">
                <text:p>1.943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43238">
                <text:p>1.943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43261">
                <text:p>1.943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43399">
                <text:p>1.943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43457">
                <text:p>1.943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43734">
                <text:p>1.943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43291">
                <text:p>1.943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43592">
                <text:p>1.943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43809">
                <text:p>1.943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44186">
                <text:p>1.944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44246">
                <text:p>1.944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44441">
                <text:p>1.944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44463">
                <text:p>1.944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44573">
                <text:p>1.944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44596">
                <text:p>1.944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44598">
                <text:p>1.944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44794">
                <text:p>1.944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44773">
                <text:p>1.944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44972">
                <text:p>1.944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45061">
                <text:p>1.9450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4524">
                <text:p>1.94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4522">
                <text:p>1.94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45316">
                <text:p>1.945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45483">
                <text:p>1.945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45378">
                <text:p>1.9453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45285">
                <text:p>1.9452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45355">
                <text:p>1.945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45386">
                <text:p>1.945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47905">
                <text:p>1.947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41393">
                <text:p>1.94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41679">
                <text:p>1.941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41187">
                <text:p>1.941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41235">
                <text:p>1.941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43265">
                <text:p>1.943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41642">
                <text:p>1.941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38808">
                <text:p>1.9388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37313">
                <text:p>1.9373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36851">
                <text:p>1.936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37399">
                <text:p>1.937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37048">
                <text:p>1.937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36688">
                <text:p>1.936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38208">
                <text:p>1.9382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title svg:x="5.895cm" svg:y="0.316cm" chart:style-name="ch2">
          <text:p>Efficiência 2 threads</text:p>
        </chart:title>
        <chart:legend chart:legend-position="end" svg:x="11.241cm" svg:y="3.954cm" style:legend-expansion="high" chart:style-name="ch3"/>
        <chart:plot-area chart:style-name="ch4" table:cell-range-address="data_2.G1:data_2.H501" chart:data-source-has-labels="row" svg:x="0.32cm" svg:y="1.275cm" svg:width="10.601cm" svg:height="7.55cm">
          <chart:coordinate-region svg:x="1.232cm" svg:y="1.396cm" svg:width="9.665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2.G2:data_2.G501" chart:label-cell-address="data_2.G1:data_2.G1" chart:class="chart:line">
            <chart:data-point chart:repeated="500"/>
          </chart:series>
          <chart:series chart:style-name="ch8" chart:values-cell-range-address="data_2.H2:data_2.H501" chart:label-cell-address="data_2.H1:data_2.H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data_2.G1:data_2.G1</svg:desc>
                </draw:g>
              </table:table-cell>
              <table:table-cell office:value-type="string">
                <text:p>efficiency (linear)</text:p>
                <draw:g>
                  <svg:desc>data_2.H1:data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39993">
                <text:p>0.939993</text:p>
                <draw:g>
                  <svg:desc>data_2.G2:data_2.G501</svg:desc>
                </draw:g>
              </table:table-cell>
              <table:table-cell office:value-type="float" office:value="1">
                <text:p>1</text:p>
                <draw:g>
                  <svg:desc>data_2.H2:data_2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1715">
                <text:p>1.001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0464">
                <text:p>0.99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3189">
                <text:p>0.983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127">
                <text:p>0.99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9434">
                <text:p>0.989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276">
                <text:p>0.995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78">
                <text:p>0.99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3961">
                <text:p>0.993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1879">
                <text:p>0.991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033">
                <text:p>0.996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058">
                <text:p>0.995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211">
                <text:p>0.994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2183">
                <text:p>0.99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4102">
                <text:p>0.994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4531">
                <text:p>0.994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1445">
                <text:p>0.99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0066">
                <text:p>0.990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0209">
                <text:p>0.990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7978">
                <text:p>0.987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8502">
                <text:p>0.988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1038">
                <text:p>0.99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00325">
                <text:p>1.000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8741">
                <text:p>0.988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1576">
                <text:p>0.971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5355">
                <text:p>0.965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7065">
                <text:p>0.967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7789">
                <text:p>0.967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7798">
                <text:p>0.967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8117">
                <text:p>0.968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7671">
                <text:p>0.967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6795">
                <text:p>0.966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65731">
                <text:p>0.965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2337">
                <text:p>0.99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35">
                <text:p>0.98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9498">
                <text:p>0.97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67622">
                <text:p>0.967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9391">
                <text:p>0.969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1408">
                <text:p>0.971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2885">
                <text:p>0.972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7944">
                <text:p>0.967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3676">
                <text:p>0.963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3575">
                <text:p>0.963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5878">
                <text:p>0.95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864">
                <text:p>0.95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56886">
                <text:p>0.956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7495">
                <text:p>0.957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8162">
                <text:p>0.958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7389">
                <text:p>0.957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7632">
                <text:p>0.957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6825">
                <text:p>0.956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584">
                <text:p>0.965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6037">
                <text:p>0.956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55593">
                <text:p>0.955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58032">
                <text:p>0.958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8432">
                <text:p>0.958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7684">
                <text:p>0.957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8214">
                <text:p>0.958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8649">
                <text:p>0.958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59254">
                <text:p>0.959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221">
                <text:p>0.96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57101">
                <text:p>0.957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7247">
                <text:p>0.957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7977">
                <text:p>0.957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5859">
                <text:p>0.95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9494">
                <text:p>0.959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0104">
                <text:p>0.960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0808">
                <text:p>0.960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60919">
                <text:p>0.960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61243">
                <text:p>0.96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1529">
                <text:p>0.96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61853">
                <text:p>0.96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2254">
                <text:p>0.962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2417">
                <text:p>0.962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2726">
                <text:p>0.962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335">
                <text:p>0.9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64591">
                <text:p>0.964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6508">
                <text:p>0.96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65232">
                <text:p>0.96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65472">
                <text:p>0.965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65834">
                <text:p>0.965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65912">
                <text:p>0.965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66199">
                <text:p>0.966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6322">
                <text:p>0.966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6833">
                <text:p>0.966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7649">
                <text:p>0.967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828">
                <text:p>0.96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9">
                <text:p>0.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9476">
                <text:p>0.969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9126">
                <text:p>0.969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70854">
                <text:p>0.970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1749">
                <text:p>0.96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266">
                <text:p>0.962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2073">
                <text:p>0.96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2017">
                <text:p>0.962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178">
                <text:p>0.96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">
                <text:p>0.9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1433">
                <text:p>0.961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61729">
                <text:p>0.96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159">
                <text:p>0.96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61859">
                <text:p>0.961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128">
                <text:p>0.962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246">
                <text:p>0.962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4">
                <text:p>0.9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857">
                <text:p>0.96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3029">
                <text:p>0.963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3451">
                <text:p>0.963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3715">
                <text:p>0.963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3831">
                <text:p>0.963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3719">
                <text:p>0.963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3755">
                <text:p>0.963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3769">
                <text:p>0.963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4006">
                <text:p>0.964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4163">
                <text:p>0.964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3842">
                <text:p>0.963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3467">
                <text:p>0.963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3661">
                <text:p>0.963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4125">
                <text:p>0.964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4916">
                <text:p>0.964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5269">
                <text:p>0.965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5281">
                <text:p>0.965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5282">
                <text:p>0.965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5297">
                <text:p>0.965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5247">
                <text:p>0.965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4348">
                <text:p>0.964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3887">
                <text:p>0.963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4049">
                <text:p>0.964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4386">
                <text:p>0.964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479">
                <text:p>0.96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5149">
                <text:p>0.965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5379">
                <text:p>0.965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5257">
                <text:p>0.965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5232">
                <text:p>0.96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5252">
                <text:p>0.965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5406">
                <text:p>0.965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5464">
                <text:p>0.965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5356">
                <text:p>0.965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5584">
                <text:p>0.965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6038">
                <text:p>0.966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6459">
                <text:p>0.966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6771">
                <text:p>0.96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7191">
                <text:p>0.967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7522">
                <text:p>0.967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7179">
                <text:p>0.967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7099">
                <text:p>0.967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7009">
                <text:p>0.967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6957">
                <text:p>0.966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66881">
                <text:p>0.966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66795">
                <text:p>0.966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66984">
                <text:p>0.966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67279">
                <text:p>0.967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67397">
                <text:p>0.967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67486">
                <text:p>0.967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7489">
                <text:p>0.967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67437">
                <text:p>0.967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67288">
                <text:p>0.967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7233">
                <text:p>0.967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67267">
                <text:p>0.967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7475">
                <text:p>0.967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67631">
                <text:p>0.967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7662">
                <text:p>0.967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7868">
                <text:p>0.967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67996">
                <text:p>0.967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6805">
                <text:p>0.96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68345">
                <text:p>0.968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68724">
                <text:p>0.968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68719">
                <text:p>0.968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68801">
                <text:p>0.968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68866">
                <text:p>0.968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69328">
                <text:p>0.969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69544">
                <text:p>0.969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69672">
                <text:p>0.969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69523">
                <text:p>0.969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6974">
                <text:p>0.96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9877">
                <text:p>0.969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69945">
                <text:p>0.969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69882">
                <text:p>0.969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69964">
                <text:p>0.969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0096">
                <text:p>0.970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0435">
                <text:p>0.970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0548">
                <text:p>0.970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0538">
                <text:p>0.970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0645">
                <text:p>0.970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0152">
                <text:p>0.970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0464">
                <text:p>0.970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0551">
                <text:p>0.970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67638">
                <text:p>0.967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65009">
                <text:p>0.965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62011">
                <text:p>0.962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59519">
                <text:p>0.959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7276">
                <text:p>0.957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7344">
                <text:p>0.95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57547">
                <text:p>0.957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57672">
                <text:p>0.957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801">
                <text:p>0.95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8697">
                <text:p>0.95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5892">
                <text:p>0.95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9609">
                <text:p>0.959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59975">
                <text:p>0.959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60479">
                <text:p>0.960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60833">
                <text:p>0.960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61266">
                <text:p>0.961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61559">
                <text:p>0.96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61809">
                <text:p>0.961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61978">
                <text:p>0.96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61989">
                <text:p>0.96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61482">
                <text:p>0.96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61523">
                <text:p>0.961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61083">
                <text:p>0.96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61096">
                <text:p>0.96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60891">
                <text:p>0.960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60897">
                <text:p>0.960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0764">
                <text:p>0.960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60632">
                <text:p>0.960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60118">
                <text:p>0.960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59872">
                <text:p>0.959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59921">
                <text:p>0.959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6012">
                <text:p>0.96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60312">
                <text:p>0.960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60755">
                <text:p>0.960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0912">
                <text:p>0.960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60989">
                <text:p>0.960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60951">
                <text:p>0.960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61013">
                <text:p>0.96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102">
                <text:p>0.9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61132">
                <text:p>0.96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60839">
                <text:p>0.960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6083">
                <text:p>0.96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60681">
                <text:p>0.960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60827">
                <text:p>0.960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60884">
                <text:p>0.960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61184">
                <text:p>0.961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6137">
                <text:p>0.96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61516">
                <text:p>0.961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61754">
                <text:p>0.961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063">
                <text:p>0.962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2511">
                <text:p>0.962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62922">
                <text:p>0.962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3037">
                <text:p>0.963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63116">
                <text:p>0.963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63058">
                <text:p>0.963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63126">
                <text:p>0.963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63247">
                <text:p>0.963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63303">
                <text:p>0.963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6362">
                <text:p>0.96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6362">
                <text:p>0.96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63823">
                <text:p>0.963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63847">
                <text:p>0.963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64108">
                <text:p>0.964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63699">
                <text:p>0.963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63821">
                <text:p>0.963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64091">
                <text:p>0.964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64393">
                <text:p>0.964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64768">
                <text:p>0.964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64968">
                <text:p>0.964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65145">
                <text:p>0.965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65494">
                <text:p>0.965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5732">
                <text:p>0.965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5988">
                <text:p>0.965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66271">
                <text:p>0.966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66602">
                <text:p>0.966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66758">
                <text:p>0.966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66972">
                <text:p>0.966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67183">
                <text:p>0.967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67375">
                <text:p>0.967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67716">
                <text:p>0.967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67975">
                <text:p>0.967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6822">
                <text:p>0.96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68437">
                <text:p>0.968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68633">
                <text:p>0.968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68803">
                <text:p>0.968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68962">
                <text:p>0.968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69029">
                <text:p>0.969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69304">
                <text:p>0.969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69474">
                <text:p>0.969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6952">
                <text:p>0.96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694">
                <text:p>0.9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69448">
                <text:p>0.969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69603">
                <text:p>0.969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69519">
                <text:p>0.969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69689">
                <text:p>0.969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69823">
                <text:p>0.969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6994">
                <text:p>0.96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69971">
                <text:p>0.969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0107">
                <text:p>0.970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0093">
                <text:p>0.970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0131">
                <text:p>0.970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0167">
                <text:p>0.970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0212">
                <text:p>0.97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0249">
                <text:p>0.970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0238">
                <text:p>0.970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0333">
                <text:p>0.970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0453">
                <text:p>0.970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0746">
                <text:p>0.970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0917">
                <text:p>0.970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1243">
                <text:p>0.971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1375">
                <text:p>0.971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1548">
                <text:p>0.971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1946">
                <text:p>0.97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2323">
                <text:p>0.97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2544">
                <text:p>0.97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2862">
                <text:p>0.972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309">
                <text:p>0.97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3399">
                <text:p>0.973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3656">
                <text:p>0.973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3851">
                <text:p>0.973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4031">
                <text:p>0.97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4165">
                <text:p>0.974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4205">
                <text:p>0.974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4407">
                <text:p>0.97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4491">
                <text:p>0.974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4635">
                <text:p>0.974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4816">
                <text:p>0.974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4876">
                <text:p>0.974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4963">
                <text:p>0.974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5012">
                <text:p>0.975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5104">
                <text:p>0.975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5079">
                <text:p>0.975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5073">
                <text:p>0.975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5014">
                <text:p>0.975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5058">
                <text:p>0.975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5097">
                <text:p>0.975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5164">
                <text:p>0.975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5239">
                <text:p>0.975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525">
                <text:p>0.97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5186">
                <text:p>0.97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517">
                <text:p>0.97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51">
                <text:p>0.9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5087">
                <text:p>0.975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4961">
                <text:p>0.974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4888">
                <text:p>0.974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4741">
                <text:p>0.974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4723">
                <text:p>0.97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4721">
                <text:p>0.974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4838">
                <text:p>0.974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5011">
                <text:p>0.975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5198">
                <text:p>0.975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5428">
                <text:p>0.975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5679">
                <text:p>0.975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5813">
                <text:p>0.975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6146">
                <text:p>0.976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6146">
                <text:p>0.976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6137">
                <text:p>0.976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6282">
                <text:p>0.976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6326">
                <text:p>0.976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6144">
                <text:p>0.976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5859">
                <text:p>0.975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556">
                <text:p>0.97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5413">
                <text:p>0.975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5266">
                <text:p>0.975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5078">
                <text:p>0.975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4879">
                <text:p>0.974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4762">
                <text:p>0.974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4541">
                <text:p>0.974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4514">
                <text:p>0.974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4193">
                <text:p>0.974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4132">
                <text:p>0.974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4026">
                <text:p>0.974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4051">
                <text:p>0.97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3977">
                <text:p>0.973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3924">
                <text:p>0.97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3782">
                <text:p>0.973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3783">
                <text:p>0.973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3696">
                <text:p>0.973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3594">
                <text:p>0.973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3409">
                <text:p>0.973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3268">
                <text:p>0.973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3177">
                <text:p>0.973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3112">
                <text:p>0.973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3117">
                <text:p>0.973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3041">
                <text:p>0.973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3014">
                <text:p>0.973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2969">
                <text:p>0.972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2914">
                <text:p>0.972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284">
                <text:p>0.97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2845">
                <text:p>0.972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283">
                <text:p>0.97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2834">
                <text:p>0.972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2884">
                <text:p>0.972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2807">
                <text:p>0.972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2753">
                <text:p>0.972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2169">
                <text:p>0.972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2052">
                <text:p>0.97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1186">
                <text:p>0.971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1405">
                <text:p>0.97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1141">
                <text:p>0.97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0806">
                <text:p>0.970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0419">
                <text:p>0.970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0321">
                <text:p>0.970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0308">
                <text:p>0.970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0286">
                <text:p>0.970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0388">
                <text:p>0.970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0444">
                <text:p>0.970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0542">
                <text:p>0.970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0676">
                <text:p>0.970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118">
                <text:p>0.97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135">
                <text:p>0.97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971365">
                <text:p>0.971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71253">
                <text:p>0.971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71281">
                <text:p>0.97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971404">
                <text:p>0.971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71356">
                <text:p>0.971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971281">
                <text:p>0.971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971279">
                <text:p>0.97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7127">
                <text:p>0.97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971348">
                <text:p>0.97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71475">
                <text:p>0.971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97156">
                <text:p>0.97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71532">
                <text:p>0.971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971419">
                <text:p>0.971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971409">
                <text:p>0.97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71444">
                <text:p>0.971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971277">
                <text:p>0.971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970689">
                <text:p>0.970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70708">
                <text:p>0.970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70765">
                <text:p>0.970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70143">
                <text:p>0.970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70068">
                <text:p>0.970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70189">
                <text:p>0.970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0212">
                <text:p>0.970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970264">
                <text:p>0.970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70363">
                <text:p>0.970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70478">
                <text:p>0.970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70667">
                <text:p>0.97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70803">
                <text:p>0.970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70976">
                <text:p>0.970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71113">
                <text:p>0.97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71303">
                <text:p>0.971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71474">
                <text:p>0.971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71348">
                <text:p>0.971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71307">
                <text:p>0.971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113">
                <text:p>0.97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71076">
                <text:p>0.97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71066">
                <text:p>0.97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71086">
                <text:p>0.97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71078">
                <text:p>0.97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971021">
                <text:p>0.97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971043">
                <text:p>0.97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7102">
                <text:p>0.97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971001">
                <text:p>0.97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971029">
                <text:p>0.97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971058">
                <text:p>0.97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971057">
                <text:p>0.97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971049">
                <text:p>0.97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971034">
                <text:p>0.97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71052">
                <text:p>0.97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71178">
                <text:p>0.97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7136">
                <text:p>0.97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71562">
                <text:p>0.971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971671">
                <text:p>0.971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971673">
                <text:p>0.97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971582">
                <text:p>0.97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71545">
                <text:p>0.97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71428">
                <text:p>0.971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971448">
                <text:p>0.971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971425">
                <text:p>0.971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71529">
                <text:p>0.971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971542">
                <text:p>0.971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71621">
                <text:p>0.971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71619">
                <text:p>0.971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97163">
                <text:p>0.97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971699">
                <text:p>0.971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71729">
                <text:p>0.97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971867">
                <text:p>0.97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971646">
                <text:p>0.97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71796">
                <text:p>0.97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971904">
                <text:p>0.971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972093">
                <text:p>0.972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972123">
                <text:p>0.97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97222">
                <text:p>0.97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72232">
                <text:p>0.972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972287">
                <text:p>0.97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72298">
                <text:p>0.97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972299">
                <text:p>0.97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972397">
                <text:p>0.972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972387">
                <text:p>0.972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72486">
                <text:p>0.972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97253">
                <text:p>0.97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7262">
                <text:p>0.97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97261">
                <text:p>0.9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72658">
                <text:p>0.972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72741">
                <text:p>0.97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72689">
                <text:p>0.972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972642">
                <text:p>0.972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72677">
                <text:p>0.972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72693">
                <text:p>0.972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73953">
                <text:p>0.973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970696">
                <text:p>0.970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97084">
                <text:p>0.97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70593">
                <text:p>0.970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70618">
                <text:p>0.970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971633">
                <text:p>0.971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70821">
                <text:p>0.970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969404">
                <text:p>0.969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68657">
                <text:p>0.968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68425">
                <text:p>0.968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687">
                <text:p>0.9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68524">
                <text:p>0.968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68344">
                <text:p>0.968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969104">
                <text:p>0.96910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